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81.51mm"/>
    </style:style>
    <style:style style:name="co8" style:family="table-column">
      <style:table-column-properties fo:break-before="auto" style:column-width="45.01mm"/>
    </style:style>
    <style:style style:name="co9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66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rver_Lastmessung" table:style-name="ta1">
        <table:shapes>
          <draw:frame draw:z-index="0" draw:style-name="gr1" draw:text-style-name="P1" svg:width="211.01mm" svg:height="120.92mm" svg:x="135.91mm" svg:y="4.45mm">
            <loext:p draw:notify-on-update-of-ranges="Server_Lastmessung.A5:Server_Lastmessung.A5 Server_Lastmessung.A6:Server_Lastmessung.A16 Server_Lastmessung.B5:Server_Lastmessung.B5 Server_Lastmessung.B6:Server_Lastmessung.B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12.94mm" svg:height="117.56mm" svg:x="135.36mm" svg:y="130.79mm">
            <loext:p draw:notify-on-update-of-ranges="Server_Lastmessung.A33:Server_Lastmessung.A33 Server_Lastmessung.A34:Server_Lastmessung.A43 Server_Lastmessung.B33:Server_Lastmessung.B33 Server_Lastmessung.B34:Server_Lastmessung.B4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14.5mm" svg:height="120.65mm" svg:x="135.65mm" svg:y="265.83mm">
            <loext:p draw:notify-on-update-of-ranges="Server_Lastmessung.A61:Server_Lastmessung.A61 Server_Lastmessung.A62:Server_Lastmessung.A76 Server_Lastmessung.B61:Server_Lastmessung.B61 Server_Lastmessung.B62:Server_Lastmessung.B7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PU:</text:p>
          </table:table-cell>
          <table:table-cell office:value-type="string" calcext:value-type="string">
            <text:p>Intel(R) Xeon(R) CPU E3-1241 v3 @ 3.50GHz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Packete pro Sekunde</text:p>
          </table:table-cell>
          <table:table-cell office:value-type="string" calcext:value-type="string">
            <text:p>Utilization in % (Intel(R) Xeon(R) CPU E3-1241 v3 @ 3.50GHz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0-99.94" office:value-type="float" office:value="0.0600000000000023" calcext:value-type="float">
            <text:p>0,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0-99.86" office:value-type="float" office:value="0.140000000000001" calcext:value-type="float">
            <text:p>0,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0-99.82" office:value-type="float" office:value="0.180000000000007" calcext:value-type="float">
            <text:p>0,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0-99.77" office:value-type="float" office:value="0.230000000000004" calcext:value-type="float">
            <text:p>0,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0-99.7" office:value-type="float" office:value="0.299999999999997" calcext:value-type="float">
            <text:p>0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0-99.69" office:value-type="float" office:value="0.310000000000002" calcext:value-type="float">
            <text:p>0,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0-99.56" office:value-type="float" office:value="0.439999999999998" calcext:value-type="float">
            <text:p>0,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0-99.51" office:value-type="float" office:value="0.489999999999995" calcext:value-type="float">
            <text:p>0,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0-99.45" office:value-type="float" office:value="0.549999999999997" calcext:value-type="float">
            <text:p>0,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0-99.46" office:value-type="float" office:value="0.540000000000006" calcext:value-type="float">
            <text:p>0,54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string" calcext:value-type="string">
            <text:p>Packete pro Sekunde</text:p>
          </table:table-cell>
          <table:table-cell office:value-type="string" calcext:value-type="string">
            <text:p>Utilization in % (Intel(R) Xeon(R) CPU E3-1241 v3 @ 3.50GHz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0-99.46" office:value-type="float" office:value="0.540000000000006" calcext:value-type="float">
            <text:p>0,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00-98.77"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00-98.65" office:value-type="float" office:value="1.34999999999999" calcext:value-type="float">
            <text:p>1,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00-97.44"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00-97.36" office:value-type="float" office:value="2.64" calcext:value-type="float">
            <text:p>2,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00-96.97" office:value-type="float" office:value="3.03" calcext:value-type="float">
            <text:p>3,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00-96.78" office:value-type="float" office:value="3.22" calcext:value-type="float">
            <text:p>3,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00-96.63" office:value-type="float" office:value="3.37" calcext:value-type="float">
            <text:p>3,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00-95.72" office:value-type="float" office:value="4.28" calcext:value-type="float">
            <text:p>4,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-95.19" office:value-type="float" office:value="4.81" calcext:value-type="float">
            <text:p>4,81</text:p>
          </table:table-cell>
        </table:table-row>
        <table:table-row table:style-name="ro1" table:number-rows-repeated="17">
          <table:table-cell table:number-columns-repeated="2"/>
        </table:table-row>
        <table:table-row table:style-name="ro1">
          <table:table-cell office:value-type="string" calcext:value-type="string">
            <text:p>Packete pro Sekunde</text:p>
          </table:table-cell>
          <table:table-cell office:value-type="string" calcext:value-type="string">
            <text:p>Server Auslastung in 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-95.95"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00-93.58" office:value-type="float" office:value="6.42" calcext:value-type="float">
            <text:p>6,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00-91.1" office:value-type="float" office:value="8.90000000000001" calcext:value-type="float">
            <text:p>8,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100-88.65" office:value-type="float" office:value="11.35" calcext:value-type="float">
            <text:p>11,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100-86.37" office:value-type="float" office:value="13.63" calcext:value-type="float">
            <text:p>13,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00-74.2" office:value-type="float" office:value="25.8" calcext:value-type="float">
            <text:p>25,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100-61.28" office:value-type="float" office:value="38.72" calcext:value-type="float">
            <text:p>38,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100-47.22" office:value-type="float" office:value="52.78" calcext:value-type="float">
            <text:p>52,7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100-33.06" office:value-type="float" office:value="66.94" calcext:value-type="float">
            <text:p>66,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100-24.83" office:value-type="float" office:value="75.17" calcext:value-type="float">
            <text:p>75,1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100-6.91" office:value-type="float" office:value="93.09" calcext:value-type="float">
            <text:p>93,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100-5.16" office:value-type="float" office:value="94.84" calcext:value-type="float">
            <text:p>94,8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100-4.49" office:value-type="float" office:value="95.51" calcext:value-type="float">
            <text:p>95,5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100-3.37" office:value-type="float" office:value="96.63" calcext:value-type="float">
            <text:p>96,6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100-1.88" office:value-type="float" office:value="98.12" calcext:value-type="float">
            <text:p>98,12</text:p>
          </table:table-cell>
        </table:table-row>
      </table:table>
      <table:table table:name="Latenz_Messung_Diagramm" table:style-name="ta1">
        <table:shapes>
          <draw:frame draw:z-index="0" draw:style-name="gr1" draw:text-style-name="P1" svg:width="285.8mm" svg:height="186.2mm" svg:x="23.68mm" svg:y="1.06mm">
            <loext:p draw:notify-on-update-of-ranges="Latenz_Messung.A5:Latenz_Messung.B5 Latenz_Messung.C5:Latenz_Messung.AC5 Latenz_Messung.A6:Latenz_Messung.B6 Latenz_Messung.C6:Latenz_Messung.AC6 Latenz_Messung.A7:Latenz_Messung.B7 Latenz_Messung.C7:Latenz_Messung.AC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Latenz_Messun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28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MITTELWERT</text:p>
          </table:table-cell>
          <table:table-cell/>
          <table:table-cell table:style-name="Default" table:formula="of:=AVERAGE([.C12:.C61])" office:value-type="float" office:value="30.1684134566034" calcext:value-type="float">
            <text:p>30,1684134566</text:p>
          </table:table-cell>
          <table:table-cell/>
          <table:table-cell table:formula="of:=AVERAGE([.E12:.E61])" office:value-type="float" office:value="28.6228438294674" calcext:value-type="float">
            <text:p>28,6228438295</text:p>
          </table:table-cell>
          <table:table-cell/>
          <table:table-cell table:formula="of:=AVERAGE([.G12:.G61])" office:value-type="float" office:value="15.8495577474957" calcext:value-type="float">
            <text:p>15,8495577475</text:p>
          </table:table-cell>
          <table:table-cell/>
          <table:table-cell table:formula="of:=AVERAGE([.I12:.I61])" office:value-type="float" office:value="27.9923903158082" calcext:value-type="float">
            <text:p>27,9923903158</text:p>
          </table:table-cell>
          <table:table-cell/>
          <table:table-cell table:formula="of:=AVERAGE([.K12:.K61])" office:value-type="float" office:value="29.7217970717013" calcext:value-type="float">
            <text:p>29,7217970717</text:p>
          </table:table-cell>
          <table:table-cell/>
          <table:table-cell table:formula="of:=AVERAGE([.M12:.M61])" office:value-type="float" office:value="20.4829884243923" calcext:value-type="float">
            <text:p>20,4829884244</text:p>
          </table:table-cell>
          <table:table-cell/>
          <table:table-cell table:formula="of:=AVERAGE([.O12:.O61])" office:value-type="float" office:value="21.2748100885801" calcext:value-type="float">
            <text:p>21,2748100886</text:p>
          </table:table-cell>
          <table:table-cell/>
          <table:table-cell table:formula="of:=AVERAGE([.Q12:.Q61])" office:value-type="float" office:value="53.2421548288245" calcext:value-type="float">
            <text:p>53,2421548288</text:p>
          </table:table-cell>
          <table:table-cell/>
          <table:table-cell table:formula="of:=AVERAGE([.S12:.S61])" office:value-type="float" office:value="16.1927364904599" calcext:value-type="float">
            <text:p>16,1927364905</text:p>
          </table:table-cell>
          <table:table-cell/>
          <table:table-cell table:formula="of:=AVERAGE([.U12:.U61])" office:value-type="float" office:value="26.9489924245174" calcext:value-type="float">
            <text:p>26,9489924245</text:p>
          </table:table-cell>
          <table:table-cell/>
          <table:table-cell table:formula="of:=AVERAGE([.W12:.W61])" office:value-type="float" office:value="29.5752815527876" calcext:value-type="float">
            <text:p>29,5752815528</text:p>
          </table:table-cell>
          <table:table-cell/>
          <table:table-cell table:formula="of:=AVERAGE([.Y12:.Y61])" office:value-type="float" office:value="40.3747292509224" calcext:value-type="float">
            <text:p>40,3747292509</text:p>
          </table:table-cell>
          <table:table-cell/>
          <table:table-cell table:formula="of:=AVERAGE([.AA12:.AA61])" office:value-type="float" office:value="99.5383211933539" calcext:value-type="float">
            <text:p>99,5383211934</text:p>
          </table:table-cell>
          <table:table-cell/>
          <table:table-cell table:formula="of:=AVERAGE([.AC12:.AC61])" office:value-type="float" office:value="192.765074187146" calcext:value-type="float">
            <text:p>192,7650741871</text:p>
          </table:table-cell>
          <table:table-cell/>
          <table:table-cell table:formula="of:=AVERAGE([.AE12:.AE61])" office:value-type="float" office:value="4713.97379492104" calcext:value-type="float">
            <text:p>4713,9737949211</text:p>
          </table:table-cell>
        </table:table-row>
        <table:table-row table:style-name="ro1">
          <table:table-cell office:value-type="string" calcext:value-type="string">
            <text:p>MITTELABW</text:p>
          </table:table-cell>
          <table:table-cell/>
          <table:table-cell table:style-name="Default" table:formula="of:=AVEDEV([.C12:.C61])" office:value-type="float" office:value="36.7005508556504" calcext:value-type="float">
            <text:p>36,7005508557</text:p>
          </table:table-cell>
          <table:table-cell/>
          <table:table-cell table:formula="of:=AVEDEV([.E12:.E61])" office:value-type="float" office:value="27.4122785108014" calcext:value-type="float">
            <text:p>27,4122785108</text:p>
          </table:table-cell>
          <table:table-cell/>
          <table:table-cell table:formula="of:=AVEDEV([.G12:.G61])" office:value-type="float" office:value="9.86155702246149" calcext:value-type="float">
            <text:p>9,8615570225</text:p>
          </table:table-cell>
          <table:table-cell/>
          <table:table-cell table:formula="of:=AVEDEV([.I12:.I61])" office:value-type="float" office:value="32.4238469440074" calcext:value-type="float">
            <text:p>32,423846944</text:p>
          </table:table-cell>
          <table:table-cell/>
          <table:table-cell table:formula="of:=AVEDEV([.K12:.K61])" office:value-type="float" office:value="29.9785298861353" calcext:value-type="float">
            <text:p>29,9785298861</text:p>
          </table:table-cell>
          <table:table-cell/>
          <table:table-cell table:formula="of:=AVEDEV([.M12:.M61])" office:value-type="float" office:value="14.9654856322324" calcext:value-type="float">
            <text:p>14,9654856322</text:p>
          </table:table-cell>
          <table:table-cell/>
          <table:table-cell table:formula="of:=AVEDEV([.O12:.O61])" office:value-type="float" office:value="16.5983629623542" calcext:value-type="float">
            <text:p>16,5983629624</text:p>
          </table:table-cell>
          <table:table-cell/>
          <table:table-cell table:formula="of:=AVEDEV([.Q12:.Q61])" office:value-type="float" office:value="58.03466634889" calcext:value-type="float">
            <text:p>58,0346663489</text:p>
          </table:table-cell>
          <table:table-cell/>
          <table:table-cell table:formula="of:=AVEDEV([.S12:.S61])" office:value-type="float" office:value="8.83422033762705" calcext:value-type="float">
            <text:p>8,8342203376</text:p>
          </table:table-cell>
          <table:table-cell/>
          <table:table-cell table:formula="of:=AVEDEV([.U12:.U61])" office:value-type="float" office:value="27.3123015849383" calcext:value-type="float">
            <text:p>27,3123015849</text:p>
          </table:table-cell>
          <table:table-cell/>
          <table:table-cell table:formula="of:=AVEDEV([.W12:.W61])" office:value-type="float" office:value="28.5935788278134" calcext:value-type="float">
            <text:p>28,5935788278</text:p>
          </table:table-cell>
          <table:table-cell/>
          <table:table-cell table:formula="of:=AVEDEV([.Y12:.Y61])" office:value-type="float" office:value="29.7368994879805" calcext:value-type="float">
            <text:p>29,736899488</text:p>
          </table:table-cell>
          <table:table-cell/>
          <table:table-cell table:formula="of:=AVEDEV([.AA12:.AA61])" office:value-type="float" office:value="48.1696260045283" calcext:value-type="float">
            <text:p>48,1696260045</text:p>
          </table:table-cell>
          <table:table-cell/>
          <table:table-cell table:formula="of:=AVEDEV([.AC12:.AC61])" office:value-type="float" office:value="48.3517467181529" calcext:value-type="float">
            <text:p>48,3517467182</text:p>
          </table:table-cell>
          <table:table-cell/>
          <table:table-cell table:formula="of:=AVEDEV([.AE12:.AE61])" office:value-type="float" office:value="4624.87167242104" calcext:value-type="float">
            <text:p>4624,871672421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.0777777777778" calcext:value-type="float">
            <text:p>10,0777777778</text:p>
          </table:table-cell>
          <table:table-cell office:value-type="float" office:value="66" calcext:value-type="float">
            <text:p>66</text:p>
          </table:table-cell>
          <table:table-cell office:value-type="float" office:value="14.2121212121212" calcext:value-type="float">
            <text:p>14,2121212121</text:p>
          </table:table-cell>
          <table:table-cell office:value-type="float" office:value="71" calcext:value-type="float">
            <text:p>71</text:p>
          </table:table-cell>
          <table:table-cell office:value-type="float" office:value="8.76056338028169" calcext:value-type="float">
            <text:p>8,7605633803</text:p>
          </table:table-cell>
          <table:table-cell office:value-type="float" office:value="93" calcext:value-type="float">
            <text:p>93</text:p>
          </table:table-cell>
          <table:table-cell office:value-type="float" office:value="10.2043010752688" calcext:value-type="float">
            <text:p>10,2043010753</text:p>
          </table:table-cell>
          <table:table-cell office:value-type="float" office:value="76" calcext:value-type="float">
            <text:p>76</text:p>
          </table:table-cell>
          <table:table-cell office:value-type="float" office:value="15.7631578947368" calcext:value-type="float">
            <text:p>15,7631578947</text:p>
          </table:table-cell>
          <table:table-cell office:value-type="float" office:value="76" calcext:value-type="float">
            <text:p>76</text:p>
          </table:table-cell>
          <table:table-cell office:value-type="float" office:value="9.55263157894737" calcext:value-type="float">
            <text:p>9,5526315789</text:p>
          </table:table-cell>
          <table:table-cell office:value-type="float" office:value="94" calcext:value-type="float">
            <text:p>94</text:p>
          </table:table-cell>
          <table:table-cell office:value-type="float" office:value="122.13829787234" calcext:value-type="float">
            <text:p>122,1382978723</text:p>
          </table:table-cell>
          <table:table-cell office:value-type="float" office:value="101" calcext:value-type="float">
            <text:p>101</text:p>
          </table:table-cell>
          <table:table-cell office:value-type="float" office:value="10.7227722772277" calcext:value-type="float">
            <text:p>10,7227722772</text:p>
          </table:table-cell>
          <table:table-cell office:value-type="float" office:value="98" calcext:value-type="float">
            <text:p>98</text:p>
          </table:table-cell>
          <table:table-cell office:value-type="float" office:value="10.5612244897959" calcext:value-type="float">
            <text:p>10,5612244898</text:p>
          </table:table-cell>
          <table:table-cell office:value-type="float" office:value="95" calcext:value-type="float">
            <text:p>95</text:p>
          </table:table-cell>
          <table:table-cell office:value-type="float" office:value="128.6" calcext:value-type="float">
            <text:p>128,6</text:p>
          </table:table-cell>
          <table:table-cell office:value-type="float" office:value="137" calcext:value-type="float">
            <text:p>137</text:p>
          </table:table-cell>
          <table:table-cell office:value-type="float" office:value="120.350364963504" calcext:value-type="float">
            <text:p>120,3503649635</text:p>
          </table:table-cell>
          <table:table-cell office:value-type="float" office:value="65" calcext:value-type="float">
            <text:p>65</text:p>
          </table:table-cell>
          <table:table-cell office:value-type="float" office:value="26.7538461538462" calcext:value-type="float">
            <text:p>26,7538461538</text:p>
          </table:table-cell>
          <table:table-cell office:value-type="float" office:value="67" calcext:value-type="float">
            <text:p>67</text:p>
          </table:table-cell>
          <table:table-cell office:value-type="float" office:value="51.089552238806" calcext:value-type="float">
            <text:p>51,0895522388</text:p>
          </table:table-cell>
          <table:table-cell office:value-type="float" office:value="60" calcext:value-type="float">
            <text:p>60</text:p>
          </table:table-cell>
          <table:table-cell office:value-type="float" office:value="43.1166666666667" calcext:value-type="float">
            <text:p>43,1166666667</text:p>
          </table:table-cell>
          <table:table-cell office:value-type="float" office:value="106" calcext:value-type="float">
            <text:p>106</text:p>
          </table:table-cell>
          <table:table-cell office:value-type="float" office:value="276.660377358491" calcext:value-type="float">
            <text:p>276,6603773585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2.202380952381" calcext:value-type="float">
            <text:p>12,2023809524</text:p>
          </table:table-cell>
          <table:table-cell office:value-type="float" office:value="80" calcext:value-type="float">
            <text:p>80</text:p>
          </table:table-cell>
          <table:table-cell office:value-type="float" office:value="12.6625" calcext:value-type="float">
            <text:p>12,6625</text:p>
          </table:table-cell>
          <table:table-cell office:value-type="float" office:value="56" calcext:value-type="float">
            <text:p>56</text:p>
          </table:table-cell>
          <table:table-cell office:value-type="float" office:value="19.0892857142857" calcext:value-type="float">
            <text:p>19,0892857143</text:p>
          </table:table-cell>
          <table:table-cell office:value-type="float" office:value="99" calcext:value-type="float">
            <text:p>99</text:p>
          </table:table-cell>
          <table:table-cell office:value-type="float" office:value="10.2121212121212" calcext:value-type="float">
            <text:p>10,2121212121</text:p>
          </table:table-cell>
          <table:table-cell office:value-type="float" office:value="102" calcext:value-type="float">
            <text:p>102</text:p>
          </table:table-cell>
          <table:table-cell office:value-type="float" office:value="12.9901960784314" calcext:value-type="float">
            <text:p>12,9901960784</text:p>
          </table:table-cell>
          <table:table-cell office:value-type="float" office:value="56" calcext:value-type="float">
            <text:p>56</text:p>
          </table:table-cell>
          <table:table-cell office:value-type="float" office:value="18.0535714285714" calcext:value-type="float">
            <text:p>18,0535714286</text:p>
          </table:table-cell>
          <table:table-cell office:value-type="float" office:value="99" calcext:value-type="float">
            <text:p>99</text:p>
          </table:table-cell>
          <table:table-cell office:value-type="float" office:value="12.8787878787879" calcext:value-type="float">
            <text:p>12,8787878788</text:p>
          </table:table-cell>
          <table:table-cell office:value-type="float" office:value="97" calcext:value-type="float">
            <text:p>97</text:p>
          </table:table-cell>
          <table:table-cell office:value-type="float" office:value="10.6185567010309" calcext:value-type="float">
            <text:p>10,618556701</text:p>
          </table:table-cell>
          <table:table-cell office:value-type="float" office:value="99" calcext:value-type="float">
            <text:p>99</text:p>
          </table:table-cell>
          <table:table-cell office:value-type="float" office:value="11.4545454545455" calcext:value-type="float">
            <text:p>11,4545454545</text:p>
          </table:table-cell>
          <table:table-cell office:value-type="float" office:value="99" calcext:value-type="float">
            <text:p>99</text:p>
          </table:table-cell>
          <table:table-cell office:value-type="float" office:value="11.0808080808081" calcext:value-type="float">
            <text:p>11,0808080808</text:p>
          </table:table-cell>
          <table:table-cell office:value-type="float" office:value="92" calcext:value-type="float">
            <text:p>92</text:p>
          </table:table-cell>
          <table:table-cell office:value-type="float" office:value="10.6413043478261" calcext:value-type="float">
            <text:p>10,6413043478</text:p>
          </table:table-cell>
          <table:table-cell office:value-type="float" office:value="62" calcext:value-type="float">
            <text:p>62</text:p>
          </table:table-cell>
          <table:table-cell office:value-type="float" office:value="32.7258064516129" calcext:value-type="float">
            <text:p>32,7258064516</text:p>
          </table:table-cell>
          <table:table-cell office:value-type="float" office:value="68" calcext:value-type="float">
            <text:p>68</text:p>
          </table:table-cell>
          <table:table-cell office:value-type="float" office:value="78.9558823529412" calcext:value-type="float">
            <text:p>78,9558823529</text:p>
          </table:table-cell>
          <table:table-cell office:value-type="float" office:value="36" calcext:value-type="float">
            <text:p>36</text:p>
          </table:table-cell>
          <table:table-cell office:value-type="float" office:value="34.0555555555556" calcext:value-type="float">
            <text:p>34,0555555556</text:p>
          </table:table-cell>
          <table:table-cell office:value-type="float" office:value="22" calcext:value-type="float">
            <text:p>22</text:p>
          </table:table-cell>
          <table:table-cell office:value-type="float" office:value="102.909090909091" calcext:value-type="float">
            <text:p>102,909090909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9.1358024691358" calcext:value-type="float">
            <text:p>9,1358024691</text:p>
          </table:table-cell>
          <table:table-cell office:value-type="float" office:value="95" calcext:value-type="float">
            <text:p>95</text:p>
          </table:table-cell>
          <table:table-cell office:value-type="float" office:value="10.5789473684211" calcext:value-type="float">
            <text:p>10,5789473684</text:p>
          </table:table-cell>
          <table:table-cell office:value-type="float" office:value="144" calcext:value-type="float">
            <text:p>144</text:p>
          </table:table-cell>
          <table:table-cell office:value-type="float" office:value="78.2291666666667" calcext:value-type="float">
            <text:p>78,2291666667</text:p>
          </table:table-cell>
          <table:table-cell office:value-type="float" office:value="98" calcext:value-type="float">
            <text:p>98</text:p>
          </table:table-cell>
          <table:table-cell office:value-type="float" office:value="10.7857142857143" calcext:value-type="float">
            <text:p>10,7857142857</text:p>
          </table:table-cell>
          <table:table-cell office:value-type="float" office:value="103" calcext:value-type="float">
            <text:p>103</text:p>
          </table:table-cell>
          <table:table-cell office:value-type="float" office:value="12.0776699029126" calcext:value-type="float">
            <text:p>12,0776699029</text:p>
          </table:table-cell>
          <table:table-cell office:value-type="float" office:value="144" calcext:value-type="float">
            <text:p>144</text:p>
          </table:table-cell>
          <table:table-cell office:value-type="float" office:value="84.8819444444444" calcext:value-type="float">
            <text:p>84,8819444444</text:p>
          </table:table-cell>
          <table:table-cell office:value-type="float" office:value="99" calcext:value-type="float">
            <text:p>99</text:p>
          </table:table-cell>
          <table:table-cell office:value-type="float" office:value="11.6363636363636" calcext:value-type="float">
            <text:p>11,6363636364</text:p>
          </table:table-cell>
          <table:table-cell office:value-type="float" office:value="89" calcext:value-type="float">
            <text:p>89</text:p>
          </table:table-cell>
          <table:table-cell office:value-type="float" office:value="14.8202247191011" calcext:value-type="float">
            <text:p>14,8202247191</text:p>
          </table:table-cell>
          <table:table-cell office:value-type="float" office:value="100" calcext:value-type="float">
            <text:p>100</text:p>
          </table:table-cell>
          <table:table-cell office:value-type="float" office:value="10.99" calcext:value-type="float">
            <text:p>10,99</text:p>
          </table:table-cell>
          <table:table-cell office:value-type="float" office:value="101" calcext:value-type="float">
            <text:p>101</text:p>
          </table:table-cell>
          <table:table-cell office:value-type="float" office:value="10.6039603960396" calcext:value-type="float">
            <text:p>10,603960396</text:p>
          </table:table-cell>
          <table:table-cell office:value-type="float" office:value="100" calcext:value-type="float">
            <text:p>100</text:p>
          </table:table-cell>
          <table:table-cell office:value-type="float" office:value="11.01" calcext:value-type="float">
            <text:p>11,01</text:p>
          </table:table-cell>
          <table:table-cell office:value-type="float" office:value="66" calcext:value-type="float">
            <text:p>66</text:p>
          </table:table-cell>
          <table:table-cell office:value-type="float" office:value="22.8484848484848" calcext:value-type="float">
            <text:p>22,8484848485</text:p>
          </table:table-cell>
          <table:table-cell office:value-type="float" office:value="71" calcext:value-type="float">
            <text:p>71</text:p>
          </table:table-cell>
          <table:table-cell office:value-type="float" office:value="91.5492957746479" calcext:value-type="float">
            <text:p>91,5492957746</text:p>
          </table:table-cell>
          <table:table-cell office:value-type="float" office:value="66" calcext:value-type="float">
            <text:p>66</text:p>
          </table:table-cell>
          <table:table-cell office:value-type="float" office:value="220.757575757576" calcext:value-type="float">
            <text:p>220,7575757576</text:p>
          </table:table-cell>
          <table:table-cell office:value-type="float" office:value="63" calcext:value-type="float">
            <text:p>63</text:p>
          </table:table-cell>
          <table:table-cell office:value-type="float" office:value="1115.39682539683" calcext:value-type="float">
            <text:p>1115,396825396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1.974025974026" calcext:value-type="float">
            <text:p>11,974025974</text:p>
          </table:table-cell>
          <table:table-cell office:value-type="float" office:value="90" calcext:value-type="float">
            <text:p>90</text:p>
          </table:table-cell>
          <table:table-cell office:value-type="float" office:value="10.3555555555556" calcext:value-type="float">
            <text:p>10,3555555556</text:p>
          </table:table-cell>
          <table:table-cell office:value-type="float" office:value="101" calcext:value-type="float">
            <text:p>101</text:p>
          </table:table-cell>
          <table:table-cell office:value-type="float" office:value="9.74257425742574" calcext:value-type="float">
            <text:p>9,7425742574</text:p>
          </table:table-cell>
          <table:table-cell office:value-type="float" office:value="98" calcext:value-type="float">
            <text:p>98</text:p>
          </table:table-cell>
          <table:table-cell office:value-type="float" office:value="10.1530612244898" calcext:value-type="float">
            <text:p>10,1530612245</text:p>
          </table:table-cell>
          <table:table-cell office:value-type="float" office:value="98" calcext:value-type="float">
            <text:p>98</text:p>
          </table:table-cell>
          <table:table-cell office:value-type="float" office:value="12.8265306122449" calcext:value-type="float">
            <text:p>12,8265306122</text:p>
          </table:table-cell>
          <table:table-cell office:value-type="float" office:value="99" calcext:value-type="float">
            <text:p>99</text:p>
          </table:table-cell>
          <table:table-cell office:value-type="float" office:value="10.3838383838384" calcext:value-type="float">
            <text:p>10,3838383838</text:p>
          </table:table-cell>
          <table:table-cell office:value-type="float" office:value="98" calcext:value-type="float">
            <text:p>98</text:p>
          </table:table-cell>
          <table:table-cell office:value-type="float" office:value="11.2244897959184" calcext:value-type="float">
            <text:p>11,2244897959</text:p>
          </table:table-cell>
          <table:table-cell office:value-type="float" office:value="140" calcext:value-type="float">
            <text:p>140</text:p>
          </table:table-cell>
          <table:table-cell office:value-type="float" office:value="78.6142857142857" calcext:value-type="float">
            <text:p>78,6142857143</text:p>
          </table:table-cell>
          <table:table-cell office:value-type="float" office:value="100" calcext:value-type="float">
            <text:p>100</text:p>
          </table:table-cell>
          <table:table-cell office:value-type="float" office:value="11.17" calcext:value-type="float">
            <text:p>11,17</text:p>
          </table:table-cell>
          <table:table-cell office:value-type="float" office:value="97" calcext:value-type="float">
            <text:p>97</text:p>
          </table:table-cell>
          <table:table-cell office:value-type="float" office:value="156.711340206186" calcext:value-type="float">
            <text:p>156,7113402062</text:p>
          </table:table-cell>
          <table:table-cell office:value-type="float" office:value="97" calcext:value-type="float">
            <text:p>97</text:p>
          </table:table-cell>
          <table:table-cell office:value-type="float" office:value="10.9175257731959" calcext:value-type="float">
            <text:p>10,9175257732</text:p>
          </table:table-cell>
          <table:table-cell office:value-type="float" office:value="58" calcext:value-type="float">
            <text:p>58</text:p>
          </table:table-cell>
          <table:table-cell office:value-type="float" office:value="24.7241379310345" calcext:value-type="float">
            <text:p>24,724137931</text:p>
          </table:table-cell>
          <table:table-cell office:value-type="float" office:value="79" calcext:value-type="float">
            <text:p>79</text:p>
          </table:table-cell>
          <table:table-cell office:value-type="float" office:value="81.8607594936709" calcext:value-type="float">
            <text:p>81,8607594937</text:p>
          </table:table-cell>
          <table:table-cell office:value-type="float" office:value="48" calcext:value-type="float">
            <text:p>48</text:p>
          </table:table-cell>
          <table:table-cell office:value-type="float" office:value="185.8125" calcext:value-type="float">
            <text:p>185,8125</text:p>
          </table:table-cell>
          <table:table-cell office:value-type="float" office:value="60" calcext:value-type="float">
            <text:p>60</text:p>
          </table:table-cell>
          <table:table-cell office:value-type="float" office:value="859.733333333333" calcext:value-type="float">
            <text:p>859,733333333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.99" calcext:value-type="float">
            <text:p>8,99</text:p>
          </table:table-cell>
          <table:table-cell office:value-type="float" office:value="93" calcext:value-type="float">
            <text:p>93</text:p>
          </table:table-cell>
          <table:table-cell office:value-type="float" office:value="11.1182795698925" calcext:value-type="float">
            <text:p>11,1182795699</text:p>
          </table:table-cell>
          <table:table-cell office:value-type="float" office:value="94" calcext:value-type="float">
            <text:p>94</text:p>
          </table:table-cell>
          <table:table-cell office:value-type="float" office:value="37.3404255319149" calcext:value-type="float">
            <text:p>37,3404255319</text:p>
          </table:table-cell>
          <table:table-cell office:value-type="float" office:value="100" calcext:value-type="float">
            <text:p>100</text:p>
          </table:table-cell>
          <table:table-cell office:value-type="float" office:value="9.96" calcext:value-type="float">
            <text:p>9,96</text:p>
          </table:table-cell>
          <table:table-cell office:value-type="float" office:value="90" calcext:value-type="float">
            <text:p>90</text:p>
          </table:table-cell>
          <table:table-cell office:value-type="float" office:value="24.3111111111111" calcext:value-type="float">
            <text:p>24,3111111111</text:p>
          </table:table-cell>
          <table:table-cell office:value-type="float" office:value="99" calcext:value-type="float">
            <text:p>99</text:p>
          </table:table-cell>
          <table:table-cell office:value-type="float" office:value="10.1010101010101" calcext:value-type="float">
            <text:p>10,101010101</text:p>
          </table:table-cell>
          <table:table-cell office:value-type="float" office:value="95" calcext:value-type="float">
            <text:p>95</text:p>
          </table:table-cell>
          <table:table-cell office:value-type="float" office:value="12.6842105263158" calcext:value-type="float">
            <text:p>12,6842105263</text:p>
          </table:table-cell>
          <table:table-cell office:value-type="float" office:value="92" calcext:value-type="float">
            <text:p>92</text:p>
          </table:table-cell>
          <table:table-cell office:value-type="float" office:value="10.75" calcext:value-type="float">
            <text:p>10,75</text:p>
          </table:table-cell>
          <table:table-cell office:value-type="float" office:value="100" calcext:value-type="float">
            <text:p>100</text:p>
          </table:table-cell>
          <table:table-cell office:value-type="float" office:value="10.95" calcext:value-type="float">
            <text:p>10,95</text:p>
          </table:table-cell>
          <table:table-cell office:value-type="float" office:value="84" calcext:value-type="float">
            <text:p>84</text:p>
          </table:table-cell>
          <table:table-cell office:value-type="float" office:value="11.5" calcext:value-type="float">
            <text:p>11,5</text:p>
          </table:table-cell>
          <table:table-cell office:value-type="float" office:value="89" calcext:value-type="float">
            <text:p>89</text:p>
          </table:table-cell>
          <table:table-cell office:value-type="float" office:value="11.6292134831461" calcext:value-type="float">
            <text:p>11,6292134831</text:p>
          </table:table-cell>
          <table:table-cell office:value-type="float" office:value="64" calcext:value-type="float">
            <text:p>64</text:p>
          </table:table-cell>
          <table:table-cell office:value-type="float" office:value="25.5" calcext:value-type="float">
            <text:p>25,5</text:p>
          </table:table-cell>
          <table:table-cell office:value-type="float" office:value="102" calcext:value-type="float">
            <text:p>102</text:p>
          </table:table-cell>
          <table:table-cell office:value-type="float" office:value="262.656862745098" calcext:value-type="float">
            <text:p>262,6568627451</text:p>
          </table:table-cell>
          <table:table-cell office:value-type="float" office:value="98" calcext:value-type="float">
            <text:p>98</text:p>
          </table:table-cell>
          <table:table-cell office:value-type="float" office:value="294.459183673469" calcext:value-type="float">
            <text:p>294,4591836735</text:p>
          </table:table-cell>
          <table:table-cell office:value-type="float" office:value="59" calcext:value-type="float">
            <text:p>59</text:p>
          </table:table-cell>
          <table:table-cell office:value-type="float" office:value="1000.66101694915" calcext:value-type="float">
            <text:p>1000,661016949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14.088235294118" calcext:value-type="float">
            <text:p>214,0882352941</text:p>
          </table:table-cell>
          <table:table-cell office:value-type="float" office:value="87" calcext:value-type="float">
            <text:p>87</text:p>
          </table:table-cell>
          <table:table-cell office:value-type="float" office:value="10.5287356321839" calcext:value-type="float">
            <text:p>10,5287356322</text:p>
          </table:table-cell>
          <table:table-cell office:value-type="float" office:value="99" calcext:value-type="float">
            <text:p>99</text:p>
          </table:table-cell>
          <table:table-cell office:value-type="float" office:value="30.979797979798" calcext:value-type="float">
            <text:p>30,9797979798</text:p>
          </table:table-cell>
          <table:table-cell office:value-type="float" office:value="99" calcext:value-type="float">
            <text:p>99</text:p>
          </table:table-cell>
          <table:table-cell office:value-type="float" office:value="10.0505050505051" calcext:value-type="float">
            <text:p>10,0505050505</text:p>
          </table:table-cell>
          <table:table-cell office:value-type="float" office:value="187" calcext:value-type="float">
            <text:p>187</text:p>
          </table:table-cell>
          <table:table-cell office:value-type="float" office:value="292.609625668449" calcext:value-type="float">
            <text:p>292,6096256685</text:p>
          </table:table-cell>
          <table:table-cell office:value-type="float" office:value="84" calcext:value-type="float">
            <text:p>84</text:p>
          </table:table-cell>
          <table:table-cell office:value-type="float" office:value="10.6309523809524" calcext:value-type="float">
            <text:p>10,630952381</text:p>
          </table:table-cell>
          <table:table-cell office:value-type="float" office:value="102" calcext:value-type="float">
            <text:p>102</text:p>
          </table:table-cell>
          <table:table-cell office:value-type="float" office:value="12.2058823529412" calcext:value-type="float">
            <text:p>12,2058823529</text:p>
          </table:table-cell>
          <table:table-cell office:value-type="float" office:value="91" calcext:value-type="float">
            <text:p>91</text:p>
          </table:table-cell>
          <table:table-cell office:value-type="float" office:value="10.978021978022" calcext:value-type="float">
            <text:p>10,978021978</text:p>
          </table:table-cell>
          <table:table-cell office:value-type="float" office:value="99" calcext:value-type="float">
            <text:p>99</text:p>
          </table:table-cell>
          <table:table-cell office:value-type="float" office:value="10.6969696969697" calcext:value-type="float">
            <text:p>10,696969697</text:p>
          </table:table-cell>
          <table:table-cell office:value-type="float" office:value="79" calcext:value-type="float">
            <text:p>79</text:p>
          </table:table-cell>
          <table:table-cell office:value-type="float" office:value="12.253164556962" calcext:value-type="float">
            <text:p>12,253164557</text:p>
          </table:table-cell>
          <table:table-cell office:value-type="float" office:value="98" calcext:value-type="float">
            <text:p>98</text:p>
          </table:table-cell>
          <table:table-cell office:value-type="float" office:value="11.6632653061225" calcext:value-type="float">
            <text:p>11,6632653061</text:p>
          </table:table-cell>
          <table:table-cell office:value-type="float" office:value="63" calcext:value-type="float">
            <text:p>63</text:p>
          </table:table-cell>
          <table:table-cell office:value-type="float" office:value="27.3492063492063" calcext:value-type="float">
            <text:p>27,3492063492</text:p>
          </table:table-cell>
          <table:table-cell office:value-type="float" office:value="57" calcext:value-type="float">
            <text:p>57</text:p>
          </table:table-cell>
          <table:table-cell office:value-type="float" office:value="178.771929824561" calcext:value-type="float">
            <text:p>178,7719298246</text:p>
          </table:table-cell>
          <table:table-cell office:value-type="float" office:value="52" calcext:value-type="float">
            <text:p>52</text:p>
          </table:table-cell>
          <table:table-cell office:value-type="float" office:value="180.653846153846" calcext:value-type="float">
            <text:p>180,6538461538</text:p>
          </table:table-cell>
          <table:table-cell office:value-type="float" office:value="83" calcext:value-type="float">
            <text:p>83</text:p>
          </table:table-cell>
          <table:table-cell office:value-type="float" office:value="1025.1686746988" calcext:value-type="float">
            <text:p>1025,1686746988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3.822485207101" calcext:value-type="float">
            <text:p>163,8224852071</text:p>
          </table:table-cell>
          <table:table-cell office:value-type="float" office:value="70" calcext:value-type="float">
            <text:p>70</text:p>
          </table:table-cell>
          <table:table-cell office:value-type="float" office:value="10.8857142857143" calcext:value-type="float">
            <text:p>10,8857142857</text:p>
          </table:table-cell>
          <table:table-cell office:value-type="float" office:value="117" calcext:value-type="float">
            <text:p>117</text:p>
          </table:table-cell>
          <table:table-cell office:value-type="float" office:value="61.8205128205128" calcext:value-type="float">
            <text:p>61,8205128205</text:p>
          </table:table-cell>
          <table:table-cell office:value-type="float" office:value="100" calcext:value-type="float">
            <text:p>100</text:p>
          </table:table-cell>
          <table:table-cell office:value-type="float" office:value="10.37" calcext:value-type="float">
            <text:p>10,37</text:p>
          </table:table-cell>
          <table:table-cell office:value-type="float" office:value="98" calcext:value-type="float">
            <text:p>98</text:p>
          </table:table-cell>
          <table:table-cell office:value-type="float" office:value="12.3979591836735" calcext:value-type="float">
            <text:p>12,3979591837</text:p>
          </table:table-cell>
          <table:table-cell office:value-type="float" office:value="97" calcext:value-type="float">
            <text:p>97</text:p>
          </table:table-cell>
          <table:table-cell office:value-type="float" office:value="9.79381443298969" calcext:value-type="float">
            <text:p>9,793814433</text:p>
          </table:table-cell>
          <table:table-cell office:value-type="float" office:value="98" calcext:value-type="float">
            <text:p>98</text:p>
          </table:table-cell>
          <table:table-cell office:value-type="float" office:value="11.5408163265306" calcext:value-type="float">
            <text:p>11,5408163265</text:p>
          </table:table-cell>
          <table:table-cell office:value-type="float" office:value="95" calcext:value-type="float">
            <text:p>95</text:p>
          </table:table-cell>
          <table:table-cell office:value-type="float" office:value="10.7578947368421" calcext:value-type="float">
            <text:p>10,7578947368</text:p>
          </table:table-cell>
          <table:table-cell office:value-type="float" office:value="96" calcext:value-type="float">
            <text:p>96</text:p>
          </table:table-cell>
          <table:table-cell office:value-type="float" office:value="10.5104166666667" calcext:value-type="float">
            <text:p>10,5104166667</text:p>
          </table:table-cell>
          <table:table-cell office:value-type="float" office:value="78" calcext:value-type="float">
            <text:p>78</text:p>
          </table:table-cell>
          <table:table-cell office:value-type="float" office:value="12.0128205128205" calcext:value-type="float">
            <text:p>12,0128205128</text:p>
          </table:table-cell>
          <table:table-cell office:value-type="float" office:value="89" calcext:value-type="float">
            <text:p>89</text:p>
          </table:table-cell>
          <table:table-cell office:value-type="float" office:value="125.303370786517" calcext:value-type="float">
            <text:p>125,3033707865</text:p>
          </table:table-cell>
          <table:table-cell office:value-type="float" office:value="70" calcext:value-type="float">
            <text:p>70</text:p>
          </table:table-cell>
          <table:table-cell office:value-type="float" office:value="31.7428571428571" calcext:value-type="float">
            <text:p>31,7428571429</text:p>
          </table:table-cell>
          <table:table-cell office:value-type="float" office:value="186" calcext:value-type="float">
            <text:p>186</text:p>
          </table:table-cell>
          <table:table-cell office:value-type="float" office:value="336.876344086021" calcext:value-type="float">
            <text:p>336,876344086</text:p>
          </table:table-cell>
          <table:table-cell office:value-type="float" office:value="47" calcext:value-type="float">
            <text:p>47</text:p>
          </table:table-cell>
          <table:table-cell office:value-type="float" office:value="48.7446808510638" calcext:value-type="float">
            <text:p>48,7446808511</text:p>
          </table:table-cell>
          <table:table-cell office:value-type="float" office:value="126" calcext:value-type="float">
            <text:p>126</text:p>
          </table:table-cell>
          <table:table-cell office:value-type="float" office:value="1023.38095238095" calcext:value-type="float">
            <text:p>1023,38095238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office:value-type="float" office:value="74" calcext:value-type="float">
            <text:p>74</text:p>
          </table:table-cell>
          <table:table-cell office:value-type="float" office:value="132.959459459459" calcext:value-type="float">
            <text:p>132,9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0.1290322580645" calcext:value-type="float">
            <text:p>10,1290322581</text:p>
          </table:table-cell>
          <table:table-cell office:value-type="float" office:value="97" calcext:value-type="float">
            <text:p>97</text:p>
          </table:table-cell>
          <table:table-cell office:value-type="float" office:value="9.89690721649485" calcext:value-type="float">
            <text:p>9,8969072165</text:p>
          </table:table-cell>
          <table:table-cell office:value-type="float" office:value="97" calcext:value-type="float">
            <text:p>97</text:p>
          </table:table-cell>
          <table:table-cell office:value-type="float" office:value="10.6907216494845" calcext:value-type="float">
            <text:p>10,6907216495</text:p>
          </table:table-cell>
          <table:table-cell office:value-type="float" office:value="90" calcext:value-type="float">
            <text:p>90</text:p>
          </table:table-cell>
          <table:table-cell office:value-type="float" office:value="10.1222222222222" calcext:value-type="float">
            <text:p>10,1222222222</text:p>
          </table:table-cell>
          <table:table-cell office:value-type="float" office:value="86" calcext:value-type="float">
            <text:p>86</text:p>
          </table:table-cell>
          <table:table-cell office:value-type="float" office:value="11.3488372093023" calcext:value-type="float">
            <text:p>11,3488372093</text:p>
          </table:table-cell>
          <table:table-cell office:value-type="float" office:value="94" calcext:value-type="float">
            <text:p>94</text:p>
          </table:table-cell>
          <table:table-cell office:value-type="float" office:value="11.6170212765957" calcext:value-type="float">
            <text:p>11,6170212766</text:p>
          </table:table-cell>
          <table:table-cell office:value-type="float" office:value="98" calcext:value-type="float">
            <text:p>98</text:p>
          </table:table-cell>
          <table:table-cell office:value-type="float" office:value="10.4489795918367" calcext:value-type="float">
            <text:p>10,4489795918</text:p>
          </table:table-cell>
          <table:table-cell office:value-type="float" office:value="95" calcext:value-type="float">
            <text:p>95</text:p>
          </table:table-cell>
          <table:table-cell office:value-type="float" office:value="11.2736842105263" calcext:value-type="float">
            <text:p>11,2736842105</text:p>
          </table:table-cell>
          <table:table-cell office:value-type="float" office:value="143" calcext:value-type="float">
            <text:p>143</text:p>
          </table:table-cell>
          <table:table-cell office:value-type="float" office:value="89.7692307692308" calcext:value-type="float">
            <text:p>89,769230769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48.7582417582418" calcext:value-type="float">
            <text:p>48,7582417582</text:p>
          </table:table-cell>
          <table:table-cell office:value-type="float" office:value="82" calcext:value-type="float">
            <text:p>82</text:p>
          </table:table-cell>
          <table:table-cell office:value-type="float" office:value="201.560975609756" calcext:value-type="float">
            <text:p>201,5609756098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9.64102564102564" calcext:value-type="float">
            <text:p>9,641025641</text:p>
          </table:table-cell>
          <table:table-cell office:value-type="float" office:value="82" calcext:value-type="float">
            <text:p>82</text:p>
          </table:table-cell>
          <table:table-cell office:value-type="float" office:value="10.1585365853659" calcext:value-type="float">
            <text:p>10,1585365854</text:p>
          </table:table-cell>
          <table:table-cell office:value-type="float" office:value="96" calcext:value-type="float">
            <text:p>96</text:p>
          </table:table-cell>
          <table:table-cell office:value-type="float" office:value="10.46875" calcext:value-type="float">
            <text:p>10,46875</text:p>
          </table:table-cell>
          <table:table-cell office:value-type="float" office:value="97" calcext:value-type="float">
            <text:p>97</text:p>
          </table:table-cell>
          <table:table-cell office:value-type="float" office:value="9.70103092783505" calcext:value-type="float">
            <text:p>9,7010309278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0.1538461538462" calcext:value-type="float">
            <text:p>10,1538461538</text:p>
          </table:table-cell>
          <table:table-cell office:value-type="float" office:value="94" calcext:value-type="float">
            <text:p>94</text:p>
          </table:table-cell>
          <table:table-cell office:value-type="float" office:value="12.6489361702128" calcext:value-type="float">
            <text:p>12,6489361702</text:p>
          </table:table-cell>
          <table:table-cell office:value-type="float" office:value="94" calcext:value-type="float">
            <text:p>94</text:p>
          </table:table-cell>
          <table:table-cell office:value-type="float" office:value="11.0957446808511" calcext:value-type="float">
            <text:p>11,0957446809</text:p>
          </table:table-cell>
          <table:table-cell office:value-type="float" office:value="96" calcext:value-type="float">
            <text:p>96</text:p>
          </table:table-cell>
          <table:table-cell office:value-type="float" office:value="106.291666666667" calcext:value-type="float">
            <text:p>106,2916666667</text:p>
          </table:table-cell>
          <table:table-cell office:value-type="float" office:value="95" calcext:value-type="float">
            <text:p>95</text:p>
          </table:table-cell>
          <table:table-cell office:value-type="float" office:value="13.6736842105263" calcext:value-type="float">
            <text:p>13,6736842105</text:p>
          </table:table-cell>
          <table:table-cell office:value-type="float" office:value="92" calcext:value-type="float">
            <text:p>92</text:p>
          </table:table-cell>
          <table:table-cell office:value-type="float" office:value="106.771739130435" calcext:value-type="float">
            <text:p>106,7717391304</text:p>
          </table:table-cell>
          <table:table-cell office:value-type="float" office:value="62" calcext:value-type="float">
            <text:p>62</text:p>
          </table:table-cell>
          <table:table-cell office:value-type="float" office:value="26.7903225806452" calcext:value-type="float">
            <text:p>26,7903225806</text:p>
          </table:table-cell>
          <table:table-cell office:value-type="float" office:value="91" calcext:value-type="float">
            <text:p>91</text:p>
          </table:table-cell>
          <table:table-cell office:value-type="float" office:value="63.3626373626374" calcext:value-type="float">
            <text:p>63,3626373626</text:p>
          </table:table-cell>
          <table:table-cell office:value-type="float" office:value="56" calcext:value-type="float">
            <text:p>56</text:p>
          </table:table-cell>
          <table:table-cell office:value-type="float" office:value="157.053571428571" calcext:value-type="float">
            <text:p>157,0535714286</text:p>
          </table:table-cell>
          <table:table-cell office:value-type="float" office:value="42" calcext:value-type="float">
            <text:p>42</text:p>
          </table:table-cell>
          <table:table-cell office:value-type="float" office:value="304.047619047619" calcext:value-type="float">
            <text:p>304,047619047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.32467532467532" calcext:value-type="float">
            <text:p>8,3246753247</text:p>
          </table:table-cell>
          <table:table-cell office:value-type="float" office:value="82" calcext:value-type="float">
            <text:p>82</text:p>
          </table:table-cell>
          <table:table-cell office:value-type="float" office:value="10.4390243902439" calcext:value-type="float">
            <text:p>10,4390243902</text:p>
          </table:table-cell>
          <table:table-cell office:value-type="float" office:value="97" calcext:value-type="float">
            <text:p>97</text:p>
          </table:table-cell>
          <table:table-cell office:value-type="float" office:value="10.9381443298969" calcext:value-type="float">
            <text:p>10,9381443299</text:p>
          </table:table-cell>
          <table:table-cell office:value-type="float" office:value="99" calcext:value-type="float">
            <text:p>99</text:p>
          </table:table-cell>
          <table:table-cell office:value-type="float" office:value="10.3434343434343" calcext:value-type="float">
            <text:p>10,3434343434</text:p>
          </table:table-cell>
          <table:table-cell office:value-type="float" office:value="93" calcext:value-type="float">
            <text:p>93</text:p>
          </table:table-cell>
          <table:table-cell office:value-type="float" office:value="11.1075268817204" calcext:value-type="float">
            <text:p>11,1075268817</text:p>
          </table:table-cell>
          <table:table-cell office:value-type="float" office:value="99" calcext:value-type="float">
            <text:p>99</text:p>
          </table:table-cell>
          <table:table-cell office:value-type="float" office:value="9.95959595959596" calcext:value-type="float">
            <text:p>9,9595959596</text:p>
          </table:table-cell>
          <table:table-cell office:value-type="float" office:value="95" calcext:value-type="float">
            <text:p>95</text:p>
          </table:table-cell>
          <table:table-cell office:value-type="float" office:value="14.1894736842105" calcext:value-type="float">
            <text:p>14,1894736842</text:p>
          </table:table-cell>
          <table:table-cell office:value-type="float" office:value="95" calcext:value-type="float">
            <text:p>95</text:p>
          </table:table-cell>
          <table:table-cell office:value-type="float" office:value="12.1578947368421" calcext:value-type="float">
            <text:p>12,1578947368</text:p>
          </table:table-cell>
          <table:table-cell office:value-type="float" office:value="95" calcext:value-type="float">
            <text:p>95</text:p>
          </table:table-cell>
          <table:table-cell office:value-type="float" office:value="10.4210526315789" calcext:value-type="float">
            <text:p>10,4210526316</text:p>
          </table:table-cell>
          <table:table-cell office:value-type="float" office:value="98" calcext:value-type="float">
            <text:p>98</text:p>
          </table:table-cell>
          <table:table-cell office:value-type="float" office:value="11.9081632653061" calcext:value-type="float">
            <text:p>11,9081632653</text:p>
          </table:table-cell>
          <table:table-cell office:value-type="float" office:value="97" calcext:value-type="float">
            <text:p>97</text:p>
          </table:table-cell>
          <table:table-cell office:value-type="float" office:value="11.6494845360825" calcext:value-type="float">
            <text:p>11,6494845361</text:p>
          </table:table-cell>
          <table:table-cell office:value-type="float" office:value="65" calcext:value-type="float">
            <text:p>65</text:p>
          </table:table-cell>
          <table:table-cell office:value-type="float" office:value="29.2615384615385" calcext:value-type="float">
            <text:p>29,2615384615</text:p>
          </table:table-cell>
          <table:table-cell office:value-type="float" office:value="96" calcext:value-type="float">
            <text:p>96</text:p>
          </table:table-cell>
          <table:table-cell office:value-type="float" office:value="64.9375" calcext:value-type="float">
            <text:p>64,9375</text:p>
          </table:table-cell>
          <table:table-cell office:value-type="float" office:value="62" calcext:value-type="float">
            <text:p>62</text:p>
          </table:table-cell>
          <table:table-cell office:value-type="float" office:value="186.258064516129" calcext:value-type="float">
            <text:p>186,2580645161</text:p>
          </table:table-cell>
          <table:table-cell office:value-type="float" office:value="74" calcext:value-type="float">
            <text:p>74</text:p>
          </table:table-cell>
          <table:table-cell office:value-type="float" office:value="445.864864864865" calcext:value-type="float">
            <text:p>445,8648648649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8.52941176470588" calcext:value-type="float">
            <text:p>8,5294117647</text:p>
          </table:table-cell>
          <table:table-cell office:value-type="float" office:value="62" calcext:value-type="float">
            <text:p>62</text:p>
          </table:table-cell>
          <table:table-cell office:value-type="float" office:value="9.58064516129032" calcext:value-type="float">
            <text:p>9,5806451613</text:p>
          </table:table-cell>
          <table:table-cell office:value-type="float" office:value="98" calcext:value-type="float">
            <text:p>98</text:p>
          </table:table-cell>
          <table:table-cell office:value-type="float" office:value="10.234693877551" calcext:value-type="float">
            <text:p>10,2346938776</text:p>
          </table:table-cell>
          <table:table-cell office:value-type="float" office:value="96" calcext:value-type="float">
            <text:p>96</text:p>
          </table:table-cell>
          <table:table-cell office:value-type="float" office:value="9.86458333333333" calcext:value-type="float">
            <text:p>9,8645833333</text:p>
          </table:table-cell>
          <table:table-cell office:value-type="float" office:value="90" calcext:value-type="float">
            <text:p>90</text:p>
          </table:table-cell>
          <table:table-cell office:value-type="float" office:value="11.5888888888889" calcext:value-type="float">
            <text:p>11,5888888889</text:p>
          </table:table-cell>
          <table:table-cell office:value-type="float" office:value="97" calcext:value-type="float">
            <text:p>97</text:p>
          </table:table-cell>
          <table:table-cell office:value-type="float" office:value="10.4845360824742" calcext:value-type="float">
            <text:p>10,4845360825</text:p>
          </table:table-cell>
          <table:table-cell office:value-type="float" office:value="84" calcext:value-type="float">
            <text:p>84</text:p>
          </table:table-cell>
          <table:table-cell office:value-type="float" office:value="12.0833333333333" calcext:value-type="float">
            <text:p>12,0833333333</text:p>
          </table:table-cell>
          <table:table-cell office:value-type="float" office:value="91" calcext:value-type="float">
            <text:p>91</text:p>
          </table:table-cell>
          <table:table-cell office:value-type="float" office:value="11.7802197802198" calcext:value-type="float">
            <text:p>11,7802197802</text:p>
          </table:table-cell>
          <table:table-cell office:value-type="float" office:value="97" calcext:value-type="float">
            <text:p>97</text:p>
          </table:table-cell>
          <table:table-cell office:value-type="float" office:value="10.8556701030928" calcext:value-type="float">
            <text:p>10,8556701031</text:p>
          </table:table-cell>
          <table:table-cell office:value-type="float" office:value="101" calcext:value-type="float">
            <text:p>101</text:p>
          </table:table-cell>
          <table:table-cell office:value-type="float" office:value="11.2376237623762" calcext:value-type="float">
            <text:p>11,2376237624</text:p>
          </table:table-cell>
          <table:table-cell office:value-type="float" office:value="94" calcext:value-type="float">
            <text:p>94</text:p>
          </table:table-cell>
          <table:table-cell office:value-type="float" office:value="15.5531914893617" calcext:value-type="float">
            <text:p>15,5531914894</text:p>
          </table:table-cell>
          <table:table-cell office:value-type="float" office:value="58" calcext:value-type="float">
            <text:p>58</text:p>
          </table:table-cell>
          <table:table-cell office:value-type="float" office:value="21.0172413793103" calcext:value-type="float">
            <text:p>21,0172413793</text:p>
          </table:table-cell>
          <table:table-cell office:value-type="float" office:value="94" calcext:value-type="float">
            <text:p>94</text:p>
          </table:table-cell>
          <table:table-cell office:value-type="float" office:value="60.4255319148936" calcext:value-type="float">
            <text:p>60,4255319149</text:p>
          </table:table-cell>
          <table:table-cell office:value-type="float" office:value="62" calcext:value-type="float">
            <text:p>62</text:p>
          </table:table-cell>
          <table:table-cell office:value-type="float" office:value="183.822580645161" calcext:value-type="float">
            <text:p>183,8225806452</text:p>
          </table:table-cell>
          <table:table-cell office:value-type="float" office:value="16" calcext:value-type="float">
            <text:p>16</text:p>
          </table:table-cell>
          <table:table-cell office:value-type="float" office:value="3435.8125" calcext:value-type="float">
            <text:p>3435,8125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8.92553191489362" calcext:value-type="float">
            <text:p>8,9255319149</text:p>
          </table:table-cell>
          <table:table-cell office:value-type="float" office:value="59" calcext:value-type="float">
            <text:p>59</text:p>
          </table:table-cell>
          <table:table-cell office:value-type="float" office:value="10.1525423728814" calcext:value-type="float">
            <text:p>10,1525423729</text:p>
          </table:table-cell>
          <table:table-cell office:value-type="float" office:value="85" calcext:value-type="float">
            <text:p>85</text:p>
          </table:table-cell>
          <table:table-cell office:value-type="float" office:value="13.2588235294118" calcext:value-type="float">
            <text:p>13,2588235294</text:p>
          </table:table-cell>
          <table:table-cell office:value-type="float" office:value="97" calcext:value-type="float">
            <text:p>97</text:p>
          </table:table-cell>
          <table:table-cell office:value-type="float" office:value="9.58762886597938" calcext:value-type="float">
            <text:p>9,587628866</text:p>
          </table:table-cell>
          <table:table-cell office:value-type="float" office:value="93" calcext:value-type="float">
            <text:p>93</text:p>
          </table:table-cell>
          <table:table-cell office:value-type="float" office:value="10.8817204301075" calcext:value-type="float">
            <text:p>10,8817204301</text:p>
          </table:table-cell>
          <table:table-cell office:value-type="float" office:value="101" calcext:value-type="float">
            <text:p>101</text:p>
          </table:table-cell>
          <table:table-cell office:value-type="float" office:value="10.6336633663366" calcext:value-type="float">
            <text:p>10,6336633663</text:p>
          </table:table-cell>
          <table:table-cell office:value-type="float" office:value="73" calcext:value-type="float">
            <text:p>73</text:p>
          </table:table-cell>
          <table:table-cell office:value-type="float" office:value="12.1095890410959" calcext:value-type="float">
            <text:p>12,1095890411</text:p>
          </table:table-cell>
          <table:table-cell office:value-type="float" office:value="95" calcext:value-type="float">
            <text:p>95</text:p>
          </table:table-cell>
          <table:table-cell office:value-type="float" office:value="11.8315789473684" calcext:value-type="float">
            <text:p>11,8315789474</text:p>
          </table:table-cell>
          <table:table-cell office:value-type="float" office:value="84" calcext:value-type="float">
            <text:p>84</text:p>
          </table:table-cell>
          <table:table-cell office:value-type="float" office:value="10.6071428571429" calcext:value-type="float">
            <text:p>10,6071428571</text:p>
          </table:table-cell>
          <table:table-cell office:value-type="float" office:value="101" calcext:value-type="float">
            <text:p>101</text:p>
          </table:table-cell>
          <table:table-cell office:value-type="float" office:value="11.7821782178218" calcext:value-type="float">
            <text:p>11,7821782178</text:p>
          </table:table-cell>
          <table:table-cell office:value-type="float" office:value="128" calcext:value-type="float">
            <text:p>128</text:p>
          </table:table-cell>
          <table:table-cell office:value-type="float" office:value="86.2265625" calcext:value-type="float">
            <text:p>86,2265625</text:p>
          </table:table-cell>
          <table:table-cell office:value-type="float" office:value="60" calcext:value-type="float">
            <text:p>60</text:p>
          </table:table-cell>
          <table:table-cell office:value-type="float" office:value="26.4" calcext:value-type="float">
            <text:p>26,4</text:p>
          </table:table-cell>
          <table:table-cell office:value-type="float" office:value="98" calcext:value-type="float">
            <text:p>98</text:p>
          </table:table-cell>
          <table:table-cell office:value-type="float" office:value="70.1836734693878" calcext:value-type="float">
            <text:p>70,1836734694</text:p>
          </table:table-cell>
          <table:table-cell office:value-type="float" office:value="62" calcext:value-type="float">
            <text:p>62</text:p>
          </table:table-cell>
          <table:table-cell office:value-type="float" office:value="174.983870967742" calcext:value-type="float">
            <text:p>174,9838709677</text:p>
          </table:table-cell>
          <table:table-cell office:value-type="float" office:value="131" calcext:value-type="float">
            <text:p>131</text:p>
          </table:table-cell>
          <table:table-cell office:value-type="float" office:value="3346.96946564885" calcext:value-type="float">
            <text:p>3346,9694656489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8.31958762886598" calcext:value-type="float">
            <text:p>8,3195876289</text:p>
          </table:table-cell>
          <table:table-cell office:value-type="float" office:value="76" calcext:value-type="float">
            <text:p>76</text:p>
          </table:table-cell>
          <table:table-cell office:value-type="float" office:value="186.657894736842" calcext:value-type="float">
            <text:p>186,6578947368</text:p>
          </table:table-cell>
          <table:table-cell office:value-type="float" office:value="80" calcext:value-type="float">
            <text:p>80</text:p>
          </table:table-cell>
          <table:table-cell office:value-type="float" office:value="10.15" calcext:value-type="float">
            <text:p>10,15</text:p>
          </table:table-cell>
          <table:table-cell office:value-type="float" office:value="93" calcext:value-type="float">
            <text:p>93</text:p>
          </table:table-cell>
          <table:table-cell office:value-type="float" office:value="10.0752688172043" calcext:value-type="float">
            <text:p>10,0752688172</text:p>
          </table:table-cell>
          <table:table-cell office:value-type="float" office:value="94" calcext:value-type="float">
            <text:p>94</text:p>
          </table:table-cell>
          <table:table-cell office:value-type="float" office:value="10.7340425531915" calcext:value-type="float">
            <text:p>10,7340425532</text:p>
          </table:table-cell>
          <table:table-cell office:value-type="float" office:value="87" calcext:value-type="float">
            <text:p>87</text:p>
          </table:table-cell>
          <table:table-cell office:value-type="float" office:value="10.9195402298851" calcext:value-type="float">
            <text:p>10,9195402299</text:p>
          </table:table-cell>
          <table:table-cell office:value-type="float" office:value="90" calcext:value-type="float">
            <text:p>90</text:p>
          </table:table-cell>
          <table:table-cell office:value-type="float" office:value="12.4" calcext:value-type="float">
            <text:p>12,4</text:p>
          </table:table-cell>
          <table:table-cell office:value-type="float" office:value="93" calcext:value-type="float">
            <text:p>93</text:p>
          </table:table-cell>
          <table:table-cell office:value-type="float" office:value="11.0645161290323" calcext:value-type="float">
            <text:p>11,064516129</text:p>
          </table:table-cell>
          <table:table-cell office:value-type="float" office:value="91" calcext:value-type="float">
            <text:p>91</text:p>
          </table:table-cell>
          <table:table-cell office:value-type="float" office:value="10.8681318681319" calcext:value-type="float">
            <text:p>10,8681318681</text:p>
          </table:table-cell>
          <table:table-cell office:value-type="float" office:value="90" calcext:value-type="float">
            <text:p>90</text:p>
          </table:table-cell>
          <table:table-cell office:value-type="float" office:value="11.4" calcext:value-type="float">
            <text:p>11,4</text:p>
          </table:table-cell>
          <table:table-cell office:value-type="float" office:value="77" calcext:value-type="float">
            <text:p>77</text:p>
          </table:table-cell>
          <table:table-cell office:value-type="float" office:value="9.71428571428571" calcext:value-type="float">
            <text:p>9,7142857143</text:p>
          </table:table-cell>
          <table:table-cell office:value-type="float" office:value="62" calcext:value-type="float">
            <text:p>62</text:p>
          </table:table-cell>
          <table:table-cell office:value-type="float" office:value="24.9516129032258" calcext:value-type="float">
            <text:p>24,9516129032</text:p>
          </table:table-cell>
          <table:table-cell office:value-type="float" office:value="100" calcext:value-type="float">
            <text:p>100</text:p>
          </table:table-cell>
          <table:table-cell office:value-type="float" office:value="75.43" calcext:value-type="float">
            <text:p>75,43</text:p>
          </table:table-cell>
          <table:table-cell office:value-type="float" office:value="60" calcext:value-type="float">
            <text:p>60</text:p>
          </table:table-cell>
          <table:table-cell office:value-type="float" office:value="185.966666666667" calcext:value-type="float">
            <text:p>185,9666666667</text:p>
          </table:table-cell>
          <table:table-cell office:value-type="float" office:value="96" calcext:value-type="float">
            <text:p>96</text:p>
          </table:table-cell>
          <table:table-cell office:value-type="float" office:value="2984.29166666667" calcext:value-type="float">
            <text:p>2984,291666666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8.19047619047619" calcext:value-type="float">
            <text:p>8,1904761905</text:p>
          </table:table-cell>
          <table:table-cell office:value-type="float" office:value="74" calcext:value-type="float">
            <text:p>74</text:p>
          </table:table-cell>
          <table:table-cell office:value-type="float" office:value="10.3918918918919" calcext:value-type="float">
            <text:p>10,3918918919</text:p>
          </table:table-cell>
          <table:table-cell office:value-type="float" office:value="100" calcext:value-type="float">
            <text:p>100</text:p>
          </table:table-cell>
          <table:table-cell office:value-type="float" office:value="10.02" calcext:value-type="float">
            <text:p>10,02</text:p>
          </table:table-cell>
          <table:table-cell office:value-type="float" office:value="77" calcext:value-type="float">
            <text:p>77</text:p>
          </table:table-cell>
          <table:table-cell office:value-type="float" office:value="10.4935064935065" calcext:value-type="float">
            <text:p>10,4935064935</text:p>
          </table:table-cell>
          <table:table-cell office:value-type="float" office:value="65" calcext:value-type="float">
            <text:p>65</text:p>
          </table:table-cell>
          <table:table-cell office:value-type="float" office:value="10.6615384615385" calcext:value-type="float">
            <text:p>10,6615384615</text:p>
          </table:table-cell>
          <table:table-cell office:value-type="float" office:value="98" calcext:value-type="float">
            <text:p>98</text:p>
          </table:table-cell>
          <table:table-cell office:value-type="float" office:value="11.0510204081633" calcext:value-type="float">
            <text:p>11,0510204082</text:p>
          </table:table-cell>
          <table:table-cell office:value-type="float" office:value="96" calcext:value-type="float">
            <text:p>96</text:p>
          </table:table-cell>
          <table:table-cell office:value-type="float" office:value="12.1041666666667" calcext:value-type="float">
            <text:p>12,1041666667</text:p>
          </table:table-cell>
          <table:table-cell office:value-type="float" office:value="95" calcext:value-type="float">
            <text:p>95</text:p>
          </table:table-cell>
          <table:table-cell office:value-type="float" office:value="11.1263157894737" calcext:value-type="float">
            <text:p>11,1263157895</text:p>
          </table:table-cell>
          <table:table-cell office:value-type="float" office:value="94" calcext:value-type="float">
            <text:p>94</text:p>
          </table:table-cell>
          <table:table-cell office:value-type="float" office:value="10.1276595744681" calcext:value-type="float">
            <text:p>10,1276595745</text:p>
          </table:table-cell>
          <table:table-cell office:value-type="float" office:value="101" calcext:value-type="float">
            <text:p>101</text:p>
          </table:table-cell>
          <table:table-cell office:value-type="float" office:value="110.60396039604" calcext:value-type="float">
            <text:p>110,603960396</text:p>
          </table:table-cell>
          <table:table-cell office:value-type="float" office:value="90" calcext:value-type="float">
            <text:p>90</text:p>
          </table:table-cell>
          <table:table-cell office:value-type="float" office:value="11.2111111111111" calcext:value-type="float">
            <text:p>11,2111111111</text:p>
          </table:table-cell>
          <table:table-cell office:value-type="float" office:value="61" calcext:value-type="float">
            <text:p>61</text:p>
          </table:table-cell>
          <table:table-cell office:value-type="float" office:value="21.7213114754098" calcext:value-type="float">
            <text:p>21,7213114754</text:p>
          </table:table-cell>
          <table:table-cell office:value-type="float" office:value="99" calcext:value-type="float">
            <text:p>99</text:p>
          </table:table-cell>
          <table:table-cell office:value-type="float" office:value="91.2626262626263" calcext:value-type="float">
            <text:p>91,2626262626</text:p>
          </table:table-cell>
          <table:table-cell office:value-type="float" office:value="29" calcext:value-type="float">
            <text:p>29</text:p>
          </table:table-cell>
          <table:table-cell office:value-type="float" office:value="351.551724137931" calcext:value-type="float">
            <text:p>351,5517241379</text:p>
          </table:table-cell>
          <table:table-cell office:value-type="float" office:value="90" calcext:value-type="float">
            <text:p>90</text:p>
          </table:table-cell>
          <table:table-cell office:value-type="float" office:value="2948.1" calcext:value-type="float">
            <text:p>2948,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.70526315789474" calcext:value-type="float">
            <text:p>8,7052631579</text:p>
          </table:table-cell>
          <table:table-cell office:value-type="float" office:value="72" calcext:value-type="float">
            <text:p>72</text:p>
          </table:table-cell>
          <table:table-cell office:value-type="float" office:value="12.1805555555556" calcext:value-type="float">
            <text:p>12,1805555556</text:p>
          </table:table-cell>
          <table:table-cell office:value-type="float" office:value="96" calcext:value-type="float">
            <text:p>96</text:p>
          </table:table-cell>
          <table:table-cell office:value-type="float" office:value="9.85416666666667" calcext:value-type="float">
            <text:p>9,8541666667</text:p>
          </table:table-cell>
          <table:table-cell office:value-type="float" office:value="101" calcext:value-type="float">
            <text:p>101</text:p>
          </table:table-cell>
          <table:table-cell office:value-type="float" office:value="9.73267326732673" calcext:value-type="float">
            <text:p>9,7326732673</text:p>
          </table:table-cell>
          <table:table-cell office:value-type="float" office:value="92" calcext:value-type="float">
            <text:p>92</text:p>
          </table:table-cell>
          <table:table-cell office:value-type="float" office:value="10.5" calcext:value-type="float">
            <text:p>10,5</text:p>
          </table:table-cell>
          <table:table-cell office:value-type="float" office:value="97" calcext:value-type="float">
            <text:p>97</text:p>
          </table:table-cell>
          <table:table-cell office:value-type="float" office:value="12.0824742268041" calcext:value-type="float">
            <text:p>12,0824742268</text:p>
          </table:table-cell>
          <table:table-cell office:value-type="float" office:value="96" calcext:value-type="float">
            <text:p>96</text:p>
          </table:table-cell>
          <table:table-cell office:value-type="float" office:value="11.875" calcext:value-type="float">
            <text:p>11,875</text:p>
          </table:table-cell>
          <table:table-cell office:value-type="float" office:value="93" calcext:value-type="float">
            <text:p>93</text:p>
          </table:table-cell>
          <table:table-cell office:value-type="float" office:value="10.7956989247312" calcext:value-type="float">
            <text:p>10,7956989247</text:p>
          </table:table-cell>
          <table:table-cell office:value-type="float" office:value="97" calcext:value-type="float">
            <text:p>97</text:p>
          </table:table-cell>
          <table:table-cell office:value-type="float" office:value="10.298969072165" calcext:value-type="float">
            <text:p>10,2989690722</text:p>
          </table:table-cell>
          <table:table-cell office:value-type="float" office:value="98" calcext:value-type="float">
            <text:p>98</text:p>
          </table:table-cell>
          <table:table-cell office:value-type="float" office:value="252.908163265306" calcext:value-type="float">
            <text:p>252,9081632653</text:p>
          </table:table-cell>
          <table:table-cell office:value-type="float" office:value="77" calcext:value-type="float">
            <text:p>77</text:p>
          </table:table-cell>
          <table:table-cell office:value-type="float" office:value="18.2597402597403" calcext:value-type="float">
            <text:p>18,2597402597</text:p>
          </table:table-cell>
          <table:table-cell office:value-type="float" office:value="58" calcext:value-type="float">
            <text:p>58</text:p>
          </table:table-cell>
          <table:table-cell office:value-type="float" office:value="27.8965517241379" calcext:value-type="float">
            <text:p>27,8965517241</text:p>
          </table:table-cell>
          <table:table-cell office:value-type="float" office:value="95" calcext:value-type="float">
            <text:p>95</text:p>
          </table:table-cell>
          <table:table-cell office:value-type="float" office:value="62.2631578947368" calcext:value-type="float">
            <text:p>62,2631578947</text:p>
          </table:table-cell>
          <table:table-cell office:value-type="float" office:value="99" calcext:value-type="float">
            <text:p>99</text:p>
          </table:table-cell>
          <table:table-cell office:value-type="float" office:value="323.080808080808" calcext:value-type="float">
            <text:p>323,0808080808</text:p>
          </table:table-cell>
          <table:table-cell office:value-type="float" office:value="49" calcext:value-type="float">
            <text:p>49</text:p>
          </table:table-cell>
          <table:table-cell office:value-type="float" office:value="3045.73469387755" calcext:value-type="float">
            <text:p>3045,7346938776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9.1304347826087" calcext:value-type="float">
            <text:p>9,1304347826</text:p>
          </table:table-cell>
          <table:table-cell office:value-type="float" office:value="82" calcext:value-type="float">
            <text:p>82</text:p>
          </table:table-cell>
          <table:table-cell office:value-type="float" office:value="12.9878048780488" calcext:value-type="float">
            <text:p>12,987804878</text:p>
          </table:table-cell>
          <table:table-cell office:value-type="float" office:value="97" calcext:value-type="float">
            <text:p>97</text:p>
          </table:table-cell>
          <table:table-cell office:value-type="float" office:value="10.4020618556701" calcext:value-type="float">
            <text:p>10,4020618557</text:p>
          </table:table-cell>
          <table:table-cell office:value-type="float" office:value="88" calcext:value-type="float">
            <text:p>88</text:p>
          </table:table-cell>
          <table:table-cell office:value-type="float" office:value="10.2954545454545" calcext:value-type="float">
            <text:p>10,2954545455</text:p>
          </table:table-cell>
          <table:table-cell office:value-type="float" office:value="88" calcext:value-type="float">
            <text:p>88</text:p>
          </table:table-cell>
          <table:table-cell office:value-type="float" office:value="10.6704545454545" calcext:value-type="float">
            <text:p>10,6704545455</text:p>
          </table:table-cell>
          <table:table-cell office:value-type="float" office:value="99" calcext:value-type="float">
            <text:p>99</text:p>
          </table:table-cell>
          <table:table-cell office:value-type="float" office:value="11.7070707070707" calcext:value-type="float">
            <text:p>11,7070707071</text:p>
          </table:table-cell>
          <table:table-cell office:value-type="float" office:value="96" calcext:value-type="float">
            <text:p>96</text:p>
          </table:table-cell>
          <table:table-cell office:value-type="float" office:value="12.2708333333333" calcext:value-type="float">
            <text:p>12,2708333333</text:p>
          </table:table-cell>
          <table:table-cell office:value-type="float" office:value="85" calcext:value-type="float">
            <text:p>85</text:p>
          </table:table-cell>
          <table:table-cell office:value-type="float" office:value="10.9764705882353" calcext:value-type="float">
            <text:p>10,9764705882</text:p>
          </table:table-cell>
          <table:table-cell office:value-type="float" office:value="86" calcext:value-type="float">
            <text:p>86</text:p>
          </table:table-cell>
          <table:table-cell office:value-type="float" office:value="11.3023255813954" calcext:value-type="float">
            <text:p>11,3023255814</text:p>
          </table:table-cell>
          <table:table-cell office:value-type="float" office:value="95" calcext:value-type="float">
            <text:p>95</text:p>
          </table:table-cell>
          <table:table-cell office:value-type="float" office:value="13.5578947368421" calcext:value-type="float">
            <text:p>13,5578947368</text:p>
          </table:table-cell>
          <table:table-cell office:value-type="float" office:value="134" calcext:value-type="float">
            <text:p>134</text:p>
          </table:table-cell>
          <table:table-cell office:value-type="float" office:value="84.3805970149254" calcext:value-type="float">
            <text:p>84,3805970149</text:p>
          </table:table-cell>
          <table:table-cell office:value-type="float" office:value="61" calcext:value-type="float">
            <text:p>61</text:p>
          </table:table-cell>
          <table:table-cell office:value-type="float" office:value="24.3114754098361" calcext:value-type="float">
            <text:p>24,3114754098</text:p>
          </table:table-cell>
          <table:table-cell office:value-type="float" office:value="94" calcext:value-type="float">
            <text:p>94</text:p>
          </table:table-cell>
          <table:table-cell office:value-type="float" office:value="64.4893617021277" calcext:value-type="float">
            <text:p>64,4893617021</text:p>
          </table:table-cell>
          <table:table-cell office:value-type="float" office:value="58" calcext:value-type="float">
            <text:p>58</text:p>
          </table:table-cell>
          <table:table-cell office:value-type="float" office:value="152.637931034483" calcext:value-type="float">
            <text:p>152,6379310345</text:p>
          </table:table-cell>
          <table:table-cell office:value-type="float" office:value="98" calcext:value-type="float">
            <text:p>98</text:p>
          </table:table-cell>
          <table:table-cell office:value-type="float" office:value="3045.39795918367" calcext:value-type="float">
            <text:p>3045,3979591837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9.17171717171717" calcext:value-type="float">
            <text:p>9,1717171717</text:p>
          </table:table-cell>
          <table:table-cell office:value-type="float" office:value="71" calcext:value-type="float">
            <text:p>71</text:p>
          </table:table-cell>
          <table:table-cell office:value-type="float" office:value="11.5915492957746" calcext:value-type="float">
            <text:p>11,5915492958</text:p>
          </table:table-cell>
          <table:table-cell office:value-type="float" office:value="96" calcext:value-type="float">
            <text:p>96</text:p>
          </table:table-cell>
          <table:table-cell office:value-type="float" office:value="9.95833333333333" calcext:value-type="float">
            <text:p>9,9583333333</text:p>
          </table:table-cell>
          <table:table-cell office:value-type="float" office:value="92" calcext:value-type="float">
            <text:p>92</text:p>
          </table:table-cell>
          <table:table-cell office:value-type="float" office:value="9.71739130434783" calcext:value-type="float">
            <text:p>9,7173913043</text:p>
          </table:table-cell>
          <table:table-cell office:value-type="float" office:value="98" calcext:value-type="float">
            <text:p>98</text:p>
          </table:table-cell>
          <table:table-cell office:value-type="float" office:value="14.1530612244898" calcext:value-type="float">
            <text:p>14,1530612245</text:p>
          </table:table-cell>
          <table:table-cell office:value-type="float" office:value="93" calcext:value-type="float">
            <text:p>93</text:p>
          </table:table-cell>
          <table:table-cell office:value-type="float" office:value="11.0430107526882" calcext:value-type="float">
            <text:p>11,0430107527</text:p>
          </table:table-cell>
          <table:table-cell office:value-type="float" office:value="99" calcext:value-type="float">
            <text:p>99</text:p>
          </table:table-cell>
          <table:table-cell office:value-type="float" office:value="12.3131313131313" calcext:value-type="float">
            <text:p>12,3131313131</text:p>
          </table:table-cell>
          <table:table-cell office:value-type="float" office:value="85" calcext:value-type="float">
            <text:p>85</text:p>
          </table:table-cell>
          <table:table-cell office:value-type="float" office:value="10.2" calcext:value-type="float">
            <text:p>10,2</text:p>
          </table:table-cell>
          <table:table-cell office:value-type="float" office:value="89" calcext:value-type="float">
            <text:p>89</text:p>
          </table:table-cell>
          <table:table-cell office:value-type="float" office:value="10.6516853932584" calcext:value-type="float">
            <text:p>10,6516853933</text:p>
          </table:table-cell>
          <table:table-cell office:value-type="float" office:value="97" calcext:value-type="float">
            <text:p>97</text:p>
          </table:table-cell>
          <table:table-cell office:value-type="float" office:value="11.0309278350515" calcext:value-type="float">
            <text:p>11,0309278351</text:p>
          </table:table-cell>
          <table:table-cell office:value-type="float" office:value="100" calcext:value-type="float">
            <text:p>100</text:p>
          </table:table-cell>
          <table:table-cell office:value-type="float" office:value="11.25" calcext:value-type="float">
            <text:p>11,25</text:p>
          </table:table-cell>
          <table:table-cell office:value-type="float" office:value="60" calcext:value-type="float">
            <text:p>60</text:p>
          </table:table-cell>
          <table:table-cell office:value-type="float" office:value="30.1166666666667" calcext:value-type="float">
            <text:p>30,1166666667</text:p>
          </table:table-cell>
          <table:table-cell office:value-type="float" office:value="101" calcext:value-type="float">
            <text:p>101</text:p>
          </table:table-cell>
          <table:table-cell office:value-type="float" office:value="93.3762376237624" calcext:value-type="float">
            <text:p>93,3762376238</text:p>
          </table:table-cell>
          <table:table-cell office:value-type="float" office:value="65" calcext:value-type="float">
            <text:p>65</text:p>
          </table:table-cell>
          <table:table-cell office:value-type="float" office:value="173.184615384615" calcext:value-type="float">
            <text:p>173,1846153846</text:p>
          </table:table-cell>
          <table:table-cell office:value-type="float" office:value="101" calcext:value-type="float">
            <text:p>101</text:p>
          </table:table-cell>
          <table:table-cell office:value-type="float" office:value="2429.09900990099" calcext:value-type="float">
            <text:p>2429,09900990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9.87878787878788" calcext:value-type="float">
            <text:p>9,8787878788</text:p>
          </table:table-cell>
          <table:table-cell office:value-type="float" office:value="89" calcext:value-type="float">
            <text:p>89</text:p>
          </table:table-cell>
          <table:table-cell office:value-type="float" office:value="19.0674157303371" calcext:value-type="float">
            <text:p>19,0674157303</text:p>
          </table:table-cell>
          <table:table-cell office:value-type="float" office:value="87" calcext:value-type="float">
            <text:p>87</text:p>
          </table:table-cell>
          <table:table-cell office:value-type="float" office:value="10.183908045977" calcext:value-type="float">
            <text:p>10,183908046</text:p>
          </table:table-cell>
          <table:table-cell office:value-type="float" office:value="99" calcext:value-type="float">
            <text:p>99</text:p>
          </table:table-cell>
          <table:table-cell office:value-type="float" office:value="9.45454545454546" calcext:value-type="float">
            <text:p>9,4545454545</text:p>
          </table:table-cell>
          <table:table-cell office:value-type="float" office:value="94" calcext:value-type="float">
            <text:p>94</text:p>
          </table:table-cell>
          <table:table-cell office:value-type="float" office:value="178" calcext:value-type="float">
            <text:p>178</text:p>
          </table:table-cell>
          <table:table-cell office:value-type="float" office:value="88" calcext:value-type="float">
            <text:p>88</text:p>
          </table:table-cell>
          <table:table-cell office:value-type="float" office:value="24.5909090909091" calcext:value-type="float">
            <text:p>24,5909090909</text:p>
          </table:table-cell>
          <table:table-cell office:value-type="float" office:value="97" calcext:value-type="float">
            <text:p>97</text:p>
          </table:table-cell>
          <table:table-cell office:value-type="float" office:value="11.8041237113402" calcext:value-type="float">
            <text:p>11,8041237113</text:p>
          </table:table-cell>
          <table:table-cell office:value-type="float" office:value="93" calcext:value-type="float">
            <text:p>93</text:p>
          </table:table-cell>
          <table:table-cell office:value-type="float" office:value="10.5161290322581" calcext:value-type="float">
            <text:p>10,5161290323</text:p>
          </table:table-cell>
          <table:table-cell office:value-type="float" office:value="91" calcext:value-type="float">
            <text:p>91</text:p>
          </table:table-cell>
          <table:table-cell office:value-type="float" office:value="10.9340659340659" calcext:value-type="float">
            <text:p>10,9340659341</text:p>
          </table:table-cell>
          <table:table-cell office:value-type="float" office:value="99" calcext:value-type="float">
            <text:p>99</text:p>
          </table:table-cell>
          <table:table-cell office:value-type="float" office:value="12.1616161616162" calcext:value-type="float">
            <text:p>12,1616161616</text:p>
          </table:table-cell>
          <table:table-cell office:value-type="float" office:value="100" calcext:value-type="float">
            <text:p>100</text:p>
          </table:table-cell>
          <table:table-cell office:value-type="float" office:value="10.73" calcext:value-type="float">
            <text:p>10,73</text:p>
          </table:table-cell>
          <table:table-cell office:value-type="float" office:value="60" calcext:value-type="float">
            <text:p>60</text:p>
          </table:table-cell>
          <table:table-cell office:value-type="float" office:value="24.4666666666667" calcext:value-type="float">
            <text:p>24,4666666667</text:p>
          </table:table-cell>
          <table:table-cell office:value-type="float" office:value="102" calcext:value-type="float">
            <text:p>102</text:p>
          </table:table-cell>
          <table:table-cell office:value-type="float" office:value="57.6862745098039" calcext:value-type="float">
            <text:p>57,6862745098</text:p>
          </table:table-cell>
          <table:table-cell office:value-type="float" office:value="65" calcext:value-type="float">
            <text:p>65</text:p>
          </table:table-cell>
          <table:table-cell office:value-type="float" office:value="162.8" calcext:value-type="float">
            <text:p>162,8</text:p>
          </table:table-cell>
          <table:table-cell office:value-type="float" office:value="153" calcext:value-type="float">
            <text:p>153</text:p>
          </table:table-cell>
          <table:table-cell office:value-type="float" office:value="829.372549019608" calcext:value-type="float">
            <text:p>829,3725490196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274.642857142857" calcext:value-type="float">
            <text:p>274,6428571429</text:p>
          </table:table-cell>
          <table:table-cell office:value-type="float" office:value="75" calcext:value-type="float">
            <text:p>75</text:p>
          </table:table-cell>
          <table:table-cell office:value-type="float" office:value="15.0933333333333" calcext:value-type="float">
            <text:p>15,0933333333</text:p>
          </table:table-cell>
          <table:table-cell office:value-type="float" office:value="97" calcext:value-type="float">
            <text:p>97</text:p>
          </table:table-cell>
          <table:table-cell office:value-type="float" office:value="9.56701030927835" calcext:value-type="float">
            <text:p>9,5670103093</text:p>
          </table:table-cell>
          <table:table-cell office:value-type="float" office:value="97" calcext:value-type="float">
            <text:p>97</text:p>
          </table:table-cell>
          <table:table-cell office:value-type="float" office:value="9.49484536082474" calcext:value-type="float">
            <text:p>9,4948453608</text:p>
          </table:table-cell>
          <table:table-cell office:value-type="float" office:value="101" calcext:value-type="float">
            <text:p>101</text:p>
          </table:table-cell>
          <table:table-cell office:value-type="float" office:value="44.6534653465347" calcext:value-type="float">
            <text:p>44,6534653465</text:p>
          </table:table-cell>
          <table:table-cell office:value-type="float" office:value="168" calcext:value-type="float">
            <text:p>168</text:p>
          </table:table-cell>
          <table:table-cell office:value-type="float" office:value="239.684523809524" calcext:value-type="float">
            <text:p>239,6845238095</text:p>
          </table:table-cell>
          <table:table-cell office:value-type="float" office:value="97" calcext:value-type="float">
            <text:p>97</text:p>
          </table:table-cell>
          <table:table-cell office:value-type="float" office:value="12.2164948453608" calcext:value-type="float">
            <text:p>12,2164948454</text:p>
          </table:table-cell>
          <table:table-cell office:value-type="float" office:value="90" calcext:value-type="float">
            <text:p>90</text:p>
          </table:table-cell>
          <table:table-cell office:value-type="float" office:value="10.7" calcext:value-type="float">
            <text:p>10,7</text:p>
          </table:table-cell>
          <table:table-cell office:value-type="float" office:value="95" calcext:value-type="float">
            <text:p>95</text:p>
          </table:table-cell>
          <table:table-cell office:value-type="float" office:value="10.4421052631579" calcext:value-type="float">
            <text:p>10,4421052632</text:p>
          </table:table-cell>
          <table:table-cell office:value-type="float" office:value="98" calcext:value-type="float">
            <text:p>98</text:p>
          </table:table-cell>
          <table:table-cell office:value-type="float" office:value="11.6734693877551" calcext:value-type="float">
            <text:p>11,6734693878</text:p>
          </table:table-cell>
          <table:table-cell office:value-type="float" office:value="91" calcext:value-type="float">
            <text:p>91</text:p>
          </table:table-cell>
          <table:table-cell office:value-type="float" office:value="10.4395604395604" calcext:value-type="float">
            <text:p>10,4395604396</text:p>
          </table:table-cell>
          <table:table-cell office:value-type="float" office:value="58" calcext:value-type="float">
            <text:p>58</text:p>
          </table:table-cell>
          <table:table-cell office:value-type="float" office:value="25.051724137931" calcext:value-type="float">
            <text:p>25,0517241379</text:p>
          </table:table-cell>
          <table:table-cell office:value-type="float" office:value="94" calcext:value-type="float">
            <text:p>94</text:p>
          </table:table-cell>
          <table:table-cell office:value-type="float" office:value="68.0531914893617" calcext:value-type="float">
            <text:p>68,0531914894</text:p>
          </table:table-cell>
          <table:table-cell office:value-type="float" office:value="62" calcext:value-type="float">
            <text:p>62</text:p>
          </table:table-cell>
          <table:table-cell office:value-type="float" office:value="170.322580645161" calcext:value-type="float">
            <text:p>170,3225806452</text:p>
          </table:table-cell>
          <table:table-cell office:value-type="float" office:value="51" calcext:value-type="float">
            <text:p>51</text:p>
          </table:table-cell>
          <table:table-cell office:value-type="float" office:value="17.4705882352941" calcext:value-type="float">
            <text:p>17,4705882353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7.72277227722772" calcext:value-type="float">
            <text:p>7,7227722772</text:p>
          </table:table-cell>
          <table:table-cell office:value-type="float" office:value="48" calcext:value-type="float">
            <text:p>48</text:p>
          </table:table-cell>
          <table:table-cell office:value-type="float" office:value="28.2083333333333" calcext:value-type="float">
            <text:p>28,2083333333</text:p>
          </table:table-cell>
          <table:table-cell office:value-type="float" office:value="100" calcext:value-type="float">
            <text:p>100</text:p>
          </table:table-cell>
          <table:table-cell office:value-type="float" office:value="9.58" calcext:value-type="float">
            <text:p>9,58</text:p>
          </table:table-cell>
          <table:table-cell office:value-type="float" office:value="101" calcext:value-type="float">
            <text:p>101</text:p>
          </table:table-cell>
          <table:table-cell office:value-type="float" office:value="10.1881188118812" calcext:value-type="float">
            <text:p>10,1881188119</text:p>
          </table:table-cell>
          <table:table-cell office:value-type="float" office:value="97" calcext:value-type="float">
            <text:p>97</text:p>
          </table:table-cell>
          <table:table-cell office:value-type="float" office:value="12.2061855670103" calcext:value-type="float">
            <text:p>12,206185567</text:p>
          </table:table-cell>
          <table:table-cell office:value-type="float" office:value="71" calcext:value-type="float">
            <text:p>71</text:p>
          </table:table-cell>
          <table:table-cell office:value-type="float" office:value="12.0281690140845" calcext:value-type="float">
            <text:p>12,0281690141</text:p>
          </table:table-cell>
          <table:table-cell office:value-type="float" office:value="79" calcext:value-type="float">
            <text:p>79</text:p>
          </table:table-cell>
          <table:table-cell office:value-type="float" office:value="13.0379746835443" calcext:value-type="float">
            <text:p>13,0379746835</text:p>
          </table:table-cell>
          <table:table-cell office:value-type="float" office:value="98" calcext:value-type="float">
            <text:p>98</text:p>
          </table:table-cell>
          <table:table-cell office:value-type="float" office:value="11.1734693877551" calcext:value-type="float">
            <text:p>11,1734693878</text:p>
          </table:table-cell>
          <table:table-cell office:value-type="float" office:value="98" calcext:value-type="float">
            <text:p>98</text:p>
          </table:table-cell>
          <table:table-cell office:value-type="float" office:value="10.8469387755102" calcext:value-type="float">
            <text:p>10,8469387755</text:p>
          </table:table-cell>
          <table:table-cell office:value-type="float" office:value="99" calcext:value-type="float">
            <text:p>99</text:p>
          </table:table-cell>
          <table:table-cell office:value-type="float" office:value="11.4545454545455" calcext:value-type="float">
            <text:p>11,4545454545</text:p>
          </table:table-cell>
          <table:table-cell office:value-type="float" office:value="90" calcext:value-type="float">
            <text:p>90</text:p>
          </table:table-cell>
          <table:table-cell office:value-type="float" office:value="11.9" calcext:value-type="float">
            <text:p>11,9</text:p>
          </table:table-cell>
          <table:table-cell office:value-type="float" office:value="58" calcext:value-type="float">
            <text:p>58</text:p>
          </table:table-cell>
          <table:table-cell office:value-type="float" office:value="19.9310344827586" calcext:value-type="float">
            <text:p>19,9310344828</text:p>
          </table:table-cell>
          <table:table-cell office:value-type="float" office:value="96" calcext:value-type="float">
            <text:p>96</text:p>
          </table:table-cell>
          <table:table-cell office:value-type="float" office:value="184.979166666667" calcext:value-type="float">
            <text:p>184,9791666667</text:p>
          </table:table-cell>
          <table:table-cell office:value-type="float" office:value="62" calcext:value-type="float">
            <text:p>62</text:p>
          </table:table-cell>
          <table:table-cell office:value-type="float" office:value="162.951612903226" calcext:value-type="float">
            <text:p>162,9516129032</text:p>
          </table:table-cell>
          <table:table-cell office:value-type="float" office:value="17" calcext:value-type="float">
            <text:p>17</text:p>
          </table:table-cell>
          <table:table-cell office:value-type="float" office:value="99.4117647058824" calcext:value-type="float">
            <text:p>99,4117647059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4.0361445783133" calcext:value-type="float">
            <text:p>14,0361445783</text:p>
          </table:table-cell>
          <table:table-cell office:value-type="float" office:value="95" calcext:value-type="float">
            <text:p>95</text:p>
          </table:table-cell>
          <table:table-cell office:value-type="float" office:value="100.452631578947" calcext:value-type="float">
            <text:p>100,4526315789</text:p>
          </table:table-cell>
          <table:table-cell office:value-type="float" office:value="94" calcext:value-type="float">
            <text:p>94</text:p>
          </table:table-cell>
          <table:table-cell office:value-type="float" office:value="9.78723404255319" calcext:value-type="float">
            <text:p>9,7872340426</text:p>
          </table:table-cell>
          <table:table-cell office:value-type="float" office:value="94" calcext:value-type="float">
            <text:p>94</text:p>
          </table:table-cell>
          <table:table-cell office:value-type="float" office:value="10.9787234042553" calcext:value-type="float">
            <text:p>10,9787234043</text:p>
          </table:table-cell>
          <table:table-cell office:value-type="float" office:value="98" calcext:value-type="float">
            <text:p>98</text:p>
          </table:table-cell>
          <table:table-cell office:value-type="float" office:value="12.6326530612245" calcext:value-type="float">
            <text:p>12,6326530612</text:p>
          </table:table-cell>
          <table:table-cell office:value-type="float" office:value="88" calcext:value-type="float">
            <text:p>88</text:p>
          </table:table-cell>
          <table:table-cell office:value-type="float" office:value="12.0340909090909" calcext:value-type="float">
            <text:p>12,0340909091</text:p>
          </table:table-cell>
          <table:table-cell office:value-type="float" office:value="83" calcext:value-type="float">
            <text:p>83</text:p>
          </table:table-cell>
          <table:table-cell office:value-type="float" office:value="12.2530120481928" calcext:value-type="float">
            <text:p>12,2530120482</text:p>
          </table:table-cell>
          <table:table-cell office:value-type="float" office:value="97" calcext:value-type="float">
            <text:p>97</text:p>
          </table:table-cell>
          <table:table-cell office:value-type="float" office:value="10.9381443298969" calcext:value-type="float">
            <text:p>10,9381443299</text:p>
          </table:table-cell>
          <table:table-cell office:value-type="float" office:value="100" calcext:value-type="float">
            <text:p>100</text:p>
          </table:table-cell>
          <table:table-cell office:value-type="float" office:value="12.01" calcext:value-type="float">
            <text:p>12,01</text:p>
          </table:table-cell>
          <table:table-cell office:value-type="float" office:value="96" calcext:value-type="float">
            <text:p>96</text:p>
          </table:table-cell>
          <table:table-cell office:value-type="float" office:value="11.1145833333333" calcext:value-type="float">
            <text:p>11,1145833333</text:p>
          </table:table-cell>
          <table:table-cell office:value-type="float" office:value="85" calcext:value-type="float">
            <text:p>85</text:p>
          </table:table-cell>
          <table:table-cell office:value-type="float" office:value="11.0117647058824" calcext:value-type="float">
            <text:p>11,0117647059</text:p>
          </table:table-cell>
          <table:table-cell office:value-type="float" office:value="63" calcext:value-type="float">
            <text:p>63</text:p>
          </table:table-cell>
          <table:table-cell office:value-type="float" office:value="20.952380952381" calcext:value-type="float">
            <text:p>20,9523809524</text:p>
          </table:table-cell>
          <table:table-cell office:value-type="float" office:value="88" calcext:value-type="float">
            <text:p>88</text:p>
          </table:table-cell>
          <table:table-cell office:value-type="float" office:value="74.4318181818182" calcext:value-type="float">
            <text:p>74,4318181818</text:p>
          </table:table-cell>
          <table:table-cell office:value-type="float" office:value="56" calcext:value-type="float">
            <text:p>56</text:p>
          </table:table-cell>
          <table:table-cell office:value-type="float" office:value="189.428571428571" calcext:value-type="float">
            <text:p>189,4285714286</text:p>
          </table:table-cell>
          <table:table-cell office:value-type="float" office:value="1" calcext:value-type="float">
            <text:p>1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8.85542168674699" calcext:value-type="float">
            <text:p>8,8554216867</text:p>
          </table:table-cell>
          <table:table-cell office:value-type="float" office:value="63" calcext:value-type="float">
            <text:p>63</text:p>
          </table:table-cell>
          <table:table-cell office:value-type="float" office:value="12.1428571428571" calcext:value-type="float">
            <text:p>12,1428571429</text:p>
          </table:table-cell>
          <table:table-cell office:value-type="float" office:value="97" calcext:value-type="float">
            <text:p>97</text:p>
          </table:table-cell>
          <table:table-cell office:value-type="float" office:value="9.71134020618557" calcext:value-type="float">
            <text:p>9,7113402062</text:p>
          </table:table-cell>
          <table:table-cell office:value-type="float" office:value="97" calcext:value-type="float">
            <text:p>97</text:p>
          </table:table-cell>
          <table:table-cell office:value-type="float" office:value="10.9484536082474" calcext:value-type="float">
            <text:p>10,9484536082</text:p>
          </table:table-cell>
          <table:table-cell office:value-type="float" office:value="98" calcext:value-type="float">
            <text:p>98</text:p>
          </table:table-cell>
          <table:table-cell office:value-type="float" office:value="12.3673469387755" calcext:value-type="float">
            <text:p>12,3673469388</text:p>
          </table:table-cell>
          <table:table-cell office:value-type="float" office:value="97" calcext:value-type="float">
            <text:p>97</text:p>
          </table:table-cell>
          <table:table-cell office:value-type="float" office:value="17.3814432989691" calcext:value-type="float">
            <text:p>17,381443299</text:p>
          </table:table-cell>
          <table:table-cell office:value-type="float" office:value="66" calcext:value-type="float">
            <text:p>66</text:p>
          </table:table-cell>
          <table:table-cell office:value-type="float" office:value="13.5454545454545" calcext:value-type="float">
            <text:p>13,5454545455</text:p>
          </table:table-cell>
          <table:table-cell office:value-type="float" office:value="99" calcext:value-type="float">
            <text:p>99</text:p>
          </table:table-cell>
          <table:table-cell office:value-type="float" office:value="10.989898989899" calcext:value-type="float">
            <text:p>10,9898989899</text:p>
          </table:table-cell>
          <table:table-cell office:value-type="float" office:value="45" calcext:value-type="float">
            <text:p>45</text:p>
          </table:table-cell>
          <table:table-cell office:value-type="float" office:value="27.4666666666667" calcext:value-type="float">
            <text:p>27,4666666667</text:p>
          </table:table-cell>
          <table:table-cell office:value-type="float" office:value="101" calcext:value-type="float">
            <text:p>101</text:p>
          </table:table-cell>
          <table:table-cell office:value-type="float" office:value="11.3762376237624" calcext:value-type="float">
            <text:p>11,3762376238</text:p>
          </table:table-cell>
          <table:table-cell office:value-type="float" office:value="70" calcext:value-type="float">
            <text:p>70</text:p>
          </table:table-cell>
          <table:table-cell office:value-type="float" office:value="10.7857142857143" calcext:value-type="float">
            <text:p>10,7857142857</text:p>
          </table:table-cell>
          <table:table-cell office:value-type="float" office:value="54" calcext:value-type="float">
            <text:p>54</text:p>
          </table:table-cell>
          <table:table-cell office:value-type="float" office:value="29.9444444444444" calcext:value-type="float">
            <text:p>29,9444444444</text:p>
          </table:table-cell>
          <table:table-cell office:value-type="float" office:value="139" calcext:value-type="float">
            <text:p>139</text:p>
          </table:table-cell>
          <table:table-cell office:value-type="float" office:value="111.035971223022" calcext:value-type="float">
            <text:p>111,035971223</text:p>
          </table:table-cell>
          <table:table-cell office:value-type="float" office:value="59" calcext:value-type="float">
            <text:p>59</text:p>
          </table:table-cell>
          <table:table-cell office:value-type="float" office:value="211.084745762712" calcext:value-type="float">
            <text:p>211,0847457627</text:p>
          </table:table-cell>
          <table:table-cell office:value-type="float" office:value="54" calcext:value-type="float">
            <text:p>54</text:p>
          </table:table-cell>
          <table:table-cell office:value-type="float" office:value="5157.53703703704" calcext:value-type="float">
            <text:p>5157,53703703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.03125" calcext:value-type="float">
            <text:p>10,03125</text:p>
          </table:table-cell>
          <table:table-cell office:value-type="float" office:value="66" calcext:value-type="float">
            <text:p>66</text:p>
          </table:table-cell>
          <table:table-cell office:value-type="float" office:value="10.8333333333333" calcext:value-type="float">
            <text:p>10,8333333333</text:p>
          </table:table-cell>
          <table:table-cell office:value-type="float" office:value="78" calcext:value-type="float">
            <text:p>78</text:p>
          </table:table-cell>
          <table:table-cell office:value-type="float" office:value="9.66666666666667" calcext:value-type="float">
            <text:p>9,6666666667</text:p>
          </table:table-cell>
          <table:table-cell office:value-type="float" office:value="99" calcext:value-type="float">
            <text:p>99</text:p>
          </table:table-cell>
          <table:table-cell office:value-type="float" office:value="10.5656565656566" calcext:value-type="float">
            <text:p>10,5656565657</text:p>
          </table:table-cell>
          <table:table-cell office:value-type="float" office:value="101" calcext:value-type="float">
            <text:p>101</text:p>
          </table:table-cell>
          <table:table-cell office:value-type="float" office:value="11.0990099009901" calcext:value-type="float">
            <text:p>11,099009901</text:p>
          </table:table-cell>
          <table:table-cell office:value-type="float" office:value="94" calcext:value-type="float">
            <text:p>94</text:p>
          </table:table-cell>
          <table:table-cell office:value-type="float" office:value="13.4468085106383" calcext:value-type="float">
            <text:p>13,4468085106</text:p>
          </table:table-cell>
          <table:table-cell office:value-type="float" office:value="77" calcext:value-type="float">
            <text:p>77</text:p>
          </table:table-cell>
          <table:table-cell office:value-type="float" office:value="13.1168831168831" calcext:value-type="float">
            <text:p>13,1168831169</text:p>
          </table:table-cell>
          <table:table-cell office:value-type="float" office:value="87" calcext:value-type="float">
            <text:p>87</text:p>
          </table:table-cell>
          <table:table-cell office:value-type="float" office:value="166.919540229885" calcext:value-type="float">
            <text:p>166,9195402299</text:p>
          </table:table-cell>
          <table:table-cell office:value-type="float" office:value="159" calcext:value-type="float">
            <text:p>159</text:p>
          </table:table-cell>
          <table:table-cell office:value-type="float" office:value="128.232704402516" calcext:value-type="float">
            <text:p>128,2327044025</text:p>
          </table:table-cell>
          <table:table-cell office:value-type="float" office:value="97" calcext:value-type="float">
            <text:p>97</text:p>
          </table:table-cell>
          <table:table-cell office:value-type="float" office:value="10.9690721649485" calcext:value-type="float">
            <text:p>10,9690721649</text:p>
          </table:table-cell>
          <table:table-cell office:value-type="float" office:value="85" calcext:value-type="float">
            <text:p>85</text:p>
          </table:table-cell>
          <table:table-cell office:value-type="float" office:value="11.8235294117647" calcext:value-type="float">
            <text:p>11,8235294118</text:p>
          </table:table-cell>
          <table:table-cell office:value-type="float" office:value="63" calcext:value-type="float">
            <text:p>63</text:p>
          </table:table-cell>
          <table:table-cell office:value-type="float" office:value="27.7142857142857" calcext:value-type="float">
            <text:p>27,7142857143</text:p>
          </table:table-cell>
          <table:table-cell office:value-type="float" office:value="98" calcext:value-type="float">
            <text:p>98</text:p>
          </table:table-cell>
          <table:table-cell office:value-type="float" office:value="59.030612244898" calcext:value-type="float">
            <text:p>59,0306122449</text:p>
          </table:table-cell>
          <table:table-cell office:value-type="float" office:value="65" calcext:value-type="float">
            <text:p>65</text:p>
          </table:table-cell>
          <table:table-cell office:value-type="float" office:value="206.184615384615" calcext:value-type="float">
            <text:p>206,1846153846</text:p>
          </table:table-cell>
          <table:table-cell office:value-type="float" office:value="112" calcext:value-type="float">
            <text:p>112</text:p>
          </table:table-cell>
          <table:table-cell office:value-type="float" office:value="4540.79464285714" calcext:value-type="float">
            <text:p>4540,7946428572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.08139534883721" calcext:value-type="float">
            <text:p>9,0813953488</text:p>
          </table:table-cell>
          <table:table-cell office:value-type="float" office:value="94" calcext:value-type="float">
            <text:p>94</text:p>
          </table:table-cell>
          <table:table-cell office:value-type="float" office:value="11.2127659574468" calcext:value-type="float">
            <text:p>11,2127659574</text:p>
          </table:table-cell>
          <table:table-cell office:value-type="float" office:value="60" calcext:value-type="float">
            <text:p>60</text:p>
          </table:table-cell>
          <table:table-cell office:value-type="float" office:value="9.26666666666667" calcext:value-type="float">
            <text:p>9,2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10.31" calcext:value-type="float">
            <text:p>10,31</text:p>
          </table:table-cell>
          <table:table-cell office:value-type="float" office:value="97" calcext:value-type="float">
            <text:p>97</text:p>
          </table:table-cell>
          <table:table-cell office:value-type="float" office:value="12.1752577319588" calcext:value-type="float">
            <text:p>12,175257732</text:p>
          </table:table-cell>
          <table:table-cell office:value-type="float" office:value="98" calcext:value-type="float">
            <text:p>98</text:p>
          </table:table-cell>
          <table:table-cell office:value-type="float" office:value="13.6122448979592" calcext:value-type="float">
            <text:p>13,612244898</text:p>
          </table:table-cell>
          <table:table-cell office:value-type="float" office:value="72" calcext:value-type="float">
            <text:p>72</text:p>
          </table:table-cell>
          <table:table-cell office:value-type="float" office:value="12.3333333333333" calcext:value-type="float">
            <text:p>12,3333333333</text:p>
          </table:table-cell>
          <table:table-cell office:value-type="float" office:value="86" calcext:value-type="float">
            <text:p>86</text:p>
          </table:table-cell>
          <table:table-cell office:value-type="float" office:value="39.1046511627907" calcext:value-type="float">
            <text:p>39,1046511628</text:p>
          </table:table-cell>
          <table:table-cell office:value-type="float" office:value="82" calcext:value-type="float">
            <text:p>82</text:p>
          </table:table-cell>
          <table:table-cell office:value-type="float" office:value="11.9878048780488" calcext:value-type="float">
            <text:p>11,987804878</text:p>
          </table:table-cell>
          <table:table-cell office:value-type="float" office:value="91" calcext:value-type="float">
            <text:p>91</text:p>
          </table:table-cell>
          <table:table-cell office:value-type="float" office:value="12.0659340659341" calcext:value-type="float">
            <text:p>12,0659340659</text:p>
          </table:table-cell>
          <table:table-cell office:value-type="float" office:value="93" calcext:value-type="float">
            <text:p>93</text:p>
          </table:table-cell>
          <table:table-cell office:value-type="float" office:value="12.7634408602151" calcext:value-type="float">
            <text:p>12,7634408602</text:p>
          </table:table-cell>
          <table:table-cell office:value-type="float" office:value="65" calcext:value-type="float">
            <text:p>65</text:p>
          </table:table-cell>
          <table:table-cell office:value-type="float" office:value="22.3076923076923" calcext:value-type="float">
            <text:p>22,3076923077</text:p>
          </table:table-cell>
          <table:table-cell office:value-type="float" office:value="99" calcext:value-type="float">
            <text:p>99</text:p>
          </table:table-cell>
          <table:table-cell office:value-type="float" office:value="75.7878787878788" calcext:value-type="float">
            <text:p>75,7878787879</text:p>
          </table:table-cell>
          <table:table-cell office:value-type="float" office:value="31" calcext:value-type="float">
            <text:p>31</text:p>
          </table:table-cell>
          <table:table-cell office:value-type="float" office:value="501.935483870968" calcext:value-type="float">
            <text:p>501,935483871</text:p>
          </table:table-cell>
          <table:table-cell office:value-type="float" office:value="85" calcext:value-type="float">
            <text:p>85</text:p>
          </table:table-cell>
          <table:table-cell office:value-type="float" office:value="3765.29411764706" calcext:value-type="float">
            <text:p>3765,294117647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.1777777777778" calcext:value-type="float">
            <text:p>10,1777777778</text:p>
          </table:table-cell>
          <table:table-cell office:value-type="float" office:value="71" calcext:value-type="float">
            <text:p>71</text:p>
          </table:table-cell>
          <table:table-cell office:value-type="float" office:value="12.6197183098592" calcext:value-type="float">
            <text:p>12,6197183099</text:p>
          </table:table-cell>
          <table:table-cell office:value-type="float" office:value="54" calcext:value-type="float">
            <text:p>54</text:p>
          </table:table-cell>
          <table:table-cell office:value-type="float" office:value="10.0740740740741" calcext:value-type="float">
            <text:p>10,0740740741</text:p>
          </table:table-cell>
          <table:table-cell office:value-type="float" office:value="96" calcext:value-type="float">
            <text:p>96</text:p>
          </table:table-cell>
          <table:table-cell office:value-type="float" office:value="10.4166666666667" calcext:value-type="float">
            <text:p>10,4166666667</text:p>
          </table:table-cell>
          <table:table-cell office:value-type="float" office:value="90" calcext:value-type="float">
            <text:p>90</text:p>
          </table:table-cell>
          <table:table-cell office:value-type="float" office:value="15.2444444444444" calcext:value-type="float">
            <text:p>15,2444444444</text:p>
          </table:table-cell>
          <table:table-cell office:value-type="float" office:value="92" calcext:value-type="float">
            <text:p>92</text:p>
          </table:table-cell>
          <table:table-cell office:value-type="float" office:value="15.054347826087" calcext:value-type="float">
            <text:p>15,0543478261</text:p>
          </table:table-cell>
          <table:table-cell office:value-type="float" office:value="66" calcext:value-type="float">
            <text:p>66</text:p>
          </table:table-cell>
          <table:table-cell office:value-type="float" office:value="14.2272727272727" calcext:value-type="float">
            <text:p>14,2272727273</text:p>
          </table:table-cell>
          <table:table-cell office:value-type="float" office:value="84" calcext:value-type="float">
            <text:p>84</text:p>
          </table:table-cell>
          <table:table-cell office:value-type="float" office:value="141.785714285714" calcext:value-type="float">
            <text:p>141,7857142857</text:p>
          </table:table-cell>
          <table:table-cell office:value-type="float" office:value="99" calcext:value-type="float">
            <text:p>99</text:p>
          </table:table-cell>
          <table:table-cell office:value-type="float" office:value="10.5252525252525" calcext:value-type="float">
            <text:p>10,5252525253</text:p>
          </table:table-cell>
          <table:table-cell office:value-type="float" office:value="94" calcext:value-type="float">
            <text:p>94</text:p>
          </table:table-cell>
          <table:table-cell office:value-type="float" office:value="10.6914893617021" calcext:value-type="float">
            <text:p>10,6914893617</text:p>
          </table:table-cell>
          <table:table-cell office:value-type="float" office:value="82" calcext:value-type="float">
            <text:p>82</text:p>
          </table:table-cell>
          <table:table-cell office:value-type="float" office:value="10.8048780487805" calcext:value-type="float">
            <text:p>10,8048780488</text:p>
          </table:table-cell>
          <table:table-cell office:value-type="float" office:value="57" calcext:value-type="float">
            <text:p>57</text:p>
          </table:table-cell>
          <table:table-cell office:value-type="float" office:value="25.4912280701754" calcext:value-type="float">
            <text:p>25,4912280702</text:p>
          </table:table-cell>
          <table:table-cell office:value-type="float" office:value="96" calcext:value-type="float">
            <text:p>96</text:p>
          </table:table-cell>
          <table:table-cell office:value-type="float" office:value="68.7083333333333" calcext:value-type="float">
            <text:p>68,7083333333</text:p>
          </table:table-cell>
          <table:table-cell office:value-type="float" office:value="91" calcext:value-type="float">
            <text:p>91</text:p>
          </table:table-cell>
          <table:table-cell office:value-type="float" office:value="341.43956043956" calcext:value-type="float">
            <text:p>341,4395604396</text:p>
          </table:table-cell>
          <table:table-cell office:value-type="float" office:value="85" calcext:value-type="float">
            <text:p>85</text:p>
          </table:table-cell>
          <table:table-cell office:value-type="float" office:value="3111.32941176471" calcext:value-type="float">
            <text:p>3111,329411764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40.2043010752688" calcext:value-type="float">
            <text:p>40,2043010753</text:p>
          </table:table-cell>
          <table:table-cell office:value-type="float" office:value="88" calcext:value-type="float">
            <text:p>88</text:p>
          </table:table-cell>
          <table:table-cell office:value-type="float" office:value="14.875" calcext:value-type="float">
            <text:p>14,875</text:p>
          </table:table-cell>
          <table:table-cell office:value-type="float" office:value="79" calcext:value-type="float">
            <text:p>79</text:p>
          </table:table-cell>
          <table:table-cell office:value-type="float" office:value="10.5822784810127" calcext:value-type="float">
            <text:p>10,582278481</text:p>
          </table:table-cell>
          <table:table-cell office:value-type="float" office:value="94" calcext:value-type="float">
            <text:p>94</text:p>
          </table:table-cell>
          <table:table-cell office:value-type="float" office:value="10.968085106383" calcext:value-type="float">
            <text:p>10,9680851064</text:p>
          </table:table-cell>
          <table:table-cell office:value-type="float" office:value="142" calcext:value-type="float">
            <text:p>142</text:p>
          </table:table-cell>
          <table:table-cell office:value-type="float" office:value="83.7816901408451" calcext:value-type="float">
            <text:p>83,7816901408</text:p>
          </table:table-cell>
          <table:table-cell office:value-type="float" office:value="75" calcext:value-type="float">
            <text:p>75</text:p>
          </table:table-cell>
          <table:table-cell office:value-type="float" office:value="11.7866666666667" calcext:value-type="float">
            <text:p>11,7866666667</text:p>
          </table:table-cell>
          <table:table-cell office:value-type="float" office:value="62" calcext:value-type="float">
            <text:p>62</text:p>
          </table:table-cell>
          <table:table-cell office:value-type="float" office:value="12.6451612903226" calcext:value-type="float">
            <text:p>12,6451612903</text:p>
          </table:table-cell>
          <table:table-cell office:value-type="float" office:value="93" calcext:value-type="float">
            <text:p>93</text:p>
          </table:table-cell>
          <table:table-cell office:value-type="float" office:value="29.5806451612903" calcext:value-type="float">
            <text:p>29,5806451613</text:p>
          </table:table-cell>
          <table:table-cell office:value-type="float" office:value="95" calcext:value-type="float">
            <text:p>95</text:p>
          </table:table-cell>
          <table:table-cell office:value-type="float" office:value="11.0947368421053" calcext:value-type="float">
            <text:p>11,0947368421</text:p>
          </table:table-cell>
          <table:table-cell office:value-type="float" office:value="99" calcext:value-type="float">
            <text:p>99</text:p>
          </table:table-cell>
          <table:table-cell office:value-type="float" office:value="10.6969696969697" calcext:value-type="float">
            <text:p>10,696969697</text:p>
          </table:table-cell>
          <table:table-cell office:value-type="float" office:value="64" calcext:value-type="float">
            <text:p>64</text:p>
          </table:table-cell>
          <table:table-cell office:value-type="float" office:value="11.953125" calcext:value-type="float">
            <text:p>11,953125</text:p>
          </table:table-cell>
          <table:table-cell office:value-type="float" office:value="60" calcext:value-type="float">
            <text:p>60</text:p>
          </table:table-cell>
          <table:table-cell office:value-type="float" office:value="20.5166666666667" calcext:value-type="float">
            <text:p>20,5166666667</text:p>
          </table:table-cell>
          <table:table-cell office:value-type="float" office:value="98" calcext:value-type="float">
            <text:p>98</text:p>
          </table:table-cell>
          <table:table-cell office:value-type="float" office:value="50.3367346938776" calcext:value-type="float">
            <text:p>50,3367346939</text:p>
          </table:table-cell>
          <table:table-cell office:value-type="float" office:value="64" calcext:value-type="float">
            <text:p>64</text:p>
          </table:table-cell>
          <table:table-cell office:value-type="float" office:value="177.671875" calcext:value-type="float">
            <text:p>177,671875</text:p>
          </table:table-cell>
          <table:table-cell office:value-type="float" office:value="83" calcext:value-type="float">
            <text:p>83</text:p>
          </table:table-cell>
          <table:table-cell office:value-type="float" office:value="2434.1686746988" calcext:value-type="float">
            <text:p>2434,1686746988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8.17045454545455" calcext:value-type="float">
            <text:p>8,1704545455</text:p>
          </table:table-cell>
          <table:table-cell office:value-type="float" office:value="67" calcext:value-type="float">
            <text:p>67</text:p>
          </table:table-cell>
          <table:table-cell office:value-type="float" office:value="10.4328358208955" calcext:value-type="float">
            <text:p>10,4328358209</text:p>
          </table:table-cell>
          <table:table-cell office:value-type="float" office:value="96" calcext:value-type="float">
            <text:p>96</text:p>
          </table:table-cell>
          <table:table-cell office:value-type="float" office:value="114.177083333333" calcext:value-type="float">
            <text:p>114,1770833333</text:p>
          </table:table-cell>
          <table:table-cell office:value-type="float" office:value="79" calcext:value-type="float">
            <text:p>79</text:p>
          </table:table-cell>
          <table:table-cell office:value-type="float" office:value="9.78481012658228" calcext:value-type="float">
            <text:p>9,7848101266</text:p>
          </table:table-cell>
          <table:table-cell office:value-type="float" office:value="95" calcext:value-type="float">
            <text:p>95</text:p>
          </table:table-cell>
          <table:table-cell office:value-type="float" office:value="10.9473684210526" calcext:value-type="float">
            <text:p>10,9473684211</text:p>
          </table:table-cell>
          <table:table-cell office:value-type="float" office:value="73" calcext:value-type="float">
            <text:p>73</text:p>
          </table:table-cell>
          <table:table-cell office:value-type="float" office:value="11.0958904109589" calcext:value-type="float">
            <text:p>11,095890411</text:p>
          </table:table-cell>
          <table:table-cell office:value-type="float" office:value="54" calcext:value-type="float">
            <text:p>54</text:p>
          </table:table-cell>
          <table:table-cell office:value-type="float" office:value="10.6481481481481" calcext:value-type="float">
            <text:p>10,6481481481</text:p>
          </table:table-cell>
          <table:table-cell office:value-type="float" office:value="103" calcext:value-type="float">
            <text:p>103</text:p>
          </table:table-cell>
          <table:table-cell office:value-type="float" office:value="31.6990291262136" calcext:value-type="float">
            <text:p>31,6990291262</text:p>
          </table:table-cell>
          <table:table-cell office:value-type="float" office:value="94" calcext:value-type="float">
            <text:p>94</text:p>
          </table:table-cell>
          <table:table-cell office:value-type="float" office:value="10.9255319148936" calcext:value-type="float">
            <text:p>10,9255319149</text:p>
          </table:table-cell>
          <table:table-cell office:value-type="float" office:value="91" calcext:value-type="float">
            <text:p>91</text:p>
          </table:table-cell>
          <table:table-cell office:value-type="float" office:value="10.7032967032967" calcext:value-type="float">
            <text:p>10,7032967033</text:p>
          </table:table-cell>
          <table:table-cell office:value-type="float" office:value="55" calcext:value-type="float">
            <text:p>55</text:p>
          </table:table-cell>
          <table:table-cell office:value-type="float" office:value="12.4909090909091" calcext:value-type="float">
            <text:p>12,4909090909</text:p>
          </table:table-cell>
          <table:table-cell office:value-type="float" office:value="71" calcext:value-type="float">
            <text:p>71</text:p>
          </table:table-cell>
          <table:table-cell office:value-type="float" office:value="21.1830985915493" calcext:value-type="float">
            <text:p>21,1830985915</text:p>
          </table:table-cell>
          <table:table-cell office:value-type="float" office:value="41" calcext:value-type="float">
            <text:p>41</text:p>
          </table:table-cell>
          <table:table-cell office:value-type="float" office:value="159.024390243902" calcext:value-type="float">
            <text:p>159,0243902439</text:p>
          </table:table-cell>
          <table:table-cell office:value-type="float" office:value="63" calcext:value-type="float">
            <text:p>63</text:p>
          </table:table-cell>
          <table:table-cell office:value-type="float" office:value="170.793650793651" calcext:value-type="float">
            <text:p>170,7936507937</text:p>
          </table:table-cell>
          <table:table-cell office:value-type="float" office:value="86" calcext:value-type="float">
            <text:p>86</text:p>
          </table:table-cell>
          <table:table-cell office:value-type="float" office:value="1775.53488372093" calcext:value-type="float">
            <text:p>1775,534883720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0.0595238095238" calcext:value-type="float">
            <text:p>10,0595238095</text:p>
          </table:table-cell>
          <table:table-cell office:value-type="float" office:value="61" calcext:value-type="float">
            <text:p>61</text:p>
          </table:table-cell>
          <table:table-cell office:value-type="float" office:value="10.7377049180328" calcext:value-type="float">
            <text:p>10,737704918</text:p>
          </table:table-cell>
          <table:table-cell office:value-type="float" office:value="91" calcext:value-type="float">
            <text:p>91</text:p>
          </table:table-cell>
          <table:table-cell office:value-type="float" office:value="10.2417582417582" calcext:value-type="float">
            <text:p>10,2417582418</text:p>
          </table:table-cell>
          <table:table-cell office:value-type="float" office:value="92" calcext:value-type="float">
            <text:p>92</text:p>
          </table:table-cell>
          <table:table-cell office:value-type="float" office:value="10.2826086956522" calcext:value-type="float">
            <text:p>10,2826086957</text:p>
          </table:table-cell>
          <table:table-cell office:value-type="float" office:value="100" calcext:value-type="float">
            <text:p>100</text:p>
          </table:table-cell>
          <table:table-cell office:value-type="float" office:value="10.76" calcext:value-type="float">
            <text:p>10,76</text:p>
          </table:table-cell>
          <table:table-cell office:value-type="float" office:value="97" calcext:value-type="float">
            <text:p>97</text:p>
          </table:table-cell>
          <table:table-cell office:value-type="float" office:value="13.8762886597938" calcext:value-type="float">
            <text:p>13,8762886598</text:p>
          </table:table-cell>
          <table:table-cell office:value-type="float" office:value="68" calcext:value-type="float">
            <text:p>68</text:p>
          </table:table-cell>
          <table:table-cell office:value-type="float" office:value="11.4852941176471" calcext:value-type="float">
            <text:p>11,4852941176</text:p>
          </table:table-cell>
          <table:table-cell office:value-type="float" office:value="105" calcext:value-type="float">
            <text:p>105</text:p>
          </table:table-cell>
          <table:table-cell office:value-type="float" office:value="24.2761904761905" calcext:value-type="float">
            <text:p>24,2761904762</text:p>
          </table:table-cell>
          <table:table-cell office:value-type="float" office:value="96" calcext:value-type="float">
            <text:p>96</text:p>
          </table:table-cell>
          <table:table-cell office:value-type="float" office:value="10.5833333333333" calcext:value-type="float">
            <text:p>10,5833333333</text:p>
          </table:table-cell>
          <table:table-cell office:value-type="float" office:value="96" calcext:value-type="float">
            <text:p>96</text:p>
          </table:table-cell>
          <table:table-cell office:value-type="float" office:value="115.041666666667" calcext:value-type="float">
            <text:p>115,0416666667</text:p>
          </table:table-cell>
          <table:table-cell office:value-type="float" office:value="94" calcext:value-type="float">
            <text:p>94</text:p>
          </table:table-cell>
          <table:table-cell office:value-type="float" office:value="11.2659574468085" calcext:value-type="float">
            <text:p>11,2659574468</text:p>
          </table:table-cell>
          <table:table-cell office:value-type="float" office:value="61" calcext:value-type="float">
            <text:p>61</text:p>
          </table:table-cell>
          <table:table-cell office:value-type="float" office:value="34.5245901639344" calcext:value-type="float">
            <text:p>34,5245901639</text:p>
          </table:table-cell>
          <table:table-cell office:value-type="float" office:value="157" calcext:value-type="float">
            <text:p>157</text:p>
          </table:table-cell>
          <table:table-cell office:value-type="float" office:value="328.949044585987" calcext:value-type="float">
            <text:p>328,949044586</text:p>
          </table:table-cell>
          <table:table-cell office:value-type="float" office:value="60" calcext:value-type="float">
            <text:p>60</text:p>
          </table:table-cell>
          <table:table-cell office:value-type="float" office:value="174.116666666667" calcext:value-type="float">
            <text:p>174,1166666667</text:p>
          </table:table-cell>
          <table:table-cell office:value-type="float" office:value="132" calcext:value-type="float">
            <text:p>132</text:p>
          </table:table-cell>
          <table:table-cell office:value-type="float" office:value="605.318181818182" calcext:value-type="float">
            <text:p>605,3181818182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8.01190476190476" calcext:value-type="float">
            <text:p>8,0119047619</text:p>
          </table:table-cell>
          <table:table-cell office:value-type="float" office:value="61" calcext:value-type="float">
            <text:p>61</text:p>
          </table:table-cell>
          <table:table-cell office:value-type="float" office:value="10.6065573770492" calcext:value-type="float">
            <text:p>10,606557377</text:p>
          </table:table-cell>
          <table:table-cell office:value-type="float" office:value="86" calcext:value-type="float">
            <text:p>86</text:p>
          </table:table-cell>
          <table:table-cell office:value-type="float" office:value="9.7906976744186" calcext:value-type="float">
            <text:p>9,7906976744</text:p>
          </table:table-cell>
          <table:table-cell office:value-type="float" office:value="92" calcext:value-type="float">
            <text:p>92</text:p>
          </table:table-cell>
          <table:table-cell office:value-type="float" office:value="10.554347826087" calcext:value-type="float">
            <text:p>10,5543478261</text:p>
          </table:table-cell>
          <table:table-cell office:value-type="float" office:value="62" calcext:value-type="float">
            <text:p>62</text:p>
          </table:table-cell>
          <table:table-cell office:value-type="float" office:value="18.1129032258065" calcext:value-type="float">
            <text:p>18,1129032258</text:p>
          </table:table-cell>
          <table:table-cell office:value-type="float" office:value="99" calcext:value-type="float">
            <text:p>99</text:p>
          </table:table-cell>
          <table:table-cell office:value-type="float" office:value="14.6969696969697" calcext:value-type="float">
            <text:p>14,696969697</text:p>
          </table:table-cell>
          <table:table-cell office:value-type="float" office:value="84" calcext:value-type="float">
            <text:p>84</text:p>
          </table:table-cell>
          <table:table-cell office:value-type="float" office:value="12.5714285714286" calcext:value-type="float">
            <text:p>12,5714285714</text:p>
          </table:table-cell>
          <table:table-cell office:value-type="float" office:value="96" calcext:value-type="float">
            <text:p>96</text:p>
          </table:table-cell>
          <table:table-cell office:value-type="float" office:value="50.2708333333333" calcext:value-type="float">
            <text:p>50,2708333333</text:p>
          </table:table-cell>
          <table:table-cell office:value-type="float" office:value="97" calcext:value-type="float">
            <text:p>97</text:p>
          </table:table-cell>
          <table:table-cell office:value-type="float" office:value="10.9278350515464" calcext:value-type="float">
            <text:p>10,9278350515</text:p>
          </table:table-cell>
          <table:table-cell office:value-type="float" office:value="143" calcext:value-type="float">
            <text:p>143</text:p>
          </table:table-cell>
          <table:table-cell office:value-type="float" office:value="80.6363636363636" calcext:value-type="float">
            <text:p>80,6363636364</text:p>
          </table:table-cell>
          <table:table-cell office:value-type="float" office:value="99" calcext:value-type="float">
            <text:p>99</text:p>
          </table:table-cell>
          <table:table-cell office:value-type="float" office:value="10.9090909090909" calcext:value-type="float">
            <text:p>10,9090909091</text:p>
          </table:table-cell>
          <table:table-cell office:value-type="float" office:value="60" calcext:value-type="float">
            <text:p>60</text:p>
          </table:table-cell>
          <table:table-cell office:value-type="float" office:value="28.2333333333333" calcext:value-type="float">
            <text:p>28,2333333333</text:p>
          </table:table-cell>
          <table:table-cell office:value-type="float" office:value="108" calcext:value-type="float">
            <text:p>108</text:p>
          </table:table-cell>
          <table:table-cell office:value-type="float" office:value="79.8240740740741" calcext:value-type="float">
            <text:p>79,8240740741</text:p>
          </table:table-cell>
          <table:table-cell office:value-type="float" office:value="60" calcext:value-type="float">
            <text:p>60</text:p>
          </table:table-cell>
          <table:table-cell office:value-type="float" office:value="149.75" calcext:value-type="float">
            <text:p>149,75</text:p>
          </table:table-cell>
          <table:table-cell office:value-type="float" office:value="50" calcext:value-type="float">
            <text:p>50</text:p>
          </table:table-cell>
          <table:table-cell office:value-type="float" office:value="15.86" calcext:value-type="float">
            <text:p>15,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.76" calcext:value-type="float">
            <text:p>7,76</text:p>
          </table:table-cell>
          <table:table-cell office:value-type="float" office:value="55" calcext:value-type="float">
            <text:p>55</text:p>
          </table:table-cell>
          <table:table-cell office:value-type="float" office:value="22.6" calcext:value-type="float">
            <text:p>22,6</text:p>
          </table:table-cell>
          <table:table-cell office:value-type="float" office:value="81" calcext:value-type="float">
            <text:p>81</text:p>
          </table:table-cell>
          <table:table-cell office:value-type="float" office:value="9.88888888888889" calcext:value-type="float">
            <text:p>9,8888888889</text:p>
          </table:table-cell>
          <table:table-cell office:value-type="float" office:value="99" calcext:value-type="float">
            <text:p>99</text:p>
          </table:table-cell>
          <table:table-cell office:value-type="float" office:value="104.212121212121" calcext:value-type="float">
            <text:p>104,2121212121</text:p>
          </table:table-cell>
          <table:table-cell office:value-type="float" office:value="141" calcext:value-type="float">
            <text:p>141</text:p>
          </table:table-cell>
          <table:table-cell office:value-type="float" office:value="77.758865248227" calcext:value-type="float">
            <text:p>77,7588652482</text:p>
          </table:table-cell>
          <table:table-cell office:value-type="float" office:value="93" calcext:value-type="float">
            <text:p>93</text:p>
          </table:table-cell>
          <table:table-cell office:value-type="float" office:value="15.1397849462366" calcext:value-type="float">
            <text:p>15,1397849462</text:p>
          </table:table-cell>
          <table:table-cell office:value-type="float" office:value="63" calcext:value-type="float">
            <text:p>63</text:p>
          </table:table-cell>
          <table:table-cell office:value-type="float" office:value="12.0952380952381" calcext:value-type="float">
            <text:p>12,0952380952</text:p>
          </table:table-cell>
          <table:table-cell office:value-type="float" office:value="181" calcext:value-type="float">
            <text:p>181</text:p>
          </table:table-cell>
          <table:table-cell office:value-type="float" office:value="302.834254143646" calcext:value-type="float">
            <text:p>302,8342541436</text:p>
          </table:table-cell>
          <table:table-cell office:value-type="float" office:value="100" calcext:value-type="float">
            <text:p>100</text:p>
          </table:table-cell>
          <table:table-cell office:value-type="float" office:value="10.93" calcext:value-type="float">
            <text:p>10,93</text:p>
          </table:table-cell>
          <table:table-cell office:value-type="float" office:value="98" calcext:value-type="float">
            <text:p>98</text:p>
          </table:table-cell>
          <table:table-cell office:value-type="float" office:value="11.5" calcext:value-type="float">
            <text:p>11,5</text:p>
          </table:table-cell>
          <table:table-cell office:value-type="float" office:value="93" calcext:value-type="float">
            <text:p>93</text:p>
          </table:table-cell>
          <table:table-cell office:value-type="float" office:value="11.505376344086" calcext:value-type="float">
            <text:p>11,5053763441</text:p>
          </table:table-cell>
          <table:table-cell office:value-type="float" office:value="64" calcext:value-type="float">
            <text:p>64</text:p>
          </table:table-cell>
          <table:table-cell office:value-type="float" office:value="22.921875" calcext:value-type="float">
            <text:p>22,921875</text:p>
          </table:table-cell>
          <table:table-cell office:value-type="float" office:value="122" calcext:value-type="float">
            <text:p>122</text:p>
          </table:table-cell>
          <table:table-cell office:value-type="float" office:value="150.172131147541" calcext:value-type="float">
            <text:p>150,1721311475</text:p>
          </table:table-cell>
          <table:table-cell office:value-type="float" office:value="55" calcext:value-type="float">
            <text:p>55</text:p>
          </table:table-cell>
          <table:table-cell office:value-type="float" office:value="210.036363636364" calcext:value-type="float">
            <text:p>210,0363636364</text:p>
          </table:table-cell>
          <table:table-cell office:value-type="float" office:value="54" calcext:value-type="float">
            <text:p>54</text:p>
          </table:table-cell>
          <table:table-cell office:value-type="float" office:value="17.3518518518519" calcext:value-type="float">
            <text:p>17,351851851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.84" calcext:value-type="float">
            <text:p>8,84</text:p>
          </table:table-cell>
          <table:table-cell office:value-type="float" office:value="90" calcext:value-type="float">
            <text:p>90</text:p>
          </table:table-cell>
          <table:table-cell office:value-type="float" office:value="83.7666666666667" calcext:value-type="float">
            <text:p>83,7666666667</text:p>
          </table:table-cell>
          <table:table-cell office:value-type="float" office:value="95" calcext:value-type="float">
            <text:p>95</text:p>
          </table:table-cell>
          <table:table-cell office:value-type="float" office:value="10.1157894736842" calcext:value-type="float">
            <text:p>10,1157894737</text:p>
          </table:table-cell>
          <table:table-cell office:value-type="float" office:value="94" calcext:value-type="float">
            <text:p>94</text:p>
          </table:table-cell>
          <table:table-cell office:value-type="float" office:value="24.531914893617" calcext:value-type="float">
            <text:p>24,5319148936</text:p>
          </table:table-cell>
          <table:table-cell office:value-type="float" office:value="98" calcext:value-type="float">
            <text:p>98</text:p>
          </table:table-cell>
          <table:table-cell office:value-type="float" office:value="10.6632653061225" calcext:value-type="float">
            <text:p>10,6632653061</text:p>
          </table:table-cell>
          <table:table-cell office:value-type="float" office:value="94" calcext:value-type="float">
            <text:p>94</text:p>
          </table:table-cell>
          <table:table-cell office:value-type="float" office:value="13.8404255319149" calcext:value-type="float">
            <text:p>13,8404255319</text:p>
          </table:table-cell>
          <table:table-cell office:value-type="float" office:value="58" calcext:value-type="float">
            <text:p>58</text:p>
          </table:table-cell>
          <table:table-cell office:value-type="float" office:value="10.4137931034483" calcext:value-type="float">
            <text:p>10,4137931034</text:p>
          </table:table-cell>
          <table:table-cell office:value-type="float" office:value="88" calcext:value-type="float">
            <text:p>88</text:p>
          </table:table-cell>
          <table:table-cell office:value-type="float" office:value="42.0227272727273" calcext:value-type="float">
            <text:p>42,0227272727</text:p>
          </table:table-cell>
          <table:table-cell office:value-type="float" office:value="98" calcext:value-type="float">
            <text:p>98</text:p>
          </table:table-cell>
          <table:table-cell office:value-type="float" office:value="11.2040816326531" calcext:value-type="float">
            <text:p>11,2040816327</text:p>
          </table:table-cell>
          <table:table-cell office:value-type="float" office:value="100" calcext:value-type="float">
            <text:p>100</text:p>
          </table:table-cell>
          <table:table-cell office:value-type="float" office:value="11.36" calcext:value-type="float">
            <text:p>11,36</text:p>
          </table:table-cell>
          <table:table-cell office:value-type="float" office:value="80" calcext:value-type="float">
            <text:p>80</text:p>
          </table:table-cell>
          <table:table-cell office:value-type="float" office:value="11.5" calcext:value-type="float">
            <text:p>11,5</text:p>
          </table:table-cell>
          <table:table-cell office:value-type="float" office:value="71" calcext:value-type="float">
            <text:p>71</text:p>
          </table:table-cell>
          <table:table-cell office:value-type="float" office:value="30.2112676056338" calcext:value-type="float">
            <text:p>30,2112676056</text:p>
          </table:table-cell>
          <table:table-cell office:value-type="float" office:value="82" calcext:value-type="float">
            <text:p>82</text:p>
          </table:table-cell>
          <table:table-cell office:value-type="float" office:value="54.1463414634146" calcext:value-type="float">
            <text:p>54,1463414634</text:p>
          </table:table-cell>
          <table:table-cell office:value-type="float" office:value="58" calcext:value-type="float">
            <text:p>58</text:p>
          </table:table-cell>
          <table:table-cell office:value-type="float" office:value="133.275862068966" calcext:value-type="float">
            <text:p>133,275862069</text:p>
          </table:table-cell>
          <table:table-cell office:value-type="float" office:value="54" calcext:value-type="float">
            <text:p>54</text:p>
          </table:table-cell>
          <table:table-cell office:value-type="float" office:value="93.2592592592593" calcext:value-type="float">
            <text:p>93,2592592593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.51041666666667" calcext:value-type="float">
            <text:p>8,5104166667</text:p>
          </table:table-cell>
          <table:table-cell office:value-type="float" office:value="80" calcext:value-type="float">
            <text:p>80</text:p>
          </table:table-cell>
          <table:table-cell office:value-type="float" office:value="12.025" calcext:value-type="float">
            <text:p>12,025</text:p>
          </table:table-cell>
          <table:table-cell office:value-type="float" office:value="90" calcext:value-type="float">
            <text:p>90</text:p>
          </table:table-cell>
          <table:table-cell office:value-type="float" office:value="9.72222222222222" calcext:value-type="float">
            <text:p>9,7222222222</text:p>
          </table:table-cell>
          <table:table-cell office:value-type="float" office:value="208" calcext:value-type="float">
            <text:p>208</text:p>
          </table:table-cell>
          <table:table-cell office:value-type="float" office:value="718.899038461538" calcext:value-type="float">
            <text:p>718,8990384615</text:p>
          </table:table-cell>
          <table:table-cell office:value-type="float" office:value="92" calcext:value-type="float">
            <text:p>92</text:p>
          </table:table-cell>
          <table:table-cell office:value-type="float" office:value="10.804347826087" calcext:value-type="float">
            <text:p>10,8043478261</text:p>
          </table:table-cell>
          <table:table-cell office:value-type="float" office:value="92" calcext:value-type="float">
            <text:p>92</text:p>
          </table:table-cell>
          <table:table-cell office:value-type="float" office:value="11.5652173913043" calcext:value-type="float">
            <text:p>11,5652173913</text:p>
          </table:table-cell>
          <table:table-cell office:value-type="float" office:value="50" calcext:value-type="float">
            <text:p>50</text:p>
          </table:table-cell>
          <table:table-cell office:value-type="float" office:value="11.12" calcext:value-type="float">
            <text:p>11,12</text:p>
          </table:table-cell>
          <table:table-cell office:value-type="float" office:value="106" calcext:value-type="float">
            <text:p>106</text:p>
          </table:table-cell>
          <table:table-cell office:value-type="float" office:value="231.169811320755" calcext:value-type="float">
            <text:p>231,1698113208</text:p>
          </table:table-cell>
          <table:table-cell office:value-type="float" office:value="99" calcext:value-type="float">
            <text:p>99</text:p>
          </table:table-cell>
          <table:table-cell office:value-type="float" office:value="13.6666666666667" calcext:value-type="float">
            <text:p>13,6666666667</text:p>
          </table:table-cell>
          <table:table-cell office:value-type="float" office:value="101" calcext:value-type="float">
            <text:p>101</text:p>
          </table:table-cell>
          <table:table-cell office:value-type="float" office:value="10.980198019802" calcext:value-type="float">
            <text:p>10,9801980198</text:p>
          </table:table-cell>
          <table:table-cell office:value-type="float" office:value="79" calcext:value-type="float">
            <text:p>79</text:p>
          </table:table-cell>
          <table:table-cell office:value-type="float" office:value="10.7721518987342" calcext:value-type="float">
            <text:p>10,7721518987</text:p>
          </table:table-cell>
          <table:table-cell office:value-type="float" office:value="64" calcext:value-type="float">
            <text:p>64</text:p>
          </table:table-cell>
          <table:table-cell office:value-type="float" office:value="23.484375" calcext:value-type="float">
            <text:p>23,484375</text:p>
          </table:table-cell>
          <table:table-cell office:value-type="float" office:value="143" calcext:value-type="float">
            <text:p>143</text:p>
          </table:table-cell>
          <table:table-cell office:value-type="float" office:value="120.594405594406" calcext:value-type="float">
            <text:p>120,5944055944</text:p>
          </table:table-cell>
          <table:table-cell office:value-type="float" office:value="62" calcext:value-type="float">
            <text:p>62</text:p>
          </table:table-cell>
          <table:table-cell office:value-type="float" office:value="177.403225806452" calcext:value-type="float">
            <text:p>177,4032258065</text:p>
          </table:table-cell>
          <table:table-cell office:value-type="float" office:value="221" calcext:value-type="float">
            <text:p>221</text:p>
          </table:table-cell>
          <table:table-cell office:value-type="float" office:value="2119.2443438914" calcext:value-type="float">
            <text:p>2119,2443438914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.18181818181818" calcext:value-type="float">
            <text:p>8,1818181818</text:p>
          </table:table-cell>
          <table:table-cell office:value-type="float" office:value="58" calcext:value-type="float">
            <text:p>58</text:p>
          </table:table-cell>
          <table:table-cell office:value-type="float" office:value="14.4137931034483" calcext:value-type="float">
            <text:p>14,4137931034</text:p>
          </table:table-cell>
          <table:table-cell office:value-type="float" office:value="83" calcext:value-type="float">
            <text:p>83</text:p>
          </table:table-cell>
          <table:table-cell office:value-type="float" office:value="10.144578313253" calcext:value-type="float">
            <text:p>10,1445783133</text:p>
          </table:table-cell>
          <table:table-cell office:value-type="float" office:value="100" calcext:value-type="float">
            <text:p>100</text:p>
          </table:table-cell>
          <table:table-cell office:value-type="float" office:value="20.25" calcext:value-type="float">
            <text:p>20,25</text:p>
          </table:table-cell>
          <table:table-cell office:value-type="float" office:value="93" calcext:value-type="float">
            <text:p>93</text:p>
          </table:table-cell>
          <table:table-cell office:value-type="float" office:value="10.5268817204301" calcext:value-type="float">
            <text:p>10,5268817204</text:p>
          </table:table-cell>
          <table:table-cell office:value-type="float" office:value="95" calcext:value-type="float">
            <text:p>95</text:p>
          </table:table-cell>
          <table:table-cell office:value-type="float" office:value="11.9263157894737" calcext:value-type="float">
            <text:p>11,9263157895</text:p>
          </table:table-cell>
          <table:table-cell office:value-type="float" office:value="57" calcext:value-type="float">
            <text:p>57</text:p>
          </table:table-cell>
          <table:table-cell office:value-type="float" office:value="11.1578947368421" calcext:value-type="float">
            <text:p>11,1578947368</text:p>
          </table:table-cell>
          <table:table-cell office:value-type="float" office:value="94" calcext:value-type="float">
            <text:p>94</text:p>
          </table:table-cell>
          <table:table-cell office:value-type="float" office:value="138.574468085106" calcext:value-type="float">
            <text:p>138,5744680851</text:p>
          </table:table-cell>
          <table:table-cell office:value-type="float" office:value="92" calcext:value-type="float">
            <text:p>92</text:p>
          </table:table-cell>
          <table:table-cell office:value-type="float" office:value="11.8695652173913" calcext:value-type="float">
            <text:p>11,8695652174</text:p>
          </table:table-cell>
          <table:table-cell office:value-type="float" office:value="101" calcext:value-type="float">
            <text:p>101</text:p>
          </table:table-cell>
          <table:table-cell office:value-type="float" office:value="11.7326732673267" calcext:value-type="float">
            <text:p>11,7326732673</text:p>
          </table:table-cell>
          <table:table-cell office:value-type="float" office:value="80" calcext:value-type="float">
            <text:p>80</text:p>
          </table:table-cell>
          <table:table-cell office:value-type="float" office:value="10.7" calcext:value-type="float">
            <text:p>10,7</text:p>
          </table:table-cell>
          <table:table-cell office:value-type="float" office:value="60" calcext:value-type="float">
            <text:p>60</text:p>
          </table:table-cell>
          <table:table-cell office:value-type="float" office:value="24.15" calcext:value-type="float">
            <text:p>24,15</text:p>
          </table:table-cell>
          <table:table-cell office:value-type="float" office:value="91" calcext:value-type="float">
            <text:p>91</text:p>
          </table:table-cell>
          <table:table-cell office:value-type="float" office:value="43.1318681318681" calcext:value-type="float">
            <text:p>43,1318681319</text:p>
          </table:table-cell>
          <table:table-cell office:value-type="float" office:value="57" calcext:value-type="float">
            <text:p>57</text:p>
          </table:table-cell>
          <table:table-cell office:value-type="float" office:value="281.526315789474" calcext:value-type="float">
            <text:p>281,5263157895</text:p>
          </table:table-cell>
          <table:table-cell office:value-type="float" office:value="249" calcext:value-type="float">
            <text:p>249</text:p>
          </table:table-cell>
          <table:table-cell office:value-type="float" office:value="5947.89959839357" calcext:value-type="float">
            <text:p>5947,8995983936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.29166666666667" calcext:value-type="float">
            <text:p>8,2916666667</text:p>
          </table:table-cell>
          <table:table-cell office:value-type="float" office:value="89" calcext:value-type="float">
            <text:p>89</text:p>
          </table:table-cell>
          <table:table-cell office:value-type="float" office:value="121.38202247191" calcext:value-type="float">
            <text:p>121,3820224719</text:p>
          </table:table-cell>
          <table:table-cell office:value-type="float" office:value="99" calcext:value-type="float">
            <text:p>99</text:p>
          </table:table-cell>
          <table:table-cell office:value-type="float" office:value="10.2121212121212" calcext:value-type="float">
            <text:p>10,2121212121</text:p>
          </table:table-cell>
          <table:table-cell office:value-type="float" office:value="100" calcext:value-type="float">
            <text:p>100</text:p>
          </table:table-cell>
          <table:table-cell office:value-type="float" office:value="9.67" calcext:value-type="float">
            <text:p>9,67</text:p>
          </table:table-cell>
          <table:table-cell office:value-type="float" office:value="94" calcext:value-type="float">
            <text:p>94</text:p>
          </table:table-cell>
          <table:table-cell office:value-type="float" office:value="11.1489361702128" calcext:value-type="float">
            <text:p>11,1489361702</text:p>
          </table:table-cell>
          <table:table-cell office:value-type="float" office:value="93" calcext:value-type="float">
            <text:p>93</text:p>
          </table:table-cell>
          <table:table-cell office:value-type="float" office:value="10.4301075268817" calcext:value-type="float">
            <text:p>10,4301075269</text:p>
          </table:table-cell>
          <table:table-cell office:value-type="float" office:value="62" calcext:value-type="float">
            <text:p>62</text:p>
          </table:table-cell>
          <table:table-cell office:value-type="float" office:value="11.5161290322581" calcext:value-type="float">
            <text:p>11,5161290323</text:p>
          </table:table-cell>
          <table:table-cell office:value-type="float" office:value="141" calcext:value-type="float">
            <text:p>141</text:p>
          </table:table-cell>
          <table:table-cell office:value-type="float" office:value="243.163120567376" calcext:value-type="float">
            <text:p>243,1631205674</text:p>
          </table:table-cell>
          <table:table-cell office:value-type="float" office:value="97" calcext:value-type="float">
            <text:p>97</text:p>
          </table:table-cell>
          <table:table-cell office:value-type="float" office:value="12.0618556701031" calcext:value-type="float">
            <text:p>12,0618556701</text:p>
          </table:table-cell>
          <table:table-cell office:value-type="float" office:value="98" calcext:value-type="float">
            <text:p>98</text:p>
          </table:table-cell>
          <table:table-cell office:value-type="float" office:value="11.0918367346939" calcext:value-type="float">
            <text:p>11,0918367347</text:p>
          </table:table-cell>
          <table:table-cell office:value-type="float" office:value="83" calcext:value-type="float">
            <text:p>83</text:p>
          </table:table-cell>
          <table:table-cell office:value-type="float" office:value="10.9759036144578" calcext:value-type="float">
            <text:p>10,9759036145</text:p>
          </table:table-cell>
          <table:table-cell office:value-type="float" office:value="55" calcext:value-type="float">
            <text:p>55</text:p>
          </table:table-cell>
          <table:table-cell office:value-type="float" office:value="19.3636363636364" calcext:value-type="float">
            <text:p>19,3636363636</text:p>
          </table:table-cell>
          <table:table-cell office:value-type="float" office:value="96" calcext:value-type="float">
            <text:p>96</text:p>
          </table:table-cell>
          <table:table-cell office:value-type="float" office:value="73.2708333333333" calcext:value-type="float">
            <text:p>73,2708333333</text:p>
          </table:table-cell>
          <table:table-cell office:value-type="float" office:value="59" calcext:value-type="float">
            <text:p>59</text:p>
          </table:table-cell>
          <table:table-cell office:value-type="float" office:value="232.254237288136" calcext:value-type="float">
            <text:p>232,2542372881</text:p>
          </table:table-cell>
          <table:table-cell office:value-type="float" office:value="226" calcext:value-type="float">
            <text:p>226</text:p>
          </table:table-cell>
          <table:table-cell office:value-type="float" office:value="2182.92920353982" calcext:value-type="float">
            <text:p>2182,929203539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.0106382978723" calcext:value-type="float">
            <text:p>10,0106382979</text:p>
          </table:table-cell>
          <table:table-cell office:value-type="float" office:value="98" calcext:value-type="float">
            <text:p>98</text:p>
          </table:table-cell>
          <table:table-cell office:value-type="float" office:value="9.74489795918367" calcext:value-type="float">
            <text:p>9,7448979592</text:p>
          </table:table-cell>
          <table:table-cell office:value-type="float" office:value="93" calcext:value-type="float">
            <text:p>93</text:p>
          </table:table-cell>
          <table:table-cell office:value-type="float" office:value="9.97849462365591" calcext:value-type="float">
            <text:p>9,9784946237</text:p>
          </table:table-cell>
          <table:table-cell office:value-type="float" office:value="99" calcext:value-type="float">
            <text:p>99</text:p>
          </table:table-cell>
          <table:table-cell office:value-type="float" office:value="10.010101010101" calcext:value-type="float">
            <text:p>10,0101010101</text:p>
          </table:table-cell>
          <table:table-cell office:value-type="float" office:value="102" calcext:value-type="float">
            <text:p>102</text:p>
          </table:table-cell>
          <table:table-cell office:value-type="float" office:value="12.4313725490196" calcext:value-type="float">
            <text:p>12,431372549</text:p>
          </table:table-cell>
          <table:table-cell office:value-type="float" office:value="96" calcext:value-type="float">
            <text:p>96</text:p>
          </table:table-cell>
          <table:table-cell office:value-type="float" office:value="9.94791666666667" calcext:value-type="float">
            <text:p>9,9479166667</text:p>
          </table:table-cell>
          <table:table-cell office:value-type="float" office:value="58" calcext:value-type="float">
            <text:p>58</text:p>
          </table:table-cell>
          <table:table-cell office:value-type="float" office:value="12.7931034482759" calcext:value-type="float">
            <text:p>12,7931034483</text:p>
          </table:table-cell>
          <table:table-cell office:value-type="float" office:value="32" calcext:value-type="float">
            <text:p>32</text:p>
          </table:table-cell>
          <table:table-cell office:value-type="float" office:value="89.8125" calcext:value-type="float">
            <text:p>89,8125</text:p>
          </table:table-cell>
          <table:table-cell office:value-type="float" office:value="91" calcext:value-type="float">
            <text:p>91</text:p>
          </table:table-cell>
          <table:table-cell office:value-type="float" office:value="13.032967032967" calcext:value-type="float">
            <text:p>13,032967033</text:p>
          </table:table-cell>
          <table:table-cell office:value-type="float" office:value="102" calcext:value-type="float">
            <text:p>102</text:p>
          </table:table-cell>
          <table:table-cell office:value-type="float" office:value="11.656862745098" calcext:value-type="float">
            <text:p>11,6568627451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0.9649122807018" calcext:value-type="float">
            <text:p>20,9649122807</text:p>
          </table:table-cell>
          <table:table-cell office:value-type="float" office:value="100" calcext:value-type="float">
            <text:p>100</text:p>
          </table:table-cell>
          <table:table-cell office:value-type="float" office:value="68.98" calcext:value-type="float">
            <text:p>68,98</text:p>
          </table:table-cell>
          <table:table-cell office:value-type="float" office:value="65" calcext:value-type="float">
            <text:p>65</text:p>
          </table:table-cell>
          <table:table-cell office:value-type="float" office:value="130.461538461538" calcext:value-type="float">
            <text:p>130,4615384615</text:p>
          </table:table-cell>
          <table:table-cell office:value-type="float" office:value="60" calcext:value-type="float">
            <text:p>60</text:p>
          </table:table-cell>
          <table:table-cell office:value-type="float" office:value="143.416666666667" calcext:value-type="float">
            <text:p>143,4166666667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21.787878787879" calcext:value-type="float">
            <text:p>121,7878787879</text:p>
          </table:table-cell>
          <table:table-cell office:value-type="float" office:value="99" calcext:value-type="float">
            <text:p>99</text:p>
          </table:table-cell>
          <table:table-cell office:value-type="float" office:value="11.2020202020202" calcext:value-type="float">
            <text:p>11,202020202</text:p>
          </table:table-cell>
          <table:table-cell office:value-type="float" office:value="93" calcext:value-type="float">
            <text:p>93</text:p>
          </table:table-cell>
          <table:table-cell office:value-type="float" office:value="10.2903225806452" calcext:value-type="float">
            <text:p>10,2903225806</text:p>
          </table:table-cell>
          <table:table-cell office:value-type="float" office:value="71" calcext:value-type="float">
            <text:p>71</text:p>
          </table:table-cell>
          <table:table-cell office:value-type="float" office:value="9.08450704225352" calcext:value-type="float">
            <text:p>9,0845070423</text:p>
          </table:table-cell>
          <table:table-cell office:value-type="float" office:value="96" calcext:value-type="float">
            <text:p>96</text:p>
          </table:table-cell>
          <table:table-cell office:value-type="float" office:value="10.2395833333333" calcext:value-type="float">
            <text:p>10,2395833333</text:p>
          </table:table-cell>
          <table:table-cell office:value-type="float" office:value="91" calcext:value-type="float">
            <text:p>91</text:p>
          </table:table-cell>
          <table:table-cell office:value-type="float" office:value="10.3956043956044" calcext:value-type="float">
            <text:p>10,3956043956</text:p>
          </table:table-cell>
          <table:table-cell office:value-type="float" office:value="56" calcext:value-type="float">
            <text:p>56</text:p>
          </table:table-cell>
          <table:table-cell office:value-type="float" office:value="10.5535714285714" calcext:value-type="float">
            <text:p>10,5535714286</text:p>
          </table:table-cell>
          <table:table-cell office:value-type="float" office:value="173" calcext:value-type="float">
            <text:p>173</text:p>
          </table:table-cell>
          <table:table-cell office:value-type="float" office:value="357.907514450867" calcext:value-type="float">
            <text:p>357,9075144509</text:p>
          </table:table-cell>
          <table:table-cell office:value-type="float" office:value="93" calcext:value-type="float">
            <text:p>93</text:p>
          </table:table-cell>
          <table:table-cell office:value-type="float" office:value="15.2258064516129" calcext:value-type="float">
            <text:p>15,2258064516</text:p>
          </table:table-cell>
          <table:table-cell office:value-type="float" office:value="100" calcext:value-type="float">
            <text:p>100</text:p>
          </table:table-cell>
          <table:table-cell office:value-type="float" office:value="11.93" calcext:value-type="float">
            <text:p>11,93</text:p>
          </table:table-cell>
          <table:table-cell office:value-type="float" office:value="88" calcext:value-type="float">
            <text:p>88</text:p>
          </table:table-cell>
          <table:table-cell office:value-type="float" office:value="11.6818181818182" calcext:value-type="float">
            <text:p>11,6818181818</text:p>
          </table:table-cell>
          <table:table-cell office:value-type="float" office:value="63" calcext:value-type="float">
            <text:p>63</text:p>
          </table:table-cell>
          <table:table-cell office:value-type="float" office:value="22.5714285714286" calcext:value-type="float">
            <text:p>22,5714285714</text:p>
          </table:table-cell>
          <table:table-cell office:value-type="float" office:value="100" calcext:value-type="float">
            <text:p>100</text:p>
          </table:table-cell>
          <table:table-cell office:value-type="float" office:value="62.46" calcext:value-type="float">
            <text:p>62,46</text:p>
          </table:table-cell>
          <table:table-cell office:value-type="float" office:value="73" calcext:value-type="float">
            <text:p>73</text:p>
          </table:table-cell>
          <table:table-cell office:value-type="float" office:value="123.520547945205" calcext:value-type="float">
            <text:p>123,5205479452</text:p>
          </table:table-cell>
          <table:table-cell office:value-type="float" office:value="75" calcext:value-type="float">
            <text:p>75</text:p>
          </table:table-cell>
          <table:table-cell office:value-type="float" office:value="812.213333333333" calcext:value-type="float">
            <text:p>812,2133333333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8.34020618556701" calcext:value-type="float">
            <text:p>8,3402061856</text:p>
          </table:table-cell>
          <table:table-cell office:value-type="float" office:value="100" calcext:value-type="float">
            <text:p>100</text:p>
          </table:table-cell>
          <table:table-cell office:value-type="float" office:value="19.51" calcext:value-type="float">
            <text:p>19,51</text:p>
          </table:table-cell>
          <table:table-cell office:value-type="float" office:value="92" calcext:value-type="float">
            <text:p>92</text:p>
          </table:table-cell>
          <table:table-cell office:value-type="float" office:value="11.2826086956522" calcext:value-type="float">
            <text:p>11,2826086957</text:p>
          </table:table-cell>
          <table:table-cell office:value-type="float" office:value="76" calcext:value-type="float">
            <text:p>76</text:p>
          </table:table-cell>
          <table:table-cell office:value-type="float" office:value="9.64473684210526" calcext:value-type="float">
            <text:p>9,6447368421</text:p>
          </table:table-cell>
          <table:table-cell office:value-type="float" office:value="93" calcext:value-type="float">
            <text:p>93</text:p>
          </table:table-cell>
          <table:table-cell office:value-type="float" office:value="9.98924731182796" calcext:value-type="float">
            <text:p>9,9892473118</text:p>
          </table:table-cell>
          <table:table-cell office:value-type="float" office:value="90" calcext:value-type="float">
            <text:p>90</text:p>
          </table:table-cell>
          <table:table-cell office:value-type="float" office:value="9.67777777777778" calcext:value-type="float">
            <text:p>9,6777777778</text:p>
          </table:table-cell>
          <table:table-cell office:value-type="float" office:value="59" calcext:value-type="float">
            <text:p>59</text:p>
          </table:table-cell>
          <table:table-cell office:value-type="float" office:value="13.5593220338983" calcext:value-type="float">
            <text:p>13,5593220339</text:p>
          </table:table-cell>
          <table:table-cell office:value-type="float" office:value="98" calcext:value-type="float">
            <text:p>98</text:p>
          </table:table-cell>
          <table:table-cell office:value-type="float" office:value="13.5102040816327" calcext:value-type="float">
            <text:p>13,5102040816</text:p>
          </table:table-cell>
          <table:table-cell office:value-type="float" office:value="91" calcext:value-type="float">
            <text:p>91</text:p>
          </table:table-cell>
          <table:table-cell office:value-type="float" office:value="12.1098901098901" calcext:value-type="float">
            <text:p>12,1098901099</text:p>
          </table:table-cell>
          <table:table-cell office:value-type="float" office:value="99" calcext:value-type="float">
            <text:p>99</text:p>
          </table:table-cell>
          <table:table-cell office:value-type="float" office:value="11.3939393939394" calcext:value-type="float">
            <text:p>11,3939393939</text:p>
          </table:table-cell>
          <table:table-cell office:value-type="float" office:value="76" calcext:value-type="float">
            <text:p>76</text:p>
          </table:table-cell>
          <table:table-cell office:value-type="float" office:value="11.6710526315789" calcext:value-type="float">
            <text:p>11,6710526316</text:p>
          </table:table-cell>
          <table:table-cell office:value-type="float" office:value="26" calcext:value-type="float">
            <text:p>26</text:p>
          </table:table-cell>
          <table:table-cell office:value-type="float" office:value="96.2307692307692" calcext:value-type="float">
            <text:p>96,2307692308</text:p>
          </table:table-cell>
          <table:table-cell office:value-type="float" office:value="81" calcext:value-type="float">
            <text:p>81</text:p>
          </table:table-cell>
          <table:table-cell office:value-type="float" office:value="58.8395061728395" calcext:value-type="float">
            <text:p>58,8395061728</text:p>
          </table:table-cell>
          <table:table-cell office:value-type="float" office:value="37" calcext:value-type="float">
            <text:p>37</text:p>
          </table:table-cell>
          <table:table-cell office:value-type="float" office:value="259.324324324324" calcext:value-type="float">
            <text:p>259,3243243243</text:p>
          </table:table-cell>
          <table:table-cell office:value-type="float" office:value="251" calcext:value-type="float">
            <text:p>251</text:p>
          </table:table-cell>
          <table:table-cell office:value-type="float" office:value="3212.08764940239" calcext:value-type="float">
            <text:p>3212,087649402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7.55208333333333" calcext:value-type="float">
            <text:p>7,5520833333</text:p>
          </table:table-cell>
          <table:table-cell office:value-type="float" office:value="96" calcext:value-type="float">
            <text:p>96</text:p>
          </table:table-cell>
          <table:table-cell office:value-type="float" office:value="18.71875" calcext:value-type="float">
            <text:p>18,71875</text:p>
          </table:table-cell>
          <table:table-cell office:value-type="float" office:value="91" calcext:value-type="float">
            <text:p>91</text:p>
          </table:table-cell>
          <table:table-cell office:value-type="float" office:value="12.7582417582418" calcext:value-type="float">
            <text:p>12,7582417582</text:p>
          </table:table-cell>
          <table:table-cell office:value-type="float" office:value="88" calcext:value-type="float">
            <text:p>88</text:p>
          </table:table-cell>
          <table:table-cell office:value-type="float" office:value="9.89772727272727" calcext:value-type="float">
            <text:p>9,8977272727</text:p>
          </table:table-cell>
          <table:table-cell office:value-type="float" office:value="80" calcext:value-type="float">
            <text:p>80</text:p>
          </table:table-cell>
          <table:table-cell office:value-type="float" office:value="11.025" calcext:value-type="float">
            <text:p>11,025</text:p>
          </table:table-cell>
          <table:table-cell office:value-type="float" office:value="93" calcext:value-type="float">
            <text:p>93</text:p>
          </table:table-cell>
          <table:table-cell office:value-type="float" office:value="9.97849462365591" calcext:value-type="float">
            <text:p>9,9784946237</text:p>
          </table:table-cell>
          <table:table-cell office:value-type="float" office:value="91" calcext:value-type="float">
            <text:p>91</text:p>
          </table:table-cell>
          <table:table-cell office:value-type="float" office:value="10.8241758241758" calcext:value-type="float">
            <text:p>10,8241758242</text:p>
          </table:table-cell>
          <table:table-cell office:value-type="float" office:value="82" calcext:value-type="float">
            <text:p>82</text:p>
          </table:table-cell>
          <table:table-cell office:value-type="float" office:value="12.1951219512195" calcext:value-type="float">
            <text:p>12,1951219512</text:p>
          </table:table-cell>
          <table:table-cell office:value-type="float" office:value="98" calcext:value-type="float">
            <text:p>98</text:p>
          </table:table-cell>
          <table:table-cell office:value-type="float" office:value="11.8163265306122" calcext:value-type="float">
            <text:p>11,8163265306</text:p>
          </table:table-cell>
          <table:table-cell office:value-type="float" office:value="95" calcext:value-type="float">
            <text:p>95</text:p>
          </table:table-cell>
          <table:table-cell office:value-type="float" office:value="12.1473684210526" calcext:value-type="float">
            <text:p>12,1473684211</text:p>
          </table:table-cell>
          <table:table-cell office:value-type="float" office:value="68" calcext:value-type="float">
            <text:p>68</text:p>
          </table:table-cell>
          <table:table-cell office:value-type="float" office:value="11.8676470588235" calcext:value-type="float">
            <text:p>11,8676470588</text:p>
          </table:table-cell>
          <table:table-cell office:value-type="float" office:value="153" calcext:value-type="float">
            <text:p>153</text:p>
          </table:table-cell>
          <table:table-cell office:value-type="float" office:value="727.941176470588" calcext:value-type="float">
            <text:p>727,9411764706</text:p>
          </table:table-cell>
          <table:table-cell office:value-type="float" office:value="96" calcext:value-type="float">
            <text:p>96</text:p>
          </table:table-cell>
          <table:table-cell office:value-type="float" office:value="66.4479166666667" calcext:value-type="float">
            <text:p>66,4479166667</text:p>
          </table:table-cell>
          <table:table-cell office:value-type="float" office:value="86" calcext:value-type="float">
            <text:p>86</text:p>
          </table:table-cell>
          <table:table-cell office:value-type="float" office:value="246.755813953488" calcext:value-type="float">
            <text:p>246,7558139535</text:p>
          </table:table-cell>
          <table:table-cell office:value-type="float" office:value="121" calcext:value-type="float">
            <text:p>121</text:p>
          </table:table-cell>
          <table:table-cell office:value-type="float" office:value="422.586776859504" calcext:value-type="float">
            <text:p>422,586776859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.4166666666667" calcext:value-type="float">
            <text:p>10,4166666667</text:p>
          </table:table-cell>
          <table:table-cell office:value-type="float" office:value="26" calcext:value-type="float">
            <text:p>26</text:p>
          </table:table-cell>
          <table:table-cell office:value-type="float" office:value="38.3461538461538" calcext:value-type="float">
            <text:p>38,3461538462</text:p>
          </table:table-cell>
          <table:table-cell office:value-type="float" office:value="91" calcext:value-type="float">
            <text:p>91</text:p>
          </table:table-cell>
          <table:table-cell office:value-type="float" office:value="10.8131868131868" calcext:value-type="float">
            <text:p>10,8131868132</text:p>
          </table:table-cell>
          <table:table-cell office:value-type="float" office:value="92" calcext:value-type="float">
            <text:p>92</text:p>
          </table:table-cell>
          <table:table-cell office:value-type="float" office:value="9.78260869565217" calcext:value-type="float">
            <text:p>9,7826086957</text:p>
          </table:table-cell>
          <table:table-cell office:value-type="float" office:value="84" calcext:value-type="float">
            <text:p>84</text:p>
          </table:table-cell>
          <table:table-cell office:value-type="float" office:value="9.88095238095238" calcext:value-type="float">
            <text:p>9,880952381</text:p>
          </table:table-cell>
          <table:table-cell office:value-type="float" office:value="83" calcext:value-type="float">
            <text:p>83</text:p>
          </table:table-cell>
          <table:table-cell office:value-type="float" office:value="38.8313253012048" calcext:value-type="float">
            <text:p>38,8313253012</text:p>
          </table:table-cell>
          <table:table-cell office:value-type="float" office:value="75" calcext:value-type="float">
            <text:p>75</text:p>
          </table:table-cell>
          <table:table-cell office:value-type="float" office:value="10.6933333333333" calcext:value-type="float">
            <text:p>10,6933333333</text:p>
          </table:table-cell>
          <table:table-cell office:value-type="float" office:value="91" calcext:value-type="float">
            <text:p>91</text:p>
          </table:table-cell>
          <table:table-cell office:value-type="float" office:value="14.7912087912088" calcext:value-type="float">
            <text:p>14,7912087912</text:p>
          </table:table-cell>
          <table:table-cell office:value-type="float" office:value="94" calcext:value-type="float">
            <text:p>94</text:p>
          </table:table-cell>
          <table:table-cell office:value-type="float" office:value="11.3404255319149" calcext:value-type="float">
            <text:p>11,3404255319</text:p>
          </table:table-cell>
          <table:table-cell office:value-type="float" office:value="101" calcext:value-type="float">
            <text:p>101</text:p>
          </table:table-cell>
          <table:table-cell office:value-type="float" office:value="11.8811881188119" calcext:value-type="float">
            <text:p>11,8811881188</text:p>
          </table:table-cell>
          <table:table-cell office:value-type="float" office:value="36" calcext:value-type="float">
            <text:p>36</text:p>
          </table:table-cell>
          <table:table-cell office:value-type="float" office:value="24.0833333333333" calcext:value-type="float">
            <text:p>24,0833333333</text:p>
          </table:table-cell>
          <table:table-cell office:value-type="float" office:value="62" calcext:value-type="float">
            <text:p>62</text:p>
          </table:table-cell>
          <table:table-cell office:value-type="float" office:value="21.7258064516129" calcext:value-type="float">
            <text:p>21,7258064516</text:p>
          </table:table-cell>
          <table:table-cell office:value-type="float" office:value="101" calcext:value-type="float">
            <text:p>101</text:p>
          </table:table-cell>
          <table:table-cell office:value-type="float" office:value="72.6732673267327" calcext:value-type="float">
            <text:p>72,6732673267</text:p>
          </table:table-cell>
          <table:table-cell office:value-type="float" office:value="82" calcext:value-type="float">
            <text:p>82</text:p>
          </table:table-cell>
          <table:table-cell office:value-type="float" office:value="197.5" calcext:value-type="float">
            <text:p>197,5</text:p>
          </table:table-cell>
          <table:table-cell office:value-type="float" office:value="28" calcext:value-type="float">
            <text:p>28</text:p>
          </table:table-cell>
          <table:table-cell office:value-type="float" office:value="66.3928571428571" calcext:value-type="float">
            <text:p>66,392857142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2.7866666666667" calcext:value-type="float">
            <text:p>12,7866666667</text:p>
          </table:table-cell>
          <table:table-cell office:value-type="float" office:value="147" calcext:value-type="float">
            <text:p>147</text:p>
          </table:table-cell>
          <table:table-cell office:value-type="float" office:value="222.102040816327" calcext:value-type="float">
            <text:p>222,1020408163</text:p>
          </table:table-cell>
          <table:table-cell office:value-type="float" office:value="95" calcext:value-type="float">
            <text:p>95</text:p>
          </table:table-cell>
          <table:table-cell office:value-type="float" office:value="10.8210526315789" calcext:value-type="float">
            <text:p>10,8210526316</text:p>
          </table:table-cell>
          <table:table-cell office:value-type="float" office:value="93" calcext:value-type="float">
            <text:p>93</text:p>
          </table:table-cell>
          <table:table-cell office:value-type="float" office:value="10.4516129032258" calcext:value-type="float">
            <text:p>10,4516129032</text:p>
          </table:table-cell>
          <table:table-cell office:value-type="float" office:value="74" calcext:value-type="float">
            <text:p>74</text:p>
          </table:table-cell>
          <table:table-cell office:value-type="float" office:value="9.51351351351351" calcext:value-type="float">
            <text:p>9,5135135135</text:p>
          </table:table-cell>
          <table:table-cell office:value-type="float" office:value="84" calcext:value-type="float">
            <text:p>84</text:p>
          </table:table-cell>
          <table:table-cell office:value-type="float" office:value="17.3928571428571" calcext:value-type="float">
            <text:p>17,3928571429</text:p>
          </table:table-cell>
          <table:table-cell office:value-type="float" office:value="89" calcext:value-type="float">
            <text:p>89</text:p>
          </table:table-cell>
          <table:table-cell office:value-type="float" office:value="11.5280898876405" calcext:value-type="float">
            <text:p>11,5280898876</text:p>
          </table:table-cell>
          <table:table-cell office:value-type="float" office:value="93" calcext:value-type="float">
            <text:p>93</text:p>
          </table:table-cell>
          <table:table-cell office:value-type="float" office:value="143.365591397849" calcext:value-type="float">
            <text:p>143,3655913979</text:p>
          </table:table-cell>
          <table:table-cell office:value-type="float" office:value="91" calcext:value-type="float">
            <text:p>91</text:p>
          </table:table-cell>
          <table:table-cell office:value-type="float" office:value="12.3846153846154" calcext:value-type="float">
            <text:p>12,3846153846</text:p>
          </table:table-cell>
          <table:table-cell office:value-type="float" office:value="99" calcext:value-type="float">
            <text:p>99</text:p>
          </table:table-cell>
          <table:table-cell office:value-type="float" office:value="11.8585858585859" calcext:value-type="float">
            <text:p>11,8585858586</text:p>
          </table:table-cell>
          <table:table-cell office:value-type="float" office:value="131" calcext:value-type="float">
            <text:p>131</text:p>
          </table:table-cell>
          <table:table-cell office:value-type="float" office:value="75.0458015267176" calcext:value-type="float">
            <text:p>75,0458015267</text:p>
          </table:table-cell>
          <table:table-cell office:value-type="float" office:value="67" calcext:value-type="float">
            <text:p>67</text:p>
          </table:table-cell>
          <table:table-cell office:value-type="float" office:value="25.0298507462687" calcext:value-type="float">
            <text:p>25,0298507463</text:p>
          </table:table-cell>
          <table:table-cell office:value-type="float" office:value="92" calcext:value-type="float">
            <text:p>92</text:p>
          </table:table-cell>
          <table:table-cell office:value-type="float" office:value="71.8478260869565" calcext:value-type="float">
            <text:p>71,847826087</text:p>
          </table:table-cell>
          <table:table-cell office:value-type="float" office:value="63" calcext:value-type="float">
            <text:p>63</text:p>
          </table:table-cell>
          <table:table-cell office:value-type="float" office:value="167.396825396825" calcext:value-type="float">
            <text:p>167,3968253968</text:p>
          </table:table-cell>
          <table:table-cell office:value-type="float" office:value="1" calcext:value-type="float">
            <text:p>1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83.978494623656" calcext:value-type="float">
            <text:p>283,9784946237</text:p>
          </table:table-cell>
          <table:table-cell office:value-type="float" office:value="86" calcext:value-type="float">
            <text:p>86</text:p>
          </table:table-cell>
          <table:table-cell office:value-type="float" office:value="10.093023255814" calcext:value-type="float">
            <text:p>10,0930232558</text:p>
          </table:table-cell>
          <table:table-cell office:value-type="float" office:value="96" calcext:value-type="float">
            <text:p>96</text:p>
          </table:table-cell>
          <table:table-cell office:value-type="float" office:value="10.4270833333333" calcext:value-type="float">
            <text:p>10,4270833333</text:p>
          </table:table-cell>
          <table:table-cell office:value-type="float" office:value="71" calcext:value-type="float">
            <text:p>71</text:p>
          </table:table-cell>
          <table:table-cell office:value-type="float" office:value="9.23943661971831" calcext:value-type="float">
            <text:p>9,2394366197</text:p>
          </table:table-cell>
          <table:table-cell office:value-type="float" office:value="72" calcext:value-type="float">
            <text:p>72</text:p>
          </table:table-cell>
          <table:table-cell office:value-type="float" office:value="9.54166666666667" calcext:value-type="float">
            <text:p>9,5416666667</text:p>
          </table:table-cell>
          <table:table-cell office:value-type="float" office:value="98" calcext:value-type="float">
            <text:p>98</text:p>
          </table:table-cell>
          <table:table-cell office:value-type="float" office:value="10.1428571428571" calcext:value-type="float">
            <text:p>10,1428571429</text:p>
          </table:table-cell>
          <table:table-cell office:value-type="float" office:value="81" calcext:value-type="float">
            <text:p>81</text:p>
          </table:table-cell>
          <table:table-cell office:value-type="float" office:value="11.4938271604938" calcext:value-type="float">
            <text:p>11,4938271605</text:p>
          </table:table-cell>
          <table:table-cell office:value-type="float" office:value="92" calcext:value-type="float">
            <text:p>92</text:p>
          </table:table-cell>
          <table:table-cell office:value-type="float" office:value="12.8695652173913" calcext:value-type="float">
            <text:p>12,8695652174</text:p>
          </table:table-cell>
          <table:table-cell office:value-type="float" office:value="93" calcext:value-type="float">
            <text:p>93</text:p>
          </table:table-cell>
          <table:table-cell office:value-type="float" office:value="12.1935483870968" calcext:value-type="float">
            <text:p>12,1935483871</text:p>
          </table:table-cell>
          <table:table-cell office:value-type="float" office:value="99" calcext:value-type="float">
            <text:p>99</text:p>
          </table:table-cell>
          <table:table-cell office:value-type="float" office:value="11.9191919191919" calcext:value-type="float">
            <text:p>11,9191919192</text:p>
          </table:table-cell>
          <table:table-cell office:value-type="float" office:value="85" calcext:value-type="float">
            <text:p>85</text:p>
          </table:table-cell>
          <table:table-cell office:value-type="float" office:value="11.0235294117647" calcext:value-type="float">
            <text:p>11,0235294118</text:p>
          </table:table-cell>
          <table:table-cell office:value-type="float" office:value="63" calcext:value-type="float">
            <text:p>63</text:p>
          </table:table-cell>
          <table:table-cell office:value-type="float" office:value="21.968253968254" calcext:value-type="float">
            <text:p>21,9682539683</text:p>
          </table:table-cell>
          <table:table-cell office:value-type="float" office:value="134" calcext:value-type="float">
            <text:p>134</text:p>
          </table:table-cell>
          <table:table-cell office:value-type="float" office:value="275.910447761194" calcext:value-type="float">
            <text:p>275,9104477612</text:p>
          </table:table-cell>
          <table:table-cell office:value-type="float" office:value="35" calcext:value-type="float">
            <text:p>35</text:p>
          </table:table-cell>
          <table:table-cell office:value-type="float" office:value="194.514285714286" calcext:value-type="float">
            <text:p>194,5142857143</text:p>
          </table:table-cell>
          <table:table-cell office:value-type="float" office:value="1" calcext:value-type="float">
            <text:p>1</text:p>
          </table:table-cell>
          <table:table-cell office:value-type="float" office:value="9150" calcext:value-type="float">
            <text:p>915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8.56701030927835" calcext:value-type="float">
            <text:p>8,5670103093</text:p>
          </table:table-cell>
          <table:table-cell office:value-type="float" office:value="92" calcext:value-type="float">
            <text:p>92</text:p>
          </table:table-cell>
          <table:table-cell office:value-type="float" office:value="11.9565217391304" calcext:value-type="float">
            <text:p>11,9565217391</text:p>
          </table:table-cell>
          <table:table-cell office:value-type="float" office:value="95" calcext:value-type="float">
            <text:p>95</text:p>
          </table:table-cell>
          <table:table-cell office:value-type="float" office:value="10.4105263157895" calcext:value-type="float">
            <text:p>10,4105263158</text:p>
          </table:table-cell>
          <table:table-cell office:value-type="float" office:value="68" calcext:value-type="float">
            <text:p>68</text:p>
          </table:table-cell>
          <table:table-cell office:value-type="float" office:value="9.51470588235294" calcext:value-type="float">
            <text:p>9,5147058824</text:p>
          </table:table-cell>
          <table:table-cell office:value-type="float" office:value="79" calcext:value-type="float">
            <text:p>79</text:p>
          </table:table-cell>
          <table:table-cell office:value-type="float" office:value="9.74683544303798" calcext:value-type="float">
            <text:p>9,746835443</text:p>
          </table:table-cell>
          <table:table-cell office:value-type="float" office:value="88" calcext:value-type="float">
            <text:p>88</text:p>
          </table:table-cell>
          <table:table-cell office:value-type="float" office:value="10.1136363636364" calcext:value-type="float">
            <text:p>10,1136363636</text:p>
          </table:table-cell>
          <table:table-cell office:value-type="float" office:value="63" calcext:value-type="float">
            <text:p>63</text:p>
          </table:table-cell>
          <table:table-cell office:value-type="float" office:value="12.1269841269841" calcext:value-type="float">
            <text:p>12,126984127</text:p>
          </table:table-cell>
          <table:table-cell office:value-type="float" office:value="82" calcext:value-type="float">
            <text:p>82</text:p>
          </table:table-cell>
          <table:table-cell office:value-type="float" office:value="12.6707317073171" calcext:value-type="float">
            <text:p>12,6707317073</text:p>
          </table:table-cell>
          <table:table-cell office:value-type="float" office:value="91" calcext:value-type="float">
            <text:p>91</text:p>
          </table:table-cell>
          <table:table-cell office:value-type="float" office:value="12.021978021978" calcext:value-type="float">
            <text:p>12,021978022</text:p>
          </table:table-cell>
          <table:table-cell office:value-type="float" office:value="90" calcext:value-type="float">
            <text:p>90</text:p>
          </table:table-cell>
          <table:table-cell office:value-type="float" office:value="11.7333333333333" calcext:value-type="float">
            <text:p>11,7333333333</text:p>
          </table:table-cell>
          <table:table-cell office:value-type="float" office:value="51" calcext:value-type="float">
            <text:p>51</text:p>
          </table:table-cell>
          <table:table-cell office:value-type="float" office:value="21.9803921568627" calcext:value-type="float">
            <text:p>21,9803921569</text:p>
          </table:table-cell>
          <table:table-cell office:value-type="float" office:value="57" calcext:value-type="float">
            <text:p>57</text:p>
          </table:table-cell>
          <table:table-cell office:value-type="float" office:value="24.5964912280702" calcext:value-type="float">
            <text:p>24,5964912281</text:p>
          </table:table-cell>
          <table:table-cell office:value-type="float" office:value="93" calcext:value-type="float">
            <text:p>93</text:p>
          </table:table-cell>
          <table:table-cell office:value-type="float" office:value="63.0860215053763" calcext:value-type="float">
            <text:p>63,0860215054</text:p>
          </table:table-cell>
          <table:table-cell office:value-type="float" office:value="90" calcext:value-type="float">
            <text:p>90</text:p>
          </table:table-cell>
          <table:table-cell office:value-type="float" office:value="201.644444444444" calcext:value-type="float">
            <text:p>201,6444444444</text:p>
          </table:table-cell>
          <table:table-cell office:value-type="float" office:value="1" calcext:value-type="float">
            <text:p>1</text:p>
          </table:table-cell>
          <table:table-cell office:value-type="float" office:value="13238" calcext:value-type="float">
            <text:p>13238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8.60204081632653" calcext:value-type="float">
            <text:p>8,6020408163</text:p>
          </table:table-cell>
          <table:table-cell office:value-type="float" office:value="84" calcext:value-type="float">
            <text:p>84</text:p>
          </table:table-cell>
          <table:table-cell office:value-type="float" office:value="10.3571428571429" calcext:value-type="float">
            <text:p>10,3571428571</text:p>
          </table:table-cell>
          <table:table-cell office:value-type="float" office:value="92" calcext:value-type="float">
            <text:p>92</text:p>
          </table:table-cell>
          <table:table-cell office:value-type="float" office:value="10.1521739130435" calcext:value-type="float">
            <text:p>10,152173913</text:p>
          </table:table-cell>
          <table:table-cell office:value-type="float" office:value="87" calcext:value-type="float">
            <text:p>87</text:p>
          </table:table-cell>
          <table:table-cell office:value-type="float" office:value="16.264367816092" calcext:value-type="float">
            <text:p>16,2643678161</text:p>
          </table:table-cell>
          <table:table-cell office:value-type="float" office:value="81" calcext:value-type="float">
            <text:p>81</text:p>
          </table:table-cell>
          <table:table-cell office:value-type="float" office:value="10.320987654321" calcext:value-type="float">
            <text:p>10,3209876543</text:p>
          </table:table-cell>
          <table:table-cell office:value-type="float" office:value="99" calcext:value-type="float">
            <text:p>99</text:p>
          </table:table-cell>
          <table:table-cell office:value-type="float" office:value="12.9292929292929" calcext:value-type="float">
            <text:p>12,9292929293</text:p>
          </table:table-cell>
          <table:table-cell office:value-type="float" office:value="40" calcext:value-type="float">
            <text:p>40</text:p>
          </table:table-cell>
          <table:table-cell office:value-type="float" office:value="23.325" calcext:value-type="float">
            <text:p>23,325</text:p>
          </table:table-cell>
          <table:table-cell office:value-type="float" office:value="91" calcext:value-type="float">
            <text:p>91</text:p>
          </table:table-cell>
          <table:table-cell office:value-type="float" office:value="12.1098901098901" calcext:value-type="float">
            <text:p>12,1098901099</text:p>
          </table:table-cell>
          <table:table-cell office:value-type="float" office:value="91" calcext:value-type="float">
            <text:p>91</text:p>
          </table:table-cell>
          <table:table-cell office:value-type="float" office:value="13.0549450549451" calcext:value-type="float">
            <text:p>13,0549450549</text:p>
          </table:table-cell>
          <table:table-cell office:value-type="float" office:value="99" calcext:value-type="float">
            <text:p>99</text:p>
          </table:table-cell>
          <table:table-cell office:value-type="float" office:value="11.2525252525253" calcext:value-type="float">
            <text:p>11,2525252525</text:p>
          </table:table-cell>
          <table:table-cell office:value-type="float" office:value="140" calcext:value-type="float">
            <text:p>140</text:p>
          </table:table-cell>
          <table:table-cell office:value-type="float" office:value="110.657142857143" calcext:value-type="float">
            <text:p>110,6571428571</text:p>
          </table:table-cell>
          <table:table-cell office:value-type="float" office:value="58" calcext:value-type="float">
            <text:p>58</text:p>
          </table:table-cell>
          <table:table-cell office:value-type="float" office:value="21.4655172413793" calcext:value-type="float">
            <text:p>21,4655172414</text:p>
          </table:table-cell>
          <table:table-cell office:value-type="float" office:value="73" calcext:value-type="float">
            <text:p>73</text:p>
          </table:table-cell>
          <table:table-cell office:value-type="float" office:value="74.041095890411" calcext:value-type="float">
            <text:p>74,0410958904</text:p>
          </table:table-cell>
          <table:table-cell office:value-type="float" office:value="58" calcext:value-type="float">
            <text:p>58</text:p>
          </table:table-cell>
          <table:table-cell office:value-type="float" office:value="148.689655172414" calcext:value-type="float">
            <text:p>148,6896551724</text:p>
          </table:table-cell>
          <table:table-cell office:value-type="float" office:value="1" calcext:value-type="float">
            <text:p>1</text:p>
          </table:table-cell>
          <table:table-cell office:value-type="float" office:value="16635" calcext:value-type="float">
            <text:p>16635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9.07368421052632" calcext:value-type="float">
            <text:p>9,0736842105</text:p>
          </table:table-cell>
          <table:table-cell office:value-type="float" office:value="83" calcext:value-type="float">
            <text:p>83</text:p>
          </table:table-cell>
          <table:table-cell office:value-type="float" office:value="10.1927710843374" calcext:value-type="float">
            <text:p>10,1927710843</text:p>
          </table:table-cell>
          <table:table-cell office:value-type="float" office:value="82" calcext:value-type="float">
            <text:p>82</text:p>
          </table:table-cell>
          <table:table-cell office:value-type="float" office:value="10.3536585365854" calcext:value-type="float">
            <text:p>10,3536585366</text:p>
          </table:table-cell>
          <table:table-cell office:value-type="float" office:value="119" calcext:value-type="float">
            <text:p>119</text:p>
          </table:table-cell>
          <table:table-cell office:value-type="float" office:value="71.4621848739496" calcext:value-type="float">
            <text:p>71,4621848739</text:p>
          </table:table-cell>
          <table:table-cell office:value-type="float" office:value="86" calcext:value-type="float">
            <text:p>86</text:p>
          </table:table-cell>
          <table:table-cell office:value-type="float" office:value="107.244186046512" calcext:value-type="float">
            <text:p>107,2441860465</text:p>
          </table:table-cell>
          <table:table-cell office:value-type="float" office:value="92" calcext:value-type="float">
            <text:p>92</text:p>
          </table:table-cell>
          <table:table-cell office:value-type="float" office:value="12.8913043478261" calcext:value-type="float">
            <text:p>12,8913043478</text:p>
          </table:table-cell>
          <table:table-cell office:value-type="float" office:value="102" calcext:value-type="float">
            <text:p>102</text:p>
          </table:table-cell>
          <table:table-cell office:value-type="float" office:value="127.617647058824" calcext:value-type="float">
            <text:p>127,6176470588</text:p>
          </table:table-cell>
          <table:table-cell office:value-type="float" office:value="92" calcext:value-type="float">
            <text:p>92</text:p>
          </table:table-cell>
          <table:table-cell office:value-type="float" office:value="11.4565217391304" calcext:value-type="float">
            <text:p>11,4565217391</text:p>
          </table:table-cell>
          <table:table-cell office:value-type="float" office:value="96" calcext:value-type="float">
            <text:p>96</text:p>
          </table:table-cell>
          <table:table-cell office:value-type="float" office:value="11.8645833333333" calcext:value-type="float">
            <text:p>11,8645833333</text:p>
          </table:table-cell>
          <table:table-cell office:value-type="float" office:value="100" calcext:value-type="float">
            <text:p>100</text:p>
          </table:table-cell>
          <table:table-cell office:value-type="float" office:value="12.11" calcext:value-type="float">
            <text:p>12,11</text:p>
          </table:table-cell>
          <table:table-cell office:value-type="float" office:value="164" calcext:value-type="float">
            <text:p>164</text:p>
          </table:table-cell>
          <table:table-cell office:value-type="float" office:value="182.512195121951" calcext:value-type="float">
            <text:p>182,512195122</text:p>
          </table:table-cell>
          <table:table-cell office:value-type="float" office:value="66" calcext:value-type="float">
            <text:p>66</text:p>
          </table:table-cell>
          <table:table-cell office:value-type="float" office:value="21.9090909090909" calcext:value-type="float">
            <text:p>21,9090909091</text:p>
          </table:table-cell>
          <table:table-cell office:value-type="float" office:value="96" calcext:value-type="float">
            <text:p>96</text:p>
          </table:table-cell>
          <table:table-cell office:value-type="float" office:value="83.53125" calcext:value-type="float">
            <text:p>83,53125</text:p>
          </table:table-cell>
          <table:table-cell office:value-type="float" office:value="58" calcext:value-type="float">
            <text:p>58</text:p>
          </table:table-cell>
          <table:table-cell office:value-type="float" office:value="146.775862068966" calcext:value-type="float">
            <text:p>146,775862069</text:p>
          </table:table-cell>
          <table:table-cell office:value-type="float" office:value="65" calcext:value-type="float">
            <text:p>65</text:p>
          </table:table-cell>
          <table:table-cell office:value-type="float" office:value="16697.6615384615" calcext:value-type="float">
            <text:p>16697,6615384615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8.49484536082474" calcext:value-type="float">
            <text:p>8,4948453608</text:p>
          </table:table-cell>
          <table:table-cell office:value-type="float" office:value="85" calcext:value-type="float">
            <text:p>85</text:p>
          </table:table-cell>
          <table:table-cell office:value-type="float" office:value="10.8941176470588" calcext:value-type="float">
            <text:p>10,8941176471</text:p>
          </table:table-cell>
          <table:table-cell office:value-type="float" office:value="86" calcext:value-type="float">
            <text:p>86</text:p>
          </table:table-cell>
          <table:table-cell office:value-type="float" office:value="10.6744186046512" calcext:value-type="float">
            <text:p>10,6744186047</text:p>
          </table:table-cell>
          <table:table-cell office:value-type="float" office:value="92" calcext:value-type="float">
            <text:p>92</text:p>
          </table:table-cell>
          <table:table-cell office:value-type="float" office:value="9.73913043478261" calcext:value-type="float">
            <text:p>9,7391304348</text:p>
          </table:table-cell>
          <table:table-cell office:value-type="float" office:value="67" calcext:value-type="float">
            <text:p>67</text:p>
          </table:table-cell>
          <table:table-cell office:value-type="float" office:value="17.8805970149254" calcext:value-type="float">
            <text:p>17,8805970149</text:p>
          </table:table-cell>
          <table:table-cell office:value-type="float" office:value="94" calcext:value-type="float">
            <text:p>94</text:p>
          </table:table-cell>
          <table:table-cell office:value-type="float" office:value="12.3510638297872" calcext:value-type="float">
            <text:p>12,3510638298</text:p>
          </table:table-cell>
          <table:table-cell office:value-type="float" office:value="84" calcext:value-type="float">
            <text:p>84</text:p>
          </table:table-cell>
          <table:table-cell office:value-type="float" office:value="11.9761904761905" calcext:value-type="float">
            <text:p>11,9761904762</text:p>
          </table:table-cell>
          <table:table-cell office:value-type="float" office:value="73" calcext:value-type="float">
            <text:p>73</text:p>
          </table:table-cell>
          <table:table-cell office:value-type="float" office:value="142.383561643836" calcext:value-type="float">
            <text:p>142,3835616438</text:p>
          </table:table-cell>
          <table:table-cell office:value-type="float" office:value="91" calcext:value-type="float">
            <text:p>91</text:p>
          </table:table-cell>
          <table:table-cell office:value-type="float" office:value="11.7472527472527" calcext:value-type="float">
            <text:p>11,7472527473</text:p>
          </table:table-cell>
          <table:table-cell office:value-type="float" office:value="99" calcext:value-type="float">
            <text:p>99</text:p>
          </table:table-cell>
          <table:table-cell office:value-type="float" office:value="10.8383838383838" calcext:value-type="float">
            <text:p>10,8383838384</text:p>
          </table:table-cell>
          <table:table-cell office:value-type="float" office:value="98" calcext:value-type="float">
            <text:p>98</text:p>
          </table:table-cell>
          <table:table-cell office:value-type="float" office:value="11.9795918367347" calcext:value-type="float">
            <text:p>11,9795918367</text:p>
          </table:table-cell>
          <table:table-cell office:value-type="float" office:value="59" calcext:value-type="float">
            <text:p>59</text:p>
          </table:table-cell>
          <table:table-cell office:value-type="float" office:value="22.271186440678" calcext:value-type="float">
            <text:p>22,2711864407</text:p>
          </table:table-cell>
          <table:table-cell office:value-type="float" office:value="90" calcext:value-type="float">
            <text:p>90</text:p>
          </table:table-cell>
          <table:table-cell office:value-type="float" office:value="71.1111111111111" calcext:value-type="float">
            <text:p>71,1111111111</text:p>
          </table:table-cell>
          <table:table-cell office:value-type="float" office:value="67" calcext:value-type="float">
            <text:p>67</text:p>
          </table:table-cell>
          <table:table-cell office:value-type="float" office:value="171.970149253731" calcext:value-type="float">
            <text:p>171,9701492537</text:p>
          </table:table-cell>
          <table:table-cell office:value-type="float" office:value="62" calcext:value-type="float">
            <text:p>62</text:p>
          </table:table-cell>
          <table:table-cell office:value-type="float" office:value="16992.4516129032" calcext:value-type="float">
            <text:p>16992,4516129032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8.9247311827957" calcext:value-type="float">
            <text:p>8,9247311828</text:p>
          </table:table-cell>
          <table:table-cell office:value-type="float" office:value="69" calcext:value-type="float">
            <text:p>69</text:p>
          </table:table-cell>
          <table:table-cell office:value-type="float" office:value="10.1884057971015" calcext:value-type="float">
            <text:p>10,1884057971</text:p>
          </table:table-cell>
          <table:table-cell office:value-type="float" office:value="66" calcext:value-type="float">
            <text:p>66</text:p>
          </table:table-cell>
          <table:table-cell office:value-type="float" office:value="9.72727272727273" calcext:value-type="float">
            <text:p>9,7272727273</text:p>
          </table:table-cell>
          <table:table-cell office:value-type="float" office:value="95" calcext:value-type="float">
            <text:p>95</text:p>
          </table:table-cell>
          <table:table-cell office:value-type="float" office:value="10.3894736842105" calcext:value-type="float">
            <text:p>10,3894736842</text:p>
          </table:table-cell>
          <table:table-cell office:value-type="float" office:value="148" calcext:value-type="float">
            <text:p>148</text:p>
          </table:table-cell>
          <table:table-cell office:value-type="float" office:value="88.3581081081081" calcext:value-type="float">
            <text:p>88,3581081081</text:p>
          </table:table-cell>
          <table:table-cell office:value-type="float" office:value="88" calcext:value-type="float">
            <text:p>88</text:p>
          </table:table-cell>
          <table:table-cell office:value-type="float" office:value="13.375" calcext:value-type="float">
            <text:p>13,375</text:p>
          </table:table-cell>
          <table:table-cell office:value-type="float" office:value="84" calcext:value-type="float">
            <text:p>84</text:p>
          </table:table-cell>
          <table:table-cell office:value-type="float" office:value="11.1785714285714" calcext:value-type="float">
            <text:p>11,1785714286</text:p>
          </table:table-cell>
          <table:table-cell office:value-type="float" office:value="108" calcext:value-type="float">
            <text:p>108</text:p>
          </table:table-cell>
          <table:table-cell office:value-type="float" office:value="34.9814814814815" calcext:value-type="float">
            <text:p>34,9814814815</text:p>
          </table:table-cell>
          <table:table-cell office:value-type="float" office:value="100" calcext:value-type="float">
            <text:p>100</text:p>
          </table:table-cell>
          <table:table-cell office:value-type="float" office:value="11.37" calcext:value-type="float">
            <text:p>11,37</text:p>
          </table:table-cell>
          <table:table-cell office:value-type="float" office:value="97" calcext:value-type="float">
            <text:p>97</text:p>
          </table:table-cell>
          <table:table-cell office:value-type="float" office:value="9.97938144329897" calcext:value-type="float">
            <text:p>9,9793814433</text:p>
          </table:table-cell>
          <table:table-cell office:value-type="float" office:value="97" calcext:value-type="float">
            <text:p>97</text:p>
          </table:table-cell>
          <table:table-cell office:value-type="float" office:value="11.3092783505155" calcext:value-type="float">
            <text:p>11,3092783505</text:p>
          </table:table-cell>
          <table:table-cell office:value-type="float" office:value="62" calcext:value-type="float">
            <text:p>62</text:p>
          </table:table-cell>
          <table:table-cell office:value-type="float" office:value="30.1451612903226" calcext:value-type="float">
            <text:p>30,1451612903</text:p>
          </table:table-cell>
          <table:table-cell office:value-type="float" office:value="47" calcext:value-type="float">
            <text:p>47</text:p>
          </table:table-cell>
          <table:table-cell office:value-type="float" office:value="190.191489361702" calcext:value-type="float">
            <text:p>190,1914893617</text:p>
          </table:table-cell>
          <table:table-cell office:value-type="float" office:value="65" calcext:value-type="float">
            <text:p>65</text:p>
          </table:table-cell>
          <table:table-cell office:value-type="float" office:value="172.815384615385" calcext:value-type="float">
            <text:p>172,8153846154</text:p>
          </table:table-cell>
          <table:table-cell office:value-type="float" office:value="63" calcext:value-type="float">
            <text:p>63</text:p>
          </table:table-cell>
          <table:table-cell office:value-type="float" office:value="17164.3650793651" calcext:value-type="float">
            <text:p>17164,365079365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9.14285714285714" calcext:value-type="float">
            <text:p>9,1428571429</text:p>
          </table:table-cell>
          <table:table-cell office:value-type="float" office:value="91" calcext:value-type="float">
            <text:p>91</text:p>
          </table:table-cell>
          <table:table-cell office:value-type="float" office:value="10.4725274725275" calcext:value-type="float">
            <text:p>10,4725274725</text:p>
          </table:table-cell>
          <table:table-cell office:value-type="float" office:value="70" calcext:value-type="float">
            <text:p>70</text:p>
          </table:table-cell>
          <table:table-cell office:value-type="float" office:value="9.87142857142857" calcext:value-type="float">
            <text:p>9,8714285714</text:p>
          </table:table-cell>
          <table:table-cell office:value-type="float" office:value="67" calcext:value-type="float">
            <text:p>67</text:p>
          </table:table-cell>
          <table:table-cell office:value-type="float" office:value="10.7611940298507" calcext:value-type="float">
            <text:p>10,7611940299</text:p>
          </table:table-cell>
          <table:table-cell office:value-type="float" office:value="101" calcext:value-type="float">
            <text:p>101</text:p>
          </table:table-cell>
          <table:table-cell office:value-type="float" office:value="114.831683168317" calcext:value-type="float">
            <text:p>114,8316831683</text:p>
          </table:table-cell>
          <table:table-cell office:value-type="float" office:value="90" calcext:value-type="float">
            <text:p>90</text:p>
          </table:table-cell>
          <table:table-cell office:value-type="float" office:value="12.6222222222222" calcext:value-type="float">
            <text:p>12,6222222222</text:p>
          </table:table-cell>
          <table:table-cell office:value-type="float" office:value="96" calcext:value-type="float">
            <text:p>96</text:p>
          </table:table-cell>
          <table:table-cell office:value-type="float" office:value="11.5" calcext:value-type="float">
            <text:p>11,5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1.2083333333333" calcext:value-type="float">
            <text:p>11,2083333333</text:p>
          </table:table-cell>
          <table:table-cell office:value-type="float" office:value="93" calcext:value-type="float">
            <text:p>93</text:p>
          </table:table-cell>
          <table:table-cell office:value-type="float" office:value="10.9032258064516" calcext:value-type="float">
            <text:p>10,9032258065</text:p>
          </table:table-cell>
          <table:table-cell office:value-type="float" office:value="81" calcext:value-type="float">
            <text:p>81</text:p>
          </table:table-cell>
          <table:table-cell office:value-type="float" office:value="10.5308641975309" calcext:value-type="float">
            <text:p>10,5308641975</text:p>
          </table:table-cell>
          <table:table-cell office:value-type="float" office:value="64" calcext:value-type="float">
            <text:p>64</text:p>
          </table:table-cell>
          <table:table-cell office:value-type="float" office:value="22.25" calcext:value-type="float">
            <text:p>22,25</text:p>
          </table:table-cell>
          <table:table-cell office:value-type="float" office:value="76" calcext:value-type="float">
            <text:p>76</text:p>
          </table:table-cell>
          <table:table-cell office:value-type="float" office:value="57.0131578947368" calcext:value-type="float">
            <text:p>57,0131578947</text:p>
          </table:table-cell>
          <table:table-cell office:value-type="float" office:value="64" calcext:value-type="float">
            <text:p>64</text:p>
          </table:table-cell>
          <table:table-cell office:value-type="float" office:value="171.53125" calcext:value-type="float">
            <text:p>171,53125</text:p>
          </table:table-cell>
          <table:table-cell office:value-type="float" office:value="56" calcext:value-type="float">
            <text:p>56</text:p>
          </table:table-cell>
          <table:table-cell office:value-type="float" office:value="17074.8928571429" calcext:value-type="float">
            <text:p>17074,8928571429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.87368421052632" calcext:value-type="float">
            <text:p>8,8736842105</text:p>
          </table:table-cell>
          <table:table-cell office:value-type="float" office:value="91" calcext:value-type="float">
            <text:p>91</text:p>
          </table:table-cell>
          <table:table-cell office:value-type="float" office:value="12.1538461538462" calcext:value-type="float">
            <text:p>12,1538461538</text:p>
          </table:table-cell>
          <table:table-cell office:value-type="float" office:value="68" calcext:value-type="float">
            <text:p>68</text:p>
          </table:table-cell>
          <table:table-cell office:value-type="float" office:value="10.1176470588235" calcext:value-type="float">
            <text:p>10,1176470588</text:p>
          </table:table-cell>
          <table:table-cell office:value-type="float" office:value="95" calcext:value-type="float">
            <text:p>95</text:p>
          </table:table-cell>
          <table:table-cell office:value-type="float" office:value="10.0210526315789" calcext:value-type="float">
            <text:p>10,0210526316</text:p>
          </table:table-cell>
          <table:table-cell office:value-type="float" office:value="96" calcext:value-type="float">
            <text:p>96</text:p>
          </table:table-cell>
          <table:table-cell office:value-type="float" office:value="8.8125" calcext:value-type="float">
            <text:p>8,8125</text:p>
          </table:table-cell>
          <table:table-cell office:value-type="float" office:value="71" calcext:value-type="float">
            <text:p>71</text:p>
          </table:table-cell>
          <table:table-cell office:value-type="float" office:value="19.169014084507" calcext:value-type="float">
            <text:p>19,1690140845</text:p>
          </table:table-cell>
          <table:table-cell office:value-type="float" office:value="94" calcext:value-type="float">
            <text:p>94</text:p>
          </table:table-cell>
          <table:table-cell office:value-type="float" office:value="12.4787234042553" calcext:value-type="float">
            <text:p>12,4787234043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1.2" calcext:value-type="float">
            <text:p>11,2</text:p>
          </table:table-cell>
          <table:table-cell office:value-type="float" office:value="96" calcext:value-type="float">
            <text:p>96</text:p>
          </table:table-cell>
          <table:table-cell office:value-type="float" office:value="10.3854166666667" calcext:value-type="float">
            <text:p>10,3854166667</text:p>
          </table:table-cell>
          <table:table-cell office:value-type="float" office:value="80" calcext:value-type="float">
            <text:p>80</text:p>
          </table:table-cell>
          <table:table-cell office:value-type="float" office:value="12.2875" calcext:value-type="float">
            <text:p>12,2875</text:p>
          </table:table-cell>
          <table:table-cell office:value-type="float" office:value="56" calcext:value-type="float">
            <text:p>56</text:p>
          </table:table-cell>
          <table:table-cell office:value-type="float" office:value="20.9642857142857" calcext:value-type="float">
            <text:p>20,9642857143</text:p>
          </table:table-cell>
          <table:table-cell office:value-type="float" office:value="108" calcext:value-type="float">
            <text:p>108</text:p>
          </table:table-cell>
          <table:table-cell office:value-type="float" office:value="81.3425925925926" calcext:value-type="float">
            <text:p>81,3425925926</text:p>
          </table:table-cell>
          <table:table-cell office:value-type="float" office:value="61" calcext:value-type="float">
            <text:p>61</text:p>
          </table:table-cell>
          <table:table-cell office:value-type="float" office:value="165.819672131148" calcext:value-type="float">
            <text:p>165,8196721311</text:p>
          </table:table-cell>
          <table:table-cell office:value-type="float" office:value="52" calcext:value-type="float">
            <text:p>52</text:p>
          </table:table-cell>
          <table:table-cell office:value-type="float" office:value="17095.4807692308" calcext:value-type="float">
            <text:p>17095,4807692308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9.61386138613861" calcext:value-type="float">
            <text:p>9,6138613861</text:p>
          </table:table-cell>
          <table:table-cell office:value-type="float" office:value="76" calcext:value-type="float">
            <text:p>76</text:p>
          </table:table-cell>
          <table:table-cell office:value-type="float" office:value="16.6315789473684" calcext:value-type="float">
            <text:p>16,6315789474</text:p>
          </table:table-cell>
          <table:table-cell office:value-type="float" office:value="79" calcext:value-type="float">
            <text:p>79</text:p>
          </table:table-cell>
          <table:table-cell office:value-type="float" office:value="10.746835443038" calcext:value-type="float">
            <text:p>10,746835443</text:p>
          </table:table-cell>
          <table:table-cell office:value-type="float" office:value="95" calcext:value-type="float">
            <text:p>95</text:p>
          </table:table-cell>
          <table:table-cell office:value-type="float" office:value="10.0631578947368" calcext:value-type="float">
            <text:p>10,0631578947</text:p>
          </table:table-cell>
          <table:table-cell office:value-type="float" office:value="99" calcext:value-type="float">
            <text:p>99</text:p>
          </table:table-cell>
          <table:table-cell office:value-type="float" office:value="9.36363636363636" calcext:value-type="float">
            <text:p>9,3636363636</text:p>
          </table:table-cell>
          <table:table-cell office:value-type="float" office:value="142" calcext:value-type="float">
            <text:p>142</text:p>
          </table:table-cell>
          <table:table-cell office:value-type="float" office:value="88.5633802816902" calcext:value-type="float">
            <text:p>88,5633802817</text:p>
          </table:table-cell>
          <table:table-cell office:value-type="float" office:value="53" calcext:value-type="float">
            <text:p>53</text:p>
          </table:table-cell>
          <table:table-cell office:value-type="float" office:value="22.2452830188679" calcext:value-type="float">
            <text:p>22,2452830189</text:p>
          </table:table-cell>
          <table:table-cell office:value-type="float" office:value="97" calcext:value-type="float">
            <text:p>97</text:p>
          </table:table-cell>
          <table:table-cell office:value-type="float" office:value="12.1752577319588" calcext:value-type="float">
            <text:p>12,175257732</text:p>
          </table:table-cell>
          <table:table-cell office:value-type="float" office:value="96" calcext:value-type="float">
            <text:p>96</text:p>
          </table:table-cell>
          <table:table-cell office:value-type="float" office:value="23.6354166666667" calcext:value-type="float">
            <text:p>23,6354166667</text:p>
          </table:table-cell>
          <table:table-cell office:value-type="float" office:value="95" calcext:value-type="float">
            <text:p>95</text:p>
          </table:table-cell>
          <table:table-cell office:value-type="float" office:value="10.2421052631579" calcext:value-type="float">
            <text:p>10,2421052632</text:p>
          </table:table-cell>
          <table:table-cell office:value-type="float" office:value="99" calcext:value-type="float">
            <text:p>99</text:p>
          </table:table-cell>
          <table:table-cell office:value-type="float" office:value="11.8383838383838" calcext:value-type="float">
            <text:p>11,8383838384</text:p>
          </table:table-cell>
          <table:table-cell office:value-type="float" office:value="67" calcext:value-type="float">
            <text:p>67</text:p>
          </table:table-cell>
          <table:table-cell office:value-type="float" office:value="30.3283582089552" calcext:value-type="float">
            <text:p>30,328358209</text:p>
          </table:table-cell>
          <table:table-cell office:value-type="float" office:value="113" calcext:value-type="float">
            <text:p>113</text:p>
          </table:table-cell>
          <table:table-cell office:value-type="float" office:value="71.1592920353982" calcext:value-type="float">
            <text:p>71,1592920354</text:p>
          </table:table-cell>
          <table:table-cell office:value-type="float" office:value="31" calcext:value-type="float">
            <text:p>31</text:p>
          </table:table-cell>
          <table:table-cell office:value-type="float" office:value="185.903225806452" calcext:value-type="float">
            <text:p>185,9032258065</text:p>
          </table:table-cell>
          <table:table-cell office:value-type="float" office:value="39" calcext:value-type="float">
            <text:p>39</text:p>
          </table:table-cell>
          <table:table-cell office:value-type="float" office:value="17380.7435897436" calcext:value-type="float">
            <text:p>17380,743589743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.97" calcext:value-type="float">
            <text:p>9,97</text:p>
          </table:table-cell>
          <table:table-cell office:value-type="float" office:value="99" calcext:value-type="float">
            <text:p>99</text:p>
          </table:table-cell>
          <table:table-cell office:value-type="float" office:value="10.6666666666667" calcext:value-type="float">
            <text:p>10,6666666667</text:p>
          </table:table-cell>
          <table:table-cell office:value-type="float" office:value="56" calcext:value-type="float">
            <text:p>56</text:p>
          </table:table-cell>
          <table:table-cell office:value-type="float" office:value="9.96428571428571" calcext:value-type="float">
            <text:p>9,9642857143</text:p>
          </table:table-cell>
          <table:table-cell office:value-type="float" office:value="100" calcext:value-type="float">
            <text:p>100</text:p>
          </table:table-cell>
          <table:table-cell office:value-type="float" office:value="10.34" calcext:value-type="float">
            <text:p>10,34</text:p>
          </table:table-cell>
          <table:table-cell office:value-type="float" office:value="95" calcext:value-type="float">
            <text:p>95</text:p>
          </table:table-cell>
          <table:table-cell office:value-type="float" office:value="9.06315789473684" calcext:value-type="float">
            <text:p>9,0631578947</text:p>
          </table:table-cell>
          <table:table-cell office:value-type="float" office:value="88" calcext:value-type="float">
            <text:p>88</text:p>
          </table:table-cell>
          <table:table-cell office:value-type="float" office:value="12.0227272727273" calcext:value-type="float">
            <text:p>12,0227272727</text:p>
          </table:table-cell>
          <table:table-cell office:value-type="float" office:value="145" calcext:value-type="float">
            <text:p>145</text:p>
          </table:table-cell>
          <table:table-cell office:value-type="float" office:value="226.006896551724" calcext:value-type="float">
            <text:p>226,0068965517</text:p>
          </table:table-cell>
          <table:table-cell office:value-type="float" office:value="91" calcext:value-type="float">
            <text:p>91</text:p>
          </table:table-cell>
          <table:table-cell office:value-type="float" office:value="12.2527472527473" calcext:value-type="float">
            <text:p>12,2527472527</text:p>
          </table:table-cell>
          <table:table-cell office:value-type="float" office:value="99" calcext:value-type="float">
            <text:p>99</text:p>
          </table:table-cell>
          <table:table-cell office:value-type="float" office:value="11.5151515151515" calcext:value-type="float">
            <text:p>11,5151515152</text:p>
          </table:table-cell>
          <table:table-cell office:value-type="float" office:value="94" calcext:value-type="float">
            <text:p>94</text:p>
          </table:table-cell>
          <table:table-cell office:value-type="float" office:value="9.82978723404255" calcext:value-type="float">
            <text:p>9,829787234</text:p>
          </table:table-cell>
          <table:table-cell office:value-type="float" office:value="95" calcext:value-type="float">
            <text:p>95</text:p>
          </table:table-cell>
          <table:table-cell office:value-type="float" office:value="10.6631578947368" calcext:value-type="float">
            <text:p>10,6631578947</text:p>
          </table:table-cell>
          <table:table-cell office:value-type="float" office:value="54" calcext:value-type="float">
            <text:p>54</text:p>
          </table:table-cell>
          <table:table-cell office:value-type="float" office:value="14.8148148148148" calcext:value-type="float">
            <text:p>14,8148148148</text:p>
          </table:table-cell>
          <table:table-cell office:value-type="float" office:value="76" calcext:value-type="float">
            <text:p>76</text:p>
          </table:table-cell>
          <table:table-cell office:value-type="float" office:value="72.8684210526316" calcext:value-type="float">
            <text:p>72,8684210526</text:p>
          </table:table-cell>
          <table:table-cell office:value-type="float" office:value="88" calcext:value-type="float">
            <text:p>88</text:p>
          </table:table-cell>
          <table:table-cell office:value-type="float" office:value="202.954545454545" calcext:value-type="float">
            <text:p>202,9545454545</text:p>
          </table:table-cell>
          <table:table-cell office:value-type="float" office:value="56" calcext:value-type="float">
            <text:p>56</text:p>
          </table:table-cell>
          <table:table-cell office:value-type="float" office:value="18549.3928571429" calcext:value-type="float">
            <text:p>18549,3928571429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101" calcext:value-type="float">
            <text:p>101</text:p>
          </table:table-cell>
          <table:table-cell office:value-type="float" office:value="11.3168316831683" calcext:value-type="float">
            <text:p>11,3168316832</text:p>
          </table:table-cell>
          <table:table-cell office:value-type="float" office:value="50" calcext:value-type="float">
            <text:p>50</text:p>
          </table:table-cell>
          <table:table-cell office:value-type="float" office:value="9.42" calcext:value-type="float">
            <text:p>9,42</text:p>
          </table:table-cell>
          <table:table-cell office:value-type="float" office:value="91" calcext:value-type="float">
            <text:p>91</text:p>
          </table:table-cell>
          <table:table-cell office:value-type="float" office:value="23.8241758241758" calcext:value-type="float">
            <text:p>23,8241758242</text:p>
          </table:table-cell>
          <table:table-cell office:value-type="float" office:value="96" calcext:value-type="float">
            <text:p>96</text:p>
          </table:table-cell>
          <table:table-cell office:value-type="float" office:value="9.60416666666667" calcext:value-type="float">
            <text:p>9,6041666667</text:p>
          </table:table-cell>
          <table:table-cell office:value-type="float" office:value="78" calcext:value-type="float">
            <text:p>78</text:p>
          </table:table-cell>
          <table:table-cell office:value-type="float" office:value="12.7179487179487" calcext:value-type="float">
            <text:p>12,7179487179</text:p>
          </table:table-cell>
          <table:table-cell office:value-type="float" office:value="74" calcext:value-type="float">
            <text:p>74</text:p>
          </table:table-cell>
          <table:table-cell office:value-type="float" office:value="10.2702702702703" calcext:value-type="float">
            <text:p>10,2702702703</text:p>
          </table:table-cell>
          <table:table-cell office:value-type="float" office:value="88" calcext:value-type="float">
            <text:p>88</text:p>
          </table:table-cell>
          <table:table-cell office:value-type="float" office:value="11.8409090909091" calcext:value-type="float">
            <text:p>11,8409090909</text:p>
          </table:table-cell>
          <table:table-cell office:value-type="float" office:value="47" calcext:value-type="float">
            <text:p>47</text:p>
          </table:table-cell>
          <table:table-cell office:value-type="float" office:value="27.6170212765957" calcext:value-type="float">
            <text:p>27,6170212766</text:p>
          </table:table-cell>
          <table:table-cell office:value-type="float" office:value="88" calcext:value-type="float">
            <text:p>88</text:p>
          </table:table-cell>
          <table:table-cell office:value-type="float" office:value="9.98863636363636" calcext:value-type="float">
            <text:p>9,9886363636</text:p>
          </table:table-cell>
          <table:table-cell office:value-type="float" office:value="102" calcext:value-type="float">
            <text:p>102</text:p>
          </table:table-cell>
          <table:table-cell office:value-type="float" office:value="10.921568627451" calcext:value-type="float">
            <text:p>10,9215686275</text:p>
          </table:table-cell>
          <table:table-cell office:value-type="float" office:value="69" calcext:value-type="float">
            <text:p>69</text:p>
          </table:table-cell>
          <table:table-cell office:value-type="float" office:value="31.4057971014493" calcext:value-type="float">
            <text:p>31,4057971014</text:p>
          </table:table-cell>
          <table:table-cell office:value-type="float" office:value="89" calcext:value-type="float">
            <text:p>89</text:p>
          </table:table-cell>
          <table:table-cell office:value-type="float" office:value="64.2584269662921" calcext:value-type="float">
            <text:p>64,2584269663</text:p>
          </table:table-cell>
          <table:table-cell office:value-type="float" office:value="60" calcext:value-type="float">
            <text:p>60</text:p>
          </table:table-cell>
          <table:table-cell office:value-type="float" office:value="152.716666666667" calcext:value-type="float">
            <text:p>152,7166666667</text:p>
          </table:table-cell>
          <table:table-cell office:value-type="float" office:value="57" calcext:value-type="float">
            <text:p>57</text:p>
          </table:table-cell>
          <table:table-cell office:value-type="float" office:value="18570.6842105263" calcext:value-type="float">
            <text:p>18570,6842105263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61" calcext:value-type="float">
            <text:p>61</text:p>
          </table:table-cell>
          <table:table-cell office:value-type="float" office:value="9.80327868852459" calcext:value-type="float">
            <text:p>9,8032786885</text:p>
          </table:table-cell>
          <table:table-cell office:value-type="float" office:value="81" calcext:value-type="float">
            <text:p>81</text:p>
          </table:table-cell>
          <table:table-cell office:value-type="float" office:value="10.283950617284" calcext:value-type="float">
            <text:p>10,2839506173</text:p>
          </table:table-cell>
          <table:table-cell office:value-type="float" office:value="83" calcext:value-type="float">
            <text:p>83</text:p>
          </table:table-cell>
          <table:table-cell office:value-type="float" office:value="11.3012048192771" calcext:value-type="float">
            <text:p>11,3012048193</text:p>
          </table:table-cell>
          <table:table-cell office:value-type="float" office:value="97" calcext:value-type="float">
            <text:p>97</text:p>
          </table:table-cell>
          <table:table-cell office:value-type="float" office:value="10.1237113402062" calcext:value-type="float">
            <text:p>10,1237113402</text:p>
          </table:table-cell>
          <table:table-cell office:value-type="float" office:value="110" calcext:value-type="float">
            <text:p>110</text:p>
          </table:table-cell>
          <table:table-cell office:value-type="float" office:value="16.9454545454545" calcext:value-type="float">
            <text:p>16,9454545455</text:p>
          </table:table-cell>
          <table:table-cell office:value-type="float" office:value="59" calcext:value-type="float">
            <text:p>59</text:p>
          </table:table-cell>
          <table:table-cell office:value-type="float" office:value="9.71186440677966" calcext:value-type="float">
            <text:p>9,7118644068</text:p>
          </table:table-cell>
          <table:table-cell office:value-type="float" office:value="91" calcext:value-type="float">
            <text:p>91</text:p>
          </table:table-cell>
          <table:table-cell office:value-type="float" office:value="12.6593406593407" calcext:value-type="float">
            <text:p>12,6593406593</text:p>
          </table:table-cell>
          <table:table-cell office:value-type="float" office:value="169" calcext:value-type="float">
            <text:p>169</text:p>
          </table:table-cell>
          <table:table-cell office:value-type="float" office:value="200.443786982249" calcext:value-type="float">
            <text:p>200,4437869822</text:p>
          </table:table-cell>
          <table:table-cell office:value-type="float" office:value="70" calcext:value-type="float">
            <text:p>70</text:p>
          </table:table-cell>
          <table:table-cell office:value-type="float" office:value="9.85714285714286" calcext:value-type="float">
            <text:p>9,8571428571</text:p>
          </table:table-cell>
          <table:table-cell office:value-type="float" office:value="91" calcext:value-type="float">
            <text:p>91</text:p>
          </table:table-cell>
          <table:table-cell office:value-type="float" office:value="10.8791208791209" calcext:value-type="float">
            <text:p>10,8791208791</text:p>
          </table:table-cell>
          <table:table-cell office:value-type="float" office:value="59" calcext:value-type="float">
            <text:p>59</text:p>
          </table:table-cell>
          <table:table-cell office:value-type="float" office:value="20.6271186440678" calcext:value-type="float">
            <text:p>20,6271186441</text:p>
          </table:table-cell>
          <table:table-cell office:value-type="float" office:value="77" calcext:value-type="float">
            <text:p>77</text:p>
          </table:table-cell>
          <table:table-cell office:value-type="float" office:value="53.3766233766234" calcext:value-type="float">
            <text:p>53,3766233766</text:p>
          </table:table-cell>
          <table:table-cell office:value-type="float" office:value="60" calcext:value-type="float">
            <text:p>60</text:p>
          </table:table-cell>
          <table:table-cell office:value-type="float" office:value="152.2" calcext:value-type="float">
            <text:p>152,2</text:p>
          </table:table-cell>
          <table:table-cell office:value-type="float" office:value="66" calcext:value-type="float">
            <text:p>66</text:p>
          </table:table-cell>
          <table:table-cell office:value-type="float" office:value="18519.5151515152" calcext:value-type="float">
            <text:p>18519,5151515152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53" calcext:value-type="float">
            <text:p>53</text:p>
          </table:table-cell>
          <table:table-cell office:value-type="float" office:value="9.86792452830189" calcext:value-type="float">
            <text:p>9,8679245283</text:p>
          </table:table-cell>
          <table:table-cell office:value-type="float" office:value="94" calcext:value-type="float">
            <text:p>94</text:p>
          </table:table-cell>
          <table:table-cell office:value-type="float" office:value="9.97872340425532" calcext:value-type="float">
            <text:p>9,9787234043</text:p>
          </table:table-cell>
          <table:table-cell office:value-type="float" office:value="96" calcext:value-type="float">
            <text:p>96</text:p>
          </table:table-cell>
          <table:table-cell office:value-type="float" office:value="11.3541666666667" calcext:value-type="float">
            <text:p>11,3541666667</text:p>
          </table:table-cell>
          <table:table-cell office:value-type="float" office:value="94" calcext:value-type="float">
            <text:p>94</text:p>
          </table:table-cell>
          <table:table-cell office:value-type="float" office:value="9.41489361702128" calcext:value-type="float">
            <text:p>9,414893617</text:p>
          </table:table-cell>
          <table:table-cell office:value-type="float" office:value="97" calcext:value-type="float">
            <text:p>97</text:p>
          </table:table-cell>
          <table:table-cell office:value-type="float" office:value="11.3917525773196" calcext:value-type="float">
            <text:p>11,3917525773</text:p>
          </table:table-cell>
          <table:table-cell office:value-type="float" office:value="59" calcext:value-type="float">
            <text:p>59</text:p>
          </table:table-cell>
          <table:table-cell office:value-type="float" office:value="10.2372881355932" calcext:value-type="float">
            <text:p>10,2372881356</text:p>
          </table:table-cell>
          <table:table-cell office:value-type="float" office:value="33" calcext:value-type="float">
            <text:p>33</text:p>
          </table:table-cell>
          <table:table-cell office:value-type="float" office:value="73.0606060606061" calcext:value-type="float">
            <text:p>73,0606060606</text:p>
          </table:table-cell>
          <table:table-cell office:value-type="float" office:value="98" calcext:value-type="float">
            <text:p>98</text:p>
          </table:table-cell>
          <table:table-cell office:value-type="float" office:value="13.1224489795918" calcext:value-type="float">
            <text:p>13,1224489796</text:p>
          </table:table-cell>
          <table:table-cell office:value-type="float" office:value="59" calcext:value-type="float">
            <text:p>59</text:p>
          </table:table-cell>
          <table:table-cell office:value-type="float" office:value="9.89830508474576" calcext:value-type="float">
            <text:p>9,8983050847</text:p>
          </table:table-cell>
          <table:table-cell office:value-type="float" office:value="88" calcext:value-type="float">
            <text:p>88</text:p>
          </table:table-cell>
          <table:table-cell office:value-type="float" office:value="10.9318181818182" calcext:value-type="float">
            <text:p>10,9318181818</text:p>
          </table:table-cell>
          <table:table-cell office:value-type="float" office:value="56" calcext:value-type="float">
            <text:p>56</text:p>
          </table:table-cell>
          <table:table-cell office:value-type="float" office:value="14.7142857142857" calcext:value-type="float">
            <text:p>14,7142857143</text:p>
          </table:table-cell>
          <table:table-cell office:value-type="float" office:value="72" calcext:value-type="float">
            <text:p>72</text:p>
          </table:table-cell>
          <table:table-cell office:value-type="float" office:value="63.2083333333333" calcext:value-type="float">
            <text:p>63,2083333333</text:p>
          </table:table-cell>
          <table:table-cell office:value-type="float" office:value="60" calcext:value-type="float">
            <text:p>60</text:p>
          </table:table-cell>
          <table:table-cell office:value-type="float" office:value="146.616666666667" calcext:value-type="float">
            <text:p>146,6166666667</text:p>
          </table:table-cell>
          <table:table-cell office:value-type="float" office:value="57" calcext:value-type="float">
            <text:p>57</text:p>
          </table:table-cell>
          <table:table-cell office:value-type="float" office:value="18667.9298245614" calcext:value-type="float">
            <text:p>18667,9298245614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58" calcext:value-type="float">
            <text:p>58</text:p>
          </table:table-cell>
          <table:table-cell office:value-type="float" office:value="9.79310344827586" calcext:value-type="float">
            <text:p>9,7931034483</text:p>
          </table:table-cell>
          <table:table-cell office:value-type="float" office:value="97" calcext:value-type="float">
            <text:p>97</text:p>
          </table:table-cell>
          <table:table-cell office:value-type="float" office:value="9.35051546391753" calcext:value-type="float">
            <text:p>9,3505154639</text:p>
          </table:table-cell>
          <table:table-cell office:value-type="float" office:value="93" calcext:value-type="float">
            <text:p>93</text:p>
          </table:table-cell>
          <table:table-cell office:value-type="float" office:value="10.6666666666667" calcext:value-type="float">
            <text:p>10,6666666667</text:p>
          </table:table-cell>
          <table:table-cell office:value-type="float" office:value="95" calcext:value-type="float">
            <text:p>95</text:p>
          </table:table-cell>
          <table:table-cell office:value-type="float" office:value="9.21052631578947" calcext:value-type="float">
            <text:p>9,2105263158</text:p>
          </table:table-cell>
          <table:table-cell office:value-type="float" office:value="89" calcext:value-type="float">
            <text:p>89</text:p>
          </table:table-cell>
          <table:table-cell office:value-type="float" office:value="13.0337078651685" calcext:value-type="float">
            <text:p>13,0337078652</text:p>
          </table:table-cell>
          <table:table-cell office:value-type="float" office:value="53" calcext:value-type="float">
            <text:p>53</text:p>
          </table:table-cell>
          <table:table-cell office:value-type="float" office:value="9.58490566037736" calcext:value-type="float">
            <text:p>9,5849056604</text:p>
          </table:table-cell>
          <table:table-cell office:value-type="float" office:value="157" calcext:value-type="float">
            <text:p>157</text:p>
          </table:table-cell>
          <table:table-cell office:value-type="float" office:value="186.56050955414" calcext:value-type="float">
            <text:p>186,5605095541</text:p>
          </table:table-cell>
          <table:table-cell office:value-type="float" office:value="101" calcext:value-type="float">
            <text:p>101</text:p>
          </table:table-cell>
          <table:table-cell office:value-type="float" office:value="11.6138613861386" calcext:value-type="float">
            <text:p>11,6138613861</text:p>
          </table:table-cell>
          <table:table-cell office:value-type="float" office:value="65" calcext:value-type="float">
            <text:p>65</text:p>
          </table:table-cell>
          <table:table-cell office:value-type="float" office:value="9.6" calcext:value-type="float">
            <text:p>9,6</text:p>
          </table:table-cell>
          <table:table-cell office:value-type="float" office:value="100" calcext:value-type="float">
            <text:p>100</text:p>
          </table:table-cell>
          <table:table-cell office:value-type="float" office:value="11.39" calcext:value-type="float">
            <text:p>11,39</text:p>
          </table:table-cell>
          <table:table-cell office:value-type="float" office:value="64" calcext:value-type="float">
            <text:p>64</text:p>
          </table:table-cell>
          <table:table-cell office:value-type="float" office:value="26.609375" calcext:value-type="float">
            <text:p>26,609375</text:p>
          </table:table-cell>
          <table:table-cell office:value-type="float" office:value="78" calcext:value-type="float">
            <text:p>78</text:p>
          </table:table-cell>
          <table:table-cell office:value-type="float" office:value="36.6153846153846" calcext:value-type="float">
            <text:p>36,6153846154</text:p>
          </table:table-cell>
          <table:table-cell office:value-type="float" office:value="63" calcext:value-type="float">
            <text:p>63</text:p>
          </table:table-cell>
          <table:table-cell office:value-type="float" office:value="164.952380952381" calcext:value-type="float">
            <text:p>164,9523809524</text:p>
          </table:table-cell>
          <table:table-cell office:value-type="float" office:value="87" calcext:value-type="float">
            <text:p>87</text:p>
          </table:table-cell>
          <table:table-cell office:value-type="float" office:value="18204.8735632184" calcext:value-type="float">
            <text:p>18204,8735632184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52" calcext:value-type="float">
            <text:p>52</text:p>
          </table:table-cell>
          <table:table-cell office:value-type="float" office:value="9.75" calcext:value-type="float">
            <text:p>9,75</text:p>
          </table:table-cell>
          <table:table-cell office:value-type="float" office:value="89" calcext:value-type="float">
            <text:p>89</text:p>
          </table:table-cell>
          <table:table-cell office:value-type="float" office:value="9.20224719101124" calcext:value-type="float">
            <text:p>9,202247191</text:p>
          </table:table-cell>
          <table:table-cell office:value-type="float" office:value="83" calcext:value-type="float">
            <text:p>83</text:p>
          </table:table-cell>
          <table:table-cell office:value-type="float" office:value="10.8313253012048" calcext:value-type="float">
            <text:p>10,8313253012</text:p>
          </table:table-cell>
          <table:table-cell office:value-type="float" office:value="97" calcext:value-type="float">
            <text:p>97</text:p>
          </table:table-cell>
          <table:table-cell office:value-type="float" office:value="9.68041237113402" calcext:value-type="float">
            <text:p>9,6804123711</text:p>
          </table:table-cell>
          <table:table-cell office:value-type="float" office:value="99" calcext:value-type="float">
            <text:p>99</text:p>
          </table:table-cell>
          <table:table-cell office:value-type="float" office:value="11.4545454545455" calcext:value-type="float">
            <text:p>11,4545454545</text:p>
          </table:table-cell>
          <table:table-cell office:value-type="float" office:value="60" calcext:value-type="float">
            <text:p>60</text:p>
          </table:table-cell>
          <table:table-cell office:value-type="float" office:value="11.2" calcext:value-type="float">
            <text:p>11,2</text:p>
          </table:table-cell>
          <table:table-cell office:value-type="float" office:value="93" calcext:value-type="float">
            <text:p>93</text:p>
          </table:table-cell>
          <table:table-cell office:value-type="float" office:value="11.5161290322581" calcext:value-type="float">
            <text:p>11,5161290323</text:p>
          </table:table-cell>
          <table:table-cell office:value-type="float" office:value="95" calcext:value-type="float">
            <text:p>95</text:p>
          </table:table-cell>
          <table:table-cell office:value-type="float" office:value="11.8842105263158" calcext:value-type="float">
            <text:p>11,8842105263</text:p>
          </table:table-cell>
          <table:table-cell office:value-type="float" office:value="65" calcext:value-type="float">
            <text:p>65</text:p>
          </table:table-cell>
          <table:table-cell office:value-type="float" office:value="9.50769230769231" calcext:value-type="float">
            <text:p>9,5076923077</text:p>
          </table:table-cell>
          <table:table-cell office:value-type="float" office:value="86" calcext:value-type="float">
            <text:p>86</text:p>
          </table:table-cell>
          <table:table-cell office:value-type="float" office:value="10.8372093023256" calcext:value-type="float">
            <text:p>10,8372093023</text:p>
          </table:table-cell>
          <table:table-cell office:value-type="float" office:value="66" calcext:value-type="float">
            <text:p>66</text:p>
          </table:table-cell>
          <table:table-cell office:value-type="float" office:value="28.8939393939394" calcext:value-type="float">
            <text:p>28,8939393939</text:p>
          </table:table-cell>
          <table:table-cell office:value-type="float" office:value="102" calcext:value-type="float">
            <text:p>102</text:p>
          </table:table-cell>
          <table:table-cell office:value-type="float" office:value="180.009803921569" calcext:value-type="float">
            <text:p>180,0098039216</text:p>
          </table:table-cell>
          <table:table-cell office:value-type="float" office:value="60" calcext:value-type="float">
            <text:p>60</text:p>
          </table:table-cell>
          <table:table-cell office:value-type="float" office:value="18.8166666666667" calcext:value-type="float">
            <text:p>18,8166666667</text:p>
          </table:table-cell>
          <table:table-cell office:value-type="float" office:value="46" calcext:value-type="float">
            <text:p>46</text:p>
          </table:table-cell>
          <table:table-cell office:value-type="float" office:value="17823.8260869565" calcext:value-type="float">
            <text:p>17823,8260869565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51" calcext:value-type="float">
            <text:p>51</text:p>
          </table:table-cell>
          <table:table-cell office:value-type="float" office:value="10.2156862745098" calcext:value-type="float">
            <text:p>10,2156862745</text:p>
          </table:table-cell>
          <table:table-cell office:value-type="float" office:value="86" calcext:value-type="float">
            <text:p>86</text:p>
          </table:table-cell>
          <table:table-cell office:value-type="float" office:value="9.46511627906977" calcext:value-type="float">
            <text:p>9,4651162791</text:p>
          </table:table-cell>
          <table:table-cell office:value-type="float" office:value="66" calcext:value-type="float">
            <text:p>66</text:p>
          </table:table-cell>
          <table:table-cell office:value-type="float" office:value="10.8787878787879" calcext:value-type="float">
            <text:p>10,8787878788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9.44444444444444" calcext:value-type="float">
            <text:p>9,4444444444</text:p>
          </table:table-cell>
          <table:table-cell office:value-type="float" office:value="85" calcext:value-type="float">
            <text:p>85</text:p>
          </table:table-cell>
          <table:table-cell office:value-type="float" office:value="12.4" calcext:value-type="float">
            <text:p>12,4</text:p>
          </table:table-cell>
          <table:table-cell office:value-type="float" office:value="97" calcext:value-type="float">
            <text:p>97</text:p>
          </table:table-cell>
          <table:table-cell office:value-type="float" office:value="11.6185567010309" calcext:value-type="float">
            <text:p>11,618556701</text:p>
          </table:table-cell>
          <table:table-cell office:value-type="float" office:value="64" calcext:value-type="float">
            <text:p>64</text:p>
          </table:table-cell>
          <table:table-cell office:value-type="float" office:value="9.8125" calcext:value-type="float">
            <text:p>9,8125</text:p>
          </table:table-cell>
          <table:table-cell office:value-type="float" office:value="1" calcext:value-type="float">
            <text:p>1</text:p>
          </table:table-cell>
          <table:table-cell office:value-type="float" office:value="2271" calcext:value-type="float">
            <text:p>2271</text:p>
          </table:table-cell>
          <table:table-cell office:value-type="float" office:value="53" calcext:value-type="float">
            <text:p>53</text:p>
          </table:table-cell>
          <table:table-cell office:value-type="float" office:value="24.5283018867925" calcext:value-type="float">
            <text:p>24,5283018868</text:p>
          </table:table-cell>
          <table:table-cell office:value-type="float" office:value="93" calcext:value-type="float">
            <text:p>93</text:p>
          </table:table-cell>
          <table:table-cell office:value-type="float" office:value="67.8817204301075" calcext:value-type="float">
            <text:p>67,8817204301</text:p>
          </table:table-cell>
          <table:table-cell office:value-type="float" office:value="60" calcext:value-type="float">
            <text:p>60</text:p>
          </table:table-cell>
          <table:table-cell office:value-type="float" office:value="186.216666666667" calcext:value-type="float">
            <text:p>186,2166666667</text:p>
          </table:table-cell>
          <table:table-cell office:value-type="float" office:value="40" calcext:value-type="float">
            <text:p>40</text:p>
          </table:table-cell>
          <table:table-cell office:value-type="float" office:value="18788.075" calcext:value-type="float">
            <text:p>18788,075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9.8" calcext:value-type="float">
            <text:p>9,8</text:p>
          </table:table-cell>
          <table:table-cell office:value-type="float" office:value="83" calcext:value-type="float">
            <text:p>83</text:p>
          </table:table-cell>
          <table:table-cell office:value-type="float" office:value="10.1566265060241" calcext:value-type="float">
            <text:p>10,156626506</text:p>
          </table:table-cell>
          <table:table-cell office:value-type="float" office:value="56" calcext:value-type="float">
            <text:p>56</text:p>
          </table:table-cell>
          <table:table-cell office:value-type="float" office:value="11.1375" calcext:value-type="float">
            <text:p>11,1375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10.7727272727273" calcext:value-type="float">
            <text:p>10,7727272727</text:p>
          </table:table-cell>
          <table:table-cell office:value-type="float" office:value="61" calcext:value-type="float">
            <text:p>61</text:p>
          </table:table-cell>
          <table:table-cell office:value-type="float" office:value="10.5245901639344" calcext:value-type="float">
            <text:p>10,5245901639</text:p>
          </table:table-cell>
          <table:table-cell office:value-type="float" office:value="85" calcext:value-type="float">
            <text:p>85</text:p>
          </table:table-cell>
          <table:table-cell office:value-type="float" office:value="12.0941176470588" calcext:value-type="float">
            <text:p>12,0941176471</text:p>
          </table:table-cell>
          <table:table-cell office:value-type="float" office:value="61" calcext:value-type="float">
            <text:p>61</text:p>
          </table:table-cell>
          <table:table-cell office:value-type="float" office:value="10.016393442623" calcext:value-type="float">
            <text:p>10,0163934426</text:p>
          </table:table-cell>
          <table:table-cell office:value-type="float" office:value="268" calcext:value-type="float">
            <text:p>268</text:p>
          </table:table-cell>
          <table:table-cell office:value-type="float" office:value="834.888059701493" calcext:value-type="float">
            <text:p>834,8880597015</text:p>
          </table:table-cell>
          <table:table-cell office:value-type="float" office:value="48" calcext:value-type="float">
            <text:p>48</text:p>
          </table:table-cell>
          <table:table-cell office:value-type="float" office:value="17.25" calcext:value-type="float">
            <text:p>17,25</text:p>
          </table:table-cell>
          <table:table-cell office:value-type="float" office:value="127" calcext:value-type="float">
            <text:p>127</text:p>
          </table:table-cell>
          <table:table-cell office:value-type="float" office:value="102.228346456693" calcext:value-type="float">
            <text:p>102,2283464567</text:p>
          </table:table-cell>
          <table:table-cell office:value-type="float" office:value="57" calcext:value-type="float">
            <text:p>57</text:p>
          </table:table-cell>
          <table:table-cell office:value-type="float" office:value="15.1228070175439" calcext:value-type="float">
            <text:p>15,1228070175</text:p>
          </table:table-cell>
          <table:table-cell office:value-type="float" office:value="15" calcext:value-type="float">
            <text:p>15</text:p>
          </table:table-cell>
          <table:table-cell office:value-type="float" office:value="18679.9333333333" calcext:value-type="float">
            <text:p>18679,933333333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9.41584158415842" calcext:value-type="float">
            <text:p>9,4158415842</text:p>
          </table:table-cell>
          <table:table-cell office:value-type="float" office:value="57" calcext:value-type="float">
            <text:p>57</text:p>
          </table:table-cell>
          <table:table-cell office:value-type="float" office:value="9.7719298245614" calcext:value-type="float">
            <text:p>9,7719298246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201.105263157895" calcext:value-type="float">
            <text:p>201,1052631579</text:p>
          </table:table-cell>
          <table:table-cell office:value-type="float" office:value="67" calcext:value-type="float">
            <text:p>67</text:p>
          </table:table-cell>
          <table:table-cell office:value-type="float" office:value="10.0746268656716" calcext:value-type="float">
            <text:p>10,0746268657</text:p>
          </table:table-cell>
          <table:table-cell office:value-type="float" office:value="60" calcext:value-type="float">
            <text:p>60</text:p>
          </table:table-cell>
          <table:table-cell office:value-type="float" office:value="10.9166666666667" calcext:value-type="float">
            <text:p>10,916666666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1.2808988764045" calcext:value-type="float">
            <text:p>11,2808988764</text:p>
          </table:table-cell>
          <table:table-cell office:value-type="float" office:value="65" calcext:value-type="float">
            <text:p>65</text:p>
          </table:table-cell>
          <table:table-cell office:value-type="float" office:value="27.3846153846154" calcext:value-type="float">
            <text:p>27,3846153846</text:p>
          </table:table-cell>
          <table:table-cell office:value-type="float" office:value="54" calcext:value-type="float">
            <text:p>54</text:p>
          </table:table-cell>
          <table:table-cell office:value-type="float" office:value="26.5555555555556" calcext:value-type="float">
            <text:p>26,5555555556</text:p>
          </table:table-cell>
          <table:table-cell office:value-type="float" office:value="62" calcext:value-type="float">
            <text:p>62</text:p>
          </table:table-cell>
          <table:table-cell office:value-type="float" office:value="16.0483870967742" calcext:value-type="float">
            <text:p>16,0483870968</text:p>
          </table:table-cell>
          <table:table-cell office:value-type="float" office:value="128" calcext:value-type="float">
            <text:p>128</text:p>
          </table:table-cell>
          <table:table-cell office:value-type="float" office:value="19198.9765625" calcext:value-type="float">
            <text:p>19198,976562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.77894736842105" calcext:value-type="float">
            <text:p>9,7789473684</text:p>
          </table:table-cell>
          <table:table-cell office:value-type="float" office:value="78" calcext:value-type="float">
            <text:p>78</text:p>
          </table:table-cell>
          <table:table-cell office:value-type="float" office:value="10.6538461538462" calcext:value-type="float">
            <text:p>10,6538461538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10.3578947368421" calcext:value-type="float">
            <text:p>10,357894736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.58" calcext:value-type="float">
            <text:p>10,5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1.9042553191489" calcext:value-type="float">
            <text:p>11,9042553191</text:p>
          </table:table-cell>
          <table:table-cell office:value-type="float" office:value="54" calcext:value-type="float">
            <text:p>54</text:p>
          </table:table-cell>
          <table:table-cell office:value-type="float" office:value="26.7777777777778" calcext:value-type="float">
            <text:p>26,7777777778</text:p>
          </table:table-cell>
          <table:table-cell office:value-type="float" office:value="171" calcext:value-type="float">
            <text:p>171</text:p>
          </table:table-cell>
          <table:table-cell office:value-type="float" office:value="358.824561403509" calcext:value-type="float">
            <text:p>358,8245614035</text:p>
          </table:table-cell>
          <table:table-cell office:value-type="float" office:value="59" calcext:value-type="float">
            <text:p>59</text:p>
          </table:table-cell>
          <table:table-cell office:value-type="float" office:value="16.4745762711864" calcext:value-type="float">
            <text:p>16,4745762712</text:p>
          </table:table-cell>
          <table:table-cell office:value-type="float" office:value="130" calcext:value-type="float">
            <text:p>130</text:p>
          </table:table-cell>
          <table:table-cell office:value-type="float" office:value="17475.1615384615" calcext:value-type="float">
            <text:p>17475,161538461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.92708333333333" calcext:value-type="float">
            <text:p>9,9270833333</text:p>
          </table:table-cell>
          <table:table-cell office:value-type="float" office:value="77" calcext:value-type="float">
            <text:p>77</text:p>
          </table:table-cell>
          <table:table-cell office:value-type="float" office:value="10.987012987013" calcext:value-type="float">
            <text:p>10,987012987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10.9130434782609" calcext:value-type="float">
            <text:p>10,913043478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1.421875" calcext:value-type="float">
            <text:p>11,42187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1.6987951807229" calcext:value-type="float">
            <text:p>11,6987951807</text:p>
          </table:table-cell>
          <table:table-cell office:value-type="float" office:value="58" calcext:value-type="float">
            <text:p>58</text:p>
          </table:table-cell>
          <table:table-cell office:value-type="float" office:value="28.051724137931" calcext:value-type="float">
            <text:p>28,0517241379</text:p>
          </table:table-cell>
          <table:table-cell office:value-type="float" office:value="99" calcext:value-type="float">
            <text:p>99</text:p>
          </table:table-cell>
          <table:table-cell office:value-type="float" office:value="132.848484848485" calcext:value-type="float">
            <text:p>132,8484848485</text:p>
          </table:table-cell>
          <table:table-cell office:value-type="float" office:value="48" calcext:value-type="float">
            <text:p>48</text:p>
          </table:table-cell>
          <table:table-cell office:value-type="float" office:value="48.8958333333333" calcext:value-type="float">
            <text:p>48,8958333333</text:p>
          </table:table-cell>
          <table:table-cell office:value-type="float" office:value="139" calcext:value-type="float">
            <text:p>139</text:p>
          </table:table-cell>
          <table:table-cell office:value-type="float" office:value="15809.3309352518" calcext:value-type="float">
            <text:p>15809,330935251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0.3488372093023" calcext:value-type="float">
            <text:p>10,3488372093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102.802197802198" calcext:value-type="float">
            <text:p>102,8021978022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11.6428571428571" calcext:value-type="float">
            <text:p>11,6428571429</text:p>
          </table:table-cell>
          <table:table-cell office:value-type="float" office:value="62" calcext:value-type="float">
            <text:p>62</text:p>
          </table:table-cell>
          <table:table-cell office:value-type="float" office:value="24.0483870967742" calcext:value-type="float">
            <text:p>24,0483870968</text:p>
          </table:table-cell>
          <table:table-cell office:value-type="float" office:value="95" calcext:value-type="float">
            <text:p>95</text:p>
          </table:table-cell>
          <table:table-cell office:value-type="float" office:value="81.1263157894737" calcext:value-type="float">
            <text:p>81,1263157895</text:p>
          </table:table-cell>
          <table:table-cell office:value-type="float" office:value="99" calcext:value-type="float">
            <text:p>99</text:p>
          </table:table-cell>
          <table:table-cell office:value-type="float" office:value="843.828282828283" calcext:value-type="float">
            <text:p>843,8282828283</text:p>
          </table:table-cell>
          <table:table-cell office:value-type="float" office:value="162" calcext:value-type="float">
            <text:p>162</text:p>
          </table:table-cell>
          <table:table-cell office:value-type="float" office:value="13985.1790123457" calcext:value-type="float">
            <text:p>13985,179012345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18.1808510638298" calcext:value-type="float">
            <text:p>18,1808510638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1.4418604651163" calcext:value-type="float">
            <text:p>11,441860465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0.8625" calcext:value-type="float">
            <text:p>10,8625</text:p>
          </table:table-cell>
          <table:table-cell office:value-type="float" office:value="56" calcext:value-type="float">
            <text:p>56</text:p>
          </table:table-cell>
          <table:table-cell office:value-type="float" office:value="22.4107142857143" calcext:value-type="float">
            <text:p>22,4107142857</text:p>
          </table:table-cell>
          <table:table-cell office:value-type="float" office:value="73" calcext:value-type="float">
            <text:p>73</text:p>
          </table:table-cell>
          <table:table-cell office:value-type="float" office:value="105.739726027397" calcext:value-type="float">
            <text:p>105,7397260274</text:p>
          </table:table-cell>
          <table:table-cell office:value-type="float" office:value="312" calcext:value-type="float">
            <text:p>312</text:p>
          </table:table-cell>
          <table:table-cell office:value-type="float" office:value="3258.62179487179" calcext:value-type="float">
            <text:p>3258,6217948718</text:p>
          </table:table-cell>
          <table:table-cell office:value-type="float" office:value="125" calcext:value-type="float">
            <text:p>125</text:p>
          </table:table-cell>
          <table:table-cell office:value-type="float" office:value="12608.784" calcext:value-type="float">
            <text:p>12608,78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10.367816091954" calcext:value-type="float">
            <text:p>10,367816092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10.7395833333333" calcext:value-type="float">
            <text:p>10,7395833333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0.3068181818182" calcext:value-type="float">
            <text:p>10,3068181818</text:p>
          </table:table-cell>
          <table:table-cell office:value-type="float" office:value="59" calcext:value-type="float">
            <text:p>59</text:p>
          </table:table-cell>
          <table:table-cell office:value-type="float" office:value="27.5254237288136" calcext:value-type="float">
            <text:p>27,5254237288</text:p>
          </table:table-cell>
          <table:table-cell office:value-type="float" office:value="72" calcext:value-type="float">
            <text:p>72</text:p>
          </table:table-cell>
          <table:table-cell office:value-type="float" office:value="56.9305555555556" calcext:value-type="float">
            <text:p>56,9305555556</text:p>
          </table:table-cell>
          <table:table-cell office:value-type="float" office:value="106" calcext:value-type="float">
            <text:p>106</text:p>
          </table:table-cell>
          <table:table-cell office:value-type="float" office:value="452.952830188679" calcext:value-type="float">
            <text:p>452,95283018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49.1785714285714" calcext:value-type="float">
            <text:p>49,1785714286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49.1111111111111" calcext:value-type="float">
            <text:p>49,1111111111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11.2842105263158" calcext:value-type="float">
            <text:p>11,2842105263</text:p>
          </table:table-cell>
          <table:table-cell office:value-type="float" office:value="63" calcext:value-type="float">
            <text:p>63</text:p>
          </table:table-cell>
          <table:table-cell office:value-type="float" office:value="22.4920634920635" calcext:value-type="float">
            <text:p>22,4920634921</text:p>
          </table:table-cell>
          <table:table-cell office:value-type="float" office:value="64" calcext:value-type="float">
            <text:p>64</text:p>
          </table:table-cell>
          <table:table-cell office:value-type="float" office:value="62.53125" calcext:value-type="float">
            <text:p>62,53125</text:p>
          </table:table-cell>
          <table:table-cell office:value-type="float" office:value="1" calcext:value-type="float">
            <text:p>1</text:p>
          </table:table-cell>
          <table:table-cell office:value-type="float" office:value="7776" calcext:value-type="float">
            <text:p>77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141" calcext:value-type="float">
            <text:p>141</text:p>
          </table:table-cell>
          <table:table-cell office:value-type="float" office:value="215.758865248227" calcext:value-type="float">
            <text:p>215,7588652482</text:p>
          </table:table-cell>
          <table:table-cell table:number-columns-repeated="16"/>
          <table:table-cell office:value-type="float" office:value="60" calcext:value-type="float">
            <text:p>60</text:p>
          </table:table-cell>
          <table:table-cell office:value-type="float" office:value="53.1" calcext:value-type="float">
            <text:p>53,1</text:p>
          </table:table-cell>
          <table:table-cell office:value-type="float" office:value="98" calcext:value-type="float">
            <text:p>98</text:p>
          </table:table-cell>
          <table:table-cell office:value-type="float" office:value="7748.83673469388" calcext:value-type="float">
            <text:p>7748,83673469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0.2533333333333" calcext:value-type="float">
            <text:p>10,2533333333</text:p>
          </table:table-cell>
          <table:table-cell table:number-columns-repeated="16"/>
          <table:table-cell office:value-type="float" office:value="58" calcext:value-type="float">
            <text:p>58</text:p>
          </table:table-cell>
          <table:table-cell office:value-type="float" office:value="64.3620689655172" calcext:value-type="float">
            <text:p>64,3620689655</text:p>
          </table:table-cell>
          <table:table-cell office:value-type="float" office:value="146" calcext:value-type="float">
            <text:p>146</text:p>
          </table:table-cell>
          <table:table-cell office:value-type="float" office:value="6827.16438356164" calcext:value-type="float">
            <text:p>6827,16438356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49.79" calcext:value-type="float">
            <text:p>49,79</text:p>
          </table:table-cell>
          <table:table-cell table:number-columns-repeated="16"/>
          <table:table-cell office:value-type="float" office:value="61" calcext:value-type="float">
            <text:p>61</text:p>
          </table:table-cell>
          <table:table-cell office:value-type="float" office:value="66.1967213114754" calcext:value-type="float">
            <text:p>66,1967213115</text:p>
          </table:table-cell>
          <table:table-cell office:value-type="float" office:value="120" calcext:value-type="float">
            <text:p>120</text:p>
          </table:table-cell>
          <table:table-cell office:value-type="float" office:value="5658.70833333333" calcext:value-type="float">
            <text:p>5658,70833333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59" calcext:value-type="float">
            <text:p>59</text:p>
          </table:table-cell>
          <table:table-cell office:value-type="string" calcext:value-type="string">
            <text:p>71.4237288135593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813.5054945054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63" calcext:value-type="float">
            <text:p>63</text:p>
          </table:table-cell>
          <table:table-cell office:value-type="string" calcext:value-type="string">
            <text:p>137.365079365079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987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69" calcext:value-type="float">
            <text:p>69</text:p>
          </table:table-cell>
          <table:table-cell office:value-type="string" calcext:value-type="string">
            <text:p>77.5652173913043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054.8235294117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59" calcext:value-type="float">
            <text:p>59</text:p>
          </table:table-cell>
          <table:table-cell office:value-type="string" calcext:value-type="string">
            <text:p>113.5423728813559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66" calcext:value-type="float">
            <text:p>66</text:p>
          </table:table-cell>
          <table:table-cell office:value-type="string" calcext:value-type="string">
            <text:p>118.19696969696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68" calcext:value-type="float">
            <text:p>68</text:p>
          </table:table-cell>
          <table:table-cell office:value-type="string" calcext:value-type="string">
            <text:p>55.735294117647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64" calcext:value-type="float">
            <text:p>64</text:p>
          </table:table-cell>
          <table:table-cell office:value-type="string" calcext:value-type="string">
            <text:p>62.42187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66" calcext:value-type="float">
            <text:p>66</text:p>
          </table:table-cell>
          <table:table-cell office:value-type="string" calcext:value-type="string">
            <text:p>128.621212121212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62" calcext:value-type="float">
            <text:p>62</text:p>
          </table:table-cell>
          <table:table-cell office:value-type="string" calcext:value-type="string">
            <text:p>68.35483870967742</text:p>
          </table:table-cell>
          <table:table-cell table:number-columns-repeated="4"/>
        </table:table-row>
      </table:table>
      <table:table table:name="Latenz_Messung_Diagramm_Daten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table:number-columns-repeated="1009"/>
        </table:table-row>
        <table:table-row table:style-name="ro1">
          <table:table-cell office:value-type="float" office:value="10.0777777777778" calcext:value-type="float">
            <text:p>10,0777777778</text:p>
          </table:table-cell>
          <table:table-cell office:value-type="float" office:value="14.2121212121212" calcext:value-type="float">
            <text:p>14,2121212121</text:p>
          </table:table-cell>
          <table:table-cell office:value-type="float" office:value="8.76056338028169" calcext:value-type="float">
            <text:p>8,7605633803</text:p>
          </table:table-cell>
          <table:table-cell office:value-type="float" office:value="10.2043010752688" calcext:value-type="float">
            <text:p>10,2043010753</text:p>
          </table:table-cell>
          <table:table-cell office:value-type="float" office:value="15.7631578947368" calcext:value-type="float">
            <text:p>15,7631578947</text:p>
          </table:table-cell>
          <table:table-cell office:value-type="float" office:value="9.55263157894737" calcext:value-type="float">
            <text:p>9,5526315789</text:p>
          </table:table-cell>
          <table:table-cell office:value-type="float" office:value="122.13829787234" calcext:value-type="float">
            <text:p>122,1382978723</text:p>
          </table:table-cell>
          <table:table-cell office:value-type="float" office:value="10.7227722772277" calcext:value-type="float">
            <text:p>10,7227722772</text:p>
          </table:table-cell>
          <table:table-cell office:value-type="float" office:value="10.5612244897959" calcext:value-type="float">
            <text:p>10,5612244898</text:p>
          </table:table-cell>
          <table:table-cell office:value-type="float" office:value="128.6" calcext:value-type="float">
            <text:p>128,6</text:p>
          </table:table-cell>
          <table:table-cell office:value-type="float" office:value="120.350364963504" calcext:value-type="float">
            <text:p>120,3503649635</text:p>
          </table:table-cell>
          <table:table-cell office:value-type="float" office:value="26.7538461538462" calcext:value-type="float">
            <text:p>26,7538461538</text:p>
          </table:table-cell>
          <table:table-cell office:value-type="float" office:value="51.089552238806" calcext:value-type="float">
            <text:p>51,0895522388</text:p>
          </table:table-cell>
          <table:table-cell office:value-type="float" office:value="43.1166666666667" calcext:value-type="float">
            <text:p>43,1166666667</text:p>
          </table:table-cell>
          <table:table-cell office:value-type="float" office:value="276.660377358491" calcext:value-type="float">
            <text:p>276,6603773585</text:p>
          </table:table-cell>
          <table:table-cell table:number-columns-repeated="1009"/>
        </table:table-row>
        <table:table-row table:style-name="ro1">
          <table:table-cell office:value-type="float" office:value="12.202380952381" calcext:value-type="float">
            <text:p>12,2023809524</text:p>
          </table:table-cell>
          <table:table-cell office:value-type="float" office:value="12.6625" calcext:value-type="float">
            <text:p>12,6625</text:p>
          </table:table-cell>
          <table:table-cell office:value-type="float" office:value="19.0892857142857" calcext:value-type="float">
            <text:p>19,0892857143</text:p>
          </table:table-cell>
          <table:table-cell office:value-type="float" office:value="10.2121212121212" calcext:value-type="float">
            <text:p>10,2121212121</text:p>
          </table:table-cell>
          <table:table-cell office:value-type="float" office:value="12.9901960784314" calcext:value-type="float">
            <text:p>12,9901960784</text:p>
          </table:table-cell>
          <table:table-cell office:value-type="float" office:value="18.0535714285714" calcext:value-type="float">
            <text:p>18,0535714286</text:p>
          </table:table-cell>
          <table:table-cell office:value-type="float" office:value="12.8787878787879" calcext:value-type="float">
            <text:p>12,8787878788</text:p>
          </table:table-cell>
          <table:table-cell office:value-type="float" office:value="10.6185567010309" calcext:value-type="float">
            <text:p>10,618556701</text:p>
          </table:table-cell>
          <table:table-cell office:value-type="float" office:value="11.4545454545455" calcext:value-type="float">
            <text:p>11,4545454545</text:p>
          </table:table-cell>
          <table:table-cell office:value-type="float" office:value="11.0808080808081" calcext:value-type="float">
            <text:p>11,0808080808</text:p>
          </table:table-cell>
          <table:table-cell office:value-type="float" office:value="10.6413043478261" calcext:value-type="float">
            <text:p>10,6413043478</text:p>
          </table:table-cell>
          <table:table-cell office:value-type="float" office:value="32.7258064516129" calcext:value-type="float">
            <text:p>32,7258064516</text:p>
          </table:table-cell>
          <table:table-cell office:value-type="float" office:value="78.9558823529412" calcext:value-type="float">
            <text:p>78,9558823529</text:p>
          </table:table-cell>
          <table:table-cell office:value-type="float" office:value="34.0555555555556" calcext:value-type="float">
            <text:p>34,0555555556</text:p>
          </table:table-cell>
          <table:table-cell office:value-type="float" office:value="102.909090909091" calcext:value-type="float">
            <text:p>102,9090909091</text:p>
          </table:table-cell>
          <table:table-cell table:number-columns-repeated="1009"/>
        </table:table-row>
        <table:table-row table:style-name="ro1">
          <table:table-cell office:value-type="float" office:value="9.1358024691358" calcext:value-type="float">
            <text:p>9,1358024691</text:p>
          </table:table-cell>
          <table:table-cell office:value-type="float" office:value="10.5789473684211" calcext:value-type="float">
            <text:p>10,5789473684</text:p>
          </table:table-cell>
          <table:table-cell office:value-type="float" office:value="78.2291666666667" calcext:value-type="float">
            <text:p>78,2291666667</text:p>
          </table:table-cell>
          <table:table-cell office:value-type="float" office:value="10.7857142857143" calcext:value-type="float">
            <text:p>10,7857142857</text:p>
          </table:table-cell>
          <table:table-cell office:value-type="float" office:value="12.0776699029126" calcext:value-type="float">
            <text:p>12,0776699029</text:p>
          </table:table-cell>
          <table:table-cell office:value-type="float" office:value="84.8819444444444" calcext:value-type="float">
            <text:p>84,8819444444</text:p>
          </table:table-cell>
          <table:table-cell office:value-type="float" office:value="11.6363636363636" calcext:value-type="float">
            <text:p>11,6363636364</text:p>
          </table:table-cell>
          <table:table-cell office:value-type="float" office:value="14.8202247191011" calcext:value-type="float">
            <text:p>14,8202247191</text:p>
          </table:table-cell>
          <table:table-cell office:value-type="float" office:value="10.99" calcext:value-type="float">
            <text:p>10,99</text:p>
          </table:table-cell>
          <table:table-cell office:value-type="float" office:value="10.6039603960396" calcext:value-type="float">
            <text:p>10,603960396</text:p>
          </table:table-cell>
          <table:table-cell office:value-type="float" office:value="11.01" calcext:value-type="float">
            <text:p>11,01</text:p>
          </table:table-cell>
          <table:table-cell office:value-type="float" office:value="22.8484848484848" calcext:value-type="float">
            <text:p>22,8484848485</text:p>
          </table:table-cell>
          <table:table-cell office:value-type="float" office:value="91.5492957746479" calcext:value-type="float">
            <text:p>91,5492957746</text:p>
          </table:table-cell>
          <table:table-cell office:value-type="float" office:value="220.757575757576" calcext:value-type="float">
            <text:p>220,7575757576</text:p>
          </table:table-cell>
          <table:table-cell office:value-type="float" office:value="1115.39682539683" calcext:value-type="float">
            <text:p>1115,3968253968</text:p>
          </table:table-cell>
          <table:table-cell table:number-columns-repeated="1009"/>
        </table:table-row>
        <table:table-row table:style-name="ro1">
          <table:table-cell office:value-type="float" office:value="11.974025974026" calcext:value-type="float">
            <text:p>11,974025974</text:p>
          </table:table-cell>
          <table:table-cell office:value-type="float" office:value="10.3555555555556" calcext:value-type="float">
            <text:p>10,3555555556</text:p>
          </table:table-cell>
          <table:table-cell office:value-type="float" office:value="9.74257425742574" calcext:value-type="float">
            <text:p>9,7425742574</text:p>
          </table:table-cell>
          <table:table-cell office:value-type="float" office:value="10.1530612244898" calcext:value-type="float">
            <text:p>10,1530612245</text:p>
          </table:table-cell>
          <table:table-cell office:value-type="float" office:value="12.8265306122449" calcext:value-type="float">
            <text:p>12,8265306122</text:p>
          </table:table-cell>
          <table:table-cell office:value-type="float" office:value="10.3838383838384" calcext:value-type="float">
            <text:p>10,3838383838</text:p>
          </table:table-cell>
          <table:table-cell office:value-type="float" office:value="11.2244897959184" calcext:value-type="float">
            <text:p>11,2244897959</text:p>
          </table:table-cell>
          <table:table-cell office:value-type="float" office:value="78.6142857142857" calcext:value-type="float">
            <text:p>78,6142857143</text:p>
          </table:table-cell>
          <table:table-cell office:value-type="float" office:value="11.17" calcext:value-type="float">
            <text:p>11,17</text:p>
          </table:table-cell>
          <table:table-cell office:value-type="float" office:value="156.711340206186" calcext:value-type="float">
            <text:p>156,7113402062</text:p>
          </table:table-cell>
          <table:table-cell office:value-type="float" office:value="10.9175257731959" calcext:value-type="float">
            <text:p>10,9175257732</text:p>
          </table:table-cell>
          <table:table-cell office:value-type="float" office:value="24.7241379310345" calcext:value-type="float">
            <text:p>24,724137931</text:p>
          </table:table-cell>
          <table:table-cell office:value-type="float" office:value="81.8607594936709" calcext:value-type="float">
            <text:p>81,8607594937</text:p>
          </table:table-cell>
          <table:table-cell office:value-type="float" office:value="185.8125" calcext:value-type="float">
            <text:p>185,8125</text:p>
          </table:table-cell>
          <table:table-cell office:value-type="float" office:value="859.733333333333" calcext:value-type="float">
            <text:p>859,7333333333</text:p>
          </table:table-cell>
          <table:table-cell table:number-columns-repeated="1009"/>
        </table:table-row>
        <table:table-row table:style-name="ro1">
          <table:table-cell office:value-type="float" office:value="8.99" calcext:value-type="float">
            <text:p>8,99</text:p>
          </table:table-cell>
          <table:table-cell office:value-type="float" office:value="11.1182795698925" calcext:value-type="float">
            <text:p>11,1182795699</text:p>
          </table:table-cell>
          <table:table-cell office:value-type="float" office:value="37.3404255319149" calcext:value-type="float">
            <text:p>37,3404255319</text:p>
          </table:table-cell>
          <table:table-cell office:value-type="float" office:value="9.96" calcext:value-type="float">
            <text:p>9,96</text:p>
          </table:table-cell>
          <table:table-cell office:value-type="float" office:value="24.3111111111111" calcext:value-type="float">
            <text:p>24,3111111111</text:p>
          </table:table-cell>
          <table:table-cell office:value-type="float" office:value="10.1010101010101" calcext:value-type="float">
            <text:p>10,101010101</text:p>
          </table:table-cell>
          <table:table-cell office:value-type="float" office:value="12.6842105263158" calcext:value-type="float">
            <text:p>12,6842105263</text:p>
          </table:table-cell>
          <table:table-cell office:value-type="float" office:value="10.75" calcext:value-type="float">
            <text:p>10,75</text:p>
          </table:table-cell>
          <table:table-cell office:value-type="float" office:value="10.95" calcext:value-type="float">
            <text:p>10,95</text:p>
          </table:table-cell>
          <table:table-cell office:value-type="float" office:value="11.5" calcext:value-type="float">
            <text:p>11,5</text:p>
          </table:table-cell>
          <table:table-cell office:value-type="float" office:value="11.6292134831461" calcext:value-type="float">
            <text:p>11,6292134831</text:p>
          </table:table-cell>
          <table:table-cell office:value-type="float" office:value="25.5" calcext:value-type="float">
            <text:p>25,5</text:p>
          </table:table-cell>
          <table:table-cell office:value-type="float" office:value="262.656862745098" calcext:value-type="float">
            <text:p>262,6568627451</text:p>
          </table:table-cell>
          <table:table-cell office:value-type="float" office:value="294.459183673469" calcext:value-type="float">
            <text:p>294,4591836735</text:p>
          </table:table-cell>
          <table:table-cell office:value-type="float" office:value="1000.66101694915" calcext:value-type="float">
            <text:p>1000,6610169492</text:p>
          </table:table-cell>
          <table:table-cell table:number-columns-repeated="1009"/>
        </table:table-row>
        <table:table-row table:style-name="ro1">
          <table:table-cell office:value-type="float" office:value="214.088235294118" calcext:value-type="float">
            <text:p>214,0882352941</text:p>
          </table:table-cell>
          <table:table-cell office:value-type="float" office:value="10.5287356321839" calcext:value-type="float">
            <text:p>10,5287356322</text:p>
          </table:table-cell>
          <table:table-cell office:value-type="float" office:value="30.979797979798" calcext:value-type="float">
            <text:p>30,9797979798</text:p>
          </table:table-cell>
          <table:table-cell office:value-type="float" office:value="10.0505050505051" calcext:value-type="float">
            <text:p>10,0505050505</text:p>
          </table:table-cell>
          <table:table-cell office:value-type="float" office:value="292.609625668449" calcext:value-type="float">
            <text:p>292,6096256685</text:p>
          </table:table-cell>
          <table:table-cell office:value-type="float" office:value="10.6309523809524" calcext:value-type="float">
            <text:p>10,630952381</text:p>
          </table:table-cell>
          <table:table-cell office:value-type="float" office:value="12.2058823529412" calcext:value-type="float">
            <text:p>12,2058823529</text:p>
          </table:table-cell>
          <table:table-cell office:value-type="float" office:value="10.978021978022" calcext:value-type="float">
            <text:p>10,978021978</text:p>
          </table:table-cell>
          <table:table-cell office:value-type="float" office:value="10.6969696969697" calcext:value-type="float">
            <text:p>10,696969697</text:p>
          </table:table-cell>
          <table:table-cell office:value-type="float" office:value="12.253164556962" calcext:value-type="float">
            <text:p>12,253164557</text:p>
          </table:table-cell>
          <table:table-cell office:value-type="float" office:value="11.6632653061225" calcext:value-type="float">
            <text:p>11,6632653061</text:p>
          </table:table-cell>
          <table:table-cell office:value-type="float" office:value="27.3492063492063" calcext:value-type="float">
            <text:p>27,3492063492</text:p>
          </table:table-cell>
          <table:table-cell office:value-type="float" office:value="178.771929824561" calcext:value-type="float">
            <text:p>178,7719298246</text:p>
          </table:table-cell>
          <table:table-cell office:value-type="float" office:value="180.653846153846" calcext:value-type="float">
            <text:p>180,6538461538</text:p>
          </table:table-cell>
          <table:table-cell office:value-type="float" office:value="1025.1686746988" calcext:value-type="float">
            <text:p>1025,1686746988</text:p>
          </table:table-cell>
          <table:table-cell table:number-columns-repeated="1009"/>
        </table:table-row>
        <table:table-row table:style-name="ro1">
          <table:table-cell office:value-type="float" office:value="163.822485207101" calcext:value-type="float">
            <text:p>163,8224852071</text:p>
          </table:table-cell>
          <table:table-cell office:value-type="float" office:value="10.8857142857143" calcext:value-type="float">
            <text:p>10,8857142857</text:p>
          </table:table-cell>
          <table:table-cell office:value-type="float" office:value="61.8205128205128" calcext:value-type="float">
            <text:p>61,8205128205</text:p>
          </table:table-cell>
          <table:table-cell office:value-type="float" office:value="10.37" calcext:value-type="float">
            <text:p>10,37</text:p>
          </table:table-cell>
          <table:table-cell office:value-type="float" office:value="12.3979591836735" calcext:value-type="float">
            <text:p>12,3979591837</text:p>
          </table:table-cell>
          <table:table-cell office:value-type="float" office:value="9.79381443298969" calcext:value-type="float">
            <text:p>9,793814433</text:p>
          </table:table-cell>
          <table:table-cell office:value-type="float" office:value="11.5408163265306" calcext:value-type="float">
            <text:p>11,5408163265</text:p>
          </table:table-cell>
          <table:table-cell office:value-type="float" office:value="10.7578947368421" calcext:value-type="float">
            <text:p>10,7578947368</text:p>
          </table:table-cell>
          <table:table-cell office:value-type="float" office:value="10.5104166666667" calcext:value-type="float">
            <text:p>10,5104166667</text:p>
          </table:table-cell>
          <table:table-cell office:value-type="float" office:value="12.0128205128205" calcext:value-type="float">
            <text:p>12,0128205128</text:p>
          </table:table-cell>
          <table:table-cell office:value-type="float" office:value="125.303370786517" calcext:value-type="float">
            <text:p>125,3033707865</text:p>
          </table:table-cell>
          <table:table-cell office:value-type="float" office:value="31.7428571428571" calcext:value-type="float">
            <text:p>31,7428571429</text:p>
          </table:table-cell>
          <table:table-cell office:value-type="float" office:value="336.876344086021" calcext:value-type="float">
            <text:p>336,876344086</text:p>
          </table:table-cell>
          <table:table-cell office:value-type="float" office:value="48.7446808510638" calcext:value-type="float">
            <text:p>48,7446808511</text:p>
          </table:table-cell>
          <table:table-cell office:value-type="float" office:value="1023.38095238095" calcext:value-type="float">
            <text:p>1023,380952381</text:p>
          </table:table-cell>
          <table:table-cell table:number-columns-repeated="1009"/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132.959459459459" calcext:value-type="float">
            <text:p>132,9594594595</text:p>
          </table:table-cell>
          <table:table-cell office:value-type="float" office:value="10.1290322580645" calcext:value-type="float">
            <text:p>10,1290322581</text:p>
          </table:table-cell>
          <table:table-cell office:value-type="float" office:value="9.89690721649485" calcext:value-type="float">
            <text:p>9,8969072165</text:p>
          </table:table-cell>
          <table:table-cell office:value-type="float" office:value="10.6907216494845" calcext:value-type="float">
            <text:p>10,6907216495</text:p>
          </table:table-cell>
          <table:table-cell office:value-type="float" office:value="10.1222222222222" calcext:value-type="float">
            <text:p>10,1222222222</text:p>
          </table:table-cell>
          <table:table-cell office:value-type="float" office:value="11.3488372093023" calcext:value-type="float">
            <text:p>11,3488372093</text:p>
          </table:table-cell>
          <table:table-cell office:value-type="float" office:value="11.6170212765957" calcext:value-type="float">
            <text:p>11,6170212766</text:p>
          </table:table-cell>
          <table:table-cell office:value-type="float" office:value="10.4489795918367" calcext:value-type="float">
            <text:p>10,4489795918</text:p>
          </table:table-cell>
          <table:table-cell office:value-type="float" office:value="11.2736842105263" calcext:value-type="float">
            <text:p>11,2736842105</text:p>
          </table:table-cell>
          <table:table-cell office:value-type="float" office:value="89.7692307692308" calcext:value-type="float">
            <text:p>89,7692307692</text:p>
          </table:table-cell>
          <table:table-cell office:value-type="float" office:value="29" calcext:value-type="float">
            <text:p>29</text:p>
          </table:table-cell>
          <table:table-cell office:value-type="float" office:value="48.7582417582418" calcext:value-type="float">
            <text:p>48,7582417582</text:p>
          </table:table-cell>
          <table:table-cell office:value-type="float" office:value="201.560975609756" calcext:value-type="float">
            <text:p>201,5609756098</text:p>
          </table:table-cell>
          <table:table-cell office:value-type="float" office:value="428" calcext:value-type="float">
            <text:p>428</text:p>
          </table:table-cell>
          <table:table-cell table:number-columns-repeated="1009"/>
        </table:table-row>
        <table:table-row table:style-name="ro1">
          <table:table-cell office:value-type="float" office:value="9.64102564102564" calcext:value-type="float">
            <text:p>9,641025641</text:p>
          </table:table-cell>
          <table:table-cell office:value-type="float" office:value="10.1585365853659" calcext:value-type="float">
            <text:p>10,1585365854</text:p>
          </table:table-cell>
          <table:table-cell office:value-type="float" office:value="10.46875" calcext:value-type="float">
            <text:p>10,46875</text:p>
          </table:table-cell>
          <table:table-cell office:value-type="float" office:value="9.70103092783505" calcext:value-type="float">
            <text:p>9,7010309278</text:p>
          </table:table-cell>
          <table:table-cell office:value-type="float" office:value="11" calcext:value-type="float">
            <text:p>11</text:p>
          </table:table-cell>
          <table:table-cell office:value-type="float" office:value="10.1538461538462" calcext:value-type="float">
            <text:p>10,1538461538</text:p>
          </table:table-cell>
          <table:table-cell office:value-type="float" office:value="12.6489361702128" calcext:value-type="float">
            <text:p>12,6489361702</text:p>
          </table:table-cell>
          <table:table-cell office:value-type="float" office:value="11.0957446808511" calcext:value-type="float">
            <text:p>11,0957446809</text:p>
          </table:table-cell>
          <table:table-cell office:value-type="float" office:value="106.291666666667" calcext:value-type="float">
            <text:p>106,2916666667</text:p>
          </table:table-cell>
          <table:table-cell office:value-type="float" office:value="13.6736842105263" calcext:value-type="float">
            <text:p>13,6736842105</text:p>
          </table:table-cell>
          <table:table-cell office:value-type="float" office:value="106.771739130435" calcext:value-type="float">
            <text:p>106,7717391304</text:p>
          </table:table-cell>
          <table:table-cell office:value-type="float" office:value="26.7903225806452" calcext:value-type="float">
            <text:p>26,7903225806</text:p>
          </table:table-cell>
          <table:table-cell office:value-type="float" office:value="63.3626373626374" calcext:value-type="float">
            <text:p>63,3626373626</text:p>
          </table:table-cell>
          <table:table-cell office:value-type="float" office:value="157.053571428571" calcext:value-type="float">
            <text:p>157,0535714286</text:p>
          </table:table-cell>
          <table:table-cell office:value-type="float" office:value="304.047619047619" calcext:value-type="float">
            <text:p>304,0476190476</text:p>
          </table:table-cell>
          <table:table-cell table:number-columns-repeated="1009"/>
        </table:table-row>
        <table:table-row table:style-name="ro1">
          <table:table-cell office:value-type="float" office:value="8.32467532467532" calcext:value-type="float">
            <text:p>8,3246753247</text:p>
          </table:table-cell>
          <table:table-cell office:value-type="float" office:value="10.4390243902439" calcext:value-type="float">
            <text:p>10,4390243902</text:p>
          </table:table-cell>
          <table:table-cell office:value-type="float" office:value="10.9381443298969" calcext:value-type="float">
            <text:p>10,9381443299</text:p>
          </table:table-cell>
          <table:table-cell office:value-type="float" office:value="10.3434343434343" calcext:value-type="float">
            <text:p>10,3434343434</text:p>
          </table:table-cell>
          <table:table-cell office:value-type="float" office:value="11.1075268817204" calcext:value-type="float">
            <text:p>11,1075268817</text:p>
          </table:table-cell>
          <table:table-cell office:value-type="float" office:value="9.95959595959596" calcext:value-type="float">
            <text:p>9,9595959596</text:p>
          </table:table-cell>
          <table:table-cell office:value-type="float" office:value="14.1894736842105" calcext:value-type="float">
            <text:p>14,1894736842</text:p>
          </table:table-cell>
          <table:table-cell office:value-type="float" office:value="12.1578947368421" calcext:value-type="float">
            <text:p>12,1578947368</text:p>
          </table:table-cell>
          <table:table-cell office:value-type="float" office:value="10.4210526315789" calcext:value-type="float">
            <text:p>10,4210526316</text:p>
          </table:table-cell>
          <table:table-cell office:value-type="float" office:value="11.9081632653061" calcext:value-type="float">
            <text:p>11,9081632653</text:p>
          </table:table-cell>
          <table:table-cell office:value-type="float" office:value="11.6494845360825" calcext:value-type="float">
            <text:p>11,6494845361</text:p>
          </table:table-cell>
          <table:table-cell office:value-type="float" office:value="29.2615384615385" calcext:value-type="float">
            <text:p>29,2615384615</text:p>
          </table:table-cell>
          <table:table-cell office:value-type="float" office:value="64.9375" calcext:value-type="float">
            <text:p>64,9375</text:p>
          </table:table-cell>
          <table:table-cell office:value-type="float" office:value="186.258064516129" calcext:value-type="float">
            <text:p>186,2580645161</text:p>
          </table:table-cell>
          <table:table-cell office:value-type="float" office:value="445.864864864865" calcext:value-type="float">
            <text:p>445,8648648649</text:p>
          </table:table-cell>
          <table:table-cell table:number-columns-repeated="1009"/>
        </table:table-row>
        <table:table-row table:style-name="ro1">
          <table:table-cell office:value-type="float" office:value="8.52941176470588" calcext:value-type="float">
            <text:p>8,5294117647</text:p>
          </table:table-cell>
          <table:table-cell office:value-type="float" office:value="9.58064516129032" calcext:value-type="float">
            <text:p>9,5806451613</text:p>
          </table:table-cell>
          <table:table-cell office:value-type="float" office:value="10.234693877551" calcext:value-type="float">
            <text:p>10,2346938776</text:p>
          </table:table-cell>
          <table:table-cell office:value-type="float" office:value="9.86458333333333" calcext:value-type="float">
            <text:p>9,8645833333</text:p>
          </table:table-cell>
          <table:table-cell office:value-type="float" office:value="11.5888888888889" calcext:value-type="float">
            <text:p>11,5888888889</text:p>
          </table:table-cell>
          <table:table-cell office:value-type="float" office:value="10.4845360824742" calcext:value-type="float">
            <text:p>10,4845360825</text:p>
          </table:table-cell>
          <table:table-cell office:value-type="float" office:value="12.0833333333333" calcext:value-type="float">
            <text:p>12,0833333333</text:p>
          </table:table-cell>
          <table:table-cell office:value-type="float" office:value="11.7802197802198" calcext:value-type="float">
            <text:p>11,7802197802</text:p>
          </table:table-cell>
          <table:table-cell office:value-type="float" office:value="10.8556701030928" calcext:value-type="float">
            <text:p>10,8556701031</text:p>
          </table:table-cell>
          <table:table-cell office:value-type="float" office:value="11.2376237623762" calcext:value-type="float">
            <text:p>11,2376237624</text:p>
          </table:table-cell>
          <table:table-cell office:value-type="float" office:value="15.5531914893617" calcext:value-type="float">
            <text:p>15,5531914894</text:p>
          </table:table-cell>
          <table:table-cell office:value-type="float" office:value="21.0172413793103" calcext:value-type="float">
            <text:p>21,0172413793</text:p>
          </table:table-cell>
          <table:table-cell office:value-type="float" office:value="60.4255319148936" calcext:value-type="float">
            <text:p>60,4255319149</text:p>
          </table:table-cell>
          <table:table-cell office:value-type="float" office:value="183.822580645161" calcext:value-type="float">
            <text:p>183,8225806452</text:p>
          </table:table-cell>
          <table:table-cell office:value-type="float" office:value="3435.8125" calcext:value-type="float">
            <text:p>3435,8125</text:p>
          </table:table-cell>
          <table:table-cell table:number-columns-repeated="1009"/>
        </table:table-row>
        <table:table-row table:style-name="ro1">
          <table:table-cell office:value-type="float" office:value="8.92553191489362" calcext:value-type="float">
            <text:p>8,9255319149</text:p>
          </table:table-cell>
          <table:table-cell office:value-type="float" office:value="10.1525423728814" calcext:value-type="float">
            <text:p>10,1525423729</text:p>
          </table:table-cell>
          <table:table-cell office:value-type="float" office:value="13.2588235294118" calcext:value-type="float">
            <text:p>13,2588235294</text:p>
          </table:table-cell>
          <table:table-cell office:value-type="float" office:value="9.58762886597938" calcext:value-type="float">
            <text:p>9,587628866</text:p>
          </table:table-cell>
          <table:table-cell office:value-type="float" office:value="10.8817204301075" calcext:value-type="float">
            <text:p>10,8817204301</text:p>
          </table:table-cell>
          <table:table-cell office:value-type="float" office:value="10.6336633663366" calcext:value-type="float">
            <text:p>10,6336633663</text:p>
          </table:table-cell>
          <table:table-cell office:value-type="float" office:value="12.1095890410959" calcext:value-type="float">
            <text:p>12,1095890411</text:p>
          </table:table-cell>
          <table:table-cell office:value-type="float" office:value="11.8315789473684" calcext:value-type="float">
            <text:p>11,8315789474</text:p>
          </table:table-cell>
          <table:table-cell office:value-type="float" office:value="10.6071428571429" calcext:value-type="float">
            <text:p>10,6071428571</text:p>
          </table:table-cell>
          <table:table-cell office:value-type="float" office:value="11.7821782178218" calcext:value-type="float">
            <text:p>11,7821782178</text:p>
          </table:table-cell>
          <table:table-cell office:value-type="float" office:value="86.2265625" calcext:value-type="float">
            <text:p>86,2265625</text:p>
          </table:table-cell>
          <table:table-cell office:value-type="float" office:value="26.4" calcext:value-type="float">
            <text:p>26,4</text:p>
          </table:table-cell>
          <table:table-cell office:value-type="float" office:value="70.1836734693878" calcext:value-type="float">
            <text:p>70,1836734694</text:p>
          </table:table-cell>
          <table:table-cell office:value-type="float" office:value="174.983870967742" calcext:value-type="float">
            <text:p>174,9838709677</text:p>
          </table:table-cell>
          <table:table-cell office:value-type="float" office:value="3346.96946564885" calcext:value-type="float">
            <text:p>3346,9694656489</text:p>
          </table:table-cell>
          <table:table-cell table:number-columns-repeated="1009"/>
        </table:table-row>
        <table:table-row table:style-name="ro1">
          <table:table-cell office:value-type="float" office:value="8.31958762886598" calcext:value-type="float">
            <text:p>8,3195876289</text:p>
          </table:table-cell>
          <table:table-cell office:value-type="float" office:value="186.657894736842" calcext:value-type="float">
            <text:p>186,6578947368</text:p>
          </table:table-cell>
          <table:table-cell office:value-type="float" office:value="10.15" calcext:value-type="float">
            <text:p>10,15</text:p>
          </table:table-cell>
          <table:table-cell office:value-type="float" office:value="10.0752688172043" calcext:value-type="float">
            <text:p>10,0752688172</text:p>
          </table:table-cell>
          <table:table-cell office:value-type="float" office:value="10.7340425531915" calcext:value-type="float">
            <text:p>10,7340425532</text:p>
          </table:table-cell>
          <table:table-cell office:value-type="float" office:value="10.9195402298851" calcext:value-type="float">
            <text:p>10,9195402299</text:p>
          </table:table-cell>
          <table:table-cell office:value-type="float" office:value="12.4" calcext:value-type="float">
            <text:p>12,4</text:p>
          </table:table-cell>
          <table:table-cell office:value-type="float" office:value="11.0645161290323" calcext:value-type="float">
            <text:p>11,064516129</text:p>
          </table:table-cell>
          <table:table-cell office:value-type="float" office:value="10.8681318681319" calcext:value-type="float">
            <text:p>10,8681318681</text:p>
          </table:table-cell>
          <table:table-cell office:value-type="float" office:value="11.4" calcext:value-type="float">
            <text:p>11,4</text:p>
          </table:table-cell>
          <table:table-cell office:value-type="float" office:value="9.71428571428571" calcext:value-type="float">
            <text:p>9,7142857143</text:p>
          </table:table-cell>
          <table:table-cell office:value-type="float" office:value="24.9516129032258" calcext:value-type="float">
            <text:p>24,9516129032</text:p>
          </table:table-cell>
          <table:table-cell office:value-type="float" office:value="75.43" calcext:value-type="float">
            <text:p>75,43</text:p>
          </table:table-cell>
          <table:table-cell office:value-type="float" office:value="185.966666666667" calcext:value-type="float">
            <text:p>185,9666666667</text:p>
          </table:table-cell>
          <table:table-cell office:value-type="float" office:value="2984.29166666667" calcext:value-type="float">
            <text:p>2984,2916666667</text:p>
          </table:table-cell>
          <table:table-cell table:number-columns-repeated="1009"/>
        </table:table-row>
        <table:table-row table:style-name="ro1">
          <table:table-cell office:value-type="float" office:value="8.19047619047619" calcext:value-type="float">
            <text:p>8,1904761905</text:p>
          </table:table-cell>
          <table:table-cell office:value-type="float" office:value="10.3918918918919" calcext:value-type="float">
            <text:p>10,3918918919</text:p>
          </table:table-cell>
          <table:table-cell office:value-type="float" office:value="10.02" calcext:value-type="float">
            <text:p>10,02</text:p>
          </table:table-cell>
          <table:table-cell office:value-type="float" office:value="10.4935064935065" calcext:value-type="float">
            <text:p>10,4935064935</text:p>
          </table:table-cell>
          <table:table-cell office:value-type="float" office:value="10.6615384615385" calcext:value-type="float">
            <text:p>10,6615384615</text:p>
          </table:table-cell>
          <table:table-cell office:value-type="float" office:value="11.0510204081633" calcext:value-type="float">
            <text:p>11,0510204082</text:p>
          </table:table-cell>
          <table:table-cell office:value-type="float" office:value="12.1041666666667" calcext:value-type="float">
            <text:p>12,1041666667</text:p>
          </table:table-cell>
          <table:table-cell office:value-type="float" office:value="11.1263157894737" calcext:value-type="float">
            <text:p>11,1263157895</text:p>
          </table:table-cell>
          <table:table-cell office:value-type="float" office:value="10.1276595744681" calcext:value-type="float">
            <text:p>10,1276595745</text:p>
          </table:table-cell>
          <table:table-cell office:value-type="float" office:value="110.60396039604" calcext:value-type="float">
            <text:p>110,603960396</text:p>
          </table:table-cell>
          <table:table-cell office:value-type="float" office:value="11.2111111111111" calcext:value-type="float">
            <text:p>11,2111111111</text:p>
          </table:table-cell>
          <table:table-cell office:value-type="float" office:value="21.7213114754098" calcext:value-type="float">
            <text:p>21,7213114754</text:p>
          </table:table-cell>
          <table:table-cell office:value-type="float" office:value="91.2626262626263" calcext:value-type="float">
            <text:p>91,2626262626</text:p>
          </table:table-cell>
          <table:table-cell office:value-type="float" office:value="351.551724137931" calcext:value-type="float">
            <text:p>351,5517241379</text:p>
          </table:table-cell>
          <table:table-cell office:value-type="float" office:value="2948.1" calcext:value-type="float">
            <text:p>2948,1</text:p>
          </table:table-cell>
          <table:table-cell table:number-columns-repeated="1009"/>
        </table:table-row>
        <table:table-row table:style-name="ro1">
          <table:table-cell office:value-type="float" office:value="8.70526315789474" calcext:value-type="float">
            <text:p>8,7052631579</text:p>
          </table:table-cell>
          <table:table-cell office:value-type="float" office:value="12.1805555555556" calcext:value-type="float">
            <text:p>12,1805555556</text:p>
          </table:table-cell>
          <table:table-cell office:value-type="float" office:value="9.85416666666667" calcext:value-type="float">
            <text:p>9,8541666667</text:p>
          </table:table-cell>
          <table:table-cell office:value-type="float" office:value="9.73267326732673" calcext:value-type="float">
            <text:p>9,7326732673</text:p>
          </table:table-cell>
          <table:table-cell office:value-type="float" office:value="10.5" calcext:value-type="float">
            <text:p>10,5</text:p>
          </table:table-cell>
          <table:table-cell office:value-type="float" office:value="12.0824742268041" calcext:value-type="float">
            <text:p>12,0824742268</text:p>
          </table:table-cell>
          <table:table-cell office:value-type="float" office:value="11.875" calcext:value-type="float">
            <text:p>11,875</text:p>
          </table:table-cell>
          <table:table-cell office:value-type="float" office:value="10.7956989247312" calcext:value-type="float">
            <text:p>10,7956989247</text:p>
          </table:table-cell>
          <table:table-cell office:value-type="float" office:value="10.298969072165" calcext:value-type="float">
            <text:p>10,2989690722</text:p>
          </table:table-cell>
          <table:table-cell office:value-type="float" office:value="252.908163265306" calcext:value-type="float">
            <text:p>252,9081632653</text:p>
          </table:table-cell>
          <table:table-cell office:value-type="float" office:value="18.2597402597403" calcext:value-type="float">
            <text:p>18,2597402597</text:p>
          </table:table-cell>
          <table:table-cell office:value-type="float" office:value="27.8965517241379" calcext:value-type="float">
            <text:p>27,8965517241</text:p>
          </table:table-cell>
          <table:table-cell office:value-type="float" office:value="62.2631578947368" calcext:value-type="float">
            <text:p>62,2631578947</text:p>
          </table:table-cell>
          <table:table-cell office:value-type="float" office:value="323.080808080808" calcext:value-type="float">
            <text:p>323,0808080808</text:p>
          </table:table-cell>
          <table:table-cell office:value-type="float" office:value="3045.73469387755" calcext:value-type="float">
            <text:p>3045,7346938776</text:p>
          </table:table-cell>
          <table:table-cell table:number-columns-repeated="1009"/>
        </table:table-row>
        <table:table-row table:style-name="ro1">
          <table:table-cell office:value-type="float" office:value="9.1304347826087" calcext:value-type="float">
            <text:p>9,1304347826</text:p>
          </table:table-cell>
          <table:table-cell office:value-type="float" office:value="12.9878048780488" calcext:value-type="float">
            <text:p>12,987804878</text:p>
          </table:table-cell>
          <table:table-cell office:value-type="float" office:value="10.4020618556701" calcext:value-type="float">
            <text:p>10,4020618557</text:p>
          </table:table-cell>
          <table:table-cell office:value-type="float" office:value="10.2954545454545" calcext:value-type="float">
            <text:p>10,2954545455</text:p>
          </table:table-cell>
          <table:table-cell office:value-type="float" office:value="10.6704545454545" calcext:value-type="float">
            <text:p>10,6704545455</text:p>
          </table:table-cell>
          <table:table-cell office:value-type="float" office:value="11.7070707070707" calcext:value-type="float">
            <text:p>11,7070707071</text:p>
          </table:table-cell>
          <table:table-cell office:value-type="float" office:value="12.2708333333333" calcext:value-type="float">
            <text:p>12,2708333333</text:p>
          </table:table-cell>
          <table:table-cell office:value-type="float" office:value="10.9764705882353" calcext:value-type="float">
            <text:p>10,9764705882</text:p>
          </table:table-cell>
          <table:table-cell office:value-type="float" office:value="11.3023255813954" calcext:value-type="float">
            <text:p>11,3023255814</text:p>
          </table:table-cell>
          <table:table-cell office:value-type="float" office:value="13.5578947368421" calcext:value-type="float">
            <text:p>13,5578947368</text:p>
          </table:table-cell>
          <table:table-cell office:value-type="float" office:value="84.3805970149254" calcext:value-type="float">
            <text:p>84,3805970149</text:p>
          </table:table-cell>
          <table:table-cell office:value-type="float" office:value="24.3114754098361" calcext:value-type="float">
            <text:p>24,3114754098</text:p>
          </table:table-cell>
          <table:table-cell office:value-type="float" office:value="64.4893617021277" calcext:value-type="float">
            <text:p>64,4893617021</text:p>
          </table:table-cell>
          <table:table-cell office:value-type="float" office:value="152.637931034483" calcext:value-type="float">
            <text:p>152,6379310345</text:p>
          </table:table-cell>
          <table:table-cell office:value-type="float" office:value="3045.39795918367" calcext:value-type="float">
            <text:p>3045,3979591837</text:p>
          </table:table-cell>
          <table:table-cell table:number-columns-repeated="1009"/>
        </table:table-row>
        <table:table-row table:style-name="ro1">
          <table:table-cell office:value-type="float" office:value="9.17171717171717" calcext:value-type="float">
            <text:p>9,1717171717</text:p>
          </table:table-cell>
          <table:table-cell office:value-type="float" office:value="11.5915492957746" calcext:value-type="float">
            <text:p>11,5915492958</text:p>
          </table:table-cell>
          <table:table-cell office:value-type="float" office:value="9.95833333333333" calcext:value-type="float">
            <text:p>9,9583333333</text:p>
          </table:table-cell>
          <table:table-cell office:value-type="float" office:value="9.71739130434783" calcext:value-type="float">
            <text:p>9,7173913043</text:p>
          </table:table-cell>
          <table:table-cell office:value-type="float" office:value="14.1530612244898" calcext:value-type="float">
            <text:p>14,1530612245</text:p>
          </table:table-cell>
          <table:table-cell office:value-type="float" office:value="11.0430107526882" calcext:value-type="float">
            <text:p>11,0430107527</text:p>
          </table:table-cell>
          <table:table-cell office:value-type="float" office:value="12.3131313131313" calcext:value-type="float">
            <text:p>12,3131313131</text:p>
          </table:table-cell>
          <table:table-cell office:value-type="float" office:value="10.2" calcext:value-type="float">
            <text:p>10,2</text:p>
          </table:table-cell>
          <table:table-cell office:value-type="float" office:value="10.6516853932584" calcext:value-type="float">
            <text:p>10,6516853933</text:p>
          </table:table-cell>
          <table:table-cell office:value-type="float" office:value="11.0309278350515" calcext:value-type="float">
            <text:p>11,0309278351</text:p>
          </table:table-cell>
          <table:table-cell office:value-type="float" office:value="11.25" calcext:value-type="float">
            <text:p>11,25</text:p>
          </table:table-cell>
          <table:table-cell office:value-type="float" office:value="30.1166666666667" calcext:value-type="float">
            <text:p>30,1166666667</text:p>
          </table:table-cell>
          <table:table-cell office:value-type="float" office:value="93.3762376237624" calcext:value-type="float">
            <text:p>93,3762376238</text:p>
          </table:table-cell>
          <table:table-cell office:value-type="float" office:value="173.184615384615" calcext:value-type="float">
            <text:p>173,1846153846</text:p>
          </table:table-cell>
          <table:table-cell office:value-type="float" office:value="2429.09900990099" calcext:value-type="float">
            <text:p>2429,099009901</text:p>
          </table:table-cell>
          <table:table-cell table:number-columns-repeated="1009"/>
        </table:table-row>
        <table:table-row table:style-name="ro1">
          <table:table-cell office:value-type="float" office:value="9.87878787878788" calcext:value-type="float">
            <text:p>9,8787878788</text:p>
          </table:table-cell>
          <table:table-cell office:value-type="float" office:value="19.0674157303371" calcext:value-type="float">
            <text:p>19,0674157303</text:p>
          </table:table-cell>
          <table:table-cell office:value-type="float" office:value="10.183908045977" calcext:value-type="float">
            <text:p>10,183908046</text:p>
          </table:table-cell>
          <table:table-cell office:value-type="float" office:value="9.45454545454546" calcext:value-type="float">
            <text:p>9,4545454545</text:p>
          </table:table-cell>
          <table:table-cell office:value-type="float" office:value="178" calcext:value-type="float">
            <text:p>178</text:p>
          </table:table-cell>
          <table:table-cell office:value-type="float" office:value="24.5909090909091" calcext:value-type="float">
            <text:p>24,5909090909</text:p>
          </table:table-cell>
          <table:table-cell office:value-type="float" office:value="11.8041237113402" calcext:value-type="float">
            <text:p>11,8041237113</text:p>
          </table:table-cell>
          <table:table-cell office:value-type="float" office:value="10.5161290322581" calcext:value-type="float">
            <text:p>10,5161290323</text:p>
          </table:table-cell>
          <table:table-cell office:value-type="float" office:value="10.9340659340659" calcext:value-type="float">
            <text:p>10,9340659341</text:p>
          </table:table-cell>
          <table:table-cell office:value-type="float" office:value="12.1616161616162" calcext:value-type="float">
            <text:p>12,1616161616</text:p>
          </table:table-cell>
          <table:table-cell office:value-type="float" office:value="10.73" calcext:value-type="float">
            <text:p>10,73</text:p>
          </table:table-cell>
          <table:table-cell office:value-type="float" office:value="24.4666666666667" calcext:value-type="float">
            <text:p>24,4666666667</text:p>
          </table:table-cell>
          <table:table-cell office:value-type="float" office:value="57.6862745098039" calcext:value-type="float">
            <text:p>57,6862745098</text:p>
          </table:table-cell>
          <table:table-cell office:value-type="float" office:value="162.8" calcext:value-type="float">
            <text:p>162,8</text:p>
          </table:table-cell>
          <table:table-cell office:value-type="float" office:value="829.372549019608" calcext:value-type="float">
            <text:p>829,3725490196</text:p>
          </table:table-cell>
          <table:table-cell table:number-columns-repeated="1009"/>
        </table:table-row>
        <table:table-row table:style-name="ro1">
          <table:table-cell office:value-type="float" office:value="274.642857142857" calcext:value-type="float">
            <text:p>274,6428571429</text:p>
          </table:table-cell>
          <table:table-cell office:value-type="float" office:value="15.0933333333333" calcext:value-type="float">
            <text:p>15,0933333333</text:p>
          </table:table-cell>
          <table:table-cell office:value-type="float" office:value="9.56701030927835" calcext:value-type="float">
            <text:p>9,5670103093</text:p>
          </table:table-cell>
          <table:table-cell office:value-type="float" office:value="9.49484536082474" calcext:value-type="float">
            <text:p>9,4948453608</text:p>
          </table:table-cell>
          <table:table-cell office:value-type="float" office:value="44.6534653465347" calcext:value-type="float">
            <text:p>44,6534653465</text:p>
          </table:table-cell>
          <table:table-cell office:value-type="float" office:value="239.684523809524" calcext:value-type="float">
            <text:p>239,6845238095</text:p>
          </table:table-cell>
          <table:table-cell office:value-type="float" office:value="12.2164948453608" calcext:value-type="float">
            <text:p>12,2164948454</text:p>
          </table:table-cell>
          <table:table-cell office:value-type="float" office:value="10.7" calcext:value-type="float">
            <text:p>10,7</text:p>
          </table:table-cell>
          <table:table-cell office:value-type="float" office:value="10.4421052631579" calcext:value-type="float">
            <text:p>10,4421052632</text:p>
          </table:table-cell>
          <table:table-cell office:value-type="float" office:value="11.6734693877551" calcext:value-type="float">
            <text:p>11,6734693878</text:p>
          </table:table-cell>
          <table:table-cell office:value-type="float" office:value="10.4395604395604" calcext:value-type="float">
            <text:p>10,4395604396</text:p>
          </table:table-cell>
          <table:table-cell office:value-type="float" office:value="25.051724137931" calcext:value-type="float">
            <text:p>25,0517241379</text:p>
          </table:table-cell>
          <table:table-cell office:value-type="float" office:value="68.0531914893617" calcext:value-type="float">
            <text:p>68,0531914894</text:p>
          </table:table-cell>
          <table:table-cell office:value-type="float" office:value="170.322580645161" calcext:value-type="float">
            <text:p>170,3225806452</text:p>
          </table:table-cell>
          <table:table-cell office:value-type="float" office:value="17.4705882352941" calcext:value-type="float">
            <text:p>17,4705882353</text:p>
          </table:table-cell>
          <table:table-cell table:number-columns-repeated="1009"/>
        </table:table-row>
        <table:table-row table:style-name="ro1">
          <table:table-cell office:value-type="float" office:value="7.72277227722772" calcext:value-type="float">
            <text:p>7,7227722772</text:p>
          </table:table-cell>
          <table:table-cell office:value-type="float" office:value="28.2083333333333" calcext:value-type="float">
            <text:p>28,2083333333</text:p>
          </table:table-cell>
          <table:table-cell office:value-type="float" office:value="9.58" calcext:value-type="float">
            <text:p>9,58</text:p>
          </table:table-cell>
          <table:table-cell office:value-type="float" office:value="10.1881188118812" calcext:value-type="float">
            <text:p>10,1881188119</text:p>
          </table:table-cell>
          <table:table-cell office:value-type="float" office:value="12.2061855670103" calcext:value-type="float">
            <text:p>12,206185567</text:p>
          </table:table-cell>
          <table:table-cell office:value-type="float" office:value="12.0281690140845" calcext:value-type="float">
            <text:p>12,0281690141</text:p>
          </table:table-cell>
          <table:table-cell office:value-type="float" office:value="13.0379746835443" calcext:value-type="float">
            <text:p>13,0379746835</text:p>
          </table:table-cell>
          <table:table-cell office:value-type="float" office:value="11.1734693877551" calcext:value-type="float">
            <text:p>11,1734693878</text:p>
          </table:table-cell>
          <table:table-cell office:value-type="float" office:value="10.8469387755102" calcext:value-type="float">
            <text:p>10,8469387755</text:p>
          </table:table-cell>
          <table:table-cell office:value-type="float" office:value="11.4545454545455" calcext:value-type="float">
            <text:p>11,4545454545</text:p>
          </table:table-cell>
          <table:table-cell office:value-type="float" office:value="11.9" calcext:value-type="float">
            <text:p>11,9</text:p>
          </table:table-cell>
          <table:table-cell office:value-type="float" office:value="19.9310344827586" calcext:value-type="float">
            <text:p>19,9310344828</text:p>
          </table:table-cell>
          <table:table-cell office:value-type="float" office:value="184.979166666667" calcext:value-type="float">
            <text:p>184,9791666667</text:p>
          </table:table-cell>
          <table:table-cell office:value-type="float" office:value="162.951612903226" calcext:value-type="float">
            <text:p>162,9516129032</text:p>
          </table:table-cell>
          <table:table-cell office:value-type="float" office:value="99.4117647058824" calcext:value-type="float">
            <text:p>99,4117647059</text:p>
          </table:table-cell>
          <table:table-cell table:number-columns-repeated="1009"/>
        </table:table-row>
        <table:table-row table:style-name="ro1">
          <table:table-cell office:value-type="float" office:value="14.0361445783133" calcext:value-type="float">
            <text:p>14,0361445783</text:p>
          </table:table-cell>
          <table:table-cell office:value-type="float" office:value="100.452631578947" calcext:value-type="float">
            <text:p>100,4526315789</text:p>
          </table:table-cell>
          <table:table-cell office:value-type="float" office:value="9.78723404255319" calcext:value-type="float">
            <text:p>9,7872340426</text:p>
          </table:table-cell>
          <table:table-cell office:value-type="float" office:value="10.9787234042553" calcext:value-type="float">
            <text:p>10,9787234043</text:p>
          </table:table-cell>
          <table:table-cell office:value-type="float" office:value="12.6326530612245" calcext:value-type="float">
            <text:p>12,6326530612</text:p>
          </table:table-cell>
          <table:table-cell office:value-type="float" office:value="12.0340909090909" calcext:value-type="float">
            <text:p>12,0340909091</text:p>
          </table:table-cell>
          <table:table-cell office:value-type="float" office:value="12.2530120481928" calcext:value-type="float">
            <text:p>12,2530120482</text:p>
          </table:table-cell>
          <table:table-cell office:value-type="float" office:value="10.9381443298969" calcext:value-type="float">
            <text:p>10,9381443299</text:p>
          </table:table-cell>
          <table:table-cell office:value-type="float" office:value="12.01" calcext:value-type="float">
            <text:p>12,01</text:p>
          </table:table-cell>
          <table:table-cell office:value-type="float" office:value="11.1145833333333" calcext:value-type="float">
            <text:p>11,1145833333</text:p>
          </table:table-cell>
          <table:table-cell office:value-type="float" office:value="11.0117647058824" calcext:value-type="float">
            <text:p>11,0117647059</text:p>
          </table:table-cell>
          <table:table-cell office:value-type="float" office:value="20.952380952381" calcext:value-type="float">
            <text:p>20,9523809524</text:p>
          </table:table-cell>
          <table:table-cell office:value-type="float" office:value="74.4318181818182" calcext:value-type="float">
            <text:p>74,4318181818</text:p>
          </table:table-cell>
          <table:table-cell office:value-type="float" office:value="189.428571428571" calcext:value-type="float">
            <text:p>189,4285714286</text:p>
          </table:table-cell>
          <table:table-cell office:value-type="float" office:value="4992" calcext:value-type="float">
            <text:p>4992</text:p>
          </table:table-cell>
          <table:table-cell table:number-columns-repeated="1009"/>
        </table:table-row>
        <table:table-row table:style-name="ro1">
          <table:table-cell office:value-type="float" office:value="8.85542168674699" calcext:value-type="float">
            <text:p>8,8554216867</text:p>
          </table:table-cell>
          <table:table-cell office:value-type="float" office:value="12.1428571428571" calcext:value-type="float">
            <text:p>12,1428571429</text:p>
          </table:table-cell>
          <table:table-cell office:value-type="float" office:value="9.71134020618557" calcext:value-type="float">
            <text:p>9,7113402062</text:p>
          </table:table-cell>
          <table:table-cell office:value-type="float" office:value="10.9484536082474" calcext:value-type="float">
            <text:p>10,9484536082</text:p>
          </table:table-cell>
          <table:table-cell office:value-type="float" office:value="12.3673469387755" calcext:value-type="float">
            <text:p>12,3673469388</text:p>
          </table:table-cell>
          <table:table-cell office:value-type="float" office:value="17.3814432989691" calcext:value-type="float">
            <text:p>17,381443299</text:p>
          </table:table-cell>
          <table:table-cell office:value-type="float" office:value="13.5454545454545" calcext:value-type="float">
            <text:p>13,5454545455</text:p>
          </table:table-cell>
          <table:table-cell office:value-type="float" office:value="10.989898989899" calcext:value-type="float">
            <text:p>10,9898989899</text:p>
          </table:table-cell>
          <table:table-cell office:value-type="float" office:value="27.4666666666667" calcext:value-type="float">
            <text:p>27,4666666667</text:p>
          </table:table-cell>
          <table:table-cell office:value-type="float" office:value="11.3762376237624" calcext:value-type="float">
            <text:p>11,3762376238</text:p>
          </table:table-cell>
          <table:table-cell office:value-type="float" office:value="10.7857142857143" calcext:value-type="float">
            <text:p>10,7857142857</text:p>
          </table:table-cell>
          <table:table-cell office:value-type="float" office:value="29.9444444444444" calcext:value-type="float">
            <text:p>29,9444444444</text:p>
          </table:table-cell>
          <table:table-cell office:value-type="float" office:value="111.035971223022" calcext:value-type="float">
            <text:p>111,035971223</text:p>
          </table:table-cell>
          <table:table-cell office:value-type="float" office:value="211.084745762712" calcext:value-type="float">
            <text:p>211,0847457627</text:p>
          </table:table-cell>
          <table:table-cell office:value-type="float" office:value="5157.53703703704" calcext:value-type="float">
            <text:p>5157,537037037</text:p>
          </table:table-cell>
          <table:table-cell table:number-columns-repeated="1009"/>
        </table:table-row>
        <table:table-row table:style-name="ro1">
          <table:table-cell office:value-type="float" office:value="10.03125" calcext:value-type="float">
            <text:p>10,03125</text:p>
          </table:table-cell>
          <table:table-cell office:value-type="float" office:value="10.8333333333333" calcext:value-type="float">
            <text:p>10,8333333333</text:p>
          </table:table-cell>
          <table:table-cell office:value-type="float" office:value="9.66666666666667" calcext:value-type="float">
            <text:p>9,6666666667</text:p>
          </table:table-cell>
          <table:table-cell office:value-type="float" office:value="10.5656565656566" calcext:value-type="float">
            <text:p>10,5656565657</text:p>
          </table:table-cell>
          <table:table-cell office:value-type="float" office:value="11.0990099009901" calcext:value-type="float">
            <text:p>11,099009901</text:p>
          </table:table-cell>
          <table:table-cell office:value-type="float" office:value="13.4468085106383" calcext:value-type="float">
            <text:p>13,4468085106</text:p>
          </table:table-cell>
          <table:table-cell office:value-type="float" office:value="13.1168831168831" calcext:value-type="float">
            <text:p>13,1168831169</text:p>
          </table:table-cell>
          <table:table-cell office:value-type="float" office:value="166.919540229885" calcext:value-type="float">
            <text:p>166,9195402299</text:p>
          </table:table-cell>
          <table:table-cell office:value-type="float" office:value="128.232704402516" calcext:value-type="float">
            <text:p>128,2327044025</text:p>
          </table:table-cell>
          <table:table-cell office:value-type="float" office:value="10.9690721649485" calcext:value-type="float">
            <text:p>10,9690721649</text:p>
          </table:table-cell>
          <table:table-cell office:value-type="float" office:value="11.8235294117647" calcext:value-type="float">
            <text:p>11,8235294118</text:p>
          </table:table-cell>
          <table:table-cell office:value-type="float" office:value="27.7142857142857" calcext:value-type="float">
            <text:p>27,7142857143</text:p>
          </table:table-cell>
          <table:table-cell office:value-type="float" office:value="59.030612244898" calcext:value-type="float">
            <text:p>59,0306122449</text:p>
          </table:table-cell>
          <table:table-cell office:value-type="float" office:value="206.184615384615" calcext:value-type="float">
            <text:p>206,1846153846</text:p>
          </table:table-cell>
          <table:table-cell office:value-type="float" office:value="4540.79464285714" calcext:value-type="float">
            <text:p>4540,7946428572</text:p>
          </table:table-cell>
          <table:table-cell table:number-columns-repeated="1009"/>
        </table:table-row>
        <table:table-row table:style-name="ro1">
          <table:table-cell office:value-type="float" office:value="9.08139534883721" calcext:value-type="float">
            <text:p>9,0813953488</text:p>
          </table:table-cell>
          <table:table-cell office:value-type="float" office:value="11.2127659574468" calcext:value-type="float">
            <text:p>11,2127659574</text:p>
          </table:table-cell>
          <table:table-cell office:value-type="float" office:value="9.26666666666667" calcext:value-type="float">
            <text:p>9,2666666667</text:p>
          </table:table-cell>
          <table:table-cell office:value-type="float" office:value="10.31" calcext:value-type="float">
            <text:p>10,31</text:p>
          </table:table-cell>
          <table:table-cell office:value-type="float" office:value="12.1752577319588" calcext:value-type="float">
            <text:p>12,175257732</text:p>
          </table:table-cell>
          <table:table-cell office:value-type="float" office:value="13.6122448979592" calcext:value-type="float">
            <text:p>13,612244898</text:p>
          </table:table-cell>
          <table:table-cell office:value-type="float" office:value="12.3333333333333" calcext:value-type="float">
            <text:p>12,3333333333</text:p>
          </table:table-cell>
          <table:table-cell office:value-type="float" office:value="39.1046511627907" calcext:value-type="float">
            <text:p>39,1046511628</text:p>
          </table:table-cell>
          <table:table-cell office:value-type="float" office:value="11.9878048780488" calcext:value-type="float">
            <text:p>11,987804878</text:p>
          </table:table-cell>
          <table:table-cell office:value-type="float" office:value="12.0659340659341" calcext:value-type="float">
            <text:p>12,0659340659</text:p>
          </table:table-cell>
          <table:table-cell office:value-type="float" office:value="12.7634408602151" calcext:value-type="float">
            <text:p>12,7634408602</text:p>
          </table:table-cell>
          <table:table-cell office:value-type="float" office:value="22.3076923076923" calcext:value-type="float">
            <text:p>22,3076923077</text:p>
          </table:table-cell>
          <table:table-cell office:value-type="float" office:value="75.7878787878788" calcext:value-type="float">
            <text:p>75,7878787879</text:p>
          </table:table-cell>
          <table:table-cell office:value-type="float" office:value="501.935483870968" calcext:value-type="float">
            <text:p>501,935483871</text:p>
          </table:table-cell>
          <table:table-cell office:value-type="float" office:value="3765.29411764706" calcext:value-type="float">
            <text:p>3765,2941176471</text:p>
          </table:table-cell>
          <table:table-cell table:number-columns-repeated="1009"/>
        </table:table-row>
        <table:table-row table:style-name="ro1">
          <table:table-cell office:value-type="float" office:value="10.1777777777778" calcext:value-type="float">
            <text:p>10,1777777778</text:p>
          </table:table-cell>
          <table:table-cell office:value-type="float" office:value="12.6197183098592" calcext:value-type="float">
            <text:p>12,6197183099</text:p>
          </table:table-cell>
          <table:table-cell office:value-type="float" office:value="10.0740740740741" calcext:value-type="float">
            <text:p>10,0740740741</text:p>
          </table:table-cell>
          <table:table-cell office:value-type="float" office:value="10.4166666666667" calcext:value-type="float">
            <text:p>10,4166666667</text:p>
          </table:table-cell>
          <table:table-cell office:value-type="float" office:value="15.2444444444444" calcext:value-type="float">
            <text:p>15,2444444444</text:p>
          </table:table-cell>
          <table:table-cell office:value-type="float" office:value="15.054347826087" calcext:value-type="float">
            <text:p>15,0543478261</text:p>
          </table:table-cell>
          <table:table-cell office:value-type="float" office:value="14.2272727272727" calcext:value-type="float">
            <text:p>14,2272727273</text:p>
          </table:table-cell>
          <table:table-cell office:value-type="float" office:value="141.785714285714" calcext:value-type="float">
            <text:p>141,7857142857</text:p>
          </table:table-cell>
          <table:table-cell office:value-type="float" office:value="10.5252525252525" calcext:value-type="float">
            <text:p>10,5252525253</text:p>
          </table:table-cell>
          <table:table-cell office:value-type="float" office:value="10.6914893617021" calcext:value-type="float">
            <text:p>10,6914893617</text:p>
          </table:table-cell>
          <table:table-cell office:value-type="float" office:value="10.8048780487805" calcext:value-type="float">
            <text:p>10,8048780488</text:p>
          </table:table-cell>
          <table:table-cell office:value-type="float" office:value="25.4912280701754" calcext:value-type="float">
            <text:p>25,4912280702</text:p>
          </table:table-cell>
          <table:table-cell office:value-type="float" office:value="68.7083333333333" calcext:value-type="float">
            <text:p>68,7083333333</text:p>
          </table:table-cell>
          <table:table-cell office:value-type="float" office:value="341.43956043956" calcext:value-type="float">
            <text:p>341,4395604396</text:p>
          </table:table-cell>
          <table:table-cell office:value-type="float" office:value="3111.32941176471" calcext:value-type="float">
            <text:p>3111,3294117647</text:p>
          </table:table-cell>
          <table:table-cell table:number-columns-repeated="1009"/>
        </table:table-row>
        <table:table-row table:style-name="ro1">
          <table:table-cell office:value-type="float" office:value="40.2043010752688" calcext:value-type="float">
            <text:p>40,2043010753</text:p>
          </table:table-cell>
          <table:table-cell office:value-type="float" office:value="14.875" calcext:value-type="float">
            <text:p>14,875</text:p>
          </table:table-cell>
          <table:table-cell office:value-type="float" office:value="10.5822784810127" calcext:value-type="float">
            <text:p>10,582278481</text:p>
          </table:table-cell>
          <table:table-cell office:value-type="float" office:value="10.968085106383" calcext:value-type="float">
            <text:p>10,9680851064</text:p>
          </table:table-cell>
          <table:table-cell office:value-type="float" office:value="83.7816901408451" calcext:value-type="float">
            <text:p>83,7816901408</text:p>
          </table:table-cell>
          <table:table-cell office:value-type="float" office:value="11.7866666666667" calcext:value-type="float">
            <text:p>11,7866666667</text:p>
          </table:table-cell>
          <table:table-cell office:value-type="float" office:value="12.6451612903226" calcext:value-type="float">
            <text:p>12,6451612903</text:p>
          </table:table-cell>
          <table:table-cell office:value-type="float" office:value="29.5806451612903" calcext:value-type="float">
            <text:p>29,5806451613</text:p>
          </table:table-cell>
          <table:table-cell office:value-type="float" office:value="11.0947368421053" calcext:value-type="float">
            <text:p>11,0947368421</text:p>
          </table:table-cell>
          <table:table-cell office:value-type="float" office:value="10.6969696969697" calcext:value-type="float">
            <text:p>10,696969697</text:p>
          </table:table-cell>
          <table:table-cell office:value-type="float" office:value="11.953125" calcext:value-type="float">
            <text:p>11,953125</text:p>
          </table:table-cell>
          <table:table-cell office:value-type="float" office:value="20.5166666666667" calcext:value-type="float">
            <text:p>20,5166666667</text:p>
          </table:table-cell>
          <table:table-cell office:value-type="float" office:value="50.3367346938776" calcext:value-type="float">
            <text:p>50,3367346939</text:p>
          </table:table-cell>
          <table:table-cell office:value-type="float" office:value="177.671875" calcext:value-type="float">
            <text:p>177,671875</text:p>
          </table:table-cell>
          <table:table-cell office:value-type="float" office:value="2434.1686746988" calcext:value-type="float">
            <text:p>2434,1686746988</text:p>
          </table:table-cell>
          <table:table-cell table:number-columns-repeated="1009"/>
        </table:table-row>
        <table:table-row table:style-name="ro1">
          <table:table-cell office:value-type="float" office:value="8.17045454545455" calcext:value-type="float">
            <text:p>8,1704545455</text:p>
          </table:table-cell>
          <table:table-cell office:value-type="float" office:value="10.4328358208955" calcext:value-type="float">
            <text:p>10,4328358209</text:p>
          </table:table-cell>
          <table:table-cell office:value-type="float" office:value="114.177083333333" calcext:value-type="float">
            <text:p>114,1770833333</text:p>
          </table:table-cell>
          <table:table-cell office:value-type="float" office:value="9.78481012658228" calcext:value-type="float">
            <text:p>9,7848101266</text:p>
          </table:table-cell>
          <table:table-cell office:value-type="float" office:value="10.9473684210526" calcext:value-type="float">
            <text:p>10,9473684211</text:p>
          </table:table-cell>
          <table:table-cell office:value-type="float" office:value="11.0958904109589" calcext:value-type="float">
            <text:p>11,095890411</text:p>
          </table:table-cell>
          <table:table-cell office:value-type="float" office:value="10.6481481481481" calcext:value-type="float">
            <text:p>10,6481481481</text:p>
          </table:table-cell>
          <table:table-cell office:value-type="float" office:value="31.6990291262136" calcext:value-type="float">
            <text:p>31,6990291262</text:p>
          </table:table-cell>
          <table:table-cell office:value-type="float" office:value="10.9255319148936" calcext:value-type="float">
            <text:p>10,9255319149</text:p>
          </table:table-cell>
          <table:table-cell office:value-type="float" office:value="10.7032967032967" calcext:value-type="float">
            <text:p>10,7032967033</text:p>
          </table:table-cell>
          <table:table-cell office:value-type="float" office:value="12.4909090909091" calcext:value-type="float">
            <text:p>12,4909090909</text:p>
          </table:table-cell>
          <table:table-cell office:value-type="float" office:value="21.1830985915493" calcext:value-type="float">
            <text:p>21,1830985915</text:p>
          </table:table-cell>
          <table:table-cell office:value-type="float" office:value="159.024390243902" calcext:value-type="float">
            <text:p>159,0243902439</text:p>
          </table:table-cell>
          <table:table-cell office:value-type="float" office:value="170.793650793651" calcext:value-type="float">
            <text:p>170,7936507937</text:p>
          </table:table-cell>
          <table:table-cell office:value-type="float" office:value="1775.53488372093" calcext:value-type="float">
            <text:p>1775,5348837209</text:p>
          </table:table-cell>
          <table:table-cell table:number-columns-repeated="1009"/>
        </table:table-row>
        <table:table-row table:style-name="ro1">
          <table:table-cell office:value-type="float" office:value="10.0595238095238" calcext:value-type="float">
            <text:p>10,0595238095</text:p>
          </table:table-cell>
          <table:table-cell office:value-type="float" office:value="10.7377049180328" calcext:value-type="float">
            <text:p>10,737704918</text:p>
          </table:table-cell>
          <table:table-cell office:value-type="float" office:value="10.2417582417582" calcext:value-type="float">
            <text:p>10,2417582418</text:p>
          </table:table-cell>
          <table:table-cell office:value-type="float" office:value="10.2826086956522" calcext:value-type="float">
            <text:p>10,2826086957</text:p>
          </table:table-cell>
          <table:table-cell office:value-type="float" office:value="10.76" calcext:value-type="float">
            <text:p>10,76</text:p>
          </table:table-cell>
          <table:table-cell office:value-type="float" office:value="13.8762886597938" calcext:value-type="float">
            <text:p>13,8762886598</text:p>
          </table:table-cell>
          <table:table-cell office:value-type="float" office:value="11.4852941176471" calcext:value-type="float">
            <text:p>11,4852941176</text:p>
          </table:table-cell>
          <table:table-cell office:value-type="float" office:value="24.2761904761905" calcext:value-type="float">
            <text:p>24,2761904762</text:p>
          </table:table-cell>
          <table:table-cell office:value-type="float" office:value="10.5833333333333" calcext:value-type="float">
            <text:p>10,5833333333</text:p>
          </table:table-cell>
          <table:table-cell office:value-type="float" office:value="115.041666666667" calcext:value-type="float">
            <text:p>115,0416666667</text:p>
          </table:table-cell>
          <table:table-cell office:value-type="float" office:value="11.2659574468085" calcext:value-type="float">
            <text:p>11,2659574468</text:p>
          </table:table-cell>
          <table:table-cell office:value-type="float" office:value="34.5245901639344" calcext:value-type="float">
            <text:p>34,5245901639</text:p>
          </table:table-cell>
          <table:table-cell office:value-type="float" office:value="328.949044585987" calcext:value-type="float">
            <text:p>328,949044586</text:p>
          </table:table-cell>
          <table:table-cell office:value-type="float" office:value="174.116666666667" calcext:value-type="float">
            <text:p>174,1166666667</text:p>
          </table:table-cell>
          <table:table-cell office:value-type="float" office:value="605.318181818182" calcext:value-type="float">
            <text:p>605,3181818182</text:p>
          </table:table-cell>
          <table:table-cell table:number-columns-repeated="1009"/>
        </table:table-row>
        <table:table-row table:style-name="ro1">
          <table:table-cell office:value-type="float" office:value="8.01190476190476" calcext:value-type="float">
            <text:p>8,0119047619</text:p>
          </table:table-cell>
          <table:table-cell office:value-type="float" office:value="10.6065573770492" calcext:value-type="float">
            <text:p>10,606557377</text:p>
          </table:table-cell>
          <table:table-cell office:value-type="float" office:value="9.7906976744186" calcext:value-type="float">
            <text:p>9,7906976744</text:p>
          </table:table-cell>
          <table:table-cell office:value-type="float" office:value="10.554347826087" calcext:value-type="float">
            <text:p>10,5543478261</text:p>
          </table:table-cell>
          <table:table-cell office:value-type="float" office:value="18.1129032258065" calcext:value-type="float">
            <text:p>18,1129032258</text:p>
          </table:table-cell>
          <table:table-cell office:value-type="float" office:value="14.6969696969697" calcext:value-type="float">
            <text:p>14,696969697</text:p>
          </table:table-cell>
          <table:table-cell office:value-type="float" office:value="12.5714285714286" calcext:value-type="float">
            <text:p>12,5714285714</text:p>
          </table:table-cell>
          <table:table-cell office:value-type="float" office:value="50.2708333333333" calcext:value-type="float">
            <text:p>50,2708333333</text:p>
          </table:table-cell>
          <table:table-cell office:value-type="float" office:value="10.9278350515464" calcext:value-type="float">
            <text:p>10,9278350515</text:p>
          </table:table-cell>
          <table:table-cell office:value-type="float" office:value="80.6363636363636" calcext:value-type="float">
            <text:p>80,6363636364</text:p>
          </table:table-cell>
          <table:table-cell office:value-type="float" office:value="10.9090909090909" calcext:value-type="float">
            <text:p>10,9090909091</text:p>
          </table:table-cell>
          <table:table-cell office:value-type="float" office:value="28.2333333333333" calcext:value-type="float">
            <text:p>28,2333333333</text:p>
          </table:table-cell>
          <table:table-cell office:value-type="float" office:value="79.8240740740741" calcext:value-type="float">
            <text:p>79,8240740741</text:p>
          </table:table-cell>
          <table:table-cell office:value-type="float" office:value="149.75" calcext:value-type="float">
            <text:p>149,75</text:p>
          </table:table-cell>
          <table:table-cell office:value-type="float" office:value="15.86" calcext:value-type="float">
            <text:p>15,86</text:p>
          </table:table-cell>
          <table:table-cell table:number-columns-repeated="1009"/>
        </table:table-row>
        <table:table-row table:style-name="ro1">
          <table:table-cell office:value-type="float" office:value="7.76" calcext:value-type="float">
            <text:p>7,76</text:p>
          </table:table-cell>
          <table:table-cell office:value-type="float" office:value="22.6" calcext:value-type="float">
            <text:p>22,6</text:p>
          </table:table-cell>
          <table:table-cell office:value-type="float" office:value="9.88888888888889" calcext:value-type="float">
            <text:p>9,8888888889</text:p>
          </table:table-cell>
          <table:table-cell office:value-type="float" office:value="104.212121212121" calcext:value-type="float">
            <text:p>104,2121212121</text:p>
          </table:table-cell>
          <table:table-cell office:value-type="float" office:value="77.758865248227" calcext:value-type="float">
            <text:p>77,7588652482</text:p>
          </table:table-cell>
          <table:table-cell office:value-type="float" office:value="15.1397849462366" calcext:value-type="float">
            <text:p>15,1397849462</text:p>
          </table:table-cell>
          <table:table-cell office:value-type="float" office:value="12.0952380952381" calcext:value-type="float">
            <text:p>12,0952380952</text:p>
          </table:table-cell>
          <table:table-cell office:value-type="float" office:value="302.834254143646" calcext:value-type="float">
            <text:p>302,8342541436</text:p>
          </table:table-cell>
          <table:table-cell office:value-type="float" office:value="10.93" calcext:value-type="float">
            <text:p>10,93</text:p>
          </table:table-cell>
          <table:table-cell office:value-type="float" office:value="11.5" calcext:value-type="float">
            <text:p>11,5</text:p>
          </table:table-cell>
          <table:table-cell office:value-type="float" office:value="11.505376344086" calcext:value-type="float">
            <text:p>11,5053763441</text:p>
          </table:table-cell>
          <table:table-cell office:value-type="float" office:value="22.921875" calcext:value-type="float">
            <text:p>22,921875</text:p>
          </table:table-cell>
          <table:table-cell office:value-type="float" office:value="150.172131147541" calcext:value-type="float">
            <text:p>150,1721311475</text:p>
          </table:table-cell>
          <table:table-cell office:value-type="float" office:value="210.036363636364" calcext:value-type="float">
            <text:p>210,0363636364</text:p>
          </table:table-cell>
          <table:table-cell office:value-type="float" office:value="17.3518518518519" calcext:value-type="float">
            <text:p>17,3518518519</text:p>
          </table:table-cell>
          <table:table-cell table:number-columns-repeated="1009"/>
        </table:table-row>
        <table:table-row table:style-name="ro1">
          <table:table-cell office:value-type="float" office:value="8.84" calcext:value-type="float">
            <text:p>8,84</text:p>
          </table:table-cell>
          <table:table-cell office:value-type="float" office:value="83.7666666666667" calcext:value-type="float">
            <text:p>83,7666666667</text:p>
          </table:table-cell>
          <table:table-cell office:value-type="float" office:value="10.1157894736842" calcext:value-type="float">
            <text:p>10,1157894737</text:p>
          </table:table-cell>
          <table:table-cell office:value-type="float" office:value="24.531914893617" calcext:value-type="float">
            <text:p>24,5319148936</text:p>
          </table:table-cell>
          <table:table-cell office:value-type="float" office:value="10.6632653061225" calcext:value-type="float">
            <text:p>10,6632653061</text:p>
          </table:table-cell>
          <table:table-cell office:value-type="float" office:value="13.8404255319149" calcext:value-type="float">
            <text:p>13,8404255319</text:p>
          </table:table-cell>
          <table:table-cell office:value-type="float" office:value="10.4137931034483" calcext:value-type="float">
            <text:p>10,4137931034</text:p>
          </table:table-cell>
          <table:table-cell office:value-type="float" office:value="42.0227272727273" calcext:value-type="float">
            <text:p>42,0227272727</text:p>
          </table:table-cell>
          <table:table-cell office:value-type="float" office:value="11.2040816326531" calcext:value-type="float">
            <text:p>11,2040816327</text:p>
          </table:table-cell>
          <table:table-cell office:value-type="float" office:value="11.36" calcext:value-type="float">
            <text:p>11,36</text:p>
          </table:table-cell>
          <table:table-cell office:value-type="float" office:value="11.5" calcext:value-type="float">
            <text:p>11,5</text:p>
          </table:table-cell>
          <table:table-cell office:value-type="float" office:value="30.2112676056338" calcext:value-type="float">
            <text:p>30,2112676056</text:p>
          </table:table-cell>
          <table:table-cell office:value-type="float" office:value="54.1463414634146" calcext:value-type="float">
            <text:p>54,1463414634</text:p>
          </table:table-cell>
          <table:table-cell office:value-type="float" office:value="133.275862068966" calcext:value-type="float">
            <text:p>133,275862069</text:p>
          </table:table-cell>
          <table:table-cell office:value-type="float" office:value="93.2592592592593" calcext:value-type="float">
            <text:p>93,2592592593</text:p>
          </table:table-cell>
          <table:table-cell table:number-columns-repeated="1009"/>
        </table:table-row>
        <table:table-row table:style-name="ro1">
          <table:table-cell office:value-type="float" office:value="8.51041666666667" calcext:value-type="float">
            <text:p>8,5104166667</text:p>
          </table:table-cell>
          <table:table-cell office:value-type="float" office:value="12.025" calcext:value-type="float">
            <text:p>12,025</text:p>
          </table:table-cell>
          <table:table-cell office:value-type="float" office:value="9.72222222222222" calcext:value-type="float">
            <text:p>9,7222222222</text:p>
          </table:table-cell>
          <table:table-cell office:value-type="float" office:value="718.899038461538" calcext:value-type="float">
            <text:p>718,8990384615</text:p>
          </table:table-cell>
          <table:table-cell office:value-type="float" office:value="10.804347826087" calcext:value-type="float">
            <text:p>10,8043478261</text:p>
          </table:table-cell>
          <table:table-cell office:value-type="float" office:value="11.5652173913043" calcext:value-type="float">
            <text:p>11,5652173913</text:p>
          </table:table-cell>
          <table:table-cell office:value-type="float" office:value="11.12" calcext:value-type="float">
            <text:p>11,12</text:p>
          </table:table-cell>
          <table:table-cell office:value-type="float" office:value="231.169811320755" calcext:value-type="float">
            <text:p>231,1698113208</text:p>
          </table:table-cell>
          <table:table-cell office:value-type="float" office:value="13.6666666666667" calcext:value-type="float">
            <text:p>13,6666666667</text:p>
          </table:table-cell>
          <table:table-cell office:value-type="float" office:value="10.980198019802" calcext:value-type="float">
            <text:p>10,9801980198</text:p>
          </table:table-cell>
          <table:table-cell office:value-type="float" office:value="10.7721518987342" calcext:value-type="float">
            <text:p>10,7721518987</text:p>
          </table:table-cell>
          <table:table-cell office:value-type="float" office:value="23.484375" calcext:value-type="float">
            <text:p>23,484375</text:p>
          </table:table-cell>
          <table:table-cell office:value-type="float" office:value="120.594405594406" calcext:value-type="float">
            <text:p>120,5944055944</text:p>
          </table:table-cell>
          <table:table-cell office:value-type="float" office:value="177.403225806452" calcext:value-type="float">
            <text:p>177,4032258065</text:p>
          </table:table-cell>
          <table:table-cell office:value-type="float" office:value="2119.2443438914" calcext:value-type="float">
            <text:p>2119,2443438914</text:p>
          </table:table-cell>
          <table:table-cell table:number-columns-repeated="1009"/>
        </table:table-row>
        <table:table-row table:style-name="ro1">
          <table:table-cell office:value-type="float" office:value="8.18181818181818" calcext:value-type="float">
            <text:p>8,1818181818</text:p>
          </table:table-cell>
          <table:table-cell office:value-type="float" office:value="14.4137931034483" calcext:value-type="float">
            <text:p>14,4137931034</text:p>
          </table:table-cell>
          <table:table-cell office:value-type="float" office:value="10.144578313253" calcext:value-type="float">
            <text:p>10,1445783133</text:p>
          </table:table-cell>
          <table:table-cell office:value-type="float" office:value="20.25" calcext:value-type="float">
            <text:p>20,25</text:p>
          </table:table-cell>
          <table:table-cell office:value-type="float" office:value="10.5268817204301" calcext:value-type="float">
            <text:p>10,5268817204</text:p>
          </table:table-cell>
          <table:table-cell office:value-type="float" office:value="11.9263157894737" calcext:value-type="float">
            <text:p>11,9263157895</text:p>
          </table:table-cell>
          <table:table-cell office:value-type="float" office:value="11.1578947368421" calcext:value-type="float">
            <text:p>11,1578947368</text:p>
          </table:table-cell>
          <table:table-cell office:value-type="float" office:value="138.574468085106" calcext:value-type="float">
            <text:p>138,5744680851</text:p>
          </table:table-cell>
          <table:table-cell office:value-type="float" office:value="11.8695652173913" calcext:value-type="float">
            <text:p>11,8695652174</text:p>
          </table:table-cell>
          <table:table-cell office:value-type="float" office:value="11.7326732673267" calcext:value-type="float">
            <text:p>11,7326732673</text:p>
          </table:table-cell>
          <table:table-cell office:value-type="float" office:value="10.7" calcext:value-type="float">
            <text:p>10,7</text:p>
          </table:table-cell>
          <table:table-cell office:value-type="float" office:value="24.15" calcext:value-type="float">
            <text:p>24,15</text:p>
          </table:table-cell>
          <table:table-cell office:value-type="float" office:value="43.1318681318681" calcext:value-type="float">
            <text:p>43,1318681319</text:p>
          </table:table-cell>
          <table:table-cell office:value-type="float" office:value="281.526315789474" calcext:value-type="float">
            <text:p>281,5263157895</text:p>
          </table:table-cell>
          <table:table-cell office:value-type="float" office:value="5947.89959839357" calcext:value-type="float">
            <text:p>5947,8995983936</text:p>
          </table:table-cell>
          <table:table-cell table:number-columns-repeated="1009"/>
        </table:table-row>
        <table:table-row table:style-name="ro1">
          <table:table-cell office:value-type="float" office:value="8.29166666666667" calcext:value-type="float">
            <text:p>8,2916666667</text:p>
          </table:table-cell>
          <table:table-cell office:value-type="float" office:value="121.38202247191" calcext:value-type="float">
            <text:p>121,3820224719</text:p>
          </table:table-cell>
          <table:table-cell office:value-type="float" office:value="10.2121212121212" calcext:value-type="float">
            <text:p>10,2121212121</text:p>
          </table:table-cell>
          <table:table-cell office:value-type="float" office:value="9.67" calcext:value-type="float">
            <text:p>9,67</text:p>
          </table:table-cell>
          <table:table-cell office:value-type="float" office:value="11.1489361702128" calcext:value-type="float">
            <text:p>11,1489361702</text:p>
          </table:table-cell>
          <table:table-cell office:value-type="float" office:value="10.4301075268817" calcext:value-type="float">
            <text:p>10,4301075269</text:p>
          </table:table-cell>
          <table:table-cell office:value-type="float" office:value="11.5161290322581" calcext:value-type="float">
            <text:p>11,5161290323</text:p>
          </table:table-cell>
          <table:table-cell office:value-type="float" office:value="243.163120567376" calcext:value-type="float">
            <text:p>243,1631205674</text:p>
          </table:table-cell>
          <table:table-cell office:value-type="float" office:value="12.0618556701031" calcext:value-type="float">
            <text:p>12,0618556701</text:p>
          </table:table-cell>
          <table:table-cell office:value-type="float" office:value="11.0918367346939" calcext:value-type="float">
            <text:p>11,0918367347</text:p>
          </table:table-cell>
          <table:table-cell office:value-type="float" office:value="10.9759036144578" calcext:value-type="float">
            <text:p>10,9759036145</text:p>
          </table:table-cell>
          <table:table-cell office:value-type="float" office:value="19.3636363636364" calcext:value-type="float">
            <text:p>19,3636363636</text:p>
          </table:table-cell>
          <table:table-cell office:value-type="float" office:value="73.2708333333333" calcext:value-type="float">
            <text:p>73,2708333333</text:p>
          </table:table-cell>
          <table:table-cell office:value-type="float" office:value="232.254237288136" calcext:value-type="float">
            <text:p>232,2542372881</text:p>
          </table:table-cell>
          <table:table-cell office:value-type="float" office:value="2182.92920353982" calcext:value-type="float">
            <text:p>2182,9292035398</text:p>
          </table:table-cell>
          <table:table-cell table:number-columns-repeated="1009"/>
        </table:table-row>
        <table:table-row table:style-name="ro1">
          <table:table-cell office:value-type="float" office:value="10.0106382978723" calcext:value-type="float">
            <text:p>10,0106382979</text:p>
          </table:table-cell>
          <table:table-cell office:value-type="float" office:value="9.74489795918367" calcext:value-type="float">
            <text:p>9,7448979592</text:p>
          </table:table-cell>
          <table:table-cell office:value-type="float" office:value="9.97849462365591" calcext:value-type="float">
            <text:p>9,9784946237</text:p>
          </table:table-cell>
          <table:table-cell office:value-type="float" office:value="10.010101010101" calcext:value-type="float">
            <text:p>10,0101010101</text:p>
          </table:table-cell>
          <table:table-cell office:value-type="float" office:value="12.4313725490196" calcext:value-type="float">
            <text:p>12,431372549</text:p>
          </table:table-cell>
          <table:table-cell office:value-type="float" office:value="9.94791666666667" calcext:value-type="float">
            <text:p>9,9479166667</text:p>
          </table:table-cell>
          <table:table-cell office:value-type="float" office:value="12.7931034482759" calcext:value-type="float">
            <text:p>12,7931034483</text:p>
          </table:table-cell>
          <table:table-cell office:value-type="float" office:value="89.8125" calcext:value-type="float">
            <text:p>89,8125</text:p>
          </table:table-cell>
          <table:table-cell office:value-type="float" office:value="13.032967032967" calcext:value-type="float">
            <text:p>13,032967033</text:p>
          </table:table-cell>
          <table:table-cell office:value-type="float" office:value="11.656862745098" calcext:value-type="float">
            <text:p>11,6568627451</text:p>
          </table:table-cell>
          <table:table-cell office:value-type="float" office:value="11" calcext:value-type="float">
            <text:p>11</text:p>
          </table:table-cell>
          <table:table-cell office:value-type="float" office:value="20.9649122807018" calcext:value-type="float">
            <text:p>20,9649122807</text:p>
          </table:table-cell>
          <table:table-cell office:value-type="float" office:value="68.98" calcext:value-type="float">
            <text:p>68,98</text:p>
          </table:table-cell>
          <table:table-cell office:value-type="float" office:value="130.461538461538" calcext:value-type="float">
            <text:p>130,4615384615</text:p>
          </table:table-cell>
          <table:table-cell office:value-type="float" office:value="143.416666666667" calcext:value-type="float">
            <text:p>143,4166666667</text:p>
          </table:table-cell>
          <table:table-cell table:number-columns-repeated="1009"/>
        </table:table-row>
        <table:table-row table:style-name="ro1">
          <table:table-cell office:value-type="float" office:value="121.787878787879" calcext:value-type="float">
            <text:p>121,7878787879</text:p>
          </table:table-cell>
          <table:table-cell office:value-type="float" office:value="11.2020202020202" calcext:value-type="float">
            <text:p>11,202020202</text:p>
          </table:table-cell>
          <table:table-cell office:value-type="float" office:value="10.2903225806452" calcext:value-type="float">
            <text:p>10,2903225806</text:p>
          </table:table-cell>
          <table:table-cell office:value-type="float" office:value="9.08450704225352" calcext:value-type="float">
            <text:p>9,0845070423</text:p>
          </table:table-cell>
          <table:table-cell office:value-type="float" office:value="10.2395833333333" calcext:value-type="float">
            <text:p>10,2395833333</text:p>
          </table:table-cell>
          <table:table-cell office:value-type="float" office:value="10.3956043956044" calcext:value-type="float">
            <text:p>10,3956043956</text:p>
          </table:table-cell>
          <table:table-cell office:value-type="float" office:value="10.5535714285714" calcext:value-type="float">
            <text:p>10,5535714286</text:p>
          </table:table-cell>
          <table:table-cell office:value-type="float" office:value="357.907514450867" calcext:value-type="float">
            <text:p>357,9075144509</text:p>
          </table:table-cell>
          <table:table-cell office:value-type="float" office:value="15.2258064516129" calcext:value-type="float">
            <text:p>15,2258064516</text:p>
          </table:table-cell>
          <table:table-cell office:value-type="float" office:value="11.93" calcext:value-type="float">
            <text:p>11,93</text:p>
          </table:table-cell>
          <table:table-cell office:value-type="float" office:value="11.6818181818182" calcext:value-type="float">
            <text:p>11,6818181818</text:p>
          </table:table-cell>
          <table:table-cell office:value-type="float" office:value="22.5714285714286" calcext:value-type="float">
            <text:p>22,5714285714</text:p>
          </table:table-cell>
          <table:table-cell office:value-type="float" office:value="62.46" calcext:value-type="float">
            <text:p>62,46</text:p>
          </table:table-cell>
          <table:table-cell office:value-type="float" office:value="123.520547945205" calcext:value-type="float">
            <text:p>123,5205479452</text:p>
          </table:table-cell>
          <table:table-cell office:value-type="float" office:value="812.213333333333" calcext:value-type="float">
            <text:p>812,2133333333</text:p>
          </table:table-cell>
          <table:table-cell table:number-columns-repeated="1009"/>
        </table:table-row>
        <table:table-row table:style-name="ro1">
          <table:table-cell office:value-type="float" office:value="8.34020618556701" calcext:value-type="float">
            <text:p>8,3402061856</text:p>
          </table:table-cell>
          <table:table-cell office:value-type="float" office:value="19.51" calcext:value-type="float">
            <text:p>19,51</text:p>
          </table:table-cell>
          <table:table-cell office:value-type="float" office:value="11.2826086956522" calcext:value-type="float">
            <text:p>11,2826086957</text:p>
          </table:table-cell>
          <table:table-cell office:value-type="float" office:value="9.64473684210526" calcext:value-type="float">
            <text:p>9,6447368421</text:p>
          </table:table-cell>
          <table:table-cell office:value-type="float" office:value="9.98924731182796" calcext:value-type="float">
            <text:p>9,9892473118</text:p>
          </table:table-cell>
          <table:table-cell office:value-type="float" office:value="9.67777777777778" calcext:value-type="float">
            <text:p>9,6777777778</text:p>
          </table:table-cell>
          <table:table-cell office:value-type="float" office:value="13.5593220338983" calcext:value-type="float">
            <text:p>13,5593220339</text:p>
          </table:table-cell>
          <table:table-cell office:value-type="float" office:value="13.5102040816327" calcext:value-type="float">
            <text:p>13,5102040816</text:p>
          </table:table-cell>
          <table:table-cell office:value-type="float" office:value="12.1098901098901" calcext:value-type="float">
            <text:p>12,1098901099</text:p>
          </table:table-cell>
          <table:table-cell office:value-type="float" office:value="11.3939393939394" calcext:value-type="float">
            <text:p>11,3939393939</text:p>
          </table:table-cell>
          <table:table-cell office:value-type="float" office:value="11.6710526315789" calcext:value-type="float">
            <text:p>11,6710526316</text:p>
          </table:table-cell>
          <table:table-cell office:value-type="float" office:value="96.2307692307692" calcext:value-type="float">
            <text:p>96,2307692308</text:p>
          </table:table-cell>
          <table:table-cell office:value-type="float" office:value="58.8395061728395" calcext:value-type="float">
            <text:p>58,8395061728</text:p>
          </table:table-cell>
          <table:table-cell office:value-type="float" office:value="259.324324324324" calcext:value-type="float">
            <text:p>259,3243243243</text:p>
          </table:table-cell>
          <table:table-cell office:value-type="float" office:value="3212.08764940239" calcext:value-type="float">
            <text:p>3212,0876494024</text:p>
          </table:table-cell>
          <table:table-cell table:number-columns-repeated="1009"/>
        </table:table-row>
        <table:table-row table:style-name="ro1">
          <table:table-cell office:value-type="float" office:value="7.55208333333333" calcext:value-type="float">
            <text:p>7,5520833333</text:p>
          </table:table-cell>
          <table:table-cell office:value-type="float" office:value="18.71875" calcext:value-type="float">
            <text:p>18,71875</text:p>
          </table:table-cell>
          <table:table-cell office:value-type="float" office:value="12.7582417582418" calcext:value-type="float">
            <text:p>12,7582417582</text:p>
          </table:table-cell>
          <table:table-cell office:value-type="float" office:value="9.89772727272727" calcext:value-type="float">
            <text:p>9,8977272727</text:p>
          </table:table-cell>
          <table:table-cell office:value-type="float" office:value="11.025" calcext:value-type="float">
            <text:p>11,025</text:p>
          </table:table-cell>
          <table:table-cell office:value-type="float" office:value="9.97849462365591" calcext:value-type="float">
            <text:p>9,9784946237</text:p>
          </table:table-cell>
          <table:table-cell office:value-type="float" office:value="10.8241758241758" calcext:value-type="float">
            <text:p>10,8241758242</text:p>
          </table:table-cell>
          <table:table-cell office:value-type="float" office:value="12.1951219512195" calcext:value-type="float">
            <text:p>12,1951219512</text:p>
          </table:table-cell>
          <table:table-cell office:value-type="float" office:value="11.8163265306122" calcext:value-type="float">
            <text:p>11,8163265306</text:p>
          </table:table-cell>
          <table:table-cell office:value-type="float" office:value="12.1473684210526" calcext:value-type="float">
            <text:p>12,1473684211</text:p>
          </table:table-cell>
          <table:table-cell office:value-type="float" office:value="11.8676470588235" calcext:value-type="float">
            <text:p>11,8676470588</text:p>
          </table:table-cell>
          <table:table-cell office:value-type="float" office:value="727.941176470588" calcext:value-type="float">
            <text:p>727,9411764706</text:p>
          </table:table-cell>
          <table:table-cell office:value-type="float" office:value="66.4479166666667" calcext:value-type="float">
            <text:p>66,4479166667</text:p>
          </table:table-cell>
          <table:table-cell office:value-type="float" office:value="246.755813953488" calcext:value-type="float">
            <text:p>246,7558139535</text:p>
          </table:table-cell>
          <table:table-cell office:value-type="float" office:value="422.586776859504" calcext:value-type="float">
            <text:p>422,5867768595</text:p>
          </table:table-cell>
          <table:table-cell table:number-columns-repeated="1009"/>
        </table:table-row>
        <table:table-row table:style-name="ro1">
          <table:table-cell office:value-type="float" office:value="10.4166666666667" calcext:value-type="float">
            <text:p>10,4166666667</text:p>
          </table:table-cell>
          <table:table-cell office:value-type="float" office:value="38.3461538461538" calcext:value-type="float">
            <text:p>38,3461538462</text:p>
          </table:table-cell>
          <table:table-cell office:value-type="float" office:value="10.8131868131868" calcext:value-type="float">
            <text:p>10,8131868132</text:p>
          </table:table-cell>
          <table:table-cell office:value-type="float" office:value="9.78260869565217" calcext:value-type="float">
            <text:p>9,7826086957</text:p>
          </table:table-cell>
          <table:table-cell office:value-type="float" office:value="9.88095238095238" calcext:value-type="float">
            <text:p>9,880952381</text:p>
          </table:table-cell>
          <table:table-cell office:value-type="float" office:value="38.8313253012048" calcext:value-type="float">
            <text:p>38,8313253012</text:p>
          </table:table-cell>
          <table:table-cell office:value-type="float" office:value="10.6933333333333" calcext:value-type="float">
            <text:p>10,6933333333</text:p>
          </table:table-cell>
          <table:table-cell office:value-type="float" office:value="14.7912087912088" calcext:value-type="float">
            <text:p>14,7912087912</text:p>
          </table:table-cell>
          <table:table-cell office:value-type="float" office:value="11.3404255319149" calcext:value-type="float">
            <text:p>11,3404255319</text:p>
          </table:table-cell>
          <table:table-cell office:value-type="float" office:value="11.8811881188119" calcext:value-type="float">
            <text:p>11,8811881188</text:p>
          </table:table-cell>
          <table:table-cell office:value-type="float" office:value="24.0833333333333" calcext:value-type="float">
            <text:p>24,0833333333</text:p>
          </table:table-cell>
          <table:table-cell office:value-type="float" office:value="21.7258064516129" calcext:value-type="float">
            <text:p>21,7258064516</text:p>
          </table:table-cell>
          <table:table-cell office:value-type="float" office:value="72.6732673267327" calcext:value-type="float">
            <text:p>72,6732673267</text:p>
          </table:table-cell>
          <table:table-cell office:value-type="float" office:value="197.5" calcext:value-type="float">
            <text:p>197,5</text:p>
          </table:table-cell>
          <table:table-cell office:value-type="float" office:value="66.3928571428571" calcext:value-type="float">
            <text:p>66,3928571429</text:p>
          </table:table-cell>
          <table:table-cell table:number-columns-repeated="1009"/>
        </table:table-row>
        <table:table-row table:style-name="ro1">
          <table:table-cell office:value-type="float" office:value="12.7866666666667" calcext:value-type="float">
            <text:p>12,7866666667</text:p>
          </table:table-cell>
          <table:table-cell office:value-type="float" office:value="222.102040816327" calcext:value-type="float">
            <text:p>222,1020408163</text:p>
          </table:table-cell>
          <table:table-cell office:value-type="float" office:value="10.8210526315789" calcext:value-type="float">
            <text:p>10,8210526316</text:p>
          </table:table-cell>
          <table:table-cell office:value-type="float" office:value="10.4516129032258" calcext:value-type="float">
            <text:p>10,4516129032</text:p>
          </table:table-cell>
          <table:table-cell office:value-type="float" office:value="9.51351351351351" calcext:value-type="float">
            <text:p>9,5135135135</text:p>
          </table:table-cell>
          <table:table-cell office:value-type="float" office:value="17.3928571428571" calcext:value-type="float">
            <text:p>17,3928571429</text:p>
          </table:table-cell>
          <table:table-cell office:value-type="float" office:value="11.5280898876405" calcext:value-type="float">
            <text:p>11,5280898876</text:p>
          </table:table-cell>
          <table:table-cell office:value-type="float" office:value="143.365591397849" calcext:value-type="float">
            <text:p>143,3655913979</text:p>
          </table:table-cell>
          <table:table-cell office:value-type="float" office:value="12.3846153846154" calcext:value-type="float">
            <text:p>12,3846153846</text:p>
          </table:table-cell>
          <table:table-cell office:value-type="float" office:value="11.8585858585859" calcext:value-type="float">
            <text:p>11,8585858586</text:p>
          </table:table-cell>
          <table:table-cell office:value-type="float" office:value="75.0458015267176" calcext:value-type="float">
            <text:p>75,0458015267</text:p>
          </table:table-cell>
          <table:table-cell office:value-type="float" office:value="25.0298507462687" calcext:value-type="float">
            <text:p>25,0298507463</text:p>
          </table:table-cell>
          <table:table-cell office:value-type="float" office:value="71.8478260869565" calcext:value-type="float">
            <text:p>71,847826087</text:p>
          </table:table-cell>
          <table:table-cell office:value-type="float" office:value="167.396825396825" calcext:value-type="float">
            <text:p>167,3968253968</text:p>
          </table:table-cell>
          <table:table-cell office:value-type="float" office:value="5542" calcext:value-type="float">
            <text:p>5542</text:p>
          </table:table-cell>
          <table:table-cell table:number-columns-repeated="1009"/>
        </table:table-row>
        <table:table-row table:style-name="ro1">
          <table:table-cell office:value-type="float" office:value="283.978494623656" calcext:value-type="float">
            <text:p>283,9784946237</text:p>
          </table:table-cell>
          <table:table-cell office:value-type="float" office:value="10.093023255814" calcext:value-type="float">
            <text:p>10,0930232558</text:p>
          </table:table-cell>
          <table:table-cell office:value-type="float" office:value="10.4270833333333" calcext:value-type="float">
            <text:p>10,4270833333</text:p>
          </table:table-cell>
          <table:table-cell office:value-type="float" office:value="9.23943661971831" calcext:value-type="float">
            <text:p>9,2394366197</text:p>
          </table:table-cell>
          <table:table-cell office:value-type="float" office:value="9.54166666666667" calcext:value-type="float">
            <text:p>9,5416666667</text:p>
          </table:table-cell>
          <table:table-cell office:value-type="float" office:value="10.1428571428571" calcext:value-type="float">
            <text:p>10,1428571429</text:p>
          </table:table-cell>
          <table:table-cell office:value-type="float" office:value="11.4938271604938" calcext:value-type="float">
            <text:p>11,4938271605</text:p>
          </table:table-cell>
          <table:table-cell office:value-type="float" office:value="12.8695652173913" calcext:value-type="float">
            <text:p>12,8695652174</text:p>
          </table:table-cell>
          <table:table-cell office:value-type="float" office:value="12.1935483870968" calcext:value-type="float">
            <text:p>12,1935483871</text:p>
          </table:table-cell>
          <table:table-cell office:value-type="float" office:value="11.9191919191919" calcext:value-type="float">
            <text:p>11,9191919192</text:p>
          </table:table-cell>
          <table:table-cell office:value-type="float" office:value="11.0235294117647" calcext:value-type="float">
            <text:p>11,0235294118</text:p>
          </table:table-cell>
          <table:table-cell office:value-type="float" office:value="21.968253968254" calcext:value-type="float">
            <text:p>21,9682539683</text:p>
          </table:table-cell>
          <table:table-cell office:value-type="float" office:value="275.910447761194" calcext:value-type="float">
            <text:p>275,9104477612</text:p>
          </table:table-cell>
          <table:table-cell office:value-type="float" office:value="194.514285714286" calcext:value-type="float">
            <text:p>194,5142857143</text:p>
          </table:table-cell>
          <table:table-cell office:value-type="float" office:value="9150" calcext:value-type="float">
            <text:p>9150</text:p>
          </table:table-cell>
          <table:table-cell table:number-columns-repeated="1009"/>
        </table:table-row>
        <table:table-row table:style-name="ro1">
          <table:table-cell office:value-type="float" office:value="8.56701030927835" calcext:value-type="float">
            <text:p>8,5670103093</text:p>
          </table:table-cell>
          <table:table-cell office:value-type="float" office:value="11.9565217391304" calcext:value-type="float">
            <text:p>11,9565217391</text:p>
          </table:table-cell>
          <table:table-cell office:value-type="float" office:value="10.4105263157895" calcext:value-type="float">
            <text:p>10,4105263158</text:p>
          </table:table-cell>
          <table:table-cell office:value-type="float" office:value="9.51470588235294" calcext:value-type="float">
            <text:p>9,5147058824</text:p>
          </table:table-cell>
          <table:table-cell office:value-type="float" office:value="9.74683544303798" calcext:value-type="float">
            <text:p>9,746835443</text:p>
          </table:table-cell>
          <table:table-cell office:value-type="float" office:value="10.1136363636364" calcext:value-type="float">
            <text:p>10,1136363636</text:p>
          </table:table-cell>
          <table:table-cell office:value-type="float" office:value="12.1269841269841" calcext:value-type="float">
            <text:p>12,126984127</text:p>
          </table:table-cell>
          <table:table-cell office:value-type="float" office:value="12.6707317073171" calcext:value-type="float">
            <text:p>12,6707317073</text:p>
          </table:table-cell>
          <table:table-cell office:value-type="float" office:value="12.021978021978" calcext:value-type="float">
            <text:p>12,021978022</text:p>
          </table:table-cell>
          <table:table-cell office:value-type="float" office:value="11.7333333333333" calcext:value-type="float">
            <text:p>11,7333333333</text:p>
          </table:table-cell>
          <table:table-cell office:value-type="float" office:value="21.9803921568627" calcext:value-type="float">
            <text:p>21,9803921569</text:p>
          </table:table-cell>
          <table:table-cell office:value-type="float" office:value="24.5964912280702" calcext:value-type="float">
            <text:p>24,5964912281</text:p>
          </table:table-cell>
          <table:table-cell office:value-type="float" office:value="63.0860215053763" calcext:value-type="float">
            <text:p>63,0860215054</text:p>
          </table:table-cell>
          <table:table-cell office:value-type="float" office:value="201.644444444444" calcext:value-type="float">
            <text:p>201,6444444444</text:p>
          </table:table-cell>
          <table:table-cell office:value-type="float" office:value="13238" calcext:value-type="float">
            <text:p>13238</text:p>
          </table:table-cell>
          <table:table-cell table:number-columns-repeated="1009"/>
        </table:table-row>
        <table:table-row table:style-name="ro1">
          <table:table-cell office:value-type="float" office:value="8.60204081632653" calcext:value-type="float">
            <text:p>8,6020408163</text:p>
          </table:table-cell>
          <table:table-cell office:value-type="float" office:value="10.3571428571429" calcext:value-type="float">
            <text:p>10,3571428571</text:p>
          </table:table-cell>
          <table:table-cell office:value-type="float" office:value="10.1521739130435" calcext:value-type="float">
            <text:p>10,152173913</text:p>
          </table:table-cell>
          <table:table-cell office:value-type="float" office:value="16.264367816092" calcext:value-type="float">
            <text:p>16,2643678161</text:p>
          </table:table-cell>
          <table:table-cell office:value-type="float" office:value="10.320987654321" calcext:value-type="float">
            <text:p>10,3209876543</text:p>
          </table:table-cell>
          <table:table-cell office:value-type="float" office:value="12.9292929292929" calcext:value-type="float">
            <text:p>12,9292929293</text:p>
          </table:table-cell>
          <table:table-cell office:value-type="float" office:value="23.325" calcext:value-type="float">
            <text:p>23,325</text:p>
          </table:table-cell>
          <table:table-cell office:value-type="float" office:value="12.1098901098901" calcext:value-type="float">
            <text:p>12,1098901099</text:p>
          </table:table-cell>
          <table:table-cell office:value-type="float" office:value="13.0549450549451" calcext:value-type="float">
            <text:p>13,0549450549</text:p>
          </table:table-cell>
          <table:table-cell office:value-type="float" office:value="11.2525252525253" calcext:value-type="float">
            <text:p>11,2525252525</text:p>
          </table:table-cell>
          <table:table-cell office:value-type="float" office:value="110.657142857143" calcext:value-type="float">
            <text:p>110,6571428571</text:p>
          </table:table-cell>
          <table:table-cell office:value-type="float" office:value="21.4655172413793" calcext:value-type="float">
            <text:p>21,4655172414</text:p>
          </table:table-cell>
          <table:table-cell office:value-type="float" office:value="74.041095890411" calcext:value-type="float">
            <text:p>74,0410958904</text:p>
          </table:table-cell>
          <table:table-cell office:value-type="float" office:value="148.689655172414" calcext:value-type="float">
            <text:p>148,6896551724</text:p>
          </table:table-cell>
          <table:table-cell office:value-type="float" office:value="16635" calcext:value-type="float">
            <text:p>16635</text:p>
          </table:table-cell>
          <table:table-cell table:number-columns-repeated="1009"/>
        </table:table-row>
        <table:table-row table:style-name="ro1">
          <table:table-cell office:value-type="float" office:value="9.07368421052632" calcext:value-type="float">
            <text:p>9,0736842105</text:p>
          </table:table-cell>
          <table:table-cell office:value-type="float" office:value="10.1927710843374" calcext:value-type="float">
            <text:p>10,1927710843</text:p>
          </table:table-cell>
          <table:table-cell office:value-type="float" office:value="10.3536585365854" calcext:value-type="float">
            <text:p>10,3536585366</text:p>
          </table:table-cell>
          <table:table-cell office:value-type="float" office:value="71.4621848739496" calcext:value-type="float">
            <text:p>71,4621848739</text:p>
          </table:table-cell>
          <table:table-cell office:value-type="float" office:value="107.244186046512" calcext:value-type="float">
            <text:p>107,2441860465</text:p>
          </table:table-cell>
          <table:table-cell office:value-type="float" office:value="12.8913043478261" calcext:value-type="float">
            <text:p>12,8913043478</text:p>
          </table:table-cell>
          <table:table-cell office:value-type="float" office:value="127.617647058824" calcext:value-type="float">
            <text:p>127,6176470588</text:p>
          </table:table-cell>
          <table:table-cell office:value-type="float" office:value="11.4565217391304" calcext:value-type="float">
            <text:p>11,4565217391</text:p>
          </table:table-cell>
          <table:table-cell office:value-type="float" office:value="11.8645833333333" calcext:value-type="float">
            <text:p>11,8645833333</text:p>
          </table:table-cell>
          <table:table-cell office:value-type="float" office:value="12.11" calcext:value-type="float">
            <text:p>12,11</text:p>
          </table:table-cell>
          <table:table-cell office:value-type="float" office:value="182.512195121951" calcext:value-type="float">
            <text:p>182,512195122</text:p>
          </table:table-cell>
          <table:table-cell office:value-type="float" office:value="21.9090909090909" calcext:value-type="float">
            <text:p>21,9090909091</text:p>
          </table:table-cell>
          <table:table-cell office:value-type="float" office:value="83.53125" calcext:value-type="float">
            <text:p>83,53125</text:p>
          </table:table-cell>
          <table:table-cell office:value-type="float" office:value="146.775862068966" calcext:value-type="float">
            <text:p>146,775862069</text:p>
          </table:table-cell>
          <table:table-cell office:value-type="float" office:value="16697.6615384615" calcext:value-type="float">
            <text:p>16697,6615384615</text:p>
          </table:table-cell>
          <table:table-cell table:number-columns-repeated="1009"/>
        </table:table-row>
        <table:table-row table:style-name="ro1">
          <table:table-cell office:value-type="float" office:value="8.49484536082474" calcext:value-type="float">
            <text:p>8,4948453608</text:p>
          </table:table-cell>
          <table:table-cell office:value-type="float" office:value="10.8941176470588" calcext:value-type="float">
            <text:p>10,8941176471</text:p>
          </table:table-cell>
          <table:table-cell office:value-type="float" office:value="10.6744186046512" calcext:value-type="float">
            <text:p>10,6744186047</text:p>
          </table:table-cell>
          <table:table-cell office:value-type="float" office:value="9.73913043478261" calcext:value-type="float">
            <text:p>9,7391304348</text:p>
          </table:table-cell>
          <table:table-cell office:value-type="float" office:value="17.8805970149254" calcext:value-type="float">
            <text:p>17,8805970149</text:p>
          </table:table-cell>
          <table:table-cell office:value-type="float" office:value="12.3510638297872" calcext:value-type="float">
            <text:p>12,3510638298</text:p>
          </table:table-cell>
          <table:table-cell office:value-type="float" office:value="11.9761904761905" calcext:value-type="float">
            <text:p>11,9761904762</text:p>
          </table:table-cell>
          <table:table-cell office:value-type="float" office:value="142.383561643836" calcext:value-type="float">
            <text:p>142,3835616438</text:p>
          </table:table-cell>
          <table:table-cell office:value-type="float" office:value="11.7472527472527" calcext:value-type="float">
            <text:p>11,7472527473</text:p>
          </table:table-cell>
          <table:table-cell office:value-type="float" office:value="10.8383838383838" calcext:value-type="float">
            <text:p>10,8383838384</text:p>
          </table:table-cell>
          <table:table-cell office:value-type="float" office:value="11.9795918367347" calcext:value-type="float">
            <text:p>11,9795918367</text:p>
          </table:table-cell>
          <table:table-cell office:value-type="float" office:value="22.271186440678" calcext:value-type="float">
            <text:p>22,2711864407</text:p>
          </table:table-cell>
          <table:table-cell office:value-type="float" office:value="71.1111111111111" calcext:value-type="float">
            <text:p>71,1111111111</text:p>
          </table:table-cell>
          <table:table-cell office:value-type="float" office:value="171.970149253731" calcext:value-type="float">
            <text:p>171,9701492537</text:p>
          </table:table-cell>
          <table:table-cell office:value-type="float" office:value="16992.4516129032" calcext:value-type="float">
            <text:p>16992,4516129032</text:p>
          </table:table-cell>
          <table:table-cell table:number-columns-repeated="1009"/>
        </table:table-row>
        <table:table-row table:style-name="ro1">
          <table:table-cell office:value-type="float" office:value="8.9247311827957" calcext:value-type="float">
            <text:p>8,9247311828</text:p>
          </table:table-cell>
          <table:table-cell office:value-type="float" office:value="10.1884057971015" calcext:value-type="float">
            <text:p>10,1884057971</text:p>
          </table:table-cell>
          <table:table-cell office:value-type="float" office:value="9.72727272727273" calcext:value-type="float">
            <text:p>9,7272727273</text:p>
          </table:table-cell>
          <table:table-cell office:value-type="float" office:value="10.3894736842105" calcext:value-type="float">
            <text:p>10,3894736842</text:p>
          </table:table-cell>
          <table:table-cell office:value-type="float" office:value="88.3581081081081" calcext:value-type="float">
            <text:p>88,3581081081</text:p>
          </table:table-cell>
          <table:table-cell office:value-type="float" office:value="13.375" calcext:value-type="float">
            <text:p>13,375</text:p>
          </table:table-cell>
          <table:table-cell office:value-type="float" office:value="11.1785714285714" calcext:value-type="float">
            <text:p>11,1785714286</text:p>
          </table:table-cell>
          <table:table-cell office:value-type="float" office:value="34.9814814814815" calcext:value-type="float">
            <text:p>34,9814814815</text:p>
          </table:table-cell>
          <table:table-cell office:value-type="float" office:value="11.37" calcext:value-type="float">
            <text:p>11,37</text:p>
          </table:table-cell>
          <table:table-cell office:value-type="float" office:value="9.97938144329897" calcext:value-type="float">
            <text:p>9,9793814433</text:p>
          </table:table-cell>
          <table:table-cell office:value-type="float" office:value="11.3092783505155" calcext:value-type="float">
            <text:p>11,3092783505</text:p>
          </table:table-cell>
          <table:table-cell office:value-type="float" office:value="30.1451612903226" calcext:value-type="float">
            <text:p>30,1451612903</text:p>
          </table:table-cell>
          <table:table-cell office:value-type="float" office:value="190.191489361702" calcext:value-type="float">
            <text:p>190,1914893617</text:p>
          </table:table-cell>
          <table:table-cell office:value-type="float" office:value="172.815384615385" calcext:value-type="float">
            <text:p>172,8153846154</text:p>
          </table:table-cell>
          <table:table-cell office:value-type="float" office:value="17164.3650793651" calcext:value-type="float">
            <text:p>17164,3650793651</text:p>
          </table:table-cell>
          <table:table-cell table:number-columns-repeated="1009"/>
        </table:table-row>
        <table:table-row table:style-name="ro1">
          <table:table-cell office:value-type="float" office:value="9.14285714285714" calcext:value-type="float">
            <text:p>9,1428571429</text:p>
          </table:table-cell>
          <table:table-cell office:value-type="float" office:value="10.4725274725275" calcext:value-type="float">
            <text:p>10,4725274725</text:p>
          </table:table-cell>
          <table:table-cell office:value-type="float" office:value="9.87142857142857" calcext:value-type="float">
            <text:p>9,8714285714</text:p>
          </table:table-cell>
          <table:table-cell office:value-type="float" office:value="10.7611940298507" calcext:value-type="float">
            <text:p>10,7611940299</text:p>
          </table:table-cell>
          <table:table-cell office:value-type="float" office:value="114.831683168317" calcext:value-type="float">
            <text:p>114,8316831683</text:p>
          </table:table-cell>
          <table:table-cell office:value-type="float" office:value="12.6222222222222" calcext:value-type="float">
            <text:p>12,6222222222</text:p>
          </table:table-cell>
          <table:table-cell office:value-type="float" office:value="11.5" calcext:value-type="float">
            <text:p>11,5</text:p>
          </table:table-cell>
          <table:table-cell office:value-type="float" office:value="12" calcext:value-type="float">
            <text:p>12</text:p>
          </table:table-cell>
          <table:table-cell office:value-type="float" office:value="11.2083333333333" calcext:value-type="float">
            <text:p>11,2083333333</text:p>
          </table:table-cell>
          <table:table-cell office:value-type="float" office:value="10.9032258064516" calcext:value-type="float">
            <text:p>10,9032258065</text:p>
          </table:table-cell>
          <table:table-cell office:value-type="float" office:value="10.5308641975309" calcext:value-type="float">
            <text:p>10,5308641975</text:p>
          </table:table-cell>
          <table:table-cell office:value-type="float" office:value="22.25" calcext:value-type="float">
            <text:p>22,25</text:p>
          </table:table-cell>
          <table:table-cell office:value-type="float" office:value="57.0131578947368" calcext:value-type="float">
            <text:p>57,0131578947</text:p>
          </table:table-cell>
          <table:table-cell office:value-type="float" office:value="171.53125" calcext:value-type="float">
            <text:p>171,53125</text:p>
          </table:table-cell>
          <table:table-cell office:value-type="float" office:value="17074.8928571429" calcext:value-type="float">
            <text:p>17074,8928571429</text:p>
          </table:table-cell>
          <table:table-cell table:number-columns-repeated="1009"/>
        </table:table-row>
        <table:table-row table:style-name="ro1">
          <table:table-cell office:value-type="float" office:value="8.87368421052632" calcext:value-type="float">
            <text:p>8,8736842105</text:p>
          </table:table-cell>
          <table:table-cell office:value-type="float" office:value="12.1538461538462" calcext:value-type="float">
            <text:p>12,1538461538</text:p>
          </table:table-cell>
          <table:table-cell office:value-type="float" office:value="10.1176470588235" calcext:value-type="float">
            <text:p>10,1176470588</text:p>
          </table:table-cell>
          <table:table-cell office:value-type="float" office:value="10.0210526315789" calcext:value-type="float">
            <text:p>10,0210526316</text:p>
          </table:table-cell>
          <table:table-cell office:value-type="float" office:value="8.8125" calcext:value-type="float">
            <text:p>8,8125</text:p>
          </table:table-cell>
          <table:table-cell office:value-type="float" office:value="19.169014084507" calcext:value-type="float">
            <text:p>19,1690140845</text:p>
          </table:table-cell>
          <table:table-cell office:value-type="float" office:value="12.4787234042553" calcext:value-type="float">
            <text:p>12,4787234043</text:p>
          </table:table-cell>
          <table:table-cell office:value-type="float" office:value="12" calcext:value-type="float">
            <text:p>12</text:p>
          </table:table-cell>
          <table:table-cell office:value-type="float" office:value="11.2" calcext:value-type="float">
            <text:p>11,2</text:p>
          </table:table-cell>
          <table:table-cell office:value-type="float" office:value="10.3854166666667" calcext:value-type="float">
            <text:p>10,3854166667</text:p>
          </table:table-cell>
          <table:table-cell office:value-type="float" office:value="12.2875" calcext:value-type="float">
            <text:p>12,2875</text:p>
          </table:table-cell>
          <table:table-cell office:value-type="float" office:value="20.9642857142857" calcext:value-type="float">
            <text:p>20,9642857143</text:p>
          </table:table-cell>
          <table:table-cell office:value-type="float" office:value="81.3425925925926" calcext:value-type="float">
            <text:p>81,3425925926</text:p>
          </table:table-cell>
          <table:table-cell office:value-type="float" office:value="165.819672131148" calcext:value-type="float">
            <text:p>165,8196721311</text:p>
          </table:table-cell>
          <table:table-cell office:value-type="float" office:value="17095.4807692308" calcext:value-type="float">
            <text:p>17095,4807692308</text:p>
          </table:table-cell>
          <table:table-cell table:number-columns-repeated="1009"/>
        </table:table-row>
        <table:table-row table:style-name="ro1">
          <table:table-cell office:value-type="float" office:value="9.61386138613861" calcext:value-type="float">
            <text:p>9,6138613861</text:p>
          </table:table-cell>
          <table:table-cell office:value-type="float" office:value="16.6315789473684" calcext:value-type="float">
            <text:p>16,6315789474</text:p>
          </table:table-cell>
          <table:table-cell office:value-type="float" office:value="10.746835443038" calcext:value-type="float">
            <text:p>10,746835443</text:p>
          </table:table-cell>
          <table:table-cell office:value-type="float" office:value="10.0631578947368" calcext:value-type="float">
            <text:p>10,0631578947</text:p>
          </table:table-cell>
          <table:table-cell office:value-type="float" office:value="9.36363636363636" calcext:value-type="float">
            <text:p>9,3636363636</text:p>
          </table:table-cell>
          <table:table-cell office:value-type="float" office:value="88.5633802816902" calcext:value-type="float">
            <text:p>88,5633802817</text:p>
          </table:table-cell>
          <table:table-cell office:value-type="float" office:value="22.2452830188679" calcext:value-type="float">
            <text:p>22,2452830189</text:p>
          </table:table-cell>
          <table:table-cell office:value-type="float" office:value="12.1752577319588" calcext:value-type="float">
            <text:p>12,175257732</text:p>
          </table:table-cell>
          <table:table-cell office:value-type="float" office:value="23.6354166666667" calcext:value-type="float">
            <text:p>23,6354166667</text:p>
          </table:table-cell>
          <table:table-cell office:value-type="float" office:value="10.2421052631579" calcext:value-type="float">
            <text:p>10,2421052632</text:p>
          </table:table-cell>
          <table:table-cell office:value-type="float" office:value="11.8383838383838" calcext:value-type="float">
            <text:p>11,8383838384</text:p>
          </table:table-cell>
          <table:table-cell office:value-type="float" office:value="30.3283582089552" calcext:value-type="float">
            <text:p>30,328358209</text:p>
          </table:table-cell>
          <table:table-cell office:value-type="float" office:value="71.1592920353982" calcext:value-type="float">
            <text:p>71,1592920354</text:p>
          </table:table-cell>
          <table:table-cell office:value-type="float" office:value="185.903225806452" calcext:value-type="float">
            <text:p>185,9032258065</text:p>
          </table:table-cell>
          <table:table-cell office:value-type="float" office:value="17380.7435897436" calcext:value-type="float">
            <text:p>17380,7435897436</text:p>
          </table:table-cell>
          <table:table-cell table:number-columns-repeated="1009"/>
        </table:table-row>
        <table:table-row table:style-name="ro1">
          <table:table-cell office:value-type="float" office:value="9.97" calcext:value-type="float">
            <text:p>9,97</text:p>
          </table:table-cell>
          <table:table-cell office:value-type="float" office:value="10.6666666666667" calcext:value-type="float">
            <text:p>10,6666666667</text:p>
          </table:table-cell>
          <table:table-cell office:value-type="float" office:value="9.96428571428571" calcext:value-type="float">
            <text:p>9,9642857143</text:p>
          </table:table-cell>
          <table:table-cell office:value-type="float" office:value="10.34" calcext:value-type="float">
            <text:p>10,34</text:p>
          </table:table-cell>
          <table:table-cell office:value-type="float" office:value="9.06315789473684" calcext:value-type="float">
            <text:p>9,0631578947</text:p>
          </table:table-cell>
          <table:table-cell office:value-type="float" office:value="12.0227272727273" calcext:value-type="float">
            <text:p>12,0227272727</text:p>
          </table:table-cell>
          <table:table-cell office:value-type="float" office:value="226.006896551724" calcext:value-type="float">
            <text:p>226,0068965517</text:p>
          </table:table-cell>
          <table:table-cell office:value-type="float" office:value="12.2527472527473" calcext:value-type="float">
            <text:p>12,2527472527</text:p>
          </table:table-cell>
          <table:table-cell office:value-type="float" office:value="11.5151515151515" calcext:value-type="float">
            <text:p>11,5151515152</text:p>
          </table:table-cell>
          <table:table-cell office:value-type="float" office:value="9.82978723404255" calcext:value-type="float">
            <text:p>9,829787234</text:p>
          </table:table-cell>
          <table:table-cell office:value-type="float" office:value="10.6631578947368" calcext:value-type="float">
            <text:p>10,6631578947</text:p>
          </table:table-cell>
          <table:table-cell office:value-type="float" office:value="14.8148148148148" calcext:value-type="float">
            <text:p>14,8148148148</text:p>
          </table:table-cell>
          <table:table-cell office:value-type="float" office:value="72.8684210526316" calcext:value-type="float">
            <text:p>72,8684210526</text:p>
          </table:table-cell>
          <table:table-cell office:value-type="float" office:value="202.954545454545" calcext:value-type="float">
            <text:p>202,9545454545</text:p>
          </table:table-cell>
          <table:table-cell office:value-type="float" office:value="18549.3928571429" calcext:value-type="float">
            <text:p>18549,3928571429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float" office:value="11.3168316831683" calcext:value-type="float">
            <text:p>11,3168316832</text:p>
          </table:table-cell>
          <table:table-cell office:value-type="float" office:value="9.42" calcext:value-type="float">
            <text:p>9,42</text:p>
          </table:table-cell>
          <table:table-cell office:value-type="float" office:value="23.8241758241758" calcext:value-type="float">
            <text:p>23,8241758242</text:p>
          </table:table-cell>
          <table:table-cell office:value-type="float" office:value="9.60416666666667" calcext:value-type="float">
            <text:p>9,6041666667</text:p>
          </table:table-cell>
          <table:table-cell office:value-type="float" office:value="12.7179487179487" calcext:value-type="float">
            <text:p>12,7179487179</text:p>
          </table:table-cell>
          <table:table-cell office:value-type="float" office:value="10.2702702702703" calcext:value-type="float">
            <text:p>10,2702702703</text:p>
          </table:table-cell>
          <table:table-cell office:value-type="float" office:value="11.8409090909091" calcext:value-type="float">
            <text:p>11,8409090909</text:p>
          </table:table-cell>
          <table:table-cell office:value-type="float" office:value="27.6170212765957" calcext:value-type="float">
            <text:p>27,6170212766</text:p>
          </table:table-cell>
          <table:table-cell office:value-type="float" office:value="9.98863636363636" calcext:value-type="float">
            <text:p>9,9886363636</text:p>
          </table:table-cell>
          <table:table-cell office:value-type="float" office:value="10.921568627451" calcext:value-type="float">
            <text:p>10,9215686275</text:p>
          </table:table-cell>
          <table:table-cell office:value-type="float" office:value="31.4057971014493" calcext:value-type="float">
            <text:p>31,4057971014</text:p>
          </table:table-cell>
          <table:table-cell office:value-type="float" office:value="64.2584269662921" calcext:value-type="float">
            <text:p>64,2584269663</text:p>
          </table:table-cell>
          <table:table-cell office:value-type="float" office:value="152.716666666667" calcext:value-type="float">
            <text:p>152,7166666667</text:p>
          </table:table-cell>
          <table:table-cell office:value-type="float" office:value="18570.6842105263" calcext:value-type="float">
            <text:p>18570,6842105263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float" office:value="9.80327868852459" calcext:value-type="float">
            <text:p>9,8032786885</text:p>
          </table:table-cell>
          <table:table-cell office:value-type="float" office:value="10.283950617284" calcext:value-type="float">
            <text:p>10,2839506173</text:p>
          </table:table-cell>
          <table:table-cell office:value-type="float" office:value="11.3012048192771" calcext:value-type="float">
            <text:p>11,3012048193</text:p>
          </table:table-cell>
          <table:table-cell office:value-type="float" office:value="10.1237113402062" calcext:value-type="float">
            <text:p>10,1237113402</text:p>
          </table:table-cell>
          <table:table-cell office:value-type="float" office:value="16.9454545454545" calcext:value-type="float">
            <text:p>16,9454545455</text:p>
          </table:table-cell>
          <table:table-cell office:value-type="float" office:value="9.71186440677966" calcext:value-type="float">
            <text:p>9,7118644068</text:p>
          </table:table-cell>
          <table:table-cell office:value-type="float" office:value="12.6593406593407" calcext:value-type="float">
            <text:p>12,6593406593</text:p>
          </table:table-cell>
          <table:table-cell office:value-type="float" office:value="200.443786982249" calcext:value-type="float">
            <text:p>200,4437869822</text:p>
          </table:table-cell>
          <table:table-cell office:value-type="float" office:value="9.85714285714286" calcext:value-type="float">
            <text:p>9,8571428571</text:p>
          </table:table-cell>
          <table:table-cell office:value-type="float" office:value="10.8791208791209" calcext:value-type="float">
            <text:p>10,8791208791</text:p>
          </table:table-cell>
          <table:table-cell office:value-type="float" office:value="20.6271186440678" calcext:value-type="float">
            <text:p>20,6271186441</text:p>
          </table:table-cell>
          <table:table-cell office:value-type="float" office:value="53.3766233766234" calcext:value-type="float">
            <text:p>53,3766233766</text:p>
          </table:table-cell>
          <table:table-cell office:value-type="float" office:value="152.2" calcext:value-type="float">
            <text:p>152,2</text:p>
          </table:table-cell>
          <table:table-cell office:value-type="float" office:value="18519.5151515152" calcext:value-type="float">
            <text:p>18519,5151515152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float" office:value="9.86792452830189" calcext:value-type="float">
            <text:p>9,8679245283</text:p>
          </table:table-cell>
          <table:table-cell office:value-type="float" office:value="9.97872340425532" calcext:value-type="float">
            <text:p>9,9787234043</text:p>
          </table:table-cell>
          <table:table-cell office:value-type="float" office:value="11.3541666666667" calcext:value-type="float">
            <text:p>11,3541666667</text:p>
          </table:table-cell>
          <table:table-cell office:value-type="float" office:value="9.41489361702128" calcext:value-type="float">
            <text:p>9,414893617</text:p>
          </table:table-cell>
          <table:table-cell office:value-type="float" office:value="11.3917525773196" calcext:value-type="float">
            <text:p>11,3917525773</text:p>
          </table:table-cell>
          <table:table-cell office:value-type="float" office:value="10.2372881355932" calcext:value-type="float">
            <text:p>10,2372881356</text:p>
          </table:table-cell>
          <table:table-cell office:value-type="float" office:value="73.0606060606061" calcext:value-type="float">
            <text:p>73,0606060606</text:p>
          </table:table-cell>
          <table:table-cell office:value-type="float" office:value="13.1224489795918" calcext:value-type="float">
            <text:p>13,1224489796</text:p>
          </table:table-cell>
          <table:table-cell office:value-type="float" office:value="9.89830508474576" calcext:value-type="float">
            <text:p>9,8983050847</text:p>
          </table:table-cell>
          <table:table-cell office:value-type="float" office:value="10.9318181818182" calcext:value-type="float">
            <text:p>10,9318181818</text:p>
          </table:table-cell>
          <table:table-cell office:value-type="float" office:value="14.7142857142857" calcext:value-type="float">
            <text:p>14,7142857143</text:p>
          </table:table-cell>
          <table:table-cell office:value-type="float" office:value="63.2083333333333" calcext:value-type="float">
            <text:p>63,2083333333</text:p>
          </table:table-cell>
          <table:table-cell office:value-type="float" office:value="146.616666666667" calcext:value-type="float">
            <text:p>146,6166666667</text:p>
          </table:table-cell>
          <table:table-cell office:value-type="float" office:value="18667.9298245614" calcext:value-type="float">
            <text:p>18667,9298245614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float" office:value="9.79310344827586" calcext:value-type="float">
            <text:p>9,7931034483</text:p>
          </table:table-cell>
          <table:table-cell office:value-type="float" office:value="9.35051546391753" calcext:value-type="float">
            <text:p>9,3505154639</text:p>
          </table:table-cell>
          <table:table-cell office:value-type="float" office:value="10.6666666666667" calcext:value-type="float">
            <text:p>10,6666666667</text:p>
          </table:table-cell>
          <table:table-cell office:value-type="float" office:value="9.21052631578947" calcext:value-type="float">
            <text:p>9,2105263158</text:p>
          </table:table-cell>
          <table:table-cell office:value-type="float" office:value="13.0337078651685" calcext:value-type="float">
            <text:p>13,0337078652</text:p>
          </table:table-cell>
          <table:table-cell office:value-type="float" office:value="9.58490566037736" calcext:value-type="float">
            <text:p>9,5849056604</text:p>
          </table:table-cell>
          <table:table-cell office:value-type="float" office:value="186.56050955414" calcext:value-type="float">
            <text:p>186,5605095541</text:p>
          </table:table-cell>
          <table:table-cell office:value-type="float" office:value="11.6138613861386" calcext:value-type="float">
            <text:p>11,6138613861</text:p>
          </table:table-cell>
          <table:table-cell office:value-type="float" office:value="9.6" calcext:value-type="float">
            <text:p>9,6</text:p>
          </table:table-cell>
          <table:table-cell office:value-type="float" office:value="11.39" calcext:value-type="float">
            <text:p>11,39</text:p>
          </table:table-cell>
          <table:table-cell office:value-type="float" office:value="26.609375" calcext:value-type="float">
            <text:p>26,609375</text:p>
          </table:table-cell>
          <table:table-cell office:value-type="float" office:value="36.6153846153846" calcext:value-type="float">
            <text:p>36,6153846154</text:p>
          </table:table-cell>
          <table:table-cell office:value-type="float" office:value="164.952380952381" calcext:value-type="float">
            <text:p>164,9523809524</text:p>
          </table:table-cell>
          <table:table-cell office:value-type="float" office:value="18204.8735632184" calcext:value-type="float">
            <text:p>18204,8735632184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float" office:value="9.75" calcext:value-type="float">
            <text:p>9,75</text:p>
          </table:table-cell>
          <table:table-cell office:value-type="float" office:value="9.20224719101124" calcext:value-type="float">
            <text:p>9,202247191</text:p>
          </table:table-cell>
          <table:table-cell office:value-type="float" office:value="10.8313253012048" calcext:value-type="float">
            <text:p>10,8313253012</text:p>
          </table:table-cell>
          <table:table-cell office:value-type="float" office:value="9.68041237113402" calcext:value-type="float">
            <text:p>9,6804123711</text:p>
          </table:table-cell>
          <table:table-cell office:value-type="float" office:value="11.4545454545455" calcext:value-type="float">
            <text:p>11,4545454545</text:p>
          </table:table-cell>
          <table:table-cell office:value-type="float" office:value="11.2" calcext:value-type="float">
            <text:p>11,2</text:p>
          </table:table-cell>
          <table:table-cell office:value-type="float" office:value="11.5161290322581" calcext:value-type="float">
            <text:p>11,5161290323</text:p>
          </table:table-cell>
          <table:table-cell office:value-type="float" office:value="11.8842105263158" calcext:value-type="float">
            <text:p>11,8842105263</text:p>
          </table:table-cell>
          <table:table-cell office:value-type="float" office:value="9.50769230769231" calcext:value-type="float">
            <text:p>9,5076923077</text:p>
          </table:table-cell>
          <table:table-cell office:value-type="float" office:value="10.8372093023256" calcext:value-type="float">
            <text:p>10,8372093023</text:p>
          </table:table-cell>
          <table:table-cell office:value-type="float" office:value="28.8939393939394" calcext:value-type="float">
            <text:p>28,8939393939</text:p>
          </table:table-cell>
          <table:table-cell office:value-type="float" office:value="180.009803921569" calcext:value-type="float">
            <text:p>180,0098039216</text:p>
          </table:table-cell>
          <table:table-cell office:value-type="float" office:value="18.8166666666667" calcext:value-type="float">
            <text:p>18,8166666667</text:p>
          </table:table-cell>
          <table:table-cell office:value-type="float" office:value="17823.8260869565" calcext:value-type="float">
            <text:p>17823,8260869565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float" office:value="10.2156862745098" calcext:value-type="float">
            <text:p>10,2156862745</text:p>
          </table:table-cell>
          <table:table-cell office:value-type="float" office:value="9.46511627906977" calcext:value-type="float">
            <text:p>9,4651162791</text:p>
          </table:table-cell>
          <table:table-cell office:value-type="float" office:value="10.8787878787879" calcext:value-type="float">
            <text:p>10,87878787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44444444444444" calcext:value-type="float">
            <text:p>9,4444444444</text:p>
          </table:table-cell>
          <table:table-cell office:value-type="float" office:value="12.4" calcext:value-type="float">
            <text:p>12,4</text:p>
          </table:table-cell>
          <table:table-cell office:value-type="float" office:value="11.6185567010309" calcext:value-type="float">
            <text:p>11,618556701</text:p>
          </table:table-cell>
          <table:table-cell office:value-type="float" office:value="9.8125" calcext:value-type="float">
            <text:p>9,8125</text:p>
          </table:table-cell>
          <table:table-cell office:value-type="float" office:value="2271" calcext:value-type="float">
            <text:p>2271</text:p>
          </table:table-cell>
          <table:table-cell office:value-type="float" office:value="24.5283018867925" calcext:value-type="float">
            <text:p>24,5283018868</text:p>
          </table:table-cell>
          <table:table-cell office:value-type="float" office:value="67.8817204301075" calcext:value-type="float">
            <text:p>67,8817204301</text:p>
          </table:table-cell>
          <table:table-cell office:value-type="float" office:value="186.216666666667" calcext:value-type="float">
            <text:p>186,2166666667</text:p>
          </table:table-cell>
          <table:table-cell office:value-type="float" office:value="18788.075" calcext:value-type="float">
            <text:p>18788,075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float" office:value="9.8" calcext:value-type="float">
            <text:p>9,8</text:p>
          </table:table-cell>
          <table:table-cell office:value-type="float" office:value="10.1566265060241" calcext:value-type="float">
            <text:p>10,156626506</text:p>
          </table:table-cell>
          <table:table-cell office:value-type="float" office:value="11.1375" calcext:value-type="float">
            <text:p>11,1375</text:p>
          </table:table-cell>
          <table:table-cell table:number-columns-repeated="2"/>
          <table:table-cell office:value-type="float" office:value="10.7727272727273" calcext:value-type="float">
            <text:p>10,7727272727</text:p>
          </table:table-cell>
          <table:table-cell office:value-type="float" office:value="10.5245901639344" calcext:value-type="float">
            <text:p>10,5245901639</text:p>
          </table:table-cell>
          <table:table-cell office:value-type="float" office:value="12.0941176470588" calcext:value-type="float">
            <text:p>12,0941176471</text:p>
          </table:table-cell>
          <table:table-cell office:value-type="float" office:value="10.016393442623" calcext:value-type="float">
            <text:p>10,0163934426</text:p>
          </table:table-cell>
          <table:table-cell office:value-type="float" office:value="834.888059701493" calcext:value-type="float">
            <text:p>834,8880597015</text:p>
          </table:table-cell>
          <table:table-cell office:value-type="float" office:value="17.25" calcext:value-type="float">
            <text:p>17,25</text:p>
          </table:table-cell>
          <table:table-cell office:value-type="float" office:value="102.228346456693" calcext:value-type="float">
            <text:p>102,2283464567</text:p>
          </table:table-cell>
          <table:table-cell office:value-type="float" office:value="15.1228070175439" calcext:value-type="float">
            <text:p>15,1228070175</text:p>
          </table:table-cell>
          <table:table-cell office:value-type="float" office:value="18679.9333333333" calcext:value-type="float">
            <text:p>18679,9333333333</text:p>
          </table:table-cell>
          <table:table-cell table:number-columns-repeated="1009"/>
        </table:table-row>
        <table:table-row table:style-name="ro1">
          <table:table-cell table:style-name="Default"/>
          <table:table-cell/>
          <table:table-cell office:value-type="float" office:value="9.41584158415842" calcext:value-type="float">
            <text:p>9,4158415842</text:p>
          </table:table-cell>
          <table:table-cell office:value-type="float" office:value="9.7719298245614" calcext:value-type="float">
            <text:p>9,7719298246</text:p>
          </table:table-cell>
          <table:table-cell table:number-columns-repeated="2"/>
          <table:table-cell office:value-type="float" office:value="201.105263157895" calcext:value-type="float">
            <text:p>201,1052631579</text:p>
          </table:table-cell>
          <table:table-cell office:value-type="float" office:value="10.0746268656716" calcext:value-type="float">
            <text:p>10,0746268657</text:p>
          </table:table-cell>
          <table:table-cell office:value-type="float" office:value="10.9166666666667" calcext:value-type="float">
            <text:p>10,9166666667</text:p>
          </table:table-cell>
          <table:table-cell/>
          <table:table-cell office:value-type="float" office:value="11.2808988764045" calcext:value-type="float">
            <text:p>11,2808988764</text:p>
          </table:table-cell>
          <table:table-cell office:value-type="float" office:value="27.3846153846154" calcext:value-type="float">
            <text:p>27,3846153846</text:p>
          </table:table-cell>
          <table:table-cell office:value-type="float" office:value="26.5555555555556" calcext:value-type="float">
            <text:p>26,5555555556</text:p>
          </table:table-cell>
          <table:table-cell office:value-type="float" office:value="16.0483870967742" calcext:value-type="float">
            <text:p>16,0483870968</text:p>
          </table:table-cell>
          <table:table-cell office:value-type="float" office:value="19198.9765625" calcext:value-type="float">
            <text:p>19198,9765625</text:p>
          </table:table-cell>
          <table:table-cell table:number-columns-repeated="1009"/>
        </table:table-row>
        <table:table-row table:style-name="ro1">
          <table:table-cell table:style-name="Default"/>
          <table:table-cell/>
          <table:table-cell office:value-type="float" office:value="9.77894736842105" calcext:value-type="float">
            <text:p>9,7789473684</text:p>
          </table:table-cell>
          <table:table-cell office:value-type="float" office:value="10.6538461538462" calcext:value-type="float">
            <text:p>10,6538461538</text:p>
          </table:table-cell>
          <table:table-cell table:number-columns-repeated="2"/>
          <table:table-cell office:value-type="float" office:value="10.3578947368421" calcext:value-type="float">
            <text:p>10,3578947368</text:p>
          </table:table-cell>
          <table:table-cell/>
          <table:table-cell office:value-type="float" office:value="10.58" calcext:value-type="float">
            <text:p>10,58</text:p>
          </table:table-cell>
          <table:table-cell/>
          <table:table-cell office:value-type="float" office:value="11.9042553191489" calcext:value-type="float">
            <text:p>11,9042553191</text:p>
          </table:table-cell>
          <table:table-cell office:value-type="float" office:value="26.7777777777778" calcext:value-type="float">
            <text:p>26,7777777778</text:p>
          </table:table-cell>
          <table:table-cell office:value-type="float" office:value="358.824561403509" calcext:value-type="float">
            <text:p>358,8245614035</text:p>
          </table:table-cell>
          <table:table-cell office:value-type="float" office:value="16.4745762711864" calcext:value-type="float">
            <text:p>16,4745762712</text:p>
          </table:table-cell>
          <table:table-cell office:value-type="float" office:value="17475.1615384615" calcext:value-type="float">
            <text:p>17475,1615384615</text:p>
          </table:table-cell>
          <table:table-cell table:number-columns-repeated="1009"/>
        </table:table-row>
        <table:table-row table:style-name="ro1">
          <table:table-cell table:style-name="Default"/>
          <table:table-cell/>
          <table:table-cell office:value-type="float" office:value="9.92708333333333" calcext:value-type="float">
            <text:p>9,9270833333</text:p>
          </table:table-cell>
          <table:table-cell office:value-type="float" office:value="10.987012987013" calcext:value-type="float">
            <text:p>10,987012987</text:p>
          </table:table-cell>
          <table:table-cell table:number-columns-repeated="2"/>
          <table:table-cell office:value-type="float" office:value="10.9130434782609" calcext:value-type="float">
            <text:p>10,9130434783</text:p>
          </table:table-cell>
          <table:table-cell/>
          <table:table-cell office:value-type="float" office:value="11.421875" calcext:value-type="float">
            <text:p>11,421875</text:p>
          </table:table-cell>
          <table:table-cell/>
          <table:table-cell office:value-type="float" office:value="11.6987951807229" calcext:value-type="float">
            <text:p>11,6987951807</text:p>
          </table:table-cell>
          <table:table-cell office:value-type="float" office:value="28.051724137931" calcext:value-type="float">
            <text:p>28,0517241379</text:p>
          </table:table-cell>
          <table:table-cell office:value-type="float" office:value="132.848484848485" calcext:value-type="float">
            <text:p>132,8484848485</text:p>
          </table:table-cell>
          <table:table-cell office:value-type="float" office:value="48.8958333333333" calcext:value-type="float">
            <text:p>48,8958333333</text:p>
          </table:table-cell>
          <table:table-cell office:value-type="float" office:value="15809.3309352518" calcext:value-type="float">
            <text:p>15809,3309352518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2"/>
          <table:table-cell office:value-type="float" office:value="10.3488372093023" calcext:value-type="float">
            <text:p>10,3488372093</text:p>
          </table:table-cell>
          <table:table-cell table:number-columns-repeated="2"/>
          <table:table-cell office:value-type="float" office:value="102.802197802198" calcext:value-type="float">
            <text:p>102,8021978022</text:p>
          </table:table-cell>
          <table:table-cell table:number-columns-repeated="3"/>
          <table:table-cell office:value-type="float" office:value="11.6428571428571" calcext:value-type="float">
            <text:p>11,6428571429</text:p>
          </table:table-cell>
          <table:table-cell office:value-type="float" office:value="24.0483870967742" calcext:value-type="float">
            <text:p>24,0483870968</text:p>
          </table:table-cell>
          <table:table-cell office:value-type="float" office:value="81.1263157894737" calcext:value-type="float">
            <text:p>81,1263157895</text:p>
          </table:table-cell>
          <table:table-cell office:value-type="float" office:value="843.828282828283" calcext:value-type="float">
            <text:p>843,8282828283</text:p>
          </table:table-cell>
          <table:table-cell office:value-type="float" office:value="13985.1790123457" calcext:value-type="float">
            <text:p>13985,179012345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2"/>
          <table:table-cell office:value-type="float" office:value="18.1808510638298" calcext:value-type="float">
            <text:p>18,1808510638</text:p>
          </table:table-cell>
          <table:table-cell table:number-columns-repeated="2"/>
          <table:table-cell office:value-type="float" office:value="11.4418604651163" calcext:value-type="float">
            <text:p>11,4418604651</text:p>
          </table:table-cell>
          <table:table-cell table:number-columns-repeated="3"/>
          <table:table-cell office:value-type="float" office:value="10.8625" calcext:value-type="float">
            <text:p>10,8625</text:p>
          </table:table-cell>
          <table:table-cell office:value-type="float" office:value="22.4107142857143" calcext:value-type="float">
            <text:p>22,4107142857</text:p>
          </table:table-cell>
          <table:table-cell office:value-type="float" office:value="105.739726027397" calcext:value-type="float">
            <text:p>105,7397260274</text:p>
          </table:table-cell>
          <table:table-cell office:value-type="float" office:value="3258.62179487179" calcext:value-type="float">
            <text:p>3258,6217948718</text:p>
          </table:table-cell>
          <table:table-cell office:value-type="float" office:value="12608.784" calcext:value-type="float">
            <text:p>12608,78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2"/>
          <table:table-cell office:value-type="float" office:value="10.367816091954" calcext:value-type="float">
            <text:p>10,367816092</text:p>
          </table:table-cell>
          <table:table-cell table:number-columns-repeated="2"/>
          <table:table-cell office:value-type="float" office:value="10.7395833333333" calcext:value-type="float">
            <text:p>10,7395833333</text:p>
          </table:table-cell>
          <table:table-cell table:number-columns-repeated="3"/>
          <table:table-cell office:value-type="float" office:value="10.3068181818182" calcext:value-type="float">
            <text:p>10,3068181818</text:p>
          </table:table-cell>
          <table:table-cell office:value-type="float" office:value="27.5254237288136" calcext:value-type="float">
            <text:p>27,5254237288</text:p>
          </table:table-cell>
          <table:table-cell office:value-type="float" office:value="56.9305555555556" calcext:value-type="float">
            <text:p>56,9305555556</text:p>
          </table:table-cell>
          <table:table-cell office:value-type="float" office:value="452.952830188679" calcext:value-type="float">
            <text:p>452,9528301887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2"/>
          <table:table-cell office:value-type="float" office:value="49.1785714285714" calcext:value-type="float">
            <text:p>49,1785714286</text:p>
          </table:table-cell>
          <table:table-cell table:number-columns-repeated="2"/>
          <table:table-cell office:value-type="float" office:value="49.1111111111111" calcext:value-type="float">
            <text:p>49,1111111111</text:p>
          </table:table-cell>
          <table:table-cell table:number-columns-repeated="3"/>
          <table:table-cell office:value-type="float" office:value="11.2842105263158" calcext:value-type="float">
            <text:p>11,2842105263</text:p>
          </table:table-cell>
          <table:table-cell office:value-type="float" office:value="22.4920634920635" calcext:value-type="float">
            <text:p>22,4920634921</text:p>
          </table:table-cell>
          <table:table-cell office:value-type="float" office:value="62.53125" calcext:value-type="float">
            <text:p>62,53125</text:p>
          </table:table-cell>
          <table:table-cell office:value-type="float" office:value="7776" calcext:value-type="float">
            <text:p>7776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2"/>
          <table:table-cell office:value-type="float" office:value="215.758865248227" calcext:value-type="float">
            <text:p>215,7588652482</text:p>
          </table:table-cell>
          <table:table-cell table:number-columns-repeated="8"/>
          <table:table-cell office:value-type="float" office:value="53.1" calcext:value-type="float">
            <text:p>53,1</text:p>
          </table:table-cell>
          <table:table-cell office:value-type="float" office:value="7748.83673469388" calcext:value-type="float">
            <text:p>7748,8367346939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2"/>
          <table:table-cell office:value-type="float" office:value="10.2533333333333" calcext:value-type="float">
            <text:p>10,2533333333</text:p>
          </table:table-cell>
          <table:table-cell table:number-columns-repeated="8"/>
          <table:table-cell office:value-type="float" office:value="64.3620689655172" calcext:value-type="float">
            <text:p>64,3620689655</text:p>
          </table:table-cell>
          <table:table-cell office:value-type="float" office:value="6827.16438356164" calcext:value-type="float">
            <text:p>6827,1643835617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2"/>
          <table:table-cell office:value-type="float" office:value="49.79" calcext:value-type="float">
            <text:p>49,79</text:p>
          </table:table-cell>
          <table:table-cell table:number-columns-repeated="8"/>
          <table:table-cell office:value-type="float" office:value="66.1967213114754" calcext:value-type="float">
            <text:p>66,1967213115</text:p>
          </table:table-cell>
          <table:table-cell office:value-type="float" office:value="5658.70833333333" calcext:value-type="float">
            <text:p>5658,7083333333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71.42372881355932</text:p>
          </table:table-cell>
          <table:table-cell office:value-type="string" calcext:value-type="string">
            <text:p>4813.505494505494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137.36507936507937</text:p>
          </table:table-cell>
          <table:table-cell office:value-type="string" calcext:value-type="string">
            <text:p>3987.36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77.56521739130434</text:p>
          </table:table-cell>
          <table:table-cell office:value-type="string" calcext:value-type="string">
            <text:p>3054.82352941176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113.54237288135593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118.196969696969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55.73529411764706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62.421875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128.62121212121212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68.35483870967742</text:p>
          </table:table-cell>
          <table:table-cell table:number-columns-repeated="1011"/>
        </table:table-row>
      </table:table>
      <table:table table:name="Tabelle1" table:style-name="ta1">
        <table:shapes>
          <draw:frame draw:z-index="0" draw:style-name="gr1" draw:text-style-name="P1" svg:width="393.04mm" svg:height="221.07mm" svg:x="223.4mm" svg:y="1.8mm">
            <loext:p draw:notify-on-update-of-ranges="Tabelle1.A11:Tabelle1.A11 Tabelle1.A12:Tabelle1.A28 Tabelle1.B11:Tabelle1.B11 Tabelle1.B12:Tabelle1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49.22mm" svg:y="147.16mm">
            <loext:p draw:notify-on-update-of-ranges="Tabelle1.A12:Tabelle1.A22 Tabelle1.B11:Tabelle1.B11 Tabelle1.B12:Tabelle1.B22 Tabelle1.D11:Tabelle1.D11 Tabelle1.D12:Tabelle1.D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Intel(R) Xeon(R) CPU E3-1241 v3 @ 3.50G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 Gerät sendet alle 50ms ein Orientation Pake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Frontend (Ohne Anwendung)</text:p>
          </table:table-cell>
        </table:table-row>
        <table:table-row table:style-name="ro1">
          <table:table-cell office:value-type="string" calcext:value-type="string">
            <text:p>Packete pro Sekunde</text:p>
          </table:table-cell>
          <table:table-cell office:value-type="string" calcext:value-type="string">
            <text:p>Utilization in % (Intel(R) Xeon(R) CPU E3-1241 v3 @ 3.50GHz)</text:p>
          </table:table-cell>
          <table:table-cell/>
          <table:table-cell office:value-type="string" calcext:value-type="string">
            <text:p>CPU usag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0-99.94" office:value-type="float" office:value="0.0600000000000023" calcext:value-type="float">
            <text:p>0,06</text:p>
          </table:table-cell>
          <table:table-cell/>
          <table:table-cell office:value-type="float" office:value="27.27" calcext:value-type="float">
            <text:p>27,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0-99.86" office:value-type="float" office:value="0.140000000000001" calcext:value-type="float">
            <text:p>0,14</text:p>
          </table:table-cell>
          <table:table-cell/>
          <table:table-cell office:value-type="float" office:value="38.89" calcext:value-type="float">
            <text:p>38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0-99.82" office:value-type="float" office:value="0.180000000000007" calcext:value-type="float">
            <text:p>0,18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0-99.77" office:value-type="float" office:value="0.230000000000004" calcext:value-type="float">
            <text:p>0,23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0-99.7" office:value-type="float" office:value="0.299999999999997" calcext:value-type="float">
            <text:p>0,3</text:p>
          </table:table-cell>
          <table:table-cell/>
          <table:table-cell office:value-type="float" office:value="53.85" calcext:value-type="float">
            <text:p>53,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0-99.69" office:value-type="float" office:value="0.310000000000002" calcext:value-type="float">
            <text:p>0,31</text:p>
          </table:table-cell>
          <table:table-cell/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0-99.56" office:value-type="float" office:value="0.439999999999998" calcext:value-type="float">
            <text:p>0,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0-99.51" office:value-type="float" office:value="0.489999999999995" calcext:value-type="float">
            <text:p>0,49</text:p>
          </table:table-cell>
          <table:table-cell/>
          <table:table-cell office:value-type="float" office:value="58.62" calcext:value-type="float">
            <text:p>58,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0-99.45" office:value-type="float" office:value="0.549999999999997" calcext:value-type="float">
            <text:p>0,55</text:p>
          </table:table-cell>
          <table:table-cell/>
          <table:table-cell office:value-type="float" office:value="49.4" calcext:value-type="float">
            <text:p>49,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0-99.46" office:value-type="float" office:value="0.540000000000006" calcext:value-type="float">
            <text:p>0,54</text:p>
          </table:table-cell>
          <table:table-cell table:formula="of:=100-99.34" office:value-type="float" office:value="0.659999999999997" calcext:value-type="float">
            <text:p>0,66</text:p>
          </table:table-cell>
          <table:table-cell office:value-type="float" office:value="40.45" calcext:value-type="float">
            <text:p>40,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00-98.77" office:value-type="float" office:value="1.23" calcext:value-type="float">
            <text:p>1,2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00-98.65" office:value-type="float" office:value="1.34999999999999" calcext:value-type="float">
            <text:p>1,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00-97.44" office:value-type="float" office:value="2.56" calcext:value-type="float">
            <text:p>2,5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00-97.36" office:value-type="float" office:value="2.64" calcext:value-type="float">
            <text:p>2,6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00-96.97" office:value-type="float" office:value="3.03" calcext:value-type="float">
            <text:p>3,0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00-96.78" office:value-type="float" office:value="3.22" calcext:value-type="float">
            <text:p>3,2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00-96.63" office:value-type="float" office:value="3.37" calcext:value-type="float">
            <text:p>3,3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00-95.72" office:value-type="float" office:value="4.28" calcext:value-type="float">
            <text:p>4,2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-95.19" office:value-type="float" office:value="4.81" calcext:value-type="float">
            <text:p>4,81</text:p>
          </table:table-cell>
          <table:table-cell/>
          <table:table-cell office:value-type="float" office:value="54.62" calcext:value-type="float">
            <text:p>54,62</text:p>
          </table:table-cell>
        </table:table-row>
      </table:table>
      <table:table table:name="Tabelle2" table:style-name="ta1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.27659574468085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9.17910447761194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.648148148148149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9.703296703296703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107142857142858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3.362637362637363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9.534090909090908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.11111111111111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9.084745762711865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.4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.38888888888889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.568965517241379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.153846153846153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.433333333333334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.108108108108109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8.054945054945055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.989473684210527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1.626262626262626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1.08695652173913</text:p>
          </table:table-cell>
        </table:table-row>
        <table:table-row table:style-name="ro1">
          <table:table-cell office:value-type="string" calcext:value-type="string">
            <text:p>3dgame.js:6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2.5205479452054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.00.0000</text:date>, <text:time style:data-style-name="N2" text:time-value="13:28:40.8133083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20:59:45.073617438</meta:creation-date>
    <dc:date>2016-01-18T18:24:03.078649149</dc:date>
    <meta:editing-duration>PT2H31M17S</meta:editing-duration>
    <meta:editing-cycles>14</meta:editing-cycles>
    <meta:generator>LibreOffice/5.0.2.2$Linux_X86_64 LibreOffice_project/00m0$Build-2</meta:generator>
    <meta:document-statistic meta:table-count="6" meta:cell-count="303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305cm" svg:height="22.108cm" xlink:href=".." xlink:type="simple" chart:class="chart:scatter" chart:style-name="ch1">
        <chart:legend chart:legend-position="end" svg:x="27.06cm" svg:y="10.257cm" style:legend-expansion="high" chart:style-name="ch2"/>
        <chart:plot-area chart:style-name="ch3" table:cell-range-address="Tabelle1.A11:Tabelle1.B28" chart:data-source-has-labels="both" svg:x="0.786cm" svg:y="0.442cm" svg:width="25.488cm" svg:height="21.224cm">
          <chartooo:coordinate-region svg:x="1.513cm" svg:y="0.641cm" svg:width="24.574cm" svg:height="20.378cm"/>
          <chart:axis chart:dimension="x" chart:name="primary-x" chart:style-name="ch4" chartooo:axis-type="auto">
            <chart:categories table:cell-range-address="Tabelle1.A12:Tabelle1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12:Tabelle1.B28" chart:label-cell-address="Tabelle1.B11:Tabelle1.B11" chart:class="chart:scatter">
            <chart:domain table:cell-range-address="Tabelle1.A12:Tabelle1.A28"/>
            <chart:regression-curve chart:style-name="ch7"/>
            <chart:regression-curve chart:style-name="ch7">
              <chart:equation chart:display-equation="true" chart:display-r-square="true"/>
            </chart:regression-curve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tilization in % (Intel(R) Xeon(R) CPU E3-1241 v3 @ 3.50GHz)</text:p>
                <draw:g>
                  <svg:desc>Tabelle1.B11:Tabelle1.B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12:Tabelle1.A28</svg:desc>
                </draw:g>
              </table:table-cell>
              <table:table-cell office:value-type="float" office:value="0">
                <text:p>0</text:p>
                <draw:g>
                  <svg:desc>Tabelle1.B12:Tabelle1.B2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10000000000002">
                <text:p>0.310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39999999999998">
                <text:p>0.4399999999999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40000000000006">
                <text:p>0.5400000000000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34999999999999">
                <text:p>1.349999999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22">
                <text:p>3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0.288cm" svg:y="3.557cm" style:legend-expansion="high" chart:style-name="ch2"/>
        <chart:plot-area chart:style-name="ch3" table:cell-range-address="Tabelle1.A12:Tabelle1.B22 Tabelle1.A11:Tabelle1.B11 Tabelle1.D11:Tabelle1.D22" chart:data-source-has-labels="both" svg:x="0.319cm" svg:y="0.18cm" svg:width="9.65cm" svg:height="8.645cm">
          <chartooo:coordinate-region svg:x="0.94cm" svg:y="0.379cm" svg:width="8.842cm" svg:height="7.799cm"/>
          <chart:axis chart:dimension="x" chart:name="primary-x" chart:style-name="ch4" chartooo:axis-type="auto">
            <chartooo:date-scale/>
            <chart:categories table:cell-range-address="Tabelle1.A12:Tabelle1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12:Tabelle1.B22" chart:label-cell-address="Tabelle1.B11:Tabelle1.B11" chart:class="chart:line">
            <chart:data-point chart:repeated="11"/>
          </chart:series>
          <chart:series chart:style-name="ch7" chart:values-cell-range-address="Tabelle1.D12:Tabelle1.D22" chart:label-cell-address="Tabelle1.D11:Tabelle1.D1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tilization in % (Intel(R) Xeon(R) CPU E3-1241 v3 @ 3.50GHz)</text:p>
                <draw:g>
                  <svg:desc>Tabelle1.B11:Tabelle1.B11</svg:desc>
                </draw:g>
              </table:table-cell>
              <table:table-cell office:value-type="string">
                <text:p>CPU usage</text:p>
                <draw:g>
                  <svg:desc>Tabelle1.D11:Tabelle1.D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12:Tabelle1.A22</svg:desc>
                </draw:g>
              </table:table-cell>
              <table:table-cell office:value-type="float" office:value="0">
                <text:p>0</text:p>
                <draw:g>
                  <svg:desc>Tabelle1.B12:Tabelle1.B22</svg:desc>
                </draw:g>
              </table:table-cell>
              <table:table-cell office:value-type="float" office:value="50">
                <text:p>50</text:p>
                <draw:g>
                  <svg:desc>Tabelle1.D12:Tabelle1.D2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600000000000023">
                <text:p>0.0600000000000023</text:p>
              </table:table-cell>
              <table:table-cell office:value-type="float" office:value="27.27">
                <text:p>27.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80000000000007">
                <text:p>0.1800000000000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30000000000004">
                <text:p>0.2300000000000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53.85">
                <text:p>53.8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10000000000002">
                <text:p>0.310000000000002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39999999999998">
                <text:p>0.4399999999999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89999999999995">
                <text:p>0.489999999999995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549999999999997">
                <text:p>0.549999999999997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40000000000006">
                <text:p>0.540000000000006</text:p>
              </table:table-cell>
              <table:table-cell office:value-type="float" office:value="40.45">
                <text:p>40.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02cm" svg:height="12.093cm" xlink:href=".." xlink:type="simple" chart:class="chart:scatter" chart:style-name="ch1">
        <chart:legend chart:legend-position="end" svg:x="13.646cm" svg:y="5.101cm" style:legend-expansion="high" chart:style-name="ch2"/>
        <chart:plot-area chart:style-name="ch3" table:cell-range-address="Server_Lastmessung.A5:Server_Lastmessung.B16" chart:data-source-has-labels="row" svg:x="0.422cm" svg:y="0.241cm" svg:width="12.802cm" svg:height="11.611cm">
          <chartooo:coordinate-region svg:x="1.149cm" svg:y="0.441cm" svg:width="11.888cm" svg:height="10.7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rver_Lastmessung.B6:Server_Lastmessung.B16" chart:label-cell-address="Server_Lastmessung.B5:Server_Lastmessung.B5" chart:class="chart:scatter">
            <chart:domain table:cell-range-address="Server_Lastmessung.A6:Server_Lastmessung.A16"/>
            <chart:regression-curve chart:style-name="ch7">
              <chart:equation chart:display-equation="true" chart:display-r-square="fals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Utilization in % (Intel(R) Xeon(R) CPU E3-1241 v3 @ 3.50GHz)</text:p>
                <draw:g>
                  <svg:desc>Server_Lastmessung.B5:Server_Lastmessung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erver_Lastmessung.A6:Server_Lastmessung.A16</svg:desc>
                </draw:g>
              </table:table-cell>
              <table:table-cell office:value-type="float" office:value="0">
                <text:p>0</text:p>
                <draw:g>
                  <svg:desc>Server_Lastmessung.B6:Server_Lastmessung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10000000000002">
                <text:p>0.310000000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39999999999998">
                <text:p>0.43999999999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40000000000006">
                <text:p>0.5400000000000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95cm" svg:height="11.757cm" xlink:href=".." xlink:type="simple" chart:class="chart:scatter" chart:style-name="ch1">
        <chart:legend chart:legend-position="end" svg:x="13.839cm" svg:y="4.485cm" style:legend-expansion="high" chart:style-name="ch2"/>
        <chart:plot-area chart:style-name="ch3" table:cell-range-address="Server_Lastmessung.A33:Server_Lastmessung.B43" chart:data-source-has-labels="row" svg:x="0.425cm" svg:y="0.235cm" svg:width="12.989cm" svg:height="11.287cm">
          <chartooo:coordinate-region svg:x="0.861cm" svg:y="0.434cm" svg:width="12.273cm" svg:height="10.4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rver_Lastmessung.B34:Server_Lastmessung.B43" chart:label-cell-address="Server_Lastmessung.B33:Server_Lastmessung.B33" chart:class="chart:scatter">
            <chart:domain table:cell-range-address="Server_Lastmessung.A34:Server_Lastmessung.A43"/>
            <chart:regression-curve chart:style-name="ch7"/>
            <chart:regression-curve chart:style-name="ch7">
              <chart:equation chart:display-equation="true" chart:display-r-square="fals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Utilization in % (Intel(R) Xeon(R) CPU E3-1241 v3 @ 3.50GHz)</text:p>
                <draw:g>
                  <svg:desc>Server_Lastmessung.B33:Server_Lastmessung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erver_Lastmessung.A34:Server_Lastmessung.A43</svg:desc>
                </draw:g>
              </table:table-cell>
              <table:table-cell office:value-type="float" office:value="0.540000000000006">
                <text:p>0.540000000000006</text:p>
                <draw:g>
                  <svg:desc>Server_Lastmessung.B34:Server_Lastmessung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34999999999999">
                <text:p>1.34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.81">
                <text:p>4.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581cm" svg:height="18.621cm" xlink:href=".." xlink:type="simple" chart:class="chart:bar" chart:style-name="ch1">
        <chart:title svg:x="13.545cm" svg:y="0.508cm" chart:style-name="ch2">
          <text:p>Latenz</text:p>
        </chart:title>
        <chart:legend chart:legend-position="end" svg:x="25.551cm" svg:y="8.762cm" style:legend-expansion="high" chart:style-name="ch3"/>
        <chart:plot-area chart:style-name="ch4" table:cell-range-address="Latenz_Messung.A5:Latenz_Messung.AC7" chart:data-source-has-labels="both" svg:x="1.582cm" svg:y="1.685cm" svg:width="23.398cm" svg:height="15.583cm">
          <chartooo:coordinate-region svg:x="2.389cm" svg:y="1.884cm" svg:width="22.545cm" svg:height="14.737cm"/>
          <chart:axis chart:dimension="x" chart:name="primary-x" chart:style-name="ch5" chartooo:axis-type="auto">
            <chartooo:date-scale/>
            <chart:title svg:x="11.861cm" svg:y="17.64cm" chart:style-name="ch6">
              <text:p>Zusätzliche Pakete</text:p>
            </chart:title>
            <chart:categories table:cell-range-address="Latenz_Messung.C5:Latenz_Messung.AC5"/>
          </chart:axis>
          <chart:axis chart:dimension="y" chart:name="primary-y" chart:style-name="ch7">
            <chart:title svg:x="0.451cm" svg:y="9.745cm" chart:style-name="ch8">
              <text:p>ms</text:p>
            </chart:title>
            <chart:grid chart:style-name="ch9" chart:class="major"/>
          </chart:axis>
          <chart:series chart:style-name="ch10" chart:values-cell-range-address="Latenz_Messung.C6:Latenz_Messung.AC6" chart:label-cell-address="Latenz_Messung.A6:Latenz_Messung.B6" chart:class="chart:bar">
            <chart:data-point chart:repeated="27"/>
          </chart:series>
          <chart:series chart:style-name="ch11" chart:values-cell-range-address="Latenz_Messung.C7:Latenz_Messung.AC7" chart:label-cell-address="Latenz_Messung.A7:Latenz_Messung.B7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atenz_Messung.C5:Latenz_Messung.AC5</svg:desc>
                </draw:g>
              </table:table-cell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string">
                <text:p/>
              </table:table-cell>
              <table:table-cell office:value-type="float" office:value="300">
                <text:p>300</text:p>
              </table:table-cell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string">
                <text:p/>
              </table:table-cell>
              <table:table-cell office:value-type="float" office:value="600">
                <text:p>600</text:p>
              </table:table-cell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string">
                <text:p/>
              </table:table-cell>
              <table:table-cell office:value-type="float" office:value="800">
                <text:p>800</text:p>
              </table:table-cell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string">
                <text:p/>
              </table:table-cell>
              <table:table-cell office:value-type="float" office:value="5000">
                <text:p>5000</text:p>
              </table:table-cell>
              <table:table-cell office:value-type="string">
                <text:p/>
              </table:table-cell>
              <table:table-cell office:value-type="float" office:value="10000">
                <text:p>10000</text:p>
              </table:table-cell>
              <table:table-cell office:value-type="string">
                <text:p/>
              </table:table-cell>
              <table:table-cell office:value-type="float" office:value="15000">
                <text:p>15000</text:p>
              </table:table-cell>
            </table:table-row>
          </table:table-header-rows>
          <table:table-rows>
            <table:table-row>
              <table:table-cell office:value-type="string">
                <text:p>MITTELWERT</text:p>
                <text:list>
                  <text:list-item>
                    <text:p>MITTELWERT</text:p>
                  </text:list-item>
                  <text:list-item>
                    <text:p/>
                  </text:list-item>
                </text:list>
                <draw:g>
                  <svg:desc>Latenz_Messung.A6:Latenz_Messung.B6</svg:desc>
                </draw:g>
              </table:table-cell>
              <table:table-cell office:value-type="float" office:value="30.1684134566034">
                <text:p>30.1684134566034</text:p>
                <draw:g>
                  <svg:desc>Latenz_Messung.C6:Latenz_Messung.AC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8.6228438294674">
                <text:p>28.6228438294674</text:p>
              </table:table-cell>
              <table:table-cell office:value-type="float" office:value="NaN">
                <text:p>NaN</text:p>
              </table:table-cell>
              <table:table-cell office:value-type="float" office:value="15.8495577474957">
                <text:p>15.8495577474957</text:p>
              </table:table-cell>
              <table:table-cell office:value-type="float" office:value="NaN">
                <text:p>NaN</text:p>
              </table:table-cell>
              <table:table-cell office:value-type="float" office:value="27.9923903158082">
                <text:p>27.9923903158082</text:p>
              </table:table-cell>
              <table:table-cell office:value-type="float" office:value="NaN">
                <text:p>NaN</text:p>
              </table:table-cell>
              <table:table-cell office:value-type="float" office:value="29.7217970717013">
                <text:p>29.7217970717013</text:p>
              </table:table-cell>
              <table:table-cell office:value-type="float" office:value="NaN">
                <text:p>NaN</text:p>
              </table:table-cell>
              <table:table-cell office:value-type="float" office:value="20.4829884243923">
                <text:p>20.4829884243923</text:p>
              </table:table-cell>
              <table:table-cell office:value-type="float" office:value="NaN">
                <text:p>NaN</text:p>
              </table:table-cell>
              <table:table-cell office:value-type="float" office:value="21.2748100885801">
                <text:p>21.2748100885801</text:p>
              </table:table-cell>
              <table:table-cell office:value-type="float" office:value="NaN">
                <text:p>NaN</text:p>
              </table:table-cell>
              <table:table-cell office:value-type="float" office:value="53.2421548288245">
                <text:p>53.2421548288245</text:p>
              </table:table-cell>
              <table:table-cell office:value-type="float" office:value="NaN">
                <text:p>NaN</text:p>
              </table:table-cell>
              <table:table-cell office:value-type="float" office:value="16.1927364904599">
                <text:p>16.1927364904599</text:p>
              </table:table-cell>
              <table:table-cell office:value-type="float" office:value="NaN">
                <text:p>NaN</text:p>
              </table:table-cell>
              <table:table-cell office:value-type="float" office:value="26.9489924245174">
                <text:p>26.9489924245174</text:p>
              </table:table-cell>
              <table:table-cell office:value-type="float" office:value="NaN">
                <text:p>NaN</text:p>
              </table:table-cell>
              <table:table-cell office:value-type="float" office:value="29.5752815527876">
                <text:p>29.5752815527876</text:p>
              </table:table-cell>
              <table:table-cell office:value-type="float" office:value="NaN">
                <text:p>NaN</text:p>
              </table:table-cell>
              <table:table-cell office:value-type="float" office:value="40.3747292509224">
                <text:p>40.3747292509224</text:p>
              </table:table-cell>
              <table:table-cell office:value-type="float" office:value="NaN">
                <text:p>NaN</text:p>
              </table:table-cell>
              <table:table-cell office:value-type="float" office:value="99.5383211933539">
                <text:p>99.5383211933539</text:p>
              </table:table-cell>
              <table:table-cell office:value-type="float" office:value="NaN">
                <text:p>NaN</text:p>
              </table:table-cell>
              <table:table-cell office:value-type="float" office:value="192.765074187146">
                <text:p>192.765074187146</text:p>
              </table:table-cell>
            </table:table-row>
            <table:table-row>
              <table:table-cell office:value-type="string">
                <text:p>MITTELABW</text:p>
                <text:list>
                  <text:list-item>
                    <text:p>MITTELABW</text:p>
                  </text:list-item>
                  <text:list-item>
                    <text:p/>
                  </text:list-item>
                </text:list>
                <draw:g>
                  <svg:desc>Latenz_Messung.A7:Latenz_Messung.B7</svg:desc>
                </draw:g>
              </table:table-cell>
              <table:table-cell office:value-type="float" office:value="36.7005508556504">
                <text:p>36.7005508556504</text:p>
                <draw:g>
                  <svg:desc>Latenz_Messung.C7:Latenz_Messung.AC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7.4122785108014">
                <text:p>27.4122785108014</text:p>
              </table:table-cell>
              <table:table-cell office:value-type="float" office:value="NaN">
                <text:p>NaN</text:p>
              </table:table-cell>
              <table:table-cell office:value-type="float" office:value="9.86155702246149">
                <text:p>9.86155702246149</text:p>
              </table:table-cell>
              <table:table-cell office:value-type="float" office:value="NaN">
                <text:p>NaN</text:p>
              </table:table-cell>
              <table:table-cell office:value-type="float" office:value="32.4238469440074">
                <text:p>32.4238469440074</text:p>
              </table:table-cell>
              <table:table-cell office:value-type="float" office:value="NaN">
                <text:p>NaN</text:p>
              </table:table-cell>
              <table:table-cell office:value-type="float" office:value="29.9785298861353">
                <text:p>29.9785298861353</text:p>
              </table:table-cell>
              <table:table-cell office:value-type="float" office:value="NaN">
                <text:p>NaN</text:p>
              </table:table-cell>
              <table:table-cell office:value-type="float" office:value="14.9654856322324">
                <text:p>14.9654856322324</text:p>
              </table:table-cell>
              <table:table-cell office:value-type="float" office:value="NaN">
                <text:p>NaN</text:p>
              </table:table-cell>
              <table:table-cell office:value-type="float" office:value="16.5983629623542">
                <text:p>16.5983629623542</text:p>
              </table:table-cell>
              <table:table-cell office:value-type="float" office:value="NaN">
                <text:p>NaN</text:p>
              </table:table-cell>
              <table:table-cell office:value-type="float" office:value="58.03466634889">
                <text:p>58.03466634889</text:p>
              </table:table-cell>
              <table:table-cell office:value-type="float" office:value="NaN">
                <text:p>NaN</text:p>
              </table:table-cell>
              <table:table-cell office:value-type="float" office:value="8.83422033762705">
                <text:p>8.83422033762705</text:p>
              </table:table-cell>
              <table:table-cell office:value-type="float" office:value="NaN">
                <text:p>NaN</text:p>
              </table:table-cell>
              <table:table-cell office:value-type="float" office:value="27.3123015849383">
                <text:p>27.3123015849383</text:p>
              </table:table-cell>
              <table:table-cell office:value-type="float" office:value="NaN">
                <text:p>NaN</text:p>
              </table:table-cell>
              <table:table-cell office:value-type="float" office:value="28.5935788278134">
                <text:p>28.5935788278134</text:p>
              </table:table-cell>
              <table:table-cell office:value-type="float" office:value="NaN">
                <text:p>NaN</text:p>
              </table:table-cell>
              <table:table-cell office:value-type="float" office:value="29.7368994879805">
                <text:p>29.7368994879805</text:p>
              </table:table-cell>
              <table:table-cell office:value-type="float" office:value="NaN">
                <text:p>NaN</text:p>
              </table:table-cell>
              <table:table-cell office:value-type="float" office:value="48.1696260045283">
                <text:p>48.1696260045283</text:p>
              </table:table-cell>
              <table:table-cell office:value-type="float" office:value="NaN">
                <text:p>NaN</text:p>
              </table:table-cell>
              <table:table-cell office:value-type="float" office:value="48.3517467181529">
                <text:p>48.35174671815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51cm" svg:height="12.066cm" xlink:href=".." xlink:type="simple" chart:class="chart:scatter" chart:style-name="ch1">
        <chart:legend chart:legend-position="end" svg:x="16.509cm" svg:y="5.734cm" style:legend-expansion="high" chart:style-name="ch2"/>
        <chart:plot-area chart:style-name="ch3" table:cell-range-address="Server_Lastmessung.A61:Server_Lastmessung.B76" chart:data-source-has-labels="both" svg:x="0.429cm" svg:y="0.241cm" svg:width="15.651cm" svg:height="11.584cm">
          <chartooo:coordinate-region svg:x="1.05cm" svg:y="0.44cm" svg:width="14.472cm" svg:height="10.738cm"/>
          <chart:axis chart:dimension="x" chart:name="primary-x" chart:style-name="ch4" chartooo:axis-type="auto">
            <chart:categories table:cell-range-address="Server_Lastmessung.A62:Server_Lastmessung.A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erver_Lastmessung.B62:Server_Lastmessung.B76" chart:label-cell-address="Server_Lastmessung.B61:Server_Lastmessung.B61" chart:class="chart:scatter">
            <chart:domain table:cell-range-address="Server_Lastmessung.A62:Server_Lastmessung.A7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er Auslastung in %</text:p>
                <draw:g>
                  <svg:desc>Server_Lastmessung.B61:Server_Lastmessung.B6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erver_Lastmessung.A62:Server_Lastmessung.A76</svg:desc>
                </draw:g>
              </table:table-cell>
              <table:table-cell office:value-type="float" office:value="4.05">
                <text:p>4.05</text:p>
                <draw:g>
                  <svg:desc>Server_Lastmessung.B62:Server_Lastmessung.B7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.90000000000001">
                <text:p>8.9000000000000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8.72">
                <text:p>38.7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2.78">
                <text:p>52.7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66.94">
                <text:p>66.9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75.17">
                <text:p>75.1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93.09">
                <text:p>93.0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94.84">
                <text:p>94.8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96.63">
                <text:p>96.63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98.12">
                <text:p>98.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